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P2" style:family="paragraph" style:parent-style-name="Subtitle">
      <style:paragraph-properties fo:break-before="auto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/>
    </style:style>
    <style:style style:name="T2_7" style:family="text">
      <style:text-properties fo:font-size="14pt" style:font-size-asian="14pt" style:font-size-complex="14pt"/>
    </style:style>
    <style:style style:name="T2_8" style:family="text">
      <style:text-properties fo:font-size="14pt" style:font-size-asian="14pt" style:font-size-complex="14pt"/>
    </style:style>
    <style:style style:name="T2_9" style:family="text">
      <style:text-properties fo:font-size="14pt" style:font-size-asian="14pt" style:font-size-complex="14pt"/>
    </style:style>
    <style:style style:name="T2_10" style:family="text">
      <style:text-properties fo:font-size="14pt" style:font-size-asian="14pt" style:font-size-complex="14pt"/>
    </style:style>
    <style:style style:name="T2_11" style:family="text">
      <style:text-properties fo:font-size="14pt" style:font-size-asian="14pt" style:font-size-complex="14pt"/>
    </style:style>
    <style:style style:name="T2_12" style:family="text">
      <style:text-properties fo:font-size="14pt" style:font-size-asian="14pt" style:font-size-complex="14pt"/>
    </style:style>
    <style:style style:name="T2_13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90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Heading_20_1">
      <style:paragraph-properties fo:break-before="auto" style:writing-mode="lr-tb"/>
    </style:style>
    <style:style style:name="P42" style:family="paragraph" style:parent-style-name="Heading_20_1">
      <style:paragraph-properties fo:break-before="auto" style:writing-mode="lr-tb"/>
    </style:style>
    <style:style style:name="T42_1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P53" style:family="paragraph" style:parent-style-name="Standard">
      <style:paragraph-properties fo:break-before="auto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Heading_20_1">
      <style:paragraph-properties fo:break-before="auto" style:writing-mode="lr-tb"/>
    </style:style>
    <style:style style:name="P55" style:family="paragraph" style:parent-style-name="Heading_20_1">
      <style:paragraph-properties fo:break-before="page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T56_21" style:family="text"/>
    <style:style style:name="T56_22" style:family="text">
      <style:text-properties fo:color="#1155cc" style:text-underline-style="solid" style:text-underline-color="font-color"/>
    </style:style>
    <style:style style:name="T56_23" style:family="text"/>
    <style:style style:name="T56_24" style:family="text">
      <style:text-properties fo:color="#1155cc" style:text-underline-style="solid" style:text-underline-color="font-color"/>
    </style:style>
    <style:style style:name="T56_25" style:family="text"/>
    <style:style style:name="T56_26" style:family="text">
      <style:text-properties fo:color="#1155cc" style:text-underline-style="solid" style:text-underline-color="font-color"/>
    </style:style>
    <style:style style:name="T56_27" style:family="text"/>
    <style:style style:name="T56_28" style:family="text">
      <style:text-properties fo:color="#1155cc" style:text-underline-style="solid" style:text-underline-color="font-color"/>
    </style:style>
    <style:style style:name="T56_29" style:family="text"/>
    <style:style style:name="T56_3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T63_21" style:family="text"/>
    <style:style style:name="T63_22" style:family="text">
      <style:text-properties fo:color="#1155cc" style:text-underline-style="solid" style:text-underline-color="font-color"/>
    </style:style>
    <style:style style:name="T63_23" style:family="text"/>
    <style:style style:name="T63_24" style:family="text">
      <style:text-properties fo:color="#1155cc" style:text-underline-style="solid" style:text-underline-color="font-color"/>
    </style:style>
    <style:style style:name="T63_25" style:family="text"/>
    <style:style style:name="T63_26" style:family="text">
      <style:text-properties fo:color="#1155cc" style:text-underline-style="solid" style:text-underline-color="font-color"/>
    </style:style>
    <style:style style:name="T63_27" style:family="text"/>
    <style:style style:name="T63_28" style:family="text">
      <style:text-properties fo:color="#1155cc" style:text-underline-style="solid" style:text-underline-color="font-color"/>
    </style:style>
    <style:style style:name="T63_29" style:family="text"/>
    <style:style style:name="T63_30" style:family="text">
      <style:text-properties fo:color="#1155cc" style:text-underline-style="solid" style:text-underline-color="font-color"/>
    </style:style>
    <style:style style:name="T63_31" style:family="text"/>
    <style:style style:name="T63_32" style:family="text">
      <style:text-properties fo:color="#1155cc" style:text-underline-style="solid" style:text-underline-color="font-color"/>
    </style:style>
    <style:style style:name="T63_33" style:family="text"/>
    <style:style style:name="T63_34" style:family="text">
      <style:text-properties fo:color="#1155cc" style:text-underline-style="solid" style:text-underline-color="font-color"/>
    </style:style>
    <style:style style:name="T63_35" style:family="text"/>
    <style:style style:name="T63_36" style:family="text">
      <style:text-properties fo:color="#1155cc" style:text-underline-style="solid" style:text-underline-color="font-color"/>
    </style:style>
    <style:style style:name="T63_37" style:family="text"/>
    <style:style style:name="T63_38" style:family="text">
      <style:text-properties fo:color="#1155cc" style:text-underline-style="solid" style:text-underline-color="font-color"/>
    </style:style>
    <style:style style:name="T63_39" style:family="text"/>
    <style:style style:name="T63_40" style:family="text">
      <style:text-properties fo:color="#1155cc" style:text-underline-style="solid" style:text-underline-color="font-color"/>
    </style:style>
    <style:style style:name="T63_41" style:family="text"/>
    <style:style style:name="T63_42" style:family="text">
      <style:text-properties fo:color="#1155cc" style:text-underline-style="solid" style:text-underline-color="font-color"/>
    </style:style>
    <style:style style:name="T63_43" style:family="text"/>
    <style:style style:name="T63_44" style:family="text">
      <style:text-properties fo:color="#1155cc" style:text-underline-style="solid" style:text-underline-color="font-color"/>
    </style:style>
    <style:style style:name="T63_45" style:family="text"/>
    <style:style style:name="T63_46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T64_35" style:family="text"/>
    <style:style style:name="T64_36" style:family="text">
      <style:text-properties fo:color="#1155cc" style:text-underline-style="solid" style:text-underline-color="font-color"/>
    </style:style>
    <style:style style:name="T64_37" style:family="text"/>
    <style:style style:name="T64_38" style:family="text">
      <style:text-properties fo:color="#1155cc" style:text-underline-style="solid" style:text-underline-color="font-color"/>
    </style:style>
    <style:style style:name="T64_39" style:family="text"/>
    <style:style style:name="T64_40" style:family="text">
      <style:text-properties fo:color="#1155cc" style:text-underline-style="solid" style:text-underline-color="font-color"/>
    </style:style>
    <style:style style:name="P65" style:family="paragraph" style:parent-style-name="Heading_20_3">
      <style:paragraph-properties fo:break-before="auto" fo:margin-top="0.494cm" fo:margin-bottom="0.141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P68" style:family="paragraph" style:parent-style-name="Heading_20_1">
      <style:paragraph-properties fo:break-before="auto" style:writing-mode="lr-tb"/>
    </style:style>
    <style:style style:name="P69" style:family="paragraph" style:parent-style-name="Heading_20_1">
      <style:paragraph-properties fo:break-before="page" style:writing-mode="lr-tb"/>
    </style:style>
    <style:style style:name="T69_1" style:family="text"/>
    <style:style style:name="P70" style:family="paragraph" style:parent-style-name="Heading_20_2">
      <style:paragraph-properties fo:break-before="auto" style:writing-mode="lr-tb"/>
    </style:style>
    <style:style style:name="T70_1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style:writing-mode="lr-tb"/>
    </style:style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>
      <style:text-properties fo:background-color="#ffffff" fo:font-size="10pt" style:font-size-asian="10pt" style:font-size-complex="10pt"/>
    </style:style>
    <style:style style:name="T75_2" style:family="text">
      <style:text-properties fo:background-color="#ffffff" fo:font-size="10pt" style:font-size-asian="10pt" style:font-size-complex="10pt"/>
    </style:style>
    <style:style style:name="T75_3" style:family="text">
      <style:text-properties fo:background-color="#ffffff" fo:font-size="10pt" style:font-size-asian="10pt" style:font-size-complex="10pt"/>
    </style:style>
    <style:style style:name="T75_4" style:family="text">
      <style:text-properties fo:background-color="#ffffff" fo:font-size="10pt" style:font-size-asian="10pt" style:font-size-complex="10pt"/>
    </style:style>
    <style:style style:name="T75_5" style:family="text">
      <style:text-properties fo:background-color="#ffffff" fo:font-size="10pt" style:font-size-asian="10pt" style:font-size-complex="10pt"/>
    </style:style>
    <style:style style:name="T75_6" style:family="text">
      <style:text-properties fo:background-color="#ffffff" fo:font-size="10pt" style:font-size-asian="10pt" style:font-size-complex="10pt"/>
    </style:style>
    <style:style style:name="T75_7" style:family="text">
      <style:text-properties fo:background-color="#ffffff" fo:font-size="10pt" style:font-size-asian="10pt" style:font-size-complex="10pt"/>
    </style:style>
    <style:style style:name="T75_8" style:family="text">
      <style:text-properties fo:background-color="#ffffff" fo:font-size="10pt" style:font-size-asian="10pt" style:font-size-complex="10pt"/>
    </style:style>
    <style:style style:name="T75_9" style:family="text">
      <style:text-properties fo:background-color="#ffffff" fo:font-size="10pt" style:font-size-asian="10pt" style:font-size-complex="10pt"/>
    </style:style>
    <style:style style:name="T75_10" style:family="text"/>
    <style:style style:name="T75_11" style:family="text">
      <style:text-properties fo:background-color="#ffffff" fo:color="#0b0080" fo:font-size="10pt" style:font-size-asian="10pt" style:font-size-complex="10pt"/>
    </style:style>
    <style:style style:name="T75_12" style:family="text"/>
    <style:style style:name="T75_13" style:family="text">
      <style:text-properties fo:background-color="#ffffff" fo:color="#0b0080" fo:font-size="10pt" style:font-size-asian="10pt" style:font-size-complex="10pt"/>
    </style:style>
    <style:style style:name="T75_14" style:family="text"/>
    <style:style style:name="T75_15" style:family="text">
      <style:text-properties fo:background-color="#ffffff" fo:color="#0b0080" fo:font-size="10pt" style:font-size-asian="10pt" style:font-size-complex="10pt"/>
    </style:style>
    <style:style style:name="T75_16" style:family="text">
      <style:text-properties fo:background-color="#ffffff" fo:font-size="10pt" style:font-size-asian="10pt" style:font-size-complex="10pt"/>
    </style:style>
    <style:style style:name="T75_17" style:family="text">
      <style:text-properties fo:background-color="#ffffff" fo:font-size="10pt" style:font-size-asian="10pt" style:font-size-complex="10pt"/>
    </style:style>
    <style:style style:name="T75_18" style:family="text">
      <style:text-properties fo:background-color="#ffffff" fo:font-size="10pt" style:font-size-asian="10pt" style:font-size-complex="10pt"/>
    </style:style>
    <style:style style:name="T75_19" style:family="text">
      <style:text-properties fo:background-color="#ffffff" fo:font-size="10pt" style:font-size-asian="10pt" style:font-size-complex="10pt"/>
    </style:style>
    <style:style style:name="T75_20" style:family="text">
      <style:text-properties fo:background-color="#ffffff" fo:font-size="10pt" style:font-size-asian="10pt" style:font-size-complex="10pt"/>
    </style:style>
    <style:style style:name="T75_21" style:family="text">
      <style:text-properties fo:background-color="#ffffff" fo:font-size="10pt" style:font-size-asian="10pt" style:font-size-complex="10pt"/>
    </style:style>
    <style:style style:name="T75_22" style:family="text">
      <style:text-properties fo:background-color="#ffffff" fo:font-size="10pt" style:font-size-asian="10pt" style:font-size-complex="10pt"/>
    </style:style>
    <style:style style:name="T75_23" style:family="text">
      <style:text-properties fo:background-color="#ffffff" fo:font-size="10pt" style:font-size-asian="10pt" style:font-size-complex="10pt"/>
    </style:style>
    <style:style style:name="T75_24" style:family="text">
      <style:text-properties fo:background-color="#ffffff" fo:font-size="10pt" style:font-size-asian="10pt" style:font-size-complex="10pt"/>
    </style:style>
    <style:style style:name="T75_25" style:family="text">
      <style:text-properties fo:background-color="#ffffff" fo:font-size="10pt" style:font-size-asian="10pt" style:font-size-complex="10pt"/>
    </style:style>
    <style:style style:name="T75_26" style:family="text">
      <style:text-properties fo:background-color="#ffffff" fo:font-size="10pt" style:font-size-asian="10pt" style:font-size-complex="10pt"/>
    </style:style>
    <style:style style:name="T75_27" style:family="text">
      <style:text-properties fo:background-color="#ffffff" fo:font-size="10pt" style:font-size-asian="10pt" style:font-size-complex="10pt"/>
    </style:style>
    <style:style style:name="T75_28" style:family="text">
      <style:text-properties fo:background-color="#ffffff" fo:font-size="10pt" style:font-size-asian="10pt" style:font-size-complex="10pt"/>
    </style:style>
    <style:style style:name="T75_29" style:family="text">
      <style:text-properties fo:background-color="#ffffff" fo:font-size="10pt" style:font-size-asian="10pt" style:font-size-complex="10pt"/>
    </style:style>
    <style:style style:name="T75_30" style:family="text">
      <style:text-properties fo:background-color="#ffffff" fo:font-size="10pt" style:font-size-asian="10pt" style:font-size-complex="10pt"/>
    </style:style>
    <style:style style:name="T75_31" style:family="text">
      <style:text-properties fo:background-color="#ffffff" fo:font-size="10pt" style:font-size-asian="10pt" style:font-size-complex="10pt"/>
    </style:style>
    <style:style style:name="T75_32" style:family="text">
      <style:text-properties fo:background-color="#ffffff" fo:font-size="10pt" style:font-size-asian="10pt" style:font-size-complex="10pt"/>
    </style:style>
    <style:style style:name="T75_33" style:family="text">
      <style:text-properties fo:background-color="#ffffff" fo:font-size="10pt" style:font-size-asian="10pt" style:font-size-complex="10pt"/>
    </style:style>
    <style:style style:name="T75_34" style:family="text">
      <style:text-properties fo:background-color="#ffffff" fo:font-size="10pt" style:font-size-asian="10pt" style:font-size-complex="10pt"/>
    </style:style>
    <style:style style:name="T75_35" style:family="text">
      <style:text-properties fo:background-color="#ffffff" fo:font-size="10pt" style:font-size-asian="10pt" style:font-size-complex="10pt"/>
    </style:style>
    <style:style style:name="T75_36" style:family="text">
      <style:text-properties fo:background-color="#ffffff" fo:font-size="10pt" style:font-size-asian="10pt" style:font-size-complex="10pt"/>
    </style:style>
    <style:style style:name="T75_37" style:family="text">
      <style:text-properties fo:background-color="#ffffff" fo:font-size="10pt" style:font-size-asian="10pt" style:font-size-complex="10pt"/>
    </style:style>
    <style:style style:name="T75_38" style:family="text">
      <style:text-properties fo:background-color="#ffffff" fo:font-size="10pt" style:font-size-asian="10pt" style:font-size-complex="10pt"/>
    </style:style>
    <style:style style:name="T75_39" style:family="text">
      <style:text-properties fo:background-color="#ffffff" fo:font-size="10pt" style:font-size-asian="10pt" style:font-size-complex="10pt"/>
    </style:style>
    <style:style style:name="T75_40" style:family="text">
      <style:text-properties fo:background-color="#ffffff" fo:font-size="10pt" style:font-size-asian="10pt" style:font-size-complex="10pt"/>
    </style:style>
    <style:style style:name="T75_41" style:family="text">
      <style:text-properties fo:background-color="#ffffff" fo:font-size="10pt" style:font-size-asian="10pt" style:font-size-complex="10pt"/>
    </style:style>
    <style:style style:name="T75_42" style:family="text">
      <style:text-properties fo:background-color="#ffffff" fo:font-size="10pt" style:font-size-asian="10pt" style:font-size-complex="10pt"/>
    </style:style>
    <style:style style:name="T75_43" style:family="text">
      <style:text-properties fo:background-color="#ffffff" fo:font-size="10pt" style:font-size-asian="10pt" style:font-size-complex="10pt"/>
    </style:style>
    <style:style style:name="T75_44" style:family="text">
      <style:text-properties fo:background-color="#ffffff" fo:font-size="10pt" style:font-size-asian="10pt" style:font-size-complex="10pt"/>
    </style:style>
    <style:style style:name="T75_45" style:family="text">
      <style:text-properties fo:background-color="#ffffff" fo:font-size="10pt" style:font-size-asian="10pt" style:font-size-complex="10pt"/>
    </style:style>
    <style:style style:name="T75_46" style:family="text">
      <style:text-properties fo:background-color="#ffffff" fo:font-size="10pt" style:font-size-asian="10pt" style:font-size-complex="10pt"/>
    </style:style>
    <style:style style:name="T75_47" style:family="text">
      <style:text-properties fo:background-color="#ffffff" fo:font-size="10pt" style:font-size-asian="10pt" style:font-size-complex="10pt"/>
    </style:style>
    <style:style style:name="T75_48" style:family="text">
      <style:text-properties fo:background-color="#ffffff" fo:font-size="10pt" style:font-size-asian="10pt" style:font-size-complex="10pt"/>
    </style:style>
    <style:style style:name="T75_49" style:family="text">
      <style:text-properties fo:background-color="#ffffff" fo:font-size="10pt" style:font-size-asian="10pt" style:font-size-complex="10pt"/>
    </style:style>
    <style:style style:name="T75_50" style:family="text">
      <style:text-properties fo:background-color="#ffffff" fo:font-size="10pt" style:font-size-asian="10pt" style:font-size-complex="10pt"/>
    </style:style>
    <style:style style:name="T75_51" style:family="text">
      <style:text-properties fo:background-color="#ffffff" fo:font-size="10pt" style:font-size-asian="10pt" style:font-size-complex="10pt"/>
    </style:style>
    <style:style style:name="T75_52" style:family="text">
      <style:text-properties fo:background-color="#ffffff" fo:font-size="10pt" style:font-size-asian="10pt" style:font-size-complex="10pt"/>
    </style:style>
    <style:style style:name="T75_53" style:family="text">
      <style:text-properties fo:background-color="#ffffff" fo:font-size="10pt" style:font-size-asian="10pt" style:font-size-complex="10pt"/>
    </style:style>
    <style:style style:name="T75_54" style:family="text">
      <style:text-properties fo:background-color="#ffffff" fo:font-size="10pt" style:font-size-asian="10pt" style:font-size-complex="10pt"/>
    </style:style>
    <style:style style:name="T75_55" style:family="text">
      <style:text-properties fo:background-color="#ffffff" fo:font-size="10pt" style:font-size-asian="10pt" style:font-size-complex="10pt"/>
    </style:style>
    <style:style style:name="T75_56" style:family="text">
      <style:text-properties fo:background-color="#ffffff" fo:font-size="10pt" style:font-size-asian="10pt" style:font-size-complex="10pt"/>
    </style:style>
    <style:style style:name="T75_57" style:family="text">
      <style:text-properties fo:background-color="#ffffff" fo:font-size="10pt" style:font-size-asian="10pt" style:font-size-complex="10pt"/>
    </style:style>
    <style:style style:name="T75_58" style:family="text">
      <style:text-properties fo:background-color="#ffffff" fo:font-size="10pt" style:font-size-asian="10pt" style:font-size-complex="10pt"/>
    </style:style>
    <style:style style:name="T75_59" style:family="text">
      <style:text-properties fo:background-color="#ffffff" fo:font-size="10pt" style:font-size-asian="10pt" style:font-size-complex="10pt"/>
    </style:style>
    <style:style style:name="T75_60" style:family="text">
      <style:text-properties fo:background-color="#ffffff" fo:font-size="10pt" style:font-size-asian="10pt" style:font-size-complex="10pt"/>
    </style:style>
    <style:style style:name="T75_61" style:family="text">
      <style:text-properties fo:background-color="#ffffff" fo:font-size="10pt" style:font-size-asian="10pt" style:font-size-complex="10pt"/>
    </style:style>
    <style:style style:name="T75_62" style:family="text">
      <style:text-properties fo:background-color="#ffffff" fo:font-size="10pt" style:font-size-asian="10pt" style:font-size-complex="10pt"/>
    </style:style>
    <style:style style:name="T75_63" style:family="text">
      <style:text-properties fo:background-color="#ffffff" fo:font-size="10pt" style:font-size-asian="10pt" style:font-size-complex="10pt"/>
    </style:style>
    <style:style style:name="T75_64" style:family="text">
      <style:text-properties fo:background-color="#ffffff" fo:font-size="10pt" style:font-size-asian="10pt" style:font-size-complex="10pt"/>
    </style:style>
    <style:style style:name="T75_65" style:family="text"/>
    <style:style style:name="T75_66" style:family="text">
      <style:text-properties fo:background-color="#ffffff" fo:color="#0b0080" fo:font-size="10pt" style:font-size-asian="10pt" style:font-size-complex="10pt"/>
    </style:style>
    <style:style style:name="T75_67" style:family="text"/>
    <style:style style:name="T75_68" style:family="text">
      <style:text-properties fo:background-color="#ffffff" fo:color="#0b0080" fo:font-size="10pt" style:font-size-asian="10pt" style:font-size-complex="10pt"/>
    </style:style>
    <style:style style:name="T75_69" style:family="text"/>
    <style:style style:name="T75_70" style:family="text">
      <style:text-properties fo:background-color="#ffffff" fo:font-size="10pt" style:font-size-asian="10pt" style:font-size-complex="10pt"/>
    </style:style>
    <style:style style:name="T75_71" style:family="text"/>
    <style:style style:name="T75_72" style:family="text">
      <style:text-properties fo:background-color="#ffffff" fo:font-size="10pt" style:font-size-asian="10pt" style:font-size-complex="10pt"/>
    </style:style>
    <style:style style:name="T75_73" style:family="text"/>
    <style:style style:name="T75_74" style:family="text">
      <style:text-properties fo:background-color="#ffffff" fo:font-size="10pt" style:font-size-asian="10pt" style:font-size-complex="10pt"/>
    </style:style>
    <style:style style:name="T75_75" style:family="text"/>
    <style:style style:name="T75_76" style:family="text">
      <style:text-properties fo:background-color="#ffffff" fo:font-size="10pt" style:font-size-asian="10pt" style:font-size-complex="10pt"/>
    </style:style>
    <style:style style:name="T75_77" style:family="text"/>
    <style:style style:name="T75_78" style:family="text">
      <style:text-properties fo:background-color="#ffffff" fo:font-size="10pt" style:font-size-asian="10pt" style:font-size-complex="10pt"/>
    </style:style>
    <style:style style:name="T75_79" style:family="text"/>
    <style:style style:name="T75_80" style:family="text">
      <style:text-properties fo:background-color="#ffffff" fo:font-size="10pt" style:font-size-asian="10pt" style:font-size-complex="10pt"/>
    </style:style>
    <style:style style:name="T75_81" style:family="text"/>
    <style:style style:name="T75_82" style:family="text">
      <style:text-properties fo:background-color="#ffffff" fo:font-size="10pt" style:font-size-asian="10pt" style:font-size-complex="10pt"/>
    </style:style>
    <style:style style:name="T75_83" style:family="text"/>
    <style:style style:name="T75_84" style:family="text">
      <style:text-properties fo:background-color="#ffffff" fo:font-size="10pt" style:font-size-asian="10pt" style:font-size-complex="10pt"/>
    </style:style>
    <style:style style:name="T75_85" style:family="text"/>
    <style:style style:name="T75_86" style:family="text">
      <style:text-properties fo:background-color="#ffffff" fo:font-size="10pt" style:font-size-asian="10pt" style:font-size-complex="10pt"/>
    </style:style>
    <style:style style:name="T75_87" style:family="text"/>
    <style:style style:name="T75_88" style:family="text">
      <style:text-properties fo:background-color="#ffffff" fo:font-size="10pt" style:font-size-asian="10pt" style:font-size-complex="10pt"/>
    </style:style>
    <style:style style:name="T75_89" style:family="text"/>
    <style:style style:name="T75_90" style:family="text">
      <style:text-properties fo:background-color="#ffffff" fo:font-size="10pt" style:font-size-asian="10pt" style:font-size-complex="10pt"/>
    </style:style>
    <style:style style:name="T75_91" style:family="text"/>
    <style:style style:name="T75_92" style:family="text">
      <style:text-properties fo:background-color="#ffffff" fo:font-size="10pt" style:font-size-asian="10pt" style:font-size-complex="10pt"/>
    </style:style>
    <style:style style:name="T75_93" style:family="text"/>
    <style:style style:name="T75_94" style:family="text">
      <style:text-properties fo:background-color="#ffffff" fo:font-size="10pt" style:font-size-asian="10pt" style:font-size-complex="10pt"/>
    </style:style>
    <style:style style:name="T75_95" style:family="text"/>
    <style:style style:name="T75_96" style:family="text">
      <style:text-properties fo:background-color="#ffffff" fo:font-size="10pt" style:font-size-asian="10pt" style:font-size-complex="10pt"/>
    </style:style>
    <style:style style:name="T75_97" style:family="text"/>
    <style:style style:name="T75_98" style:family="text">
      <style:text-properties fo:background-color="#ffffff" fo:color="#0b0080" fo:font-size="10pt" style:font-size-asian="10pt" style:font-size-complex="10pt"/>
    </style:style>
    <style:style style:name="T75_99" style:family="text"/>
    <style:style style:name="T75_100" style:family="text">
      <style:text-properties fo:background-color="#ffffff" fo:color="#0b0080" fo:font-size="10pt" style:font-size-asian="10pt" style:font-size-complex="10pt"/>
    </style:style>
    <style:style style:name="T75_101" style:family="text"/>
    <style:style style:name="T75_102" style:family="text">
      <style:text-properties fo:background-color="#ffffff" fo:color="#0b0080" fo:font-size="10pt" style:font-size-asian="10pt" style:font-size-complex="10pt"/>
    </style:style>
    <style:style style:name="T75_103" style:family="text">
      <style:text-properties fo:background-color="#ffffff" fo:font-size="10pt" style:font-size-asian="10pt" style:font-size-complex="10pt"/>
    </style:style>
    <style:style style:name="T75_104" style:family="text">
      <style:text-properties fo:background-color="#ffffff" fo:font-size="10pt" style:font-size-asian="10pt" style:font-size-complex="10pt"/>
    </style:style>
    <style:style style:name="T75_105" style:family="text">
      <style:text-properties fo:background-color="#ffffff" fo:font-size="10pt" style:font-size-asian="10pt" style:font-size-complex="10pt"/>
    </style:style>
    <style:style style:name="T75_106" style:family="text">
      <style:text-properties fo:background-color="#ffffff" fo:font-size="10pt" style:font-size-asian="10pt" style:font-size-complex="10pt"/>
    </style:style>
    <style:style style:name="T75_107" style:family="text">
      <style:text-properties fo:background-color="#ffffff" fo:font-size="10pt" style:font-size-asian="10pt" style:font-size-complex="10pt"/>
    </style:style>
    <style:style style:name="T75_108" style:family="text">
      <style:text-properties fo:background-color="#ffffff" fo:font-size="10pt" style:font-size-asian="10pt" style:font-size-complex="10pt"/>
    </style:style>
    <style:style style:name="T75_109" style:family="text">
      <style:text-properties fo:background-color="#ffffff" fo:font-size="10pt" style:font-size-asian="10pt" style:font-size-complex="10pt"/>
    </style:style>
    <style:style style:name="T75_110" style:family="text">
      <style:text-properties fo:background-color="#ffffff" fo:font-size="10pt" style:font-size-asian="10pt" style:font-size-complex="10pt"/>
    </style:style>
    <style:style style:name="T75_111" style:family="text">
      <style:text-properties fo:background-color="#ffffff" fo:font-size="10pt" style:font-size-asian="10pt" style:font-size-complex="10pt"/>
    </style:style>
    <style:style style:name="T75_112" style:family="text">
      <style:text-properties fo:background-color="#ffffff" fo:font-size="10pt" style:font-size-asian="10pt" style:font-size-complex="10pt"/>
    </style:style>
    <style:style style:name="T75_113" style:family="text">
      <style:text-properties fo:background-color="#ffffff" fo:font-size="10pt" style:font-size-asian="10pt" style:font-size-complex="10pt"/>
    </style:style>
    <style:style style:name="T75_114" style:family="text">
      <style:text-properties fo:background-color="#ffffff" fo:font-size="10pt" style:font-size-asian="10pt" style:font-size-complex="10pt"/>
    </style:style>
    <style:style style:name="T75_115" style:family="text">
      <style:text-properties fo:background-color="#ffffff" fo:font-size="10pt" style:font-size-asian="10pt" style:font-size-complex="10pt"/>
    </style:style>
    <style:style style:name="T75_116" style:family="text">
      <style:text-properties fo:background-color="#ffffff" fo:font-size="10pt" style:font-size-asian="10pt" style:font-size-complex="10pt"/>
    </style:style>
    <style:style style:name="T75_117" style:family="text">
      <style:text-properties fo:background-color="#ffffff" fo:font-size="10pt" style:font-size-asian="10pt" style:font-size-complex="10pt"/>
    </style:style>
    <style:style style:name="T75_118" style:family="text">
      <style:text-properties fo:background-color="#ffffff" fo:font-size="10pt" style:font-size-asian="10pt" style:font-size-complex="10pt"/>
    </style:style>
    <style:style style:name="T75_119" style:family="text">
      <style:text-properties fo:background-color="#ffffff" fo:font-size="10pt" style:font-size-asian="10pt" style:font-size-complex="10pt"/>
    </style:style>
    <style:style style:name="T75_120" style:family="text">
      <style:text-properties fo:background-color="#ffffff" fo:font-size="10pt" style:font-size-asian="10pt" style:font-size-complex="10pt"/>
    </style:style>
    <style:style style:name="T75_121" style:family="text">
      <style:text-properties fo:background-color="#ffffff" fo:font-size="10pt" style:font-size-asian="10pt" style:font-size-complex="10pt"/>
    </style:style>
    <style:style style:name="T75_122" style:family="text">
      <style:text-properties fo:background-color="#ffffff" fo:font-size="10pt" style:font-size-asian="10pt" style:font-size-complex="10pt"/>
    </style:style>
    <style:style style:name="T75_123" style:family="text">
      <style:text-properties fo:background-color="#ffffff" fo:font-size="10pt" style:font-size-asian="10pt" style:font-size-complex="10pt"/>
    </style:style>
    <style:style style:name="T75_124" style:family="text">
      <style:text-properties fo:background-color="#ffffff" fo:font-size="10pt" style:font-size-asian="10pt" style:font-size-complex="10pt"/>
    </style:style>
    <style:style style:name="T75_125" style:family="text">
      <style:text-properties fo:background-color="#ffffff" fo:font-size="10pt" style:font-size-asian="10pt" style:font-size-complex="10pt"/>
    </style:style>
    <style:style style:name="T75_126" style:family="text">
      <style:text-properties fo:background-color="#ffffff" fo:font-size="10pt" style:font-size-asian="10pt" style:font-size-complex="10pt"/>
    </style:style>
    <style:style style:name="T75_127" style:family="text">
      <style:text-properties fo:background-color="#ffffff" fo:font-size="10pt" style:font-size-asian="10pt" style:font-size-complex="10pt"/>
    </style:style>
    <style:style style:name="T75_128" style:family="text">
      <style:text-properties fo:background-color="#ffffff" fo:font-size="10pt" style:font-size-asian="10pt" style:font-size-complex="10pt"/>
    </style:style>
    <style:style style:name="T75_129" style:family="text">
      <style:text-properties fo:background-color="#ffffff" fo:font-size="10pt" style:font-size-asian="10pt" style:font-size-complex="10pt"/>
    </style:style>
    <style:style style:name="T75_130" style:family="text">
      <style:text-properties fo:background-color="#ffffff" fo:font-size="10pt" style:font-size-asian="10pt" style:font-size-complex="10pt"/>
    </style:style>
    <style:style style:name="T75_131" style:family="text">
      <style:text-properties fo:background-color="#ffffff" fo:font-size="10pt" style:font-size-asian="10pt" style:font-size-complex="10pt"/>
    </style:style>
    <style:style style:name="T75_132" style:family="text">
      <style:text-properties fo:background-color="#ffffff" fo:font-size="10pt" style:font-size-asian="10pt" style:font-size-complex="10pt"/>
    </style:style>
    <style:style style:name="T75_133" style:family="text">
      <style:text-properties fo:background-color="#ffffff" fo:font-size="10pt" style:font-size-asian="10pt" style:font-size-complex="10pt"/>
    </style:style>
    <style:style style:name="T75_134" style:family="text">
      <style:text-properties fo:background-color="#ffffff" fo:font-size="10pt" style:font-size-asian="10pt" style:font-size-complex="10pt"/>
    </style:style>
    <style:style style:name="T75_135" style:family="text">
      <style:text-properties fo:background-color="#ffffff" fo:font-size="10pt" style:font-size-asian="10pt" style:font-size-complex="10pt"/>
    </style:style>
    <style:style style:name="T75_136" style:family="text">
      <style:text-properties fo:background-color="#ffffff" fo:font-size="10pt" style:font-size-asian="10pt" style:font-size-complex="10pt"/>
    </style:style>
    <style:style style:name="T75_137" style:family="text">
      <style:text-properties fo:background-color="#ffffff" fo:font-size="10pt" style:font-size-asian="10pt" style:font-size-complex="10pt"/>
    </style:style>
    <style:style style:name="T75_138" style:family="text">
      <style:text-properties fo:background-color="#ffffff" fo:font-size="10pt" style:font-size-asian="10pt" style:font-size-complex="10pt"/>
    </style:style>
    <style:style style:name="T75_139" style:family="text">
      <style:text-properties fo:background-color="#ffffff" fo:font-size="10pt" style:font-size-asian="10pt" style:font-size-complex="10pt"/>
    </style:style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T80_19" style:family="text"/>
    <style:style style:name="T80_20" style:family="text">
      <style:text-properties fo:color="#1155cc" style:text-underline-style="solid" style:text-underline-color="font-color"/>
    </style:style>
    <style:style style:name="T80_21" style:family="text"/>
    <style:style style:name="T80_22" style:family="text">
      <style:text-properties fo:color="#1155cc" style:text-underline-style="solid" style:text-underline-color="font-color"/>
    </style:style>
    <style:style style:name="T80_23" style:family="text"/>
    <style:style style:name="T80_24" style:family="text">
      <style:text-properties fo:color="#1155cc" style:text-underline-style="solid" style:text-underline-color="font-color"/>
    </style:style>
    <style:style style:name="T80_25" style:family="text"/>
    <style:style style:name="T80_2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>
      <style:text-properties fo:background-color="#ffffff" fo:font-size="10pt" style:font-size-asian="10pt" style:font-size-complex="10pt"/>
    </style:style>
    <style:style style:name="T83_2" style:family="text">
      <style:text-properties fo:background-color="#ffffff" fo:font-size="10pt" style:font-size-asian="10pt" style:font-size-complex="10pt"/>
    </style:style>
    <style:style style:name="T83_3" style:family="text">
      <style:text-properties fo:background-color="#ffffff" fo:font-size="10pt" style:font-size-asian="10pt" style:font-size-complex="10pt"/>
    </style:style>
    <style:style style:name="T83_4" style:family="text">
      <style:text-properties fo:background-color="#ffffff" fo:font-size="10pt" style:font-size-asian="10pt" style:font-size-complex="10pt"/>
    </style:style>
    <style:style style:name="T83_5" style:family="text">
      <style:text-properties fo:background-color="#ffffff" fo:font-size="10pt" style:font-size-asian="10pt" style:font-size-complex="10pt"/>
    </style:style>
    <style:style style:name="T83_6" style:family="text">
      <style:text-properties fo:background-color="#ffffff" fo:font-size="10pt" style:font-size-asian="10pt" style:font-size-complex="10pt"/>
    </style:style>
    <style:style style:name="T83_7" style:family="text">
      <style:text-properties fo:background-color="#ffffff" fo:font-size="10pt" style:font-size-asian="10pt" style:font-size-complex="10pt"/>
    </style:style>
    <style:style style:name="T83_8" style:family="text">
      <style:text-properties fo:background-color="#ffffff" fo:font-size="10pt" style:font-size-asian="10pt" style:font-size-complex="10pt"/>
    </style:style>
    <style:style style:name="T83_9" style:family="text">
      <style:text-properties fo:background-color="#ffffff" fo:font-size="10pt" style:font-size-asian="10pt" style:font-size-complex="10pt"/>
    </style:style>
    <style:style style:name="T83_10" style:family="text">
      <style:text-properties fo:background-color="#ffffff" fo:font-size="10pt" style:font-size-asian="10pt" style:font-size-complex="10pt"/>
    </style:style>
    <style:style style:name="T83_11" style:family="text">
      <style:text-properties fo:background-color="#ffffff" fo:font-size="10pt" style:font-size-asian="10pt" style:font-size-complex="10pt"/>
    </style:style>
    <style:style style:name="T83_12" style:family="text">
      <style:text-properties fo:background-color="#ffffff" fo:font-size="10pt" style:font-size-asian="10pt" style:font-size-complex="10pt"/>
    </style:style>
    <style:style style:name="T83_13" style:family="text">
      <style:text-properties fo:background-color="#ffffff" fo:font-size="10pt" style:font-size-asian="10pt" style:font-size-complex="10pt"/>
    </style:style>
    <style:style style:name="T83_14" style:family="text">
      <style:text-properties fo:background-color="#ffffff" fo:font-size="10pt" style:font-size-asian="10pt" style:font-size-complex="10pt"/>
    </style:style>
    <style:style style:name="T83_15" style:family="text">
      <style:text-properties fo:background-color="#ffffff" fo:font-size="10pt" style:font-size-asian="10pt" style:font-size-complex="10pt"/>
    </style:style>
    <style:style style:name="T83_16" style:family="text">
      <style:text-properties fo:background-color="#ffffff" fo:font-size="10pt" style:font-size-asian="10pt" style:font-size-complex="10pt"/>
    </style:style>
    <style:style style:name="T83_17" style:family="text">
      <style:text-properties fo:background-color="#ffffff" fo:font-size="10pt" style:font-size-asian="10pt" style:font-size-complex="10pt"/>
    </style:style>
    <style:style style:name="T83_18" style:family="text">
      <style:text-properties fo:background-color="#ffffff" fo:font-size="10pt" style:font-size-asian="10pt" style:font-size-complex="10pt"/>
    </style:style>
    <style:style style:name="T83_19" style:family="text">
      <style:text-properties fo:background-color="#ffffff" fo:font-size="10pt" style:font-size-asian="10pt" style:font-size-complex="10pt"/>
    </style:style>
    <style:style style:name="T83_20" style:family="text">
      <style:text-properties fo:background-color="#ffffff" fo:font-size="10pt" style:font-size-asian="10pt" style:font-size-complex="10pt"/>
    </style:style>
    <style:style style:name="T83_21" style:family="text">
      <style:text-properties fo:background-color="#ffffff" fo:font-size="10pt" style:font-size-asian="10pt" style:font-size-complex="10pt"/>
    </style:style>
    <style:style style:name="T83_22" style:family="text">
      <style:text-properties fo:background-color="#ffffff" fo:font-size="10pt" style:font-size-asian="10pt" style:font-size-complex="10pt"/>
    </style:style>
    <style:style style:name="T83_23" style:family="text">
      <style:text-properties fo:background-color="#ffffff" fo:font-size="10pt" style:font-size-asian="10pt" style:font-size-complex="10pt"/>
    </style:style>
    <style:style style:name="T83_24" style:family="text">
      <style:text-properties fo:background-color="#ffffff" fo:font-size="10pt" style:font-size-asian="10pt" style:font-size-complex="10pt"/>
    </style:style>
    <style:style style:name="T83_25" style:family="text">
      <style:text-properties fo:background-color="#ffffff" fo:font-size="10pt" style:font-size-asian="10pt" style:font-size-complex="10pt"/>
    </style:style>
    <style:style style:name="T83_26" style:family="text">
      <style:text-properties fo:background-color="#ffffff" fo:font-size="10pt" style:font-size-asian="10pt" style:font-size-complex="10pt"/>
    </style:style>
    <style:style style:name="T83_27" style:family="text">
      <style:text-properties fo:background-color="#ffffff" fo:font-size="10pt" style:font-size-asian="10pt" style:font-size-complex="10pt"/>
    </style:style>
    <style:style style:name="T83_28" style:family="text">
      <style:text-properties fo:background-color="#ffffff" fo:font-size="10pt" style:font-size-asian="10pt" style:font-size-complex="10pt"/>
    </style:style>
    <style:style style:name="T83_29" style:family="text">
      <style:text-properties fo:background-color="#ffffff" fo:font-size="10pt" style:font-size-asian="10pt" style:font-size-complex="10pt"/>
    </style:style>
    <style:style style:name="T83_30" style:family="text">
      <style:text-properties fo:background-color="#ffffff" fo:font-size="10pt" style:font-size-asian="10pt" style:font-size-complex="10pt"/>
    </style:style>
    <style:style style:name="T83_31" style:family="text">
      <style:text-properties fo:background-color="#ffffff" fo:font-size="10pt" style:font-size-asian="10pt" style:font-size-complex="10pt"/>
    </style:style>
    <style:style style:name="T83_32" style:family="text">
      <style:text-properties fo:background-color="#ffffff" fo:font-size="10pt" style:font-size-asian="10pt" style:font-size-complex="10pt"/>
    </style:style>
    <style:style style:name="T83_33" style:family="text">
      <style:text-properties fo:background-color="#ffffff" fo:font-size="10pt" style:font-size-asian="10pt" style:font-size-complex="10pt"/>
    </style:style>
    <style:style style:name="T83_34" style:family="text">
      <style:text-properties fo:background-color="#ffffff" fo:font-size="10pt" style:font-size-asian="10pt" style:font-size-complex="10pt"/>
    </style:style>
    <style:style style:name="T83_35" style:family="text">
      <style:text-properties fo:background-color="#ffffff" fo:font-size="10pt" style:font-size-asian="10pt" style:font-size-complex="10pt"/>
    </style:style>
    <style:style style:name="T83_36" style:family="text">
      <style:text-properties fo:background-color="#ffffff" fo:font-size="10pt" style:font-size-asian="10pt" style:font-size-complex="10pt"/>
    </style:style>
    <style:style style:name="T83_37" style:family="text">
      <style:text-properties fo:background-color="#ffffff" fo:font-size="10pt" style:font-size-asian="10pt" style:font-size-complex="10pt"/>
    </style:style>
    <style:style style:name="T83_38" style:family="text">
      <style:text-properties fo:background-color="#ffffff" fo:font-size="10pt" style:font-size-asian="10pt" style:font-size-complex="10pt"/>
    </style:style>
    <style:style style:name="T83_39" style:family="text">
      <style:text-properties fo:background-color="#ffffff" fo:font-size="10pt" style:font-size-asian="10pt" style:font-size-complex="10pt"/>
    </style:style>
    <style:style style:name="T83_40" style:family="text">
      <style:text-properties fo:background-color="#ffffff" fo:font-size="10pt" style:font-size-asian="10pt" style:font-size-complex="10pt"/>
    </style:style>
    <style:style style:name="T83_41" style:family="text">
      <style:text-properties fo:background-color="#ffffff" fo:font-size="10pt" style:font-size-asian="10pt" style:font-size-complex="10pt"/>
    </style:style>
    <style:style style:name="T83_42" style:family="text">
      <style:text-properties fo:background-color="#ffffff" fo:font-size="10pt" style:font-size-asian="10pt" style:font-size-complex="10pt"/>
    </style:style>
    <style:style style:name="T83_43" style:family="text">
      <style:text-properties fo:background-color="#ffffff" fo:font-size="10pt" style:font-size-asian="10pt" style:font-size-complex="10pt"/>
    </style:style>
    <style:style style:name="T83_44" style:family="text">
      <style:text-properties fo:background-color="#ffffff" fo:font-size="10pt" style:font-size-asian="10pt" style:font-size-complex="10pt"/>
    </style:style>
    <style:style style:name="T83_45" style:family="text">
      <style:text-properties fo:background-color="#ffffff" fo:font-size="10pt" style:font-size-asian="10pt" style:font-size-complex="10pt"/>
    </style:style>
    <style:style style:name="T83_46" style:family="text">
      <style:text-properties fo:background-color="#ffffff" fo:font-size="10pt" style:font-size-asian="10pt" style:font-size-complex="10pt"/>
    </style:style>
    <style:style style:name="T83_47" style:family="text">
      <style:text-properties fo:background-color="#ffffff" fo:font-size="10pt" style:font-size-asian="10pt" style:font-size-complex="10pt"/>
    </style:style>
    <style:style style:name="T83_48" style:family="text">
      <style:text-properties fo:background-color="#ffffff" fo:font-size="10pt" style:font-size-asian="10pt" style:font-size-complex="10pt"/>
    </style:style>
    <style:style style:name="T83_49" style:family="text">
      <style:text-properties fo:background-color="#ffffff" fo:font-size="10pt" style:font-size-asian="10pt" style:font-size-complex="10pt"/>
    </style:style>
    <style:style style:name="T83_50" style:family="text">
      <style:text-properties fo:background-color="#ffffff" fo:font-size="10pt" style:font-size-asian="10pt" style:font-size-complex="10pt"/>
    </style:style>
    <style:style style:name="T83_51" style:family="text">
      <style:text-properties fo:background-color="#ffffff" fo:font-size="10pt" style:font-size-asian="10pt" style:font-size-complex="10pt"/>
    </style:style>
    <style:style style:name="T83_52" style:family="text">
      <style:text-properties fo:background-color="#ffffff" fo:font-size="10pt" style:font-size-asian="10pt" style:font-size-complex="10pt"/>
    </style:style>
    <style:style style:name="T83_53" style:family="text">
      <style:text-properties fo:background-color="#ffffff" fo:font-size="10pt" style:font-size-asian="10pt" style:font-size-complex="10pt"/>
    </style:style>
    <style:style style:name="T83_54" style:family="text">
      <style:text-properties fo:background-color="#ffffff" fo:font-size="10pt" style:font-size-asian="10pt" style:font-size-complex="10pt"/>
    </style:style>
    <style:style style:name="T83_55" style:family="text">
      <style:text-properties fo:background-color="#ffffff" fo:font-size="10pt" style:font-size-asian="10pt" style:font-size-complex="10pt"/>
    </style:style>
    <style:style style:name="T83_56" style:family="text">
      <style:text-properties fo:background-color="#ffffff" fo:font-size="10pt" style:font-size-asian="10pt" style:font-size-complex="10pt"/>
    </style:style>
    <style:style style:name="T83_57" style:family="text">
      <style:text-properties fo:background-color="#ffffff" fo:font-size="10pt" style:font-size-asian="10pt" style:font-size-complex="10pt"/>
    </style:style>
    <style:style style:name="T83_58" style:family="text">
      <style:text-properties fo:background-color="#ffffff" fo:font-size="10pt" style:font-size-asian="10pt" style:font-size-complex="10pt"/>
    </style:style>
    <style:style style:name="T83_59" style:family="text">
      <style:text-properties fo:background-color="#ffffff" fo:font-size="10pt" style:font-size-asian="10pt" style:font-size-complex="10pt"/>
    </style:style>
    <style:style style:name="T83_60" style:family="text">
      <style:text-properties fo:background-color="#ffffff" fo:font-size="10pt" style:font-size-asian="10pt" style:font-size-complex="10pt"/>
    </style:style>
    <style:style style:name="T83_61" style:family="text">
      <style:text-properties fo:background-color="#ffffff" fo:font-size="10pt" style:font-size-asian="10pt" style:font-size-complex="10pt"/>
    </style:style>
    <style:style style:name="T83_62" style:family="text">
      <style:text-properties fo:background-color="#ffffff" fo:font-size="10pt" style:font-size-asian="10pt" style:font-size-complex="10pt"/>
    </style:style>
    <style:style style:name="T83_63" style:family="text">
      <style:text-properties fo:background-color="#ffffff" fo:font-size="10pt" style:font-size-asian="10pt" style:font-size-complex="10pt"/>
    </style:style>
    <style:style style:name="T83_64" style:family="text">
      <style:text-properties fo:background-color="#ffffff" fo:font-size="10pt" style:font-size-asian="10pt" style:font-size-complex="10pt"/>
    </style:style>
    <style:style style:name="T83_65" style:family="text">
      <style:text-properties fo:background-color="#ffffff" fo:font-size="10pt" style:font-size-asian="10pt" style:font-size-complex="10pt"/>
    </style:style>
    <style:style style:name="T83_66" style:family="text">
      <style:text-properties fo:background-color="#ffffff" fo:font-size="10pt" style:font-size-asian="10pt" style:font-size-complex="10pt"/>
    </style:style>
    <style:style style:name="T83_67" style:family="text">
      <style:text-properties fo:background-color="#ffffff" fo:font-size="10pt" style:font-size-asian="10pt" style:font-size-complex="10pt"/>
    </style:style>
    <style:style style:name="T83_68" style:family="text">
      <style:text-properties fo:background-color="#ffffff" fo:font-size="10pt" style:font-size-asian="10pt" style:font-size-complex="10pt"/>
    </style:style>
    <style:style style:name="T83_69" style:family="text">
      <style:text-properties fo:background-color="#ffffff" fo:font-size="10pt" style:font-size-asian="10pt" style:font-size-complex="10pt"/>
    </style:style>
    <style:style style:name="T83_70" style:family="text">
      <style:text-properties fo:background-color="#ffffff" fo:font-size="10pt" style:font-size-asian="10pt" style:font-size-complex="10pt"/>
    </style:style>
    <style:style style:name="T83_71" style:family="text">
      <style:text-properties fo:background-color="#ffffff" fo:font-size="10pt" style:font-size-asian="10pt" style:font-size-complex="10pt"/>
    </style:style>
    <style:style style:name="T83_72" style:family="text">
      <style:text-properties fo:background-color="#ffffff" fo:font-size="10pt" style:font-size-asian="10pt" style:font-size-complex="10pt"/>
    </style:style>
    <style:style style:name="T83_73" style:family="text">
      <style:text-properties fo:background-color="#ffffff" fo:font-size="10pt" style:font-size-asian="10pt" style:font-size-complex="10pt"/>
    </style:style>
    <style:style style:name="T83_74" style:family="text">
      <style:text-properties fo:background-color="#ffffff" fo:font-size="10pt" style:font-size-asian="10pt" style:font-size-complex="10pt"/>
    </style:style>
    <style:style style:name="T83_75" style:family="text">
      <style:text-properties fo:background-color="#ffffff" fo:font-size="10pt" style:font-size-asian="10pt" style:font-size-complex="10pt"/>
    </style:style>
    <style:style style:name="T83_76" style:family="text">
      <style:text-properties fo:background-color="#ffffff" fo:font-size="10pt" style:font-size-asian="10pt" style:font-size-complex="10pt"/>
    </style:style>
    <style:style style:name="T83_77" style:family="text">
      <style:text-properties fo:background-color="#ffffff" fo:font-size="10pt" style:font-size-asian="10pt" style:font-size-complex="10pt"/>
    </style:style>
    <style:style style:name="T83_78" style:family="text">
      <style:text-properties fo:background-color="#ffffff" fo:font-size="10pt" style:font-size-asian="10pt" style:font-size-complex="10pt"/>
    </style:style>
    <style:style style:name="T83_79" style:family="text">
      <style:text-properties fo:background-color="#ffffff" fo:font-size="10pt" style:font-size-asian="10pt" style:font-size-complex="10pt"/>
    </style:style>
    <style:style style:name="T83_80" style:family="text">
      <style:text-properties fo:background-color="#ffffff" fo:font-size="10pt" style:font-size-asian="10pt" style:font-size-complex="10pt"/>
    </style:style>
    <style:style style:name="T83_81" style:family="text">
      <style:text-properties fo:background-color="#ffffff" fo:font-size="10pt" style:font-size-asian="10pt" style:font-size-complex="10pt"/>
    </style:style>
    <style:style style:name="T83_82" style:family="text">
      <style:text-properties fo:background-color="#ffffff" fo:font-size="10pt" style:font-size-asian="10pt" style:font-size-complex="10pt"/>
    </style:style>
    <style:style style:name="T83_83" style:family="text">
      <style:text-properties fo:background-color="#ffffff" fo:font-size="10pt" style:font-size-asian="10pt" style:font-size-complex="10pt"/>
    </style:style>
    <style:style style:name="T83_84" style:family="text">
      <style:text-properties fo:background-color="#ffffff" fo:font-size="10pt" style:font-size-asian="10pt" style:font-size-complex="10pt"/>
    </style:style>
    <style:style style:name="T83_85" style:family="text">
      <style:text-properties fo:background-color="#ffffff" fo:font-size="10pt" style:font-size-asian="10pt" style:font-size-complex="10pt"/>
    </style:style>
    <style:style style:name="T83_86" style:family="text">
      <style:text-properties fo:background-color="#ffffff" fo:font-size="10pt" style:font-size-asian="10pt" style:font-size-complex="10pt"/>
    </style:style>
    <style:style style:name="T83_87" style:family="text">
      <style:text-properties fo:background-color="#ffffff" fo:font-size="10pt" style:font-size-asian="10pt" style:font-size-complex="10pt"/>
    </style:style>
    <style:style style:name="T83_88" style:family="text">
      <style:text-properties fo:background-color="#ffffff" fo:font-size="10pt" style:font-size-asian="10pt" style:font-size-complex="10pt"/>
    </style:style>
    <style:style style:name="T83_89" style:family="text">
      <style:text-properties fo:background-color="#ffffff" fo:font-size="10pt" style:font-size-asian="10pt" style:font-size-complex="10pt"/>
    </style:style>
    <style:style style:name="T83_90" style:family="text">
      <style:text-properties fo:background-color="#ffffff" fo:font-size="10pt" style:font-size-asian="10pt" style:font-size-complex="10pt"/>
    </style:style>
    <style:style style:name="T83_91" style:family="text">
      <style:text-properties fo:background-color="#ffffff" fo:font-size="10pt" style:font-size-asian="10pt" style:font-size-complex="10pt"/>
    </style:style>
    <style:style style:name="T83_92" style:family="text">
      <style:text-properties fo:background-color="#ffffff" fo:font-size="10pt" style:font-size-asian="10pt" style:font-size-complex="10pt"/>
    </style:style>
    <style:style style:name="T83_93" style:family="text">
      <style:text-properties fo:background-color="#ffffff" fo:font-size="10pt" style:font-size-asian="10pt" style:font-size-complex="10pt"/>
    </style:style>
    <style:style style:name="T83_94" style:family="text">
      <style:text-properties fo:background-color="#ffffff" fo:font-size="10pt" style:font-size-asian="10pt" style:font-size-complex="10pt"/>
    </style:style>
    <style:style style:name="T83_95" style:family="text">
      <style:text-properties fo:background-color="#ffffff" fo:font-size="10pt" style:font-size-asian="10pt" style:font-size-complex="10pt"/>
    </style:style>
    <style:style style:name="T83_96" style:family="text"/>
    <style:style style:name="T83_97" style:family="text">
      <style:text-properties fo:background-color="#ffffff" fo:color="#0b0080" fo:font-size="10pt" style:font-size-asian="10pt" style:font-size-complex="10pt"/>
    </style:style>
    <style:style style:name="T83_98" style:family="text">
      <style:text-properties fo:background-color="#ffffff" fo:font-size="10pt" style:font-size-asian="10pt" style:font-size-complex="10pt"/>
    </style:style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T89_13" style:family="text"/>
    <style:style style:name="T89_14" style:family="text">
      <style:text-properties fo:color="#1155cc" style:text-underline-style="solid" style:text-underline-color="font-color"/>
    </style:style>
    <style:style style:name="T89_15" style:family="text"/>
    <style:style style:name="T89_16" style:family="text">
      <style:text-properties fo:color="#1155cc" style:text-underline-style="solid" style:text-underline-color="font-color"/>
    </style:style>
    <style:style style:name="T89_17" style:family="text"/>
    <style:style style:name="T89_18" style:family="text">
      <style:text-properties fo:color="#1155cc" style:text-underline-style="solid" style:text-underline-color="font-color"/>
    </style:style>
    <style:style style:name="T89_19" style:family="text"/>
    <style:style style:name="T89_20" style:family="text">
      <style:text-properties fo:color="#1155cc" style:text-underline-style="solid" style:text-underline-color="font-color"/>
    </style:style>
    <style:style style:name="T89_21" style:family="text"/>
    <style:style style:name="T89_2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P99" style:family="paragraph" style:parent-style-name="Heading_20_2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Heading_20_2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P101" style:family="paragraph" style:parent-style-name="Standard">
      <style:paragraph-properties fo:break-before="auto" style:writing-mode="lr-tb"/>
    </style:style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>
      <style:text-properties fo:color="#1155cc" style:text-underline-style="solid" style:text-underline-color="font-color"/>
    </style:style>
    <style:style style:name="T102_4" style:family="text"/>
    <style:style style:name="T102_5" style:family="text">
      <style:text-properties fo:color="#1155cc" style:text-underline-style="solid" style:text-underline-color="font-color"/>
    </style:style>
    <style:style style:name="T102_6" style:family="text"/>
    <style:style style:name="T102_7" style:family="text">
      <style:text-properties fo:color="#1155cc" style:text-underline-style="solid" style:text-underline-color="font-color"/>
    </style:style>
    <style:style style:name="T102_8" style:family="text"/>
    <style:style style:name="T102_9" style:family="text">
      <style:text-properties fo:color="#1155cc" style:text-underline-style="solid" style:text-underline-color="font-color"/>
    </style:style>
    <style:style style:name="T102_10" style:family="text"/>
    <style:style style:name="T102_11" style:family="text">
      <style:text-properties fo:color="#1155cc" style:text-underline-style="solid" style:text-underline-color="font-color"/>
    </style:style>
    <style:style style:name="T102_12" style:family="text"/>
    <style:style style:name="T102_13" style:family="text">
      <style:text-properties fo:color="#1155cc" style:text-underline-style="solid" style:text-underline-color="font-color"/>
    </style:style>
    <style:style style:name="T102_14" style:family="text"/>
    <style:style style:name="T102_15" style:family="text">
      <style:text-properties fo:color="#1155cc" style:text-underline-style="solid" style:text-underline-color="font-color"/>
    </style:style>
    <style:style style:name="T102_16" style:family="text"/>
    <style:style style:name="T102_17" style:family="text">
      <style:text-properties fo:color="#1155cc" style:text-underline-style="solid" style:text-underline-color="font-color"/>
    </style:style>
    <style:style style:name="T102_18" style:family="text"/>
    <style:style style:name="T102_19" style:family="text">
      <style:text-properties fo:color="#1155cc" style:text-underline-style="solid" style:text-underline-color="font-color"/>
    </style:style>
    <style:style style:name="T102_20" style:family="text"/>
    <style:style style:name="T102_21" style:family="text">
      <style:text-properties fo:color="#1155cc" style:text-underline-style="solid" style:text-underline-color="font-color"/>
    </style:style>
    <style:style style:name="T102_22" style:family="text"/>
    <style:style style:name="T102_23" style:family="text">
      <style:text-properties fo:color="#1155cc" style:text-underline-style="solid" style:text-underline-color="font-color"/>
    </style:style>
    <style:style style:name="T102_24" style:family="text"/>
    <style:style style:name="T102_25" style:family="text">
      <style:text-properties fo:color="#1155cc" style:text-underline-style="solid" style:text-underline-color="font-color"/>
    </style:style>
    <style:style style:name="T102_26" style:family="text"/>
    <style:style style:name="T102_27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margin-top="0cm" style:writing-mode="lr-tb"/>
    </style:style>
    <style:style style:name="T103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3_2" style:family="text">
      <style:text-properties fo:background-color="#ffffff" fo:font-size="10pt" style:font-size-asian="10pt" style:font-size-complex="10pt"/>
    </style:style>
    <style:style style:name="T103_3" style:family="text">
      <style:text-properties fo:background-color="#ffffff" fo:font-size="10pt" style:font-size-asian="10pt" style:font-size-complex="10pt"/>
    </style:style>
    <style:style style:name="T103_4" style:family="text">
      <style:text-properties fo:background-color="#ffffff" fo:font-size="10pt" style:font-size-asian="10pt" style:font-size-complex="10pt"/>
    </style:style>
    <style:style style:name="T103_5" style:family="text">
      <style:text-properties fo:background-color="#ffffff" fo:font-size="10pt" style:font-size-asian="10pt" style:font-size-complex="10pt"/>
    </style:style>
    <style:style style:name="T103_6" style:family="text">
      <style:text-properties fo:background-color="#ffffff" fo:font-size="10pt" style:font-size-asian="10pt" style:font-size-complex="10pt"/>
    </style:style>
    <style:style style:name="T103_7" style:family="text">
      <style:text-properties fo:background-color="#ffffff" fo:font-size="10pt" style:font-size-asian="10pt" style:font-size-complex="10pt"/>
    </style:style>
    <style:style style:name="T103_8" style:family="text">
      <style:text-properties fo:background-color="#ffffff" fo:font-size="10pt" style:font-size-asian="10pt" style:font-size-complex="10pt"/>
    </style:style>
    <style:style style:name="T103_9" style:family="text">
      <style:text-properties fo:background-color="#ffffff" fo:font-size="10pt" style:font-size-asian="10pt" style:font-size-complex="10pt"/>
    </style:style>
    <style:style style:name="T103_10" style:family="text">
      <style:text-properties fo:background-color="#ffffff" fo:font-size="10pt" style:font-size-asian="10pt" style:font-size-complex="10pt"/>
    </style:style>
    <style:style style:name="T103_11" style:family="text">
      <style:text-properties fo:background-color="#ffffff" fo:font-size="10pt" style:font-size-asian="10pt" style:font-size-complex="10pt"/>
    </style:style>
    <style:style style:name="T103_12" style:family="text">
      <style:text-properties fo:background-color="#ffffff" fo:font-size="10pt" style:font-size-asian="10pt" style:font-size-complex="10pt"/>
    </style:style>
    <style:style style:name="P104" style:family="paragraph" style:parent-style-name="Standard">
      <style:paragraph-properties fo:break-before="auto" fo:margin-top="0cm" style:writing-mode="lr-tb"/>
    </style:style>
    <style:style style:name="T104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4_2" style:family="text">
      <style:text-properties fo:background-color="#ffffff" fo:font-size="10pt" style:font-size-asian="10pt" style:font-size-complex="10pt"/>
    </style:style>
    <style:style style:name="T104_3" style:family="text">
      <style:text-properties fo:background-color="#ffffff" fo:font-size="10pt" style:font-size-asian="10pt" style:font-size-complex="10pt"/>
    </style:style>
    <style:style style:name="T104_4" style:family="text">
      <style:text-properties fo:background-color="#ffffff" fo:font-size="10pt" style:font-size-asian="10pt" style:font-size-complex="10pt"/>
    </style:style>
    <style:style style:name="T104_5" style:family="text">
      <style:text-properties fo:background-color="#ffffff" fo:font-size="10pt" style:font-size-asian="10pt" style:font-size-complex="10pt"/>
    </style:style>
    <style:style style:name="T104_6" style:family="text">
      <style:text-properties fo:background-color="#ffffff" fo:font-size="10pt" style:font-size-asian="10pt" style:font-size-complex="10pt"/>
    </style:style>
    <style:style style:name="T104_7" style:family="text">
      <style:text-properties fo:background-color="#ffffff" fo:font-size="10pt" style:font-size-asian="10pt" style:font-size-complex="10pt"/>
    </style:style>
    <style:style style:name="T104_8" style:family="text">
      <style:text-properties fo:background-color="#ffffff" fo:font-size="10pt" style:font-size-asian="10pt" style:font-size-complex="10pt"/>
    </style:style>
    <style:style style:name="T104_9" style:family="text">
      <style:text-properties fo:background-color="#ffffff" fo:font-size="10pt" style:font-size-asian="10pt" style:font-size-complex="10pt"/>
    </style:style>
    <style:style style:name="T104_10" style:family="text">
      <style:text-properties fo:background-color="#ffffff" fo:font-size="10pt" style:font-size-asian="10pt" style:font-size-complex="10pt"/>
    </style:style>
    <style:style style:name="T104_11" style:family="text">
      <style:text-properties fo:background-color="#ffffff" fo:font-size="10pt" style:font-size-asian="10pt" style:font-size-complex="10pt"/>
    </style:style>
    <style:style style:name="T104_12" style:family="text">
      <style:text-properties fo:background-color="#ffffff" fo:font-size="10pt" style:font-size-asian="10pt" style:font-size-complex="10pt"/>
    </style:style>
    <style:style style:name="T104_13" style:family="text">
      <style:text-properties fo:background-color="#ffffff" fo:font-size="10pt" style:font-size-asian="10pt" style:font-size-complex="10pt"/>
    </style:style>
    <style:style style:name="T104_14" style:family="text">
      <style:text-properties fo:background-color="#ffffff" fo:font-size="10pt" style:font-size-asian="10pt" style:font-size-complex="10pt"/>
    </style:style>
    <style:style style:name="T104_15" style:family="text">
      <style:text-properties fo:background-color="#ffffff" fo:font-size="10pt" style:font-size-asian="10pt" style:font-size-complex="10pt"/>
    </style:style>
    <style:style style:name="T104_16" style:family="text">
      <style:text-properties fo:background-color="#ffffff" fo:font-size="10pt" style:font-size-asian="10pt" style:font-size-complex="10pt"/>
    </style:style>
    <style:style style:name="P105" style:family="paragraph" style:parent-style-name="Standard">
      <style:paragraph-properties fo:break-before="auto" fo:margin-top="0cm" style:writing-mode="lr-tb"/>
    </style:style>
    <style:style style:name="T105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5_10" style:family="text">
      <style:text-properties fo:background-color="#ffffff" fo:font-size="10pt" style:font-size-asian="10pt" style:font-size-complex="10pt"/>
    </style:style>
    <style:style style:name="T105_11" style:family="text">
      <style:text-properties fo:background-color="#ffffff" fo:font-size="10pt" style:font-size-asian="10pt" style:font-size-complex="10pt"/>
    </style:style>
    <style:style style:name="T105_12" style:family="text">
      <style:text-properties fo:background-color="#ffffff" fo:font-size="10pt" style:font-size-asian="10pt" style:font-size-complex="10pt"/>
    </style:style>
    <style:style style:name="T105_13" style:family="text">
      <style:text-properties fo:background-color="#ffffff" fo:font-size="10pt" style:font-size-asian="10pt" style:font-size-complex="10pt"/>
    </style:style>
    <style:style style:name="T105_14" style:family="text">
      <style:text-properties fo:background-color="#ffffff" fo:font-size="10pt" style:font-size-asian="10pt" style:font-size-complex="10pt"/>
    </style:style>
    <style:style style:name="T105_15" style:family="text">
      <style:text-properties fo:background-color="#ffffff" fo:font-size="10pt" style:font-size-asian="10pt" style:font-size-complex="10pt"/>
    </style:style>
    <style:style style:name="T105_16" style:family="text">
      <style:text-properties fo:background-color="#ffffff" fo:font-size="10pt" style:font-size-asian="10pt" style:font-size-complex="10pt"/>
    </style:style>
    <style:style style:name="T105_17" style:family="text">
      <style:text-properties fo:background-color="#ffffff" fo:font-size="10pt" style:font-size-asian="10pt" style:font-size-complex="10pt"/>
    </style:style>
    <style:style style:name="T105_18" style:family="text">
      <style:text-properties fo:background-color="#ffffff" fo:font-size="10pt" style:font-size-asian="10pt" style:font-size-complex="10pt"/>
    </style:style>
    <style:style style:name="T105_19" style:family="text">
      <style:text-properties fo:background-color="#ffffff" fo:font-size="10pt" style:font-size-asian="10pt" style:font-size-complex="10pt"/>
    </style:style>
    <style:style style:name="T105_20" style:family="text">
      <style:text-properties fo:background-color="#ffffff" fo:font-size="10pt" style:font-size-asian="10pt" style:font-size-complex="10pt"/>
    </style:style>
    <style:style style:name="T105_21" style:family="text">
      <style:text-properties fo:background-color="#ffffff" fo:font-size="10pt" style:font-size-asian="10pt" style:font-size-complex="10pt"/>
    </style:style>
    <style:style style:name="T105_22" style:family="text">
      <style:text-properties fo:background-color="#ffffff" fo:font-size="10pt" style:font-size-asian="10pt" style:font-size-complex="10pt"/>
    </style:style>
    <style:style style:name="T105_23" style:family="text">
      <style:text-properties fo:background-color="#ffffff" fo:font-size="10pt" style:font-size-asian="10pt" style:font-size-complex="10pt"/>
    </style:style>
    <style:style style:name="T105_24" style:family="text">
      <style:text-properties fo:background-color="#ffffff" fo:font-size="10pt" style:font-size-asian="10pt" style:font-size-complex="10pt"/>
    </style:style>
    <style:style style:name="T105_25" style:family="text">
      <style:text-properties fo:background-color="#ffffff" fo:font-size="10pt" style:font-size-asian="10pt" style:font-size-complex="10pt"/>
    </style:style>
    <style:style style:name="T105_26" style:family="text">
      <style:text-properties fo:background-color="#ffffff" fo:font-size="10pt" style:font-size-asian="10pt" style:font-size-complex="10pt"/>
    </style:style>
    <style:style style:name="T105_27" style:family="text">
      <style:text-properties fo:background-color="#ffffff" fo:font-size="10pt" style:font-size-asian="10pt" style:font-size-complex="10pt"/>
    </style:style>
    <style:style style:name="T105_28" style:family="text">
      <style:text-properties fo:background-color="#ffffff" fo:font-size="10pt" style:font-size-asian="10pt" style:font-size-complex="10pt"/>
    </style:style>
    <style:style style:name="P106" style:family="paragraph" style:parent-style-name="Standard">
      <style:paragraph-properties fo:break-before="auto" fo:margin-top="0cm" style:writing-mode="lr-tb"/>
    </style:style>
    <style:style style:name="T10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6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6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6_4" style:family="text">
      <style:text-properties fo:background-color="#ffffff" fo:font-size="10pt" style:font-size-asian="10pt" style:font-size-complex="10pt"/>
    </style:style>
    <style:style style:name="T106_5" style:family="text">
      <style:text-properties fo:background-color="#ffffff" fo:font-size="10pt" style:font-size-asian="10pt" style:font-size-complex="10pt"/>
    </style:style>
    <style:style style:name="T106_6" style:family="text">
      <style:text-properties fo:background-color="#ffffff" fo:font-size="10pt" style:font-size-asian="10pt" style:font-size-complex="10pt"/>
    </style:style>
    <style:style style:name="T106_7" style:family="text">
      <style:text-properties fo:background-color="#ffffff" fo:font-size="10pt" style:font-size-asian="10pt" style:font-size-complex="10pt"/>
    </style:style>
    <style:style style:name="T106_8" style:family="text">
      <style:text-properties fo:background-color="#ffffff" fo:font-size="10pt" style:font-size-asian="10pt" style:font-size-complex="10pt"/>
    </style:style>
    <style:style style:name="T106_9" style:family="text">
      <style:text-properties fo:background-color="#ffffff" fo:font-size="10pt" style:font-size-asian="10pt" style:font-size-complex="10pt"/>
    </style:style>
    <style:style style:name="T106_10" style:family="text">
      <style:text-properties fo:background-color="#ffffff" fo:font-size="10pt" style:font-size-asian="10pt" style:font-size-complex="10pt"/>
    </style:style>
    <style:style style:name="T106_11" style:family="text">
      <style:text-properties fo:background-color="#ffffff" fo:font-size="10pt" style:font-size-asian="10pt" style:font-size-complex="10pt"/>
    </style:style>
    <style:style style:name="T106_12" style:family="text">
      <style:text-properties fo:background-color="#ffffff" fo:font-size="10pt" style:font-size-asian="10pt" style:font-size-complex="10pt"/>
    </style:style>
    <style:style style:name="T106_13" style:family="text">
      <style:text-properties fo:background-color="#ffffff" fo:font-size="10pt" style:font-size-asian="10pt" style:font-size-complex="10pt"/>
    </style:style>
    <style:style style:name="T106_14" style:family="text">
      <style:text-properties fo:background-color="#ffffff" fo:font-size="10pt" style:font-size-asian="10pt" style:font-size-complex="10pt"/>
    </style:style>
    <style:style style:name="T106_15" style:family="text">
      <style:text-properties fo:background-color="#ffffff" fo:font-size="10pt" style:font-size-asian="10pt" style:font-size-complex="10pt"/>
    </style:style>
    <style:style style:name="T106_16" style:family="text">
      <style:text-properties fo:background-color="#ffffff" fo:font-size="10pt" style:font-size-asian="10pt" style:font-size-complex="10pt"/>
    </style:style>
    <style:style style:name="T106_17" style:family="text">
      <style:text-properties fo:background-color="#ffffff" fo:font-size="10pt" style:font-size-asian="10pt" style:font-size-complex="10pt"/>
    </style:style>
    <style:style style:name="T106_18" style:family="text">
      <style:text-properties fo:background-color="#ffffff" fo:font-size="10pt" style:font-size-asian="10pt" style:font-size-complex="10pt"/>
    </style:style>
    <style:style style:name="T106_19" style:family="text">
      <style:text-properties fo:background-color="#ffffff" fo:font-size="10pt" style:font-size-asian="10pt" style:font-size-complex="10pt"/>
    </style:style>
    <style:style style:name="T106_20" style:family="text">
      <style:text-properties fo:background-color="#ffffff" fo:font-size="10pt" style:font-size-asian="10pt" style:font-size-complex="10pt"/>
    </style:style>
    <style:style style:name="T106_21" style:family="text">
      <style:text-properties fo:background-color="#ffffff" fo:font-size="10pt" style:font-size-asian="10pt" style:font-size-complex="10pt"/>
    </style:style>
    <style:style style:name="T106_22" style:family="text">
      <style:text-properties fo:background-color="#ffffff" fo:font-size="10pt" style:font-size-asian="10pt" style:font-size-complex="10pt"/>
    </style:style>
    <style:style style:name="T106_23" style:family="text">
      <style:text-properties fo:background-color="#ffffff" fo:font-size="10pt" style:font-size-asian="10pt" style:font-size-complex="10pt"/>
    </style:style>
    <style:style style:name="T106_24" style:family="text">
      <style:text-properties fo:background-color="#ffffff" fo:font-size="10pt" style:font-size-asian="10pt" style:font-size-complex="10pt"/>
    </style:style>
    <style:style style:name="P107" style:family="paragraph" style:parent-style-name="Standard">
      <style:paragraph-properties fo:break-before="auto" fo:margin-top="0cm" style:writing-mode="lr-tb"/>
    </style:style>
    <style:style style:name="T10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7_8" style:family="text">
      <style:text-properties fo:background-color="#ffffff" fo:font-size="10pt" style:font-size-asian="10pt" style:font-size-complex="10pt"/>
    </style:style>
    <style:style style:name="T107_9" style:family="text">
      <style:text-properties fo:background-color="#ffffff" fo:font-size="10pt" style:font-size-asian="10pt" style:font-size-complex="10pt"/>
    </style:style>
    <style:style style:name="T107_10" style:family="text">
      <style:text-properties fo:background-color="#ffffff" fo:font-size="10pt" style:font-size-asian="10pt" style:font-size-complex="10pt"/>
    </style:style>
    <style:style style:name="T107_11" style:family="text">
      <style:text-properties fo:background-color="#ffffff" fo:font-size="10pt" style:font-size-asian="10pt" style:font-size-complex="10pt"/>
    </style:style>
    <style:style style:name="T107_12" style:family="text">
      <style:text-properties fo:background-color="#ffffff" fo:font-size="10pt" style:font-size-asian="10pt" style:font-size-complex="10pt"/>
    </style:style>
    <style:style style:name="T107_13" style:family="text">
      <style:text-properties fo:background-color="#ffffff" fo:font-size="10pt" style:font-size-asian="10pt" style:font-size-complex="10pt"/>
    </style:style>
    <style:style style:name="T107_14" style:family="text">
      <style:text-properties fo:background-color="#ffffff" fo:font-size="10pt" style:font-size-asian="10pt" style:font-size-complex="10pt"/>
    </style:style>
    <style:style style:name="T107_15" style:family="text">
      <style:text-properties fo:background-color="#ffffff" fo:font-size="10pt" style:font-size-asian="10pt" style:font-size-complex="10pt"/>
    </style:style>
    <style:style style:name="T107_16" style:family="text">
      <style:text-properties fo:background-color="#ffffff" fo:font-size="10pt" style:font-size-asian="10pt" style:font-size-complex="10pt"/>
    </style:style>
    <style:style style:name="T107_17" style:family="text">
      <style:text-properties fo:background-color="#ffffff" fo:font-size="10pt" style:font-size-asian="10pt" style:font-size-complex="10pt"/>
    </style:style>
    <style:style style:name="T107_18" style:family="text">
      <style:text-properties fo:background-color="#ffffff" fo:font-size="10pt" style:font-size-asian="10pt" style:font-size-complex="10pt"/>
    </style:style>
    <style:style style:name="T107_19" style:family="text">
      <style:text-properties fo:background-color="#ffffff" fo:font-size="10pt" style:font-size-asian="10pt" style:font-size-complex="10pt"/>
    </style:style>
    <style:style style:name="T107_20" style:family="text">
      <style:text-properties fo:background-color="#ffffff" fo:font-size="10pt" style:font-size-asian="10pt" style:font-size-complex="10pt"/>
    </style:style>
    <style:style style:name="T107_21" style:family="text">
      <style:text-properties fo:background-color="#ffffff" fo:font-size="10pt" style:font-size-asian="10pt" style:font-size-complex="10pt"/>
    </style:style>
    <style:style style:name="T107_22" style:family="text">
      <style:text-properties fo:background-color="#ffffff" fo:font-size="10pt" style:font-size-asian="10pt" style:font-size-complex="10pt"/>
    </style:style>
    <style:style style:name="T107_23" style:family="text">
      <style:text-properties fo:background-color="#ffffff" fo:font-size="10pt" style:font-size-asian="10pt" style:font-size-complex="10pt"/>
    </style:style>
    <style:style style:name="T107_24" style:family="text">
      <style:text-properties fo:background-color="#ffffff" fo:font-size="10pt" style:font-size-asian="10pt" style:font-size-complex="10pt"/>
    </style:style>
    <style:style style:name="T107_25" style:family="text">
      <style:text-properties fo:background-color="#ffffff" fo:font-size="10pt" style:font-size-asian="10pt" style:font-size-complex="10pt"/>
    </style:style>
    <style:style style:name="T107_26" style:family="text">
      <style:text-properties fo:background-color="#ffffff" fo:font-size="10pt" style:font-size-asian="10pt" style:font-size-complex="10pt"/>
    </style:style>
    <style:style style:name="T107_27" style:family="text">
      <style:text-properties fo:background-color="#ffffff" fo:font-size="10pt" style:font-size-asian="10pt" style:font-size-complex="10pt"/>
    </style:style>
    <style:style style:name="T107_28" style:family="text">
      <style:text-properties fo:background-color="#ffffff" fo:font-size="10pt" style:font-size-asian="10pt" style:font-size-complex="10pt"/>
    </style:style>
    <style:style style:name="P108" style:family="paragraph" style:parent-style-name="Standard">
      <style:paragraph-properties fo:break-before="auto" fo:margin-top="0cm" fo:margin-bottom="0cm" style:writing-mode="lr-tb"/>
    </style:style>
    <style:style style:name="T10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8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8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8_4" style:family="text">
      <style:text-properties fo:background-color="#ffffff" fo:font-size="10pt" style:font-size-asian="10pt" style:font-size-complex="10pt"/>
    </style:style>
    <style:style style:name="T108_5" style:family="text">
      <style:text-properties fo:background-color="#ffffff" fo:font-size="10pt" style:font-size-asian="10pt" style:font-size-complex="10pt"/>
    </style:style>
    <style:style style:name="T108_6" style:family="text">
      <style:text-properties fo:background-color="#ffffff" fo:font-size="10pt" style:font-size-asian="10pt" style:font-size-complex="10pt"/>
    </style:style>
    <style:style style:name="T108_7" style:family="text">
      <style:text-properties fo:background-color="#ffffff" fo:font-size="10pt" style:font-size-asian="10pt" style:font-size-complex="10pt"/>
    </style:style>
    <style:style style:name="T108_8" style:family="text">
      <style:text-properties fo:background-color="#ffffff" fo:font-size="10pt" style:font-size-asian="10pt" style:font-size-complex="10pt"/>
    </style:style>
    <style:style style:name="T108_9" style:family="text">
      <style:text-properties fo:background-color="#ffffff" fo:font-size="10pt" style:font-size-asian="10pt" style:font-size-complex="10pt"/>
    </style:style>
    <style:style style:name="T108_10" style:family="text">
      <style:text-properties fo:background-color="#ffffff" fo:font-size="10pt" style:font-size-asian="10pt" style:font-size-complex="10pt"/>
    </style:style>
    <style:style style:name="T108_11" style:family="text">
      <style:text-properties fo:background-color="#ffffff" fo:font-size="10pt" style:font-size-asian="10pt" style:font-size-complex="10pt"/>
    </style:style>
    <style:style style:name="T108_12" style:family="text">
      <style:text-properties fo:background-color="#ffffff" fo:font-size="10pt" style:font-size-asian="10pt" style:font-size-complex="10pt"/>
    </style:style>
    <style:style style:name="T108_13" style:family="text">
      <style:text-properties fo:background-color="#ffffff" fo:font-size="10pt" style:font-size-asian="10pt" style:font-size-complex="10pt"/>
    </style:style>
    <style:style style:name="T108_14" style:family="text">
      <style:text-properties fo:background-color="#ffffff" fo:font-size="10pt" style:font-size-asian="10pt" style:font-size-complex="10pt"/>
    </style:style>
    <style:style style:name="T108_15" style:family="text">
      <style:text-properties fo:background-color="#ffffff" fo:font-size="10pt" style:font-size-asian="10pt" style:font-size-complex="10pt"/>
    </style:style>
    <style:style style:name="T108_16" style:family="text">
      <style:text-properties fo:background-color="#ffffff" fo:font-size="10pt" style:font-size-asian="10pt" style:font-size-complex="10pt"/>
    </style:style>
    <style:style style:name="T108_17" style:family="text">
      <style:text-properties fo:background-color="#ffffff" fo:font-size="10pt" style:font-size-asian="10pt" style:font-size-complex="10pt"/>
    </style:style>
    <style:style style:name="T108_18" style:family="text">
      <style:text-properties fo:background-color="#ffffff" fo:font-size="10pt" style:font-size-asian="10pt" style:font-size-complex="10pt"/>
    </style:style>
    <style:style style:name="T108_19" style:family="text">
      <style:text-properties fo:background-color="#ffffff" fo:font-size="10pt" style:font-size-asian="10pt" style:font-size-complex="10pt"/>
    </style:style>
    <style:style style:name="T108_20" style:family="text">
      <style:text-properties fo:background-color="#ffffff" fo:font-size="10pt" style:font-size-asian="10pt" style:font-size-complex="10pt"/>
    </style:style>
    <style:style style:name="T108_21" style:family="text">
      <style:text-properties fo:background-color="#ffffff" fo:font-size="10pt" style:font-size-asian="10pt" style:font-size-complex="10pt"/>
    </style:style>
    <style:style style:name="T108_22" style:family="text">
      <style:text-properties fo:background-color="#ffffff" fo:font-size="10pt" style:font-size-asian="10pt" style:font-size-complex="10pt"/>
    </style:style>
    <style:style style:name="T108_23" style:family="text">
      <style:text-properties fo:background-color="#ffffff" fo:font-size="10pt" style:font-size-asian="10pt" style:font-size-complex="10pt"/>
    </style:style>
    <style:style style:name="T108_24" style:family="text">
      <style:text-properties fo:background-color="#ffffff" fo:font-size="10pt" style:font-size-asian="10pt" style:font-size-complex="10pt"/>
    </style:style>
    <style:style style:name="T108_25" style:family="text">
      <style:text-properties fo:background-color="#ffffff" fo:font-size="10pt" style:font-size-asian="10pt" style:font-size-complex="10pt"/>
    </style:style>
    <style:style style:name="T108_26" style:family="text">
      <style:text-properties fo:background-color="#ffffff" fo:font-size="10pt" style:font-size-asian="10pt" style:font-size-complex="10pt"/>
    </style:style>
    <style:style style:name="T108_27" style:family="text">
      <style:text-properties fo:background-color="#ffffff" fo:font-size="10pt" style:font-size-asian="10pt" style:font-size-complex="10pt"/>
    </style:style>
    <style:style style:name="T108_28" style:family="text">
      <style:text-properties fo:background-color="#ffffff" fo:font-size="10pt" style:font-size-asian="10pt" style:font-size-complex="10pt"/>
    </style:style>
    <style:style style:name="T108_29" style:family="text">
      <style:text-properties fo:background-color="#ffffff" fo:font-size="10pt" style:font-size-asian="10pt" style:font-size-complex="10pt"/>
    </style:style>
    <style:style style:name="T108_30" style:family="text">
      <style:text-properties fo:background-color="#ffffff" fo:font-size="10pt" style:font-size-asian="10pt" style:font-size-complex="10pt"/>
    </style:style>
    <style:style style:name="T108_31" style:family="text">
      <style:text-properties fo:background-color="#ffffff" fo:font-size="10pt" style:font-size-asian="10pt" style:font-size-complex="10pt"/>
    </style:style>
    <style:style style:name="T108_32" style:family="text">
      <style:text-properties fo:background-color="#ffffff" fo:font-size="10pt" style:font-size-asian="10pt" style:font-size-complex="10pt"/>
    </style:style>
    <style:style style:name="T108_33" style:family="text">
      <style:text-properties fo:background-color="#ffffff" fo:font-size="10pt" style:font-size-asian="10pt" style:font-size-complex="10pt"/>
    </style:style>
    <style:style style:name="T108_34" style:family="text">
      <style:text-properties fo:background-color="#ffffff" fo:font-size="10pt" style:font-size-asian="10pt" style:font-size-complex="10pt"/>
    </style:style>
    <style:style style:name="P109" style:family="paragraph" style:parent-style-name="Heading_20_2">
      <style:paragraph-properties fo:break-before="auto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 style:parent-style-name="Heading_20_2"/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fo:color="#666666" fo:font-size="10pt" style:font-size-asian="10pt" style:font-size-complex="10pt" fo:font-weight="bold" style:font-weight-asian="bold" style:font-weight-complex="bold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font-size="10pt" style:font-size-asian="10pt" style:font-size-complex="10pt"/>
    </style:style>
    <style:style style:name="T110_10" style:family="text">
      <style:text-properties fo:font-size="10pt" style:font-size-asian="10pt" style:font-size-complex="10pt"/>
    </style:style>
    <style:style style:name="T110_11" style:family="text">
      <style:text-properties fo:font-size="10pt" style:font-size-asian="10pt" style:font-size-complex="10pt"/>
    </style:style>
    <style:style style:name="T110_12" style:family="text">
      <style:text-properties fo:font-size="10pt" style:font-size-asian="10pt" style:font-size-complex="10pt"/>
    </style:style>
    <style:style style:name="T110_13" style:family="text">
      <style:text-properties fo:font-size="10pt" style:font-size-asian="10pt" style:font-size-complex="10pt"/>
    </style:style>
    <style:style style:name="T110_14" style:family="text">
      <style:text-properties fo:font-size="10pt" style:font-size-asian="10pt" style:font-size-complex="10pt"/>
    </style:style>
    <style:style style:name="T110_15" style:family="text">
      <style:text-properties fo:font-size="10pt" style:font-size-asian="10pt" style:font-size-complex="10pt"/>
    </style:style>
    <style:style style:name="T110_16" style:family="text">
      <style:text-properties fo:font-size="10pt" style:font-size-asian="10pt" style:font-size-complex="10pt"/>
    </style:style>
    <style:style style:name="T110_17" style:family="text">
      <style:text-properties fo:font-size="10pt" style:font-size-asian="10pt" style:font-size-complex="10pt"/>
    </style:style>
    <style:style style:name="T110_18" style:family="text">
      <style:text-properties fo:font-size="10pt" style:font-size-asian="10pt" style:font-size-complex="10pt"/>
    </style:style>
    <style:style style:name="T110_19" style:family="text">
      <style:text-properties fo:font-size="10pt" style:font-size-asian="10pt" style:font-size-complex="10pt"/>
    </style:style>
    <style:style style:name="T110_20" style:family="text">
      <style:text-properties fo:font-size="10pt" style:font-size-asian="10pt" style:font-size-complex="10pt"/>
    </style:style>
    <style:style style:name="T110_21" style:family="text">
      <style:text-properties fo:font-size="10pt" style:font-size-asian="10pt" style:font-size-complex="10pt"/>
    </style:style>
    <style:style style:name="T110_22" style:family="text">
      <style:text-properties fo:font-size="10pt" style:font-size-asian="10pt" style:font-size-complex="10pt"/>
    </style:style>
    <style:style style:name="T110_23" style:family="text">
      <style:text-properties fo:font-size="10pt" style:font-size-asian="10pt" style:font-size-complex="10pt"/>
    </style:style>
    <style:style style:name="T110_24" style:family="text">
      <style:text-properties fo:font-size="10pt" style:font-size-asian="10pt" style:font-size-complex="10pt"/>
    </style:style>
    <style:style style:name="T110_25" style:family="text">
      <style:text-properties fo:font-size="10pt" style:font-size-asian="10pt" style:font-size-complex="10pt"/>
    </style:style>
    <style:style style:name="T110_26" style:family="text">
      <style:text-properties fo:font-style="italic" style:font-style-asian="italic" style:font-style-complex="italic" fo:font-size="10pt" style:font-size-asian="10pt" style:font-size-complex="10pt"/>
    </style:style>
    <style:style style:name="T110_27" style:family="text">
      <style:text-properties fo:font-style="italic" style:font-style-asian="italic" style:font-style-complex="italic" fo:font-size="10pt" style:font-size-asian="10pt" style:font-size-complex="10pt"/>
    </style:style>
    <style:style style:name="T110_28" style:family="text">
      <style:text-properties fo:font-style="italic" style:font-style-asian="italic" style:font-style-complex="italic" fo:font-size="10pt" style:font-size-asian="10pt" style:font-size-complex="10pt"/>
    </style:style>
    <style:style style:name="T110_29" style:family="text">
      <style:text-properties fo:font-style="italic" style:font-style-asian="italic" style:font-style-complex="italic" fo:font-size="10pt" style:font-size-asian="10pt" style:font-size-complex="10pt"/>
    </style:style>
    <style:style style:name="T110_30" style:family="text">
      <style:text-properties fo:font-style="italic" style:font-style-asian="italic" style:font-style-complex="italic" fo:font-size="10pt" style:font-size-asian="10pt" style:font-size-complex="10pt"/>
    </style:style>
    <style:style style:name="T110_31" style:family="text">
      <style:text-properties fo:font-style="italic" style:font-style-asian="italic" style:font-style-complex="italic" fo:font-size="10pt" style:font-size-asian="10pt" style:font-size-complex="10pt"/>
    </style:style>
    <style:style style:name="T110_32" style:family="text">
      <style:text-properties fo:font-size="10pt" style:font-size-asian="10pt" style:font-size-complex="10pt"/>
    </style:style>
    <style:style style:name="T110_33" style:family="text">
      <style:text-properties fo:font-size="10pt" style:font-size-asian="10pt" style:font-size-complex="10pt"/>
    </style:style>
    <style:style style:name="T110_34" style:family="text"/>
    <style:style style:name="T110_35" style:family="text">
      <style:text-properties fo:font-size="10pt" style:font-size-asian="10pt" style:font-size-complex="10pt"/>
    </style:style>
    <style:style style:name="T110_36" style:family="text"/>
    <style:style style:name="T110_37" style:family="text">
      <style:text-properties fo:font-size="10pt" style:font-size-asian="10pt" style:font-size-complex="10pt"/>
    </style:style>
    <style:style style:name="T110_38" style:family="text"/>
    <style:style style:name="T110_39" style:family="text">
      <style:text-properties fo:font-size="10pt" style:font-size-asian="10pt" style:font-size-complex="10pt"/>
    </style:style>
    <style:style style:name="T110_40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>
      <style:text-properties fo:font-style="italic" style:font-style-asian="italic" style:font-style-complex="italic"/>
    </style:style>
    <style:style style:name="T123_8" style:family="text"/>
    <style:style style:name="T123_9" style:family="text"/>
    <style:style style:name="T123_10" style:family="text"/>
    <style:style style:name="T123_11" style:family="text">
      <style:text-properties fo:font-style="italic" style:font-style-asian="italic" style:font-style-complex="italic"/>
    </style:style>
    <style:style style:name="T123_12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P136" style:family="paragraph" style:parent-style-name="Standard">
      <style:paragraph-properties fo:break-before="auto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P137" style:family="paragraph" style:parent-style-name="Heading_20_2">
      <style:paragraph-properties fo:break-before="auto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 style:parent-style-name="Heading_20_2"/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T138_19" style:family="text">
      <style:text-properties fo:font-size="10pt" style:font-size-asian="10pt" style:font-size-complex="10pt"/>
    </style:style>
    <style:style style:name="T138_20" style:family="text">
      <style:text-properties fo:font-size="10pt" style:font-size-asian="10pt" style:font-size-complex="10pt"/>
    </style:style>
    <style:style style:name="T138_21" style:family="text">
      <style:text-properties fo:font-style="italic" style:font-style-asian="italic" style:font-style-complex="italic" fo:font-size="10pt" style:font-size-asian="10pt" style:font-size-complex="10pt"/>
    </style:style>
    <style:style style:name="T138_22" style:family="text">
      <style:text-properties fo:font-style="italic" style:font-style-asian="italic" style:font-style-complex="italic" fo:font-size="10pt" style:font-size-asian="10pt" style:font-size-complex="10pt"/>
    </style:style>
    <style:style style:name="T138_23" style:family="text">
      <style:text-properties fo:font-style="italic" style:font-style-asian="italic" style:font-style-complex="italic" fo:font-size="10pt" style:font-size-asian="10pt" style:font-size-complex="10pt"/>
    </style:style>
    <style:style style:name="T138_24" style:family="text">
      <style:text-properties fo:font-style="italic" style:font-style-asian="italic" style:font-style-complex="italic" fo:font-size="10pt" style:font-size-asian="10pt" style:font-size-complex="10pt"/>
    </style:style>
    <style:style style:name="T138_25" style:family="text">
      <style:text-properties fo:font-style="italic" style:font-style-asian="italic" style:font-style-complex="italic" fo:font-size="10pt" style:font-size-asian="10pt" style:font-size-complex="10pt"/>
    </style:style>
    <style:style style:name="T138_26" style:family="text">
      <style:text-properties fo:font-style="italic" style:font-style-asian="italic" style:font-style-complex="italic" fo:font-size="10pt" style:font-size-asian="10pt" style:font-size-complex="10pt"/>
    </style:style>
    <style:style style:name="T138_27" style:family="text">
      <style:text-properties fo:font-size="10pt" style:font-size-asian="10pt" style:font-size-complex="10pt"/>
    </style:style>
    <style:style style:name="T138_28" style:family="text">
      <style:text-properties fo:font-size="10pt" style:font-size-asian="10pt" style:font-size-complex="10pt"/>
    </style:style>
    <style:style style:name="T138_29" style:family="text"/>
    <style:style style:name="T138_30" style:family="text">
      <style:text-properties fo:font-size="10pt" style:font-size-asian="10pt" style:font-size-complex="10pt"/>
    </style:style>
    <style:style style:name="T138_31" style:family="text"/>
    <style:style style:name="T138_32" style:family="text">
      <style:text-properties fo:font-size="10pt" style:font-size-asian="10pt" style:font-size-complex="10pt"/>
    </style:style>
    <style:style style:name="T138_33" style:family="text"/>
    <style:style style:name="T138_34" style:family="text">
      <style:text-properties fo:font-size="10pt" style:font-size-asian="10pt" style:font-size-complex="10pt"/>
    </style:style>
    <style:style style:name="T138_35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P144" style:family="paragraph" style:parent-style-name="Standard">
      <style:paragraph-properties fo:break-before="auto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P146" style:family="paragraph" style:parent-style-name="Standard">
      <style:paragraph-properties fo:break-before="auto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>
      <style:text-properties fo:font-style="italic" style:font-style-asian="italic" style:font-style-complex="italic"/>
    </style:style>
    <style:style style:name="T146_16" style:family="text"/>
    <style:style style:name="T146_17" style:family="text"/>
    <style:style style:name="T146_18" style:family="text"/>
    <style:style style:name="T146_19" style:family="text">
      <style:text-properties fo:font-style="italic" style:font-style-asian="italic" style:font-style-complex="italic"/>
    </style:style>
    <style:style style:name="P147" style:family="paragraph" style:parent-style-name="Standard">
      <style:paragraph-properties fo:break-before="auto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/>
    <style:style style:name="P152" style:family="paragraph" style:parent-style-name="Standard">
      <style:paragraph-properties fo:break-before="auto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P153" style:family="paragraph" style:parent-style-name="Standard">
      <style:paragraph-properties fo:break-before="auto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P155" style:family="paragraph" style:parent-style-name="Standard">
      <style:paragraph-properties fo:break-before="auto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 style:parent-style-name="Standard"/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fo:font-size="10pt" style:font-size-asian="10pt" style:font-size-complex="10pt"/>
    </style:style>
    <style:style style:name="T156_2" style:family="text"/>
    <style:style style:name="T15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4" style:family="text"/>
    <style:style style:name="T156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6" style:family="text"/>
    <style:style style:name="T156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8" style:family="text"/>
    <style:style style:name="T156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10" style:family="text"/>
    <style:style style:name="T156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12" style:family="text"/>
    <style:style style:name="T15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14" style:family="text"/>
    <style:style style:name="T15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16" style:family="text"/>
    <style:style style:name="T15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18" style:family="text"/>
    <style:style style:name="T15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20" style:family="text"/>
    <style:style style:name="T15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22" style:family="text"/>
    <style:style style:name="T15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24" style:family="text"/>
    <style:style style:name="T15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 style:parent-style-name="Standard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0pt" style:font-size-asian="10pt" style:font-size-complex="10pt"/>
    </style:style>
    <style:style style:name="T157_2" style:family="text"/>
    <style:style style:name="T157_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4" style:family="text"/>
    <style:style style:name="T157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6" style:family="text"/>
    <style:style style:name="T157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8" style:family="text"/>
    <style:style style:name="T157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10" style:family="text"/>
    <style:style style:name="T157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12" style:family="text"/>
    <style:style style:name="T157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14" style:family="text"/>
    <style:style style:name="T15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16" style:family="text"/>
    <style:style style:name="T15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18" style:family="text"/>
    <style:style style:name="T15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20" style:family="text"/>
    <style:style style:name="T15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22" style:family="text"/>
    <style:style style:name="T15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24" style:family="text"/>
    <style:style style:name="T15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26" style:family="text"/>
    <style:style style:name="T15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28" style:family="text"/>
    <style:style style:name="T15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30" style:family="text"/>
    <style:style style:name="T15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32" style:family="text"/>
    <style:style style:name="T15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34" style:family="text"/>
    <style:style style:name="T15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36" style:family="text"/>
    <style:style style:name="T15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38" style:family="text"/>
    <style:style style:name="T15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40" style:family="text"/>
    <style:style style:name="T15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 style:parent-style-name="Standard"/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fo:font-size="10pt" style:font-size-asian="10pt" style:font-size-complex="10pt"/>
    </style:style>
    <style:style style:name="T158_2" style:family="text"/>
    <style:style style:name="T158_3" style:family="text">
      <style:text-properties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58_4" style:family="text"/>
    <style:style style:name="T158_5" style:family="text">
      <style:text-properties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58_6" style:family="text"/>
    <style:style style:name="T158_7" style:family="text">
      <style:text-properties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58_8" style:family="text"/>
    <style:style style:name="T158_9" style:family="text">
      <style:text-properties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58_10" style:family="text"/>
    <style:style style:name="T15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12" style:family="text"/>
    <style:style style:name="T15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14" style:family="text"/>
    <style:style style:name="T15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16" style:family="text"/>
    <style:style style:name="T15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18" style:family="text"/>
    <style:style style:name="T15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20" style:family="text"/>
    <style:style style:name="T15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22" style:family="text"/>
    <style:style style:name="T15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24" style:family="text"/>
    <style:style style:name="T15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26" style:family="text"/>
    <style:style style:name="T15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28" style:family="text"/>
    <style:style style:name="T15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30" style:family="text"/>
    <style:style style:name="T15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32" style:family="text"/>
    <style:style style:name="T15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34" style:family="text"/>
    <style:style style:name="T15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36" style:family="text"/>
    <style:style style:name="T15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38" style:family="text"/>
    <style:style style:name="T15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40" style:family="text"/>
    <style:style style:name="T15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42" style:family="text"/>
    <style:style style:name="T15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P159" style:family="paragraph" style:parent-style-name="Heading_20_2">
      <style:paragraph-properties fo:break-before="auto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 style:parent-style-name="Heading_20_2"/>
    <style:style style:name="P160" style:family="paragraph" style:parent-style-name="Standard">
      <style:paragraph-properties fo:break-before="auto" style:writing-mode="lr-tb"/>
    </style:style>
    <style:style style:name="T160_1" style:family="text"/>
    <style:style style:name="T160_2" style:family="text">
      <style:text-properties fo:font-size="10pt" style:font-size-asian="10pt" style:font-size-complex="10pt"/>
    </style:style>
    <style:style style:name="T160_3" style:family="text"/>
    <style:style style:name="T160_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5" style:family="text"/>
    <style:style style:name="T160_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7" style:family="text"/>
    <style:style style:name="T160_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9" style:family="text"/>
    <style:style style:name="T160_1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11" style:family="text"/>
    <style:style style:name="T160_1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13" style:family="text"/>
    <style:style style:name="T160_1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15" style:family="text"/>
    <style:style style:name="T160_1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17" style:family="text"/>
    <style:style style:name="T160_1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19" style:family="text"/>
    <style:style style:name="T160_2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21" style:family="text"/>
    <style:style style:name="T160_2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23" style:family="text"/>
    <style:style style:name="T160_2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25" style:family="text"/>
    <style:style style:name="T160_2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27" style:family="text"/>
    <style:style style:name="T160_2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29" style:family="text"/>
    <style:style style:name="T160_3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31" style:family="text"/>
    <style:style style:name="T160_3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33" style:family="text"/>
    <style:style style:name="T160_3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35" style:family="text"/>
    <style:style style:name="T160_3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37" style:family="text"/>
    <style:style style:name="T160_3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39" style:family="text"/>
    <style:style style:name="T160_4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41" style:family="text"/>
    <style:style style:name="T160_4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60_43" style:family="text"/>
    <style:style style:name="T160_4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P161" style:family="paragraph" style:parent-style-name="Standard">
      <style:paragraph-properties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break-before="auto" fo:margin-top="0cm" fo:margin-bottom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P165" style:family="paragraph" style:parent-style-name="Heading_20_2">
      <style:paragraph-properties fo:break-before="auto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P166" style:family="paragraph" style:parent-style-name="Standard">
      <style:paragraph-properties fo:break-before="auto" fo:margin-top="0cm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 style:parent-style-name="Standard"/>
    <style:style style:name="P168" style:family="paragraph" style:parent-style-name="Standard">
      <style:paragraph-properties fo:break-before="auto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5" style:family="text"/>
    <style:style style:name="T16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7" style:family="text"/>
    <style:style style:name="T16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9" style:family="text"/>
    <style:style style:name="T16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1" style:family="text"/>
    <style:style style:name="T16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3" style:family="text"/>
    <style:style style:name="T16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5" style:family="text"/>
    <style:style style:name="T16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7" style:family="text"/>
    <style:style style:name="T16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9" style:family="text"/>
    <style:style style:name="T16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1" style:family="text"/>
    <style:style style:name="T16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3" style:family="text"/>
    <style:style style:name="T16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5" style:family="text"/>
    <style:style style:name="T16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7" style:family="text"/>
    <style:style style:name="T16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P169" style:family="paragraph" style:parent-style-name="Standard">
      <style:paragraph-properties fo:break-before="auto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margin-top="0cm" fo:margin-bottom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 style:parent-style-name="Standard"/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/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/>
    <style:style style:name="T171_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5" style:family="text"/>
    <style:style style:name="T171_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7" style:family="text"/>
    <style:style style:name="T171_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9" style:family="text"/>
    <style:style style:name="T171_1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11" style:family="text"/>
    <style:style style:name="T171_1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13" style:family="text"/>
    <style:style style:name="T171_1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15" style:family="text"/>
    <style:style style:name="T171_1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17" style:family="text"/>
    <style:style style:name="T171_18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19" style:family="text"/>
    <style:style style:name="T171_20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21" style:family="text"/>
    <style:style style:name="T171_22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23" style:family="text"/>
    <style:style style:name="T171_24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T171_25" style:family="text"/>
    <style:style style:name="T171_26" style:family="text">
      <style:text-properties fo:background-color="#fafafa" fo:color="#1155cc" fo:font-size="10pt" style:font-size-asian="10pt" style:font-size-complex="10pt" style:text-underline-style="solid" style:text-underline-color="font-color"/>
    </style:style>
    <style:style style:name="P172" style:family="paragraph" style:parent-style-name="Standard">
      <style:paragraph-properties fo:break-before="auto" fo:text-indent="0cm" fo:margin-left="0cm" style:writing-mode="lr-tb"/>
    </style:style>
    <style:style style:name="P173" style:family="paragraph" style:parent-style-name="Heading_20_2">
      <style:paragraph-properties fo:break-before="auto" style:writing-mode="lr-tb"/>
    </style:style>
    <style:style style:name="P174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75" style:family="paragraph" style:parent-style-name="Heading_20_1">
      <style:paragraph-properties fo:break-before="page" style:writing-mode="lr-tb"/>
    </style:style>
    <style:style style:name="T175_1" style:family="text"/>
    <style:style style:name="P176" style:family="paragraph" style:parent-style-name="Standard">
      <style:paragraph-properties fo:break-before="auto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P177" style:family="paragraph" style:parent-style-name="Standard">
      <style:paragraph-properties fo:break-before="auto" fo:margin-top="0cm" style:writing-mode="lr-tb"/>
    </style:style>
    <style:style style:name="T177_1" style:family="text"/>
    <style:style style:name="P178" style:family="paragraph" style:parent-style-name="Standard">
      <style:paragraph-properties fo:break-before="auto" fo:margin-top="0cm" style:writing-mode="lr-tb"/>
    </style:style>
    <style:style style:name="T178_1" style:family="text"/>
    <style:style style:name="P179" style:family="paragraph" style:parent-style-name="Standard">
      <style:paragraph-properties fo:break-before="auto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margin-top="0cm" fo:margin-bottom="0cm" style:writing-mode="lr-tb"/>
    </style:style>
    <style:style style:name="T180_1" style:family="text"/>
    <style:style style:name="P181" style:family="paragraph" style:parent-style-name="Standard">
      <style:paragraph-properties fo:break-before="auto" style:writing-mode="lr-tb"/>
    </style:style>
    <style:style style:name="P182" style:family="paragraph" style:parent-style-name="Standard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P183" style:family="paragraph" style:parent-style-name="Standard">
      <style:paragraph-properties fo:break-before="auto" style:writing-mode="lr-tb"/>
    </style:style>
    <style:style style:name="P184" style:family="paragraph" style:parent-style-name="Standard">
      <style:paragraph-properties fo:break-before="auto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P185" style:family="paragraph" style:parent-style-name="Standard">
      <style:paragraph-properties fo:break-before="auto" fo:margin-top="0cm" style:writing-mode="lr-tb"/>
    </style:style>
    <style:style style:name="T185_1" style:family="text"/>
    <style:style style:name="P186" style:family="paragraph" style:parent-style-name="Standard">
      <style:paragraph-properties fo:break-before="auto" fo:margin-top="0cm" style:writing-mode="lr-tb"/>
    </style:style>
    <style:style style:name="T186_1" style:family="text"/>
    <style:style style:name="T186_2" style:family="text">
      <style:text-properties fo:color="#1155cc" style:text-underline-style="solid" style:text-underline-color="font-color"/>
    </style:style>
    <style:style style:name="T186_3" style:family="text"/>
    <style:style style:name="T186_4" style:family="text">
      <style:text-properties fo:color="#1155cc" style:text-underline-style="solid" style:text-underline-color="font-color"/>
    </style:style>
    <style:style style:name="T186_5" style:family="text"/>
    <style:style style:name="T186_6" style:family="text">
      <style:text-properties fo:color="#1155cc" style:text-underline-style="solid" style:text-underline-color="font-color"/>
    </style:style>
    <style:style style:name="T186_7" style:family="text"/>
    <style:style style:name="T186_8" style:family="text">
      <style:text-properties fo:color="#1155cc" style:text-underline-style="solid" style:text-underline-color="font-color"/>
    </style:style>
    <style:style style:name="T186_9" style:family="text"/>
    <style:style style:name="T186_10" style:family="text">
      <style:text-properties fo:color="#1155cc" style:text-underline-style="solid" style:text-underline-color="font-color"/>
    </style:style>
    <style:style style:name="T186_11" style:family="text"/>
    <style:style style:name="T186_12" style:family="text">
      <style:text-properties fo:color="#1155cc" style:text-underline-style="solid" style:text-underline-color="font-color"/>
    </style:style>
    <style:style style:name="P187" style:family="paragraph" style:parent-style-name="Standard">
      <style:paragraph-properties fo:break-before="auto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P188" style:family="paragraph" style:parent-style-name="Standard">
      <style:paragraph-properties fo:break-before="auto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P189" style:family="paragraph" style:parent-style-name="Standard">
      <style:paragraph-properties fo:break-before="auto" fo:margin-top="0cm" style:writing-mode="lr-tb"/>
    </style:style>
    <style:style style:name="T189_1" style:family="text"/>
    <style:style style:name="T189_2" style:family="text">
      <style:text-properties fo:color="#1155cc" style:text-underline-style="solid" style:text-underline-color="font-color"/>
    </style:style>
    <style:style style:name="T189_3" style:family="text"/>
    <style:style style:name="T189_4" style:family="text">
      <style:text-properties fo:color="#1155cc" style:text-underline-style="solid" style:text-underline-color="font-color"/>
    </style:style>
    <style:style style:name="T189_5" style:family="text"/>
    <style:style style:name="T189_6" style:family="text">
      <style:text-properties fo:color="#1155cc" style:text-underline-style="solid" style:text-underline-color="font-color"/>
    </style:style>
    <style:style style:name="T189_7" style:family="text"/>
    <style:style style:name="T189_8" style:family="text">
      <style:text-properties fo:color="#1155cc" style:text-underline-style="solid" style:text-underline-color="font-color"/>
    </style:style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P190" style:family="paragraph" style:parent-style-name="Standard">
      <style:paragraph-properties fo:break-before="auto" fo:margin-top="0cm" style:writing-mode="lr-tb"/>
    </style:style>
    <style:style style:name="T190_1" style:family="text">
      <style:text-properties fo:font-style="italic" style:font-style-asian="italic" style:font-style-complex="italic"/>
    </style:style>
    <style:style style:name="T190_2" style:family="text">
      <style:text-properties fo:font-style="italic" style:font-style-asian="italic" style:font-style-complex="italic"/>
    </style:style>
    <style:style style:name="T190_3" style:family="text">
      <style:text-properties fo:font-style="italic" style:font-style-asian="italic" style:font-style-complex="italic"/>
    </style:style>
    <style:style style:name="T190_4" style:family="text">
      <style:text-properties fo:font-style="italic" style:font-style-asian="italic" style:font-style-complex="italic"/>
    </style:style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P191" style:family="paragraph" style:parent-style-name="Standard">
      <style:paragraph-properties fo:break-before="auto" fo:margin-top="0cm" style:writing-mode="lr-tb"/>
    </style:style>
    <style:style style:name="T191_1" style:family="text"/>
    <style:style style:name="T191_2" style:family="text">
      <style:text-properties fo:color="#1155cc" style:text-underline-style="solid" style:text-underline-color="font-color"/>
    </style:style>
    <style:style style:name="T191_3" style:family="text"/>
    <style:style style:name="T191_4" style:family="text">
      <style:text-properties fo:color="#1155cc" style:text-underline-style="solid" style:text-underline-color="font-color"/>
    </style:style>
    <style:style style:name="T191_5" style:family="text"/>
    <style:style style:name="T191_6" style:family="text">
      <style:text-properties fo:color="#1155cc" style:text-underline-style="solid" style:text-underline-color="font-color"/>
    </style:style>
    <style:style style:name="T191_7" style:family="text"/>
    <style:style style:name="T191_8" style:family="text">
      <style:text-properties fo:color="#1155cc" style:text-underline-style="solid" style:text-underline-color="font-color"/>
    </style:style>
    <style:style style:name="T191_9" style:family="text"/>
    <style:style style:name="T191_10" style:family="text">
      <style:text-properties fo:color="#1155cc" style:text-underline-style="solid" style:text-underline-color="font-color"/>
    </style:style>
    <style:style style:name="T191_11" style:family="text"/>
    <style:style style:name="T191_12" style:family="text">
      <style:text-properties fo:color="#1155cc" style:text-underline-style="solid" style:text-underline-color="font-color"/>
    </style:style>
    <style:style style:name="T191_13" style:family="text"/>
    <style:style style:name="T191_14" style:family="text">
      <style:text-properties fo:color="#1155cc" style:text-underline-style="solid" style:text-underline-color="font-color"/>
    </style:style>
    <style:style style:name="T191_15" style:family="text"/>
    <style:style style:name="T191_16" style:family="text">
      <style:text-properties fo:color="#1155cc" style:text-underline-style="solid" style:text-underline-color="font-color"/>
    </style:style>
    <style:style style:name="T191_17" style:family="text"/>
    <style:style style:name="T191_18" style:family="text">
      <style:text-properties fo:color="#1155cc" style:text-underline-style="solid" style:text-underline-color="font-color"/>
    </style:style>
    <style:style style:name="T191_19" style:family="text"/>
    <style:style style:name="T191_20" style:family="text">
      <style:text-properties fo:color="#1155cc" style:text-underline-style="solid" style:text-underline-color="font-color"/>
    </style:style>
    <style:style style:name="T191_21" style:family="text"/>
    <style:style style:name="T191_22" style:family="text">
      <style:text-properties fo:color="#1155cc" style:text-underline-style="solid" style:text-underline-color="font-color"/>
    </style:style>
    <style:style style:name="T191_23" style:family="text"/>
    <style:style style:name="T191_24" style:family="text">
      <style:text-properties fo:color="#1155cc" style:text-underline-style="solid" style:text-underline-color="font-color"/>
    </style:style>
    <style:style style:name="T191_25" style:family="text"/>
    <style:style style:name="T191_26" style:family="text">
      <style:text-properties fo:color="#1155cc" style:text-underline-style="solid" style:text-underline-color="font-color"/>
    </style:style>
    <style:style style:name="T191_27" style:family="text"/>
    <style:style style:name="T191_28" style:family="text">
      <style:text-properties fo:color="#1155cc" style:text-underline-style="solid" style:text-underline-color="font-color"/>
    </style:style>
    <style:style style:name="T191_29" style:family="text"/>
    <style:style style:name="T191_30" style:family="text">
      <style:text-properties fo:color="#1155cc" style:text-underline-style="solid" style:text-underline-color="font-color"/>
    </style:style>
    <style:style style:name="T191_31" style:family="text"/>
    <style:style style:name="T191_32" style:family="text">
      <style:text-properties fo:color="#1155cc" style:text-underline-style="solid" style:text-underline-color="font-color"/>
    </style:style>
    <style:style style:name="T191_33" style:family="text"/>
    <style:style style:name="T191_34" style:family="text">
      <style:text-properties fo:color="#1155cc" style:text-underline-style="solid" style:text-underline-color="font-color"/>
    </style:style>
    <style:style style:name="T191_35" style:family="text"/>
    <style:style style:name="T191_36" style:family="text">
      <style:text-properties fo:color="#1155cc" style:text-underline-style="solid" style:text-underline-color="font-color"/>
    </style:style>
    <style:style style:name="T191_37" style:family="text"/>
    <style:style style:name="T191_38" style:family="text">
      <style:text-properties fo:color="#1155cc" style:text-underline-style="solid" style:text-underline-color="font-color"/>
    </style:style>
    <style:style style:name="T191_39" style:family="text"/>
    <style:style style:name="T191_40" style:family="text">
      <style:text-properties fo:color="#1155cc" style:text-underline-style="solid" style:text-underline-color="font-color"/>
    </style:style>
    <style:style style:name="T191_41" style:family="text"/>
    <style:style style:name="T191_42" style:family="text">
      <style:text-properties fo:color="#1155cc" style:text-underline-style="solid" style:text-underline-color="font-color"/>
    </style:style>
    <style:style style:name="T191_43" style:family="text"/>
    <style:style style:name="T191_44" style:family="text">
      <style:text-properties fo:color="#1155cc" style:text-underline-style="solid" style:text-underline-color="font-color"/>
    </style:style>
    <style:style style:name="T191_45" style:family="text"/>
    <style:style style:name="T191_46" style:family="text">
      <style:text-properties fo:color="#1155cc" style:text-underline-style="solid" style:text-underline-color="font-color"/>
    </style:style>
    <style:style style:name="T191_47" style:family="text"/>
    <style:style style:name="T191_48" style:family="text">
      <style:text-properties fo:color="#1155cc" style:text-underline-style="solid" style:text-underline-color="font-color"/>
    </style:style>
    <style:style style:name="T191_49" style:family="text"/>
    <style:style style:name="T191_50" style:family="text">
      <style:text-properties fo:color="#1155cc" style:text-underline-style="solid" style:text-underline-color="font-color"/>
    </style:style>
    <style:style style:name="T191_51" style:family="text"/>
    <style:style style:name="T191_52" style:family="text">
      <style:text-properties fo:color="#1155cc" style:text-underline-style="solid" style:text-underline-color="font-color"/>
    </style:style>
    <style:style style:name="T191_53" style:family="text"/>
    <style:style style:name="T191_54" style:family="text">
      <style:text-properties fo:color="#1155cc" style:text-underline-style="solid" style:text-underline-color="font-color"/>
    </style:style>
    <style:style style:name="T191_55" style:family="text"/>
    <style:style style:name="T191_56" style:family="text">
      <style:text-properties fo:color="#1155cc" style:text-underline-style="solid" style:text-underline-color="font-color"/>
    </style:style>
    <style:style style:name="T191_57" style:family="text"/>
    <style:style style:name="T191_58" style:family="text">
      <style:text-properties fo:color="#1155cc" style:text-underline-style="solid" style:text-underline-color="font-color"/>
    </style:style>
    <style:style style:name="P192" style:family="paragraph" style:parent-style-name="Standard">
      <style:paragraph-properties fo:break-before="auto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P193" style:family="paragraph" style:parent-style-name="Standard">
      <style:paragraph-properties fo:break-before="auto" fo:margin-top="0cm" style:writing-mode="lr-tb"/>
    </style:style>
    <style:style style:name="T193_1" style:family="text"/>
    <style:style style:name="T193_2" style:family="text">
      <style:text-properties fo:color="#1155cc" style:text-underline-style="solid" style:text-underline-color="font-color"/>
    </style:style>
    <style:style style:name="T193_3" style:family="text"/>
    <style:style style:name="T193_4" style:family="text">
      <style:text-properties fo:color="#1155cc" style:text-underline-style="solid" style:text-underline-color="font-color"/>
    </style:style>
    <style:style style:name="T193_5" style:family="text"/>
    <style:style style:name="T193_6" style:family="text">
      <style:text-properties fo:color="#1155cc" style:text-underline-style="solid" style:text-underline-color="font-color"/>
    </style:style>
    <style:style style:name="T193_7" style:family="text"/>
    <style:style style:name="T193_8" style:family="text">
      <style:text-properties fo:color="#1155cc" style:text-underline-style="solid" style:text-underline-color="font-color"/>
    </style:style>
    <style:style style:name="T193_9" style:family="text"/>
    <style:style style:name="T193_10" style:family="text">
      <style:text-properties fo:color="#1155cc" style:text-underline-style="solid" style:text-underline-color="font-color"/>
    </style:style>
    <style:style style:name="T193_11" style:family="text"/>
    <style:style style:name="T193_12" style:family="text">
      <style:text-properties fo:color="#1155cc" style:text-underline-style="solid" style:text-underline-color="font-color"/>
    </style:style>
    <style:style style:name="T193_13" style:family="text"/>
    <style:style style:name="T193_14" style:family="text">
      <style:text-properties fo:color="#1155cc" style:text-underline-style="solid" style:text-underline-color="font-color"/>
    </style:style>
    <style:style style:name="T193_15" style:family="text"/>
    <style:style style:name="T193_16" style:family="text">
      <style:text-properties fo:color="#1155cc" style:text-underline-style="solid" style:text-underline-color="font-color"/>
    </style:style>
    <style:style style:name="T193_17" style:family="text"/>
    <style:style style:name="T193_18" style:family="text">
      <style:text-properties fo:color="#1155cc" style:text-underline-style="solid" style:text-underline-color="font-color"/>
    </style:style>
    <style:style style:name="T193_19" style:family="text"/>
    <style:style style:name="T193_20" style:family="text">
      <style:text-properties fo:color="#1155cc" style:text-underline-style="solid" style:text-underline-color="font-color"/>
    </style:style>
    <style:style style:name="T193_21" style:family="text"/>
    <style:style style:name="T193_22" style:family="text">
      <style:text-properties fo:color="#1155cc" style:text-underline-style="solid" style:text-underline-color="font-color"/>
    </style:style>
    <style:style style:name="T193_23" style:family="text"/>
    <style:style style:name="T193_24" style:family="text">
      <style:text-properties fo:color="#1155cc" style:text-underline-style="solid" style:text-underline-color="font-color"/>
    </style:style>
    <style:style style:name="T193_25" style:family="text"/>
    <style:style style:name="T193_26" style:family="text">
      <style:text-properties fo:color="#1155cc" style:text-underline-style="solid" style:text-underline-color="font-color"/>
    </style:style>
    <style:style style:name="P194" style:family="paragraph" style:parent-style-name="Standard">
      <style:paragraph-properties fo:break-before="auto" fo:margin-top="0cm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break-before="auto" fo:margin-top="0cm" fo:margin-bottom="0cm" style:writing-mode="lr-tb"/>
    </style:style>
    <style:style style:name="T195_1" style:family="text"/>
    <style:style style:name="T195_2" style:family="text">
      <style:text-properties fo:color="#1155cc" style:text-underline-style="solid" style:text-underline-color="font-color"/>
    </style:style>
    <style:style style:name="T195_3" style:family="text"/>
    <style:style style:name="T195_4" style:family="text">
      <style:text-properties fo:color="#1155cc" style:text-underline-style="solid" style:text-underline-color="font-color"/>
    </style:style>
    <style:style style:name="T195_5" style:family="text"/>
    <style:style style:name="T195_6" style:family="text">
      <style:text-properties fo:color="#1155cc" style:text-underline-style="solid" style:text-underline-color="font-color"/>
    </style:style>
    <style:style style:name="T195_7" style:family="text"/>
    <style:style style:name="T195_8" style:family="text">
      <style:text-properties fo:color="#1155cc" style:text-underline-style="solid" style:text-underline-color="font-color"/>
    </style:style>
    <style:style style:name="T195_9" style:family="text"/>
    <style:style style:name="T195_10" style:family="text">
      <style:text-properties fo:color="#1155cc" style:text-underline-style="solid" style:text-underline-color="font-color"/>
    </style:style>
    <style:style style:name="T195_11" style:family="text"/>
    <style:style style:name="T195_12" style:family="text">
      <style:text-properties fo:color="#1155cc" style:text-underline-style="solid" style:text-underline-color="font-color"/>
    </style:style>
    <style:style style:name="T195_13" style:family="text"/>
    <style:style style:name="T195_14" style:family="text">
      <style:text-properties fo:color="#1155cc" style:text-underline-style="solid" style:text-underline-color="font-color"/>
    </style:style>
    <style:style style:name="T195_15" style:family="text"/>
    <style:style style:name="T195_16" style:family="text">
      <style:text-properties fo:color="#1155cc" style:text-underline-style="solid" style:text-underline-color="font-color"/>
    </style:style>
    <style:style style:name="T195_17" style:family="text"/>
    <style:style style:name="T195_18" style:family="text">
      <style:text-properties fo:color="#1155cc" style:text-underline-style="solid" style:text-underline-color="font-color"/>
    </style:style>
    <style:style style:name="T195_19" style:family="text"/>
    <style:style style:name="T195_20" style:family="text">
      <style:text-properties fo:color="#1155cc" style:text-underline-style="solid" style:text-underline-color="font-color"/>
    </style:style>
    <style:style style:name="T195_21" style:family="text"/>
    <style:style style:name="T195_22" style:family="text">
      <style:text-properties fo:color="#1155cc" style:text-underline-style="solid" style:text-underline-color="font-color"/>
    </style:style>
    <style:style style:name="T195_23" style:family="text"/>
    <style:style style:name="T195_24" style:family="text">
      <style:text-properties fo:color="#1155cc" style:text-underline-style="solid" style:text-underline-color="font-color"/>
    </style:style>
    <style:style style:name="T195_25" style:family="text"/>
    <style:style style:name="T195_26" style:family="text">
      <style:text-properties fo:color="#1155cc" style:text-underline-style="solid" style:text-underline-color="font-color"/>
    </style:style>
    <style:style style:name="T195_27" style:family="text"/>
    <style:style style:name="T195_28" style:family="text">
      <style:text-properties fo:color="#1155cc" style:text-underline-style="solid" style:text-underline-color="font-color"/>
    </style:style>
    <style:style style:name="T195_29" style:family="text"/>
    <style:style style:name="T195_30" style:family="text">
      <style:text-properties fo:color="#1155cc" style:text-underline-style="solid" style:text-underline-color="font-color"/>
    </style:style>
    <style:style style:name="T195_31" style:family="text"/>
    <style:style style:name="T195_32" style:family="text">
      <style:text-properties fo:color="#1155cc" style:text-underline-style="solid" style:text-underline-color="font-color"/>
    </style:style>
    <style:style style:name="T195_33" style:family="text"/>
    <style:style style:name="T195_34" style:family="text">
      <style:text-properties fo:color="#1155cc" style:text-underline-style="solid" style:text-underline-color="font-color"/>
    </style:style>
    <style:style style:name="T195_35" style:family="text"/>
    <style:style style:name="T195_36" style:family="text">
      <style:text-properties fo:color="#1155cc" style:text-underline-style="solid" style:text-underline-color="font-color"/>
    </style:style>
    <style:style style:name="T195_37" style:family="text"/>
    <style:style style:name="T195_38" style:family="text">
      <style:text-properties fo:color="#1155cc" style:text-underline-style="solid" style:text-underline-color="font-color"/>
    </style:style>
    <style:style style:name="T195_39" style:family="text"/>
    <style:style style:name="T195_40" style:family="text">
      <style:text-properties fo:color="#1155cc" style:text-underline-style="solid" style:text-underline-color="font-color"/>
    </style:style>
    <style:style style:name="T195_41" style:family="text"/>
    <style:style style:name="T195_42" style:family="text">
      <style:text-properties fo:color="#1155cc" style:text-underline-style="solid" style:text-underline-color="font-color"/>
    </style:style>
    <style:style style:name="T195_43" style:family="text"/>
    <style:style style:name="T195_44" style:family="text">
      <style:text-properties fo:color="#1155cc" style:text-underline-style="solid" style:text-underline-color="font-color"/>
    </style:style>
    <style:style style:name="T195_45" style:family="text"/>
    <style:style style:name="T195_46" style:family="text">
      <style:text-properties fo:color="#1155cc" style:text-underline-style="solid" style:text-underline-color="font-color"/>
    </style:style>
    <style:style style:name="T195_47" style:family="text"/>
    <style:style style:name="T195_48" style:family="text">
      <style:text-properties fo:color="#1155cc" style:text-underline-style="solid" style:text-underline-color="font-color"/>
    </style:style>
    <style:style style:name="T195_49" style:family="text"/>
    <style:style style:name="T195_50" style:family="text">
      <style:text-properties fo:color="#1155cc" style:text-underline-style="solid" style:text-underline-color="font-color"/>
    </style:style>
    <style:style style:name="T195_51" style:family="text"/>
    <style:style style:name="T195_52" style:family="text">
      <style:text-properties fo:color="#1155cc" style:text-underline-style="solid" style:text-underline-color="font-color"/>
    </style:style>
    <style:style style:name="T195_53" style:family="text"/>
    <style:style style:name="T195_54" style:family="text">
      <style:text-properties fo:color="#1155cc" style:text-underline-style="solid" style:text-underline-color="font-color"/>
    </style:style>
    <style:style style:name="P196" style:family="paragraph" style:parent-style-name="Standard">
      <style:paragraph-properties fo:break-before="auto" style:writing-mode="lr-tb"/>
    </style:style>
    <style:style style:name="P197" style:family="paragraph" style:parent-style-name="Heading_20_2">
      <style:paragraph-properties fo:break-before="auto" style:writing-mode="lr-tb"/>
    </style:style>
    <style:style style:name="P198" style:family="paragraph" style:parent-style-name="Heading_20_1">
      <style:paragraph-properties fo:break-before="page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P200" style:family="paragraph" style:parent-style-name="Standard">
      <style:paragraph-properties fo:break-before="auto" style:writing-mode="lr-tb"/>
    </style:style>
    <style:style style:name="P201" style:family="paragraph" style:parent-style-name="Standard">
      <style:paragraph-properties fo:break-before="auto" fo:margin-top="0cm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margin-top="0cm" style:writing-mode="lr-tb"/>
    </style:style>
    <style:style style:name="T202_1" style:family="text"/>
    <style:style style:name="P203" style:family="paragraph" style:parent-style-name="Standard">
      <style:paragraph-properties fo:break-before="auto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/>
    <style:style style:name="T208_2" style:family="text">
      <style:text-properties fo:color="#1155cc" style:text-underline-style="solid" style:text-underline-color="font-color"/>
    </style:style>
    <style:style style:name="T208_3" style:family="text"/>
    <style:style style:name="T208_4" style:family="text">
      <style:text-properties fo:color="#1155cc" style:text-underline-style="solid" style:text-underline-color="font-color"/>
    </style:style>
    <style:style style:name="T208_5" style:family="text"/>
    <style:style style:name="T208_6" style:family="text">
      <style:text-properties fo:color="#1155cc" style:text-underline-style="solid" style:text-underline-color="font-color"/>
    </style:style>
    <style:style style:name="T208_7" style:family="text"/>
    <style:style style:name="T208_8" style:family="text">
      <style:text-properties fo:color="#1155cc" style:text-underline-style="solid" style:text-underline-color="font-color"/>
    </style:style>
    <style:style style:name="T208_9" style:family="text"/>
    <style:style style:name="T208_10" style:family="text">
      <style:text-properties fo:color="#1155cc" style:text-underline-style="solid" style:text-underline-color="font-color"/>
    </style:style>
    <style:style style:name="T208_11" style:family="text"/>
    <style:style style:name="T208_12" style:family="text">
      <style:text-properties fo:color="#1155cc" style:text-underline-style="solid" style:text-underline-color="font-color"/>
    </style:style>
    <style:style style:name="T208_13" style:family="text"/>
    <style:style style:name="T208_14" style:family="text">
      <style:text-properties fo:color="#1155cc" style:text-underline-style="solid" style:text-underline-color="font-color"/>
    </style:style>
    <style:style style:name="T208_15" style:family="text"/>
    <style:style style:name="T208_16" style:family="text">
      <style:text-properties fo:color="#1155cc" style:text-underline-style="solid" style:text-underline-color="font-color"/>
    </style:style>
    <style:style style:name="T208_17" style:family="text"/>
    <style:style style:name="T208_18" style:family="text">
      <style:text-properties fo:color="#1155cc" style:text-underline-style="solid" style:text-underline-color="font-color"/>
    </style:style>
    <style:style style:name="T208_19" style:family="text"/>
    <style:style style:name="T208_20" style:family="text">
      <style:text-properties fo:color="#1155cc" style:text-underline-style="solid" style:text-underline-color="font-color"/>
    </style:style>
    <style:style style:name="T208_21" style:family="text"/>
    <style:style style:name="T208_22" style:family="text">
      <style:text-properties fo:color="#1155cc" style:text-underline-style="solid" style:text-underline-color="font-color"/>
    </style:style>
    <style:style style:name="T208_23" style:family="text"/>
    <style:style style:name="T208_24" style:family="text">
      <style:text-properties fo:color="#1155cc" style:text-underline-style="solid" style:text-underline-color="font-color"/>
    </style:style>
    <style:style style:name="T208_25" style:family="text"/>
    <style:style style:name="T208_26" style:family="text">
      <style:text-properties fo:color="#1155cc" style:text-underline-style="solid" style:text-underline-color="font-color"/>
    </style:style>
    <style:style style:name="T208_27" style:family="text"/>
    <style:style style:name="T208_28" style:family="text">
      <style:text-properties fo:color="#1155cc" style:text-underline-style="solid" style:text-underline-color="font-color"/>
    </style:style>
    <style:style style:name="T208_29" style:family="text"/>
    <style:style style:name="T208_30" style:family="text">
      <style:text-properties fo:color="#1155cc" style:text-underline-style="solid" style:text-underline-color="font-color"/>
    </style:style>
    <style:style style:name="P209" style:family="paragraph" style:parent-style-name="Standard">
      <style:paragraph-properties fo:break-before="auto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P210" style:family="paragraph" style:parent-style-name="Standard">
      <style:paragraph-properties fo:break-before="auto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margin-top="0cm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break-before="auto" fo:margin-top="0cm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margin-top="0cm" style:writing-mode="lr-tb"/>
    </style:style>
    <style:style style:name="T214_1" style:family="text"/>
    <style:style style:name="P215" style:family="paragraph" style:parent-style-name="Standard">
      <style:paragraph-properties fo:break-before="auto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P216" style:family="paragraph" style:parent-style-name="Standard">
      <style:paragraph-properties fo:break-before="auto" fo:margin-top="0cm" style:writing-mode="lr-tb"/>
    </style:style>
    <style:style style:name="T216_1" style:family="text"/>
    <style:style style:name="T216_2" style:family="text"/>
    <style:style style:name="T216_3" style:family="text"/>
    <style:style style:name="P217" style:family="paragraph" style:parent-style-name="Standard">
      <style:paragraph-properties fo:break-before="auto" fo:margin-top="0cm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break-before="auto" fo:margin-top="0cm" fo:margin-bottom="0cm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Standard">
      <style:paragraph-properties fo:break-before="auto" style:writing-mode="lr-tb"/>
    </style:style>
    <style:style style:name="P220" style:family="paragraph" style:parent-style-name="Standard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P221" style:family="paragraph" style:parent-style-name="Standard">
      <style:paragraph-properties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P222" style:family="paragraph" style:parent-style-name="Standard">
      <style:paragraph-properties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>
      <style:text-properties fo:color="#1155cc" style:text-underline-style="solid" style:text-underline-color="font-color"/>
    </style:style>
    <style:style style:name="T226_3" style:family="text"/>
    <style:style style:name="T226_4" style:family="text">
      <style:text-properties fo:color="#1155cc" style:text-underline-style="solid" style:text-underline-color="font-color"/>
    </style:style>
    <style:style style:name="T226_5" style:family="text"/>
    <style:style style:name="T226_6" style:family="text">
      <style:text-properties fo:color="#1155cc" style:text-underline-style="solid" style:text-underline-color="font-color"/>
    </style:style>
    <style:style style:name="T226_7" style:family="text"/>
    <style:style style:name="T226_8" style:family="text">
      <style:text-properties fo:color="#1155cc" style:text-underline-style="solid" style:text-underline-color="font-color"/>
    </style:style>
    <style:style style:name="T226_9" style:family="text"/>
    <style:style style:name="T226_10" style:family="text">
      <style:text-properties fo:color="#1155cc" style:text-underline-style="solid" style:text-underline-color="font-color"/>
    </style:style>
    <style:style style:name="T226_11" style:family="text"/>
    <style:style style:name="T226_12" style:family="text">
      <style:text-properties fo:color="#1155cc" style:text-underline-style="solid" style:text-underline-color="font-color"/>
    </style:style>
    <style:style style:name="T226_13" style:family="text"/>
    <style:style style:name="T226_14" style:family="text">
      <style:text-properties fo:color="#1155cc" style:text-underline-style="solid" style:text-underline-color="font-color"/>
    </style:style>
    <style:style style:name="T226_15" style:family="text"/>
    <style:style style:name="T226_16" style:family="text">
      <style:text-properties fo:color="#1155cc" style:text-underline-style="solid" style:text-underline-color="font-color"/>
    </style:style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P228" style:family="paragraph" style:parent-style-name="Standard">
      <style:paragraph-properties fo:break-before="auto" fo:margin-top="0cm" style:writing-mode="lr-tb"/>
    </style:style>
    <style:style style:name="T228_1" style:family="text"/>
    <style:style style:name="T228_2" style:family="text">
      <style:text-properties fo:color="#1155cc" style:text-underline-style="solid" style:text-underline-color="font-color"/>
    </style:style>
    <style:style style:name="T228_3" style:family="text"/>
    <style:style style:name="T228_4" style:family="text">
      <style:text-properties fo:color="#1155cc" style:text-underline-style="solid" style:text-underline-color="font-color"/>
    </style:style>
    <style:style style:name="T228_5" style:family="text"/>
    <style:style style:name="T228_6" style:family="text">
      <style:text-properties fo:color="#1155cc" style:text-underline-style="solid" style:text-underline-color="font-color"/>
    </style:style>
    <style:style style:name="T228_7" style:family="text"/>
    <style:style style:name="T228_8" style:family="text">
      <style:text-properties fo:color="#1155cc" style:text-underline-style="solid" style:text-underline-color="font-color"/>
    </style:style>
    <style:style style:name="T228_9" style:family="text"/>
    <style:style style:name="T228_10" style:family="text">
      <style:text-properties fo:color="#1155cc" style:text-underline-style="solid" style:text-underline-color="font-color"/>
    </style:style>
    <style:style style:name="T228_11" style:family="text"/>
    <style:style style:name="T228_12" style:family="text">
      <style:text-properties fo:color="#1155cc" style:text-underline-style="solid" style:text-underline-color="font-color"/>
    </style:style>
    <style:style style:name="T228_13" style:family="text"/>
    <style:style style:name="T228_14" style:family="text">
      <style:text-properties fo:color="#1155cc" style:text-underline-style="solid" style:text-underline-color="font-color"/>
    </style:style>
    <style:style style:name="T228_15" style:family="text"/>
    <style:style style:name="T228_16" style:family="text">
      <style:text-properties fo:color="#1155cc" style:text-underline-style="solid" style:text-underline-color="font-color"/>
    </style:style>
    <style:style style:name="T228_17" style:family="text"/>
    <style:style style:name="T228_18" style:family="text">
      <style:text-properties fo:color="#1155cc" style:text-underline-style="solid" style:text-underline-color="font-color"/>
    </style:style>
    <style:style style:name="T228_19" style:family="text"/>
    <style:style style:name="T228_20" style:family="text">
      <style:text-properties fo:color="#1155cc" style:text-underline-style="solid" style:text-underline-color="font-color"/>
    </style:style>
    <style:style style:name="T228_21" style:family="text"/>
    <style:style style:name="T228_22" style:family="text">
      <style:text-properties fo:color="#1155cc" style:text-underline-style="solid" style:text-underline-color="font-color"/>
    </style:style>
    <style:style style:name="T228_23" style:family="text"/>
    <style:style style:name="T228_24" style:family="text">
      <style:text-properties fo:color="#1155cc" style:text-underline-style="solid" style:text-underline-color="font-color"/>
    </style:style>
    <style:style style:name="T228_25" style:family="text"/>
    <style:style style:name="T228_26" style:family="text">
      <style:text-properties fo:color="#1155cc" style:text-underline-style="solid" style:text-underline-color="font-color"/>
    </style:style>
    <style:style style:name="T228_27" style:family="text"/>
    <style:style style:name="T228_28" style:family="text">
      <style:text-properties fo:color="#1155cc" style:text-underline-style="solid" style:text-underline-color="font-color"/>
    </style:style>
    <style:style style:name="T228_29" style:family="text"/>
    <style:style style:name="T228_30" style:family="text">
      <style:text-properties fo:color="#1155cc" style:text-underline-style="solid" style:text-underline-color="font-color"/>
    </style:style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>
      <style:text-properties fo:color="#1155cc" style:text-underline-style="solid" style:text-underline-color="font-color"/>
    </style:style>
    <style:style style:name="T232_3" style:family="text"/>
    <style:style style:name="T232_4" style:family="text">
      <style:text-properties fo:color="#1155cc" style:text-underline-style="solid" style:text-underline-color="font-color"/>
    </style:style>
    <style:style style:name="T232_5" style:family="text"/>
    <style:style style:name="T232_6" style:family="text">
      <style:text-properties fo:color="#1155cc" style:text-underline-style="solid" style:text-underline-color="font-color"/>
    </style:style>
    <style:style style:name="T232_7" style:family="text"/>
    <style:style style:name="T232_8" style:family="text">
      <style:text-properties fo:color="#1155cc" style:text-underline-style="solid" style:text-underline-color="font-color"/>
    </style:style>
    <style:style style:name="T232_9" style:family="text"/>
    <style:style style:name="T232_10" style:family="text">
      <style:text-properties fo:color="#1155cc" style:text-underline-style="solid" style:text-underline-color="font-color"/>
    </style:style>
    <style:style style:name="T232_11" style:family="text"/>
    <style:style style:name="T232_12" style:family="text">
      <style:text-properties fo:color="#1155cc" style:text-underline-style="solid" style:text-underline-color="font-color"/>
    </style:style>
    <style:style style:name="T232_13" style:family="text"/>
    <style:style style:name="T232_14" style:family="text">
      <style:text-properties fo:color="#1155cc" style:text-underline-style="solid" style:text-underline-color="font-color"/>
    </style:style>
    <style:style style:name="T232_15" style:family="text"/>
    <style:style style:name="T232_16" style:family="text">
      <style:text-properties fo:color="#1155cc" style:text-underline-style="solid" style:text-underline-color="font-color"/>
    </style:style>
    <style:style style:name="T232_17" style:family="text"/>
    <style:style style:name="T232_18" style:family="text">
      <style:text-properties fo:color="#1155cc" style:text-underline-style="solid" style:text-underline-color="font-color"/>
    </style:style>
    <style:style style:name="T232_19" style:family="text"/>
    <style:style style:name="T232_20" style:family="text">
      <style:text-properties fo:color="#1155cc" style:text-underline-style="solid" style:text-underline-color="font-color"/>
    </style:style>
    <style:style style:name="T232_21" style:family="text"/>
    <style:style style:name="T232_22" style:family="text">
      <style:text-properties fo:color="#1155cc" style:text-underline-style="solid" style:text-underline-color="font-color"/>
    </style:style>
    <style:style style:name="T232_23" style:family="text"/>
    <style:style style:name="T232_24" style:family="text">
      <style:text-properties fo:color="#1155cc" style:text-underline-style="solid" style:text-underline-color="font-color"/>
    </style:style>
    <style:style style:name="T232_25" style:family="text"/>
    <style:style style:name="T232_26" style:family="text">
      <style:text-properties fo:color="#1155cc" style:text-underline-style="solid" style:text-underline-color="font-color"/>
    </style:style>
    <style:style style:name="T232_27" style:family="text"/>
    <style:style style:name="T232_28" style:family="text">
      <style:text-properties fo:color="#1155cc" style:text-underline-style="solid" style:text-underline-color="font-color"/>
    </style:style>
    <style:style style:name="T232_29" style:family="text"/>
    <style:style style:name="T232_30" style:family="text">
      <style:text-properties fo:color="#1155cc" style:text-underline-style="solid" style:text-underline-color="font-color"/>
    </style:style>
    <style:style style:name="T232_31" style:family="text"/>
    <style:style style:name="T232_32" style:family="text">
      <style:text-properties fo:color="#1155cc" style:text-underline-style="solid" style:text-underline-color="font-color"/>
    </style:style>
    <style:style style:name="T232_33" style:family="text"/>
    <style:style style:name="T232_34" style:family="text">
      <style:text-properties fo:color="#1155cc" style:text-underline-style="solid" style:text-underline-color="font-color"/>
    </style:style>
    <style:style style:name="T232_35" style:family="text"/>
    <style:style style:name="T232_36" style:family="text">
      <style:text-properties fo:color="#1155cc" style:text-underline-style="solid" style:text-underline-color="font-color"/>
    </style:style>
    <style:style style:name="T232_37" style:family="text"/>
    <style:style style:name="T232_38" style:family="text">
      <style:text-properties fo:color="#1155cc" style:text-underline-style="solid" style:text-underline-color="font-color"/>
    </style:style>
    <style:style style:name="T232_39" style:family="text"/>
    <style:style style:name="T232_40" style:family="text">
      <style:text-properties fo:color="#1155cc" style:text-underline-style="solid" style:text-underline-color="font-color"/>
    </style:style>
    <style:style style:name="T232_41" style:family="text"/>
    <style:style style:name="T232_42" style:family="text">
      <style:text-properties fo:color="#1155cc" style:text-underline-style="solid" style:text-underline-color="font-color"/>
    </style:style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margin-top="0cm" style:writing-mode="lr-tb"/>
    </style:style>
    <style:style style:name="T235_1" style:family="text"/>
    <style:style style:name="T235_2" style:family="text">
      <style:text-properties fo:color="#1155cc" style:text-underline-style="solid" style:text-underline-color="font-color"/>
    </style:style>
    <style:style style:name="T235_3" style:family="text"/>
    <style:style style:name="T235_4" style:family="text">
      <style:text-properties fo:color="#1155cc" style:text-underline-style="solid" style:text-underline-color="font-color"/>
    </style:style>
    <style:style style:name="T235_5" style:family="text"/>
    <style:style style:name="T235_6" style:family="text">
      <style:text-properties fo:color="#1155cc" style:text-underline-style="solid" style:text-underline-color="font-color"/>
    </style:style>
    <style:style style:name="T235_7" style:family="text"/>
    <style:style style:name="T235_8" style:family="text">
      <style:text-properties fo:color="#1155cc" style:text-underline-style="solid" style:text-underline-color="font-color"/>
    </style:style>
    <style:style style:name="T235_9" style:family="text"/>
    <style:style style:name="T235_10" style:family="text">
      <style:text-properties fo:color="#1155cc" style:text-underline-style="solid" style:text-underline-color="font-color"/>
    </style:style>
    <style:style style:name="T235_11" style:family="text"/>
    <style:style style:name="T235_12" style:family="text">
      <style:text-properties fo:color="#1155cc" style:text-underline-style="solid" style:text-underline-color="font-color"/>
    </style:style>
    <style:style style:name="T235_13" style:family="text"/>
    <style:style style:name="T235_14" style:family="text">
      <style:text-properties fo:color="#1155cc" style:text-underline-style="solid" style:text-underline-color="font-color"/>
    </style:style>
    <style:style style:name="T235_15" style:family="text"/>
    <style:style style:name="T235_16" style:family="text">
      <style:text-properties fo:color="#1155cc" style:text-underline-style="solid" style:text-underline-color="font-color"/>
    </style:style>
    <style:style style:name="T235_17" style:family="text"/>
    <style:style style:name="T235_18" style:family="text">
      <style:text-properties fo:color="#1155cc" style:text-underline-style="solid" style:text-underline-color="font-color"/>
    </style:style>
    <style:style style:name="T235_19" style:family="text"/>
    <style:style style:name="T235_20" style:family="text">
      <style:text-properties fo:color="#1155cc" style:text-underline-style="solid" style:text-underline-color="font-color"/>
    </style:style>
    <style:style style:name="T235_21" style:family="text"/>
    <style:style style:name="T235_22" style:family="text">
      <style:text-properties fo:color="#1155cc" style:text-underline-style="solid" style:text-underline-color="font-color"/>
    </style:style>
    <style:style style:name="T235_23" style:family="text"/>
    <style:style style:name="T235_24" style:family="text">
      <style:text-properties fo:color="#1155cc" style:text-underline-style="solid" style:text-underline-color="font-color"/>
    </style:style>
    <style:style style:name="T235_25" style:family="text"/>
    <style:style style:name="T235_26" style:family="text">
      <style:text-properties fo:color="#1155cc" style:text-underline-style="solid" style:text-underline-color="font-color"/>
    </style:style>
    <style:style style:name="T235_27" style:family="text"/>
    <style:style style:name="T235_28" style:family="text">
      <style:text-properties fo:color="#1155cc" style:text-underline-style="solid" style:text-underline-color="font-color"/>
    </style:style>
    <style:style style:name="T235_29" style:family="text"/>
    <style:style style:name="T235_30" style:family="text">
      <style:text-properties fo:color="#1155cc" style:text-underline-style="solid" style:text-underline-color="font-color"/>
    </style:style>
    <style:style style:name="P236" style:family="paragraph" style:parent-style-name="Standard">
      <style:paragraph-properties fo:break-before="auto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P237" style:family="paragraph" style:parent-style-name="Standard">
      <style:paragraph-properties fo:break-before="auto" fo:margin-top="0cm" fo:margin-bottom="0cm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T237_11" style:family="text"/>
    <style:style style:name="T237_12" style:family="text">
      <style:text-properties fo:color="#1155cc" style:text-underline-style="solid" style:text-underline-color="font-color"/>
    </style:style>
    <style:style style:name="T237_13" style:family="text"/>
    <style:style style:name="T237_14" style:family="text">
      <style:text-properties fo:color="#1155cc" style:text-underline-style="solid" style:text-underline-color="font-color"/>
    </style:style>
    <style:style style:name="T237_15" style:family="text"/>
    <style:style style:name="T237_16" style:family="text">
      <style:text-properties fo:color="#1155cc" style:text-underline-style="solid" style:text-underline-color="font-color"/>
    </style:style>
    <style:style style:name="T237_17" style:family="text"/>
    <style:style style:name="T237_18" style:family="text">
      <style:text-properties fo:color="#1155cc" style:text-underline-style="solid" style:text-underline-color="font-color"/>
    </style:style>
    <style:style style:name="T237_19" style:family="text"/>
    <style:style style:name="T237_20" style:family="text">
      <style:text-properties fo:color="#1155cc" style:text-underline-style="solid" style:text-underline-color="font-color"/>
    </style:style>
    <style:style style:name="T237_21" style:family="text"/>
    <style:style style:name="T237_22" style:family="text">
      <style:text-properties fo:color="#1155cc" style:text-underline-style="solid" style:text-underline-color="font-color"/>
    </style:style>
    <style:style style:name="T237_23" style:family="text"/>
    <style:style style:name="T237_24" style:family="text">
      <style:text-properties fo:color="#1155cc" style:text-underline-style="solid" style:text-underline-color="font-color"/>
    </style:style>
    <style:style style:name="T237_25" style:family="text"/>
    <style:style style:name="T237_26" style:family="text">
      <style:text-properties fo:color="#1155cc" style:text-underline-style="solid" style:text-underline-color="font-color"/>
    </style:style>
    <style:style style:name="T237_27" style:family="text"/>
    <style:style style:name="T237_28" style:family="text">
      <style:text-properties fo:color="#1155cc" style:text-underline-style="solid" style:text-underline-color="font-color"/>
    </style:style>
    <style:style style:name="T237_29" style:family="text"/>
    <style:style style:name="T237_30" style:family="text">
      <style:text-properties fo:color="#1155cc" style:text-underline-style="solid" style:text-underline-color="font-color"/>
    </style:style>
    <style:style style:name="T237_31" style:family="text"/>
    <style:style style:name="T237_32" style:family="text">
      <style:text-properties fo:color="#1155cc" style:text-underline-style="solid" style:text-underline-color="font-color"/>
    </style:style>
    <style:style style:name="T237_33" style:family="text"/>
    <style:style style:name="T237_34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style:writing-mode="lr-tb"/>
    </style:style>
    <style:style style:name="P239" style:family="paragraph" style:parent-style-name="Standard">
      <style:paragraph-properties fo:break-before="auto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P240" style:family="paragraph" style:parent-style-name="Standard">
      <style:paragraph-properties fo:break-before="auto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P243" style:family="paragraph" style:parent-style-name="Standard">
      <style:paragraph-properties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P244" style:family="paragraph" style:parent-style-name="Standard">
      <style:paragraph-properties fo:break-before="auto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break-before="auto" fo:margin-top="0cm" fo:margin-bottom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P247" style:family="paragraph" style:parent-style-name="Standard">
      <style:paragraph-properties fo:break-before="auto" fo:text-indent="0cm" fo:margin-left="0cm" style:writing-mode="lr-tb"/>
    </style:style>
    <style:style style:name="P248" style:family="paragraph" style:parent-style-name="Heading_20_2">
      <style:paragraph-properties fo:break-before="auto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break-before="auto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>
      <style:text-properties fo:font-weight="bold" style:font-weight-asian="bold" style:font-weight-complex="bold"/>
    </style:style>
    <style:style style:name="T249_18" style:family="text">
      <style:text-properties fo:font-weight="bold" style:font-weight-asian="bold" style:font-weight-complex="bold"/>
    </style:style>
    <style:style style:name="T249_19" style:family="text">
      <style:text-properties fo:font-weight="bold" style:font-weight-asian="bold" style:font-weight-complex="bold"/>
    </style:style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P250" style:family="paragraph" style:parent-style-name="Standard">
      <style:paragraph-properties fo:break-before="auto" style:writing-mode="lr-tb"/>
    </style:style>
    <style:style style:name="P251" style:family="paragraph" style:parent-style-name="Standard">
      <style:paragraph-properties fo:break-before="auto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P253" style:family="paragraph" style:parent-style-name="Standard">
      <style:paragraph-properties fo:break-before="auto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P255" style:family="paragraph" style:parent-style-name="Standard">
      <style:paragraph-properties fo:break-before="auto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break-before="auto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P257" style:family="paragraph" style:parent-style-name="Standard">
      <style:paragraph-properties fo:break-before="auto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P267" style:family="paragraph" style:parent-style-name="Standard">
      <style:paragraph-properties fo:break-before="auto" fo:margin-top="0cm" fo:margin-bottom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P268" style:family="paragraph" style:parent-style-name="Heading_20_2">
      <style:paragraph-properties fo:break-before="auto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>
      <style:text-properties fo:color="#1155cc" style:text-underline-style="solid" style:text-underline-color="font-color"/>
    </style:style>
    <style:style style:name="T269_31" style:family="text"/>
    <style:style style:name="T269_32" style:family="text">
      <style:text-properties fo:color="#1155cc" style:text-underline-style="solid" style:text-underline-color="font-color"/>
    </style:style>
    <style:style style:name="T269_33" style:family="text"/>
    <style:style style:name="T269_34" style:family="text">
      <style:text-properties fo:color="#1155cc" style:text-underline-style="solid" style:text-underline-color="font-color"/>
    </style:style>
    <style:style style:name="T269_35" style:family="text"/>
    <style:style style:name="T269_36" style:family="text">
      <style:text-properties fo:color="#1155cc" style:text-underline-style="solid" style:text-underline-color="font-color"/>
    </style:style>
    <style:style style:name="T269_37" style:family="text"/>
    <style:style style:name="T269_38" style:family="text">
      <style:text-properties fo:color="#1155cc" style:text-underline-style="solid" style:text-underline-color="font-color"/>
    </style:style>
    <style:style style:name="T269_39" style:family="text"/>
    <style:style style:name="T269_40" style:family="text">
      <style:text-properties fo:color="#1155cc" style:text-underline-style="solid" style:text-underline-color="font-color"/>
    </style:style>
    <style:style style:name="T269_41" style:family="text"/>
    <style:style style:name="T269_42" style:family="text">
      <style:text-properties fo:color="#1155cc" style:text-underline-style="solid" style:text-underline-color="font-color"/>
    </style:style>
    <style:style style:name="T269_43" style:family="text"/>
    <style:style style:name="T269_44" style:family="text">
      <style:text-properties fo:color="#1155cc" style:text-underline-style="solid" style:text-underline-color="font-color"/>
    </style:style>
    <style:style style:name="T269_45" style:family="text"/>
    <style:style style:name="T269_46" style:family="text">
      <style:text-properties fo:color="#1155cc" style:text-underline-style="solid" style:text-underline-color="font-color"/>
    </style:style>
    <style:style style:name="T269_47" style:family="text"/>
    <style:style style:name="T269_48" style:family="text">
      <style:text-properties fo:color="#1155cc" style:text-underline-style="solid" style:text-underline-color="font-color"/>
    </style:style>
    <style:style style:name="T269_49" style:family="text"/>
    <style:style style:name="T269_50" style:family="text">
      <style:text-properties fo:color="#1155cc" style:text-underline-style="solid" style:text-underline-color="font-color"/>
    </style:style>
    <style:style style:name="T269_51" style:family="text"/>
    <style:style style:name="T269_52" style:family="text">
      <style:text-properties fo:color="#1155cc" style:text-underline-style="solid" style:text-underline-color="font-color"/>
    </style:style>
    <style:style style:name="T269_53" style:family="text"/>
    <style:style style:name="T269_54" style:family="text">
      <style:text-properties fo:color="#1155cc" style:text-underline-style="solid" style:text-underline-color="font-color"/>
    </style:style>
    <style:style style:name="T269_55" style:family="text"/>
    <style:style style:name="T269_56" style:family="text">
      <style:text-properties fo:color="#1155cc" style:text-underline-style="solid" style:text-underline-color="font-color"/>
    </style:style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>
      <style:text-properties fo:color="#1155cc" style:text-underline-style="solid" style:text-underline-color="font-color"/>
    </style:style>
    <style:style style:name="T270_3" style:family="text"/>
    <style:style style:name="T270_4" style:family="text">
      <style:text-properties fo:color="#1155cc" style:text-underline-style="solid" style:text-underline-color="font-color"/>
    </style:style>
    <style:style style:name="T270_5" style:family="text"/>
    <style:style style:name="T270_6" style:family="text">
      <style:text-properties fo:color="#1155cc" style:text-underline-style="solid" style:text-underline-color="font-color"/>
    </style:style>
    <style:style style:name="T270_7" style:family="text"/>
    <style:style style:name="T270_8" style:family="text">
      <style:text-properties fo:color="#1155cc" style:text-underline-style="solid" style:text-underline-color="font-color"/>
    </style:style>
    <style:style style:name="T270_9" style:family="text"/>
    <style:style style:name="T270_10" style:family="text">
      <style:text-properties fo:color="#1155cc" style:text-underline-style="solid" style:text-underline-color="font-color"/>
    </style:style>
    <style:style style:name="T270_11" style:family="text"/>
    <style:style style:name="T270_12" style:family="text">
      <style:text-properties fo:color="#1155cc" style:text-underline-style="solid" style:text-underline-color="font-color"/>
    </style:style>
    <style:style style:name="T270_13" style:family="text"/>
    <style:style style:name="T270_14" style:family="text">
      <style:text-properties fo:color="#1155cc" style:text-underline-style="solid" style:text-underline-color="font-color"/>
    </style:style>
    <style:style style:name="T270_15" style:family="text"/>
    <style:style style:name="T270_16" style:family="text">
      <style:text-properties fo:color="#1155cc" style:text-underline-style="solid" style:text-underline-color="font-color"/>
    </style:style>
    <style:style style:name="T270_17" style:family="text"/>
    <style:style style:name="T270_18" style:family="text">
      <style:text-properties fo:color="#1155cc" style:text-underline-style="solid" style:text-underline-color="font-color"/>
    </style:style>
    <style:style style:name="T270_19" style:family="text"/>
    <style:style style:name="T270_20" style:family="text">
      <style:text-properties fo:color="#1155cc" style:text-underline-style="solid" style:text-underline-color="font-color"/>
    </style:style>
    <style:style style:name="T270_21" style:family="text"/>
    <style:style style:name="T270_22" style:family="text">
      <style:text-properties fo:color="#1155cc" style:text-underline-style="solid" style:text-underline-color="font-color"/>
    </style:style>
    <style:style style:name="T270_23" style:family="text"/>
    <style:style style:name="T270_24" style:family="text">
      <style:text-properties fo:color="#1155cc" style:text-underline-style="solid" style:text-underline-color="font-color"/>
    </style:style>
    <style:style style:name="T270_25" style:family="text"/>
    <style:style style:name="T270_26" style:family="text">
      <style:text-properties fo:color="#1155cc" style:text-underline-style="solid" style:text-underline-color="font-color"/>
    </style:style>
    <style:style style:name="T270_27" style:family="text"/>
    <style:style style:name="T270_28" style:family="text">
      <style:text-properties fo:color="#1155cc" style:text-underline-style="solid" style:text-underline-color="font-color"/>
    </style:style>
    <style:style style:name="T270_29" style:family="text"/>
    <style:style style:name="T270_30" style:family="text">
      <style:text-properties fo:color="#1155cc" style:text-underline-style="solid" style:text-underline-color="font-color"/>
    </style:style>
    <style:style style:name="T270_31" style:family="text"/>
    <style:style style:name="T270_32" style:family="text">
      <style:text-properties fo:color="#1155cc" style:text-underline-style="solid" style:text-underline-color="font-color"/>
    </style:style>
    <style:style style:name="T270_33" style:family="text"/>
    <style:style style:name="T270_34" style:family="text">
      <style:text-properties fo:color="#1155cc" style:text-underline-style="solid" style:text-underline-color="font-color"/>
    </style:style>
    <style:style style:name="T270_35" style:family="text"/>
    <style:style style:name="T270_36" style:family="text">
      <style:text-properties fo:color="#1155cc" style:text-underline-style="solid" style:text-underline-color="font-color"/>
    </style:style>
    <style:style style:name="T270_37" style:family="text"/>
    <style:style style:name="T270_38" style:family="text">
      <style:text-properties fo:color="#1155cc" style:text-underline-style="solid" style:text-underline-color="font-color"/>
    </style:style>
    <style:style style:name="T270_39" style:family="text"/>
    <style:style style:name="T270_40" style:family="text">
      <style:text-properties fo:color="#1155cc" style:text-underline-style="solid" style:text-underline-color="font-color"/>
    </style:style>
    <style:style style:name="T270_41" style:family="text"/>
    <style:style style:name="T270_42" style:family="text">
      <style:text-properties fo:color="#1155cc" style:text-underline-style="solid" style:text-underline-color="font-color"/>
    </style:style>
    <style:style style:name="T270_43" style:family="text"/>
    <style:style style:name="T270_44" style:family="text">
      <style:text-properties fo:color="#1155cc" style:text-underline-style="solid" style:text-underline-color="font-color"/>
    </style:style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T271_2" style:family="text">
      <style:text-properties fo:color="#1155cc" style:text-underline-style="solid" style:text-underline-color="font-color"/>
    </style:style>
    <style:style style:name="T271_3" style:family="text"/>
    <style:style style:name="T271_4" style:family="text">
      <style:text-properties fo:color="#1155cc" style:text-underline-style="solid" style:text-underline-color="font-color"/>
    </style:style>
    <style:style style:name="T271_5" style:family="text"/>
    <style:style style:name="T271_6" style:family="text">
      <style:text-properties fo:color="#1155cc" style:text-underline-style="solid" style:text-underline-color="font-color"/>
    </style:style>
    <style:style style:name="T271_7" style:family="text"/>
    <style:style style:name="T271_8" style:family="text">
      <style:text-properties fo:color="#1155cc" style:text-underline-style="solid" style:text-underline-color="font-color"/>
    </style:style>
    <style:style style:name="T271_9" style:family="text"/>
    <style:style style:name="T271_10" style:family="text">
      <style:text-properties fo:color="#1155cc" style:text-underline-style="solid" style:text-underline-color="font-color"/>
    </style:style>
    <style:style style:name="T271_11" style:family="text"/>
    <style:style style:name="T271_12" style:family="text">
      <style:text-properties fo:color="#1155cc" style:text-underline-style="solid" style:text-underline-color="font-color"/>
    </style:style>
    <style:style style:name="T271_13" style:family="text"/>
    <style:style style:name="T271_14" style:family="text">
      <style:text-properties fo:color="#1155cc" style:text-underline-style="solid" style:text-underline-color="font-color"/>
    </style:style>
    <style:style style:name="T271_15" style:family="text"/>
    <style:style style:name="T271_16" style:family="text">
      <style:text-properties fo:color="#1155cc" style:text-underline-style="solid" style:text-underline-color="font-color"/>
    </style:style>
    <style:style style:name="T271_17" style:family="text"/>
    <style:style style:name="T271_18" style:family="text">
      <style:text-properties fo:color="#1155cc" style:text-underline-style="solid" style:text-underline-color="font-color"/>
    </style:style>
    <style:style style:name="T271_19" style:family="text"/>
    <style:style style:name="T271_20" style:family="text">
      <style:text-properties fo:color="#1155cc" style:text-underline-style="solid" style:text-underline-color="font-color"/>
    </style:style>
    <style:style style:name="T271_21" style:family="text"/>
    <style:style style:name="T271_22" style:family="text">
      <style:text-properties fo:color="#1155cc" style:text-underline-style="solid" style:text-underline-color="font-color"/>
    </style:style>
    <style:style style:name="T271_23" style:family="text"/>
    <style:style style:name="T271_24" style:family="text">
      <style:text-properties fo:color="#1155cc" style:text-underline-style="solid" style:text-underline-color="font-color"/>
    </style:style>
    <style:style style:name="T271_25" style:family="text"/>
    <style:style style:name="T271_26" style:family="text">
      <style:text-properties fo:color="#1155cc" style:text-underline-style="solid" style:text-underline-color="font-color"/>
    </style:style>
    <style:style style:name="T271_27" style:family="text"/>
    <style:style style:name="T271_28" style:family="text">
      <style:text-properties fo:color="#1155cc" style:text-underline-style="solid" style:text-underline-color="font-color"/>
    </style:style>
    <style:style style:name="T271_29" style:family="text"/>
    <style:style style:name="T271_30" style:family="text">
      <style:text-properties fo:color="#1155cc" style:text-underline-style="solid" style:text-underline-color="font-color"/>
    </style:style>
    <style:style style:name="T271_31" style:family="text"/>
    <style:style style:name="T271_32" style:family="text">
      <style:text-properties fo:color="#1155cc" style:text-underline-style="solid" style:text-underline-color="font-color"/>
    </style:style>
    <style:style style:name="T271_33" style:family="text"/>
    <style:style style:name="T271_34" style:family="text">
      <style:text-properties fo:color="#1155cc" style:text-underline-style="solid" style:text-underline-color="font-color"/>
    </style:style>
    <style:style style:name="T271_35" style:family="text"/>
    <style:style style:name="T271_36" style:family="text">
      <style:text-properties fo:color="#1155cc" style:text-underline-style="solid" style:text-underline-color="font-color"/>
    </style:style>
    <style:style style:name="T271_37" style:family="text"/>
    <style:style style:name="T271_38" style:family="text">
      <style:text-properties fo:color="#1155cc" style:text-underline-style="solid" style:text-underline-color="font-color"/>
    </style:style>
    <style:style style:name="T271_39" style:family="text"/>
    <style:style style:name="T271_40" style:family="text">
      <style:text-properties fo:color="#1155cc" style:text-underline-style="solid" style:text-underline-color="font-color"/>
    </style:style>
    <style:style style:name="T271_41" style:family="text"/>
    <style:style style:name="T271_42" style:family="text">
      <style:text-properties fo:color="#1155cc" style:text-underline-style="solid" style:text-underline-color="font-color"/>
    </style:style>
    <style:style style:name="P272" style:family="paragraph" style:parent-style-name="Standard">
      <style:paragraph-properties fo:break-before="auto" fo:margin-top="0cm" style:writing-mode="lr-tb"/>
    </style:style>
    <style:style style:name="T272_1" style:family="text"/>
    <style:style style:name="T272_2" style:family="text">
      <style:text-properties fo:color="#1155cc" style:text-underline-style="solid" style:text-underline-color="font-color"/>
    </style:style>
    <style:style style:name="T272_3" style:family="text"/>
    <style:style style:name="T272_4" style:family="text">
      <style:text-properties fo:color="#1155cc" style:text-underline-style="solid" style:text-underline-color="font-color"/>
    </style:style>
    <style:style style:name="T272_5" style:family="text"/>
    <style:style style:name="T272_6" style:family="text">
      <style:text-properties fo:color="#1155cc" style:text-underline-style="solid" style:text-underline-color="font-color"/>
    </style:style>
    <style:style style:name="T272_7" style:family="text"/>
    <style:style style:name="T272_8" style:family="text">
      <style:text-properties fo:color="#1155cc" style:text-underline-style="solid" style:text-underline-color="font-color"/>
    </style:style>
    <style:style style:name="T272_9" style:family="text"/>
    <style:style style:name="T272_10" style:family="text">
      <style:text-properties fo:color="#1155cc" style:text-underline-style="solid" style:text-underline-color="font-color"/>
    </style:style>
    <style:style style:name="T272_11" style:family="text"/>
    <style:style style:name="T272_12" style:family="text">
      <style:text-properties fo:color="#1155cc" style:text-underline-style="solid" style:text-underline-color="font-color"/>
    </style:style>
    <style:style style:name="T272_13" style:family="text"/>
    <style:style style:name="T272_14" style:family="text">
      <style:text-properties fo:color="#1155cc" style:text-underline-style="solid" style:text-underline-color="font-color"/>
    </style:style>
    <style:style style:name="T272_15" style:family="text"/>
    <style:style style:name="T272_16" style:family="text">
      <style:text-properties fo:color="#1155cc" style:text-underline-style="solid" style:text-underline-color="font-color"/>
    </style:style>
    <style:style style:name="T272_17" style:family="text"/>
    <style:style style:name="T272_18" style:family="text">
      <style:text-properties fo:color="#1155cc" style:text-underline-style="solid" style:text-underline-color="font-color"/>
    </style:style>
    <style:style style:name="T272_19" style:family="text"/>
    <style:style style:name="T272_20" style:family="text">
      <style:text-properties fo:color="#1155cc" style:text-underline-style="solid" style:text-underline-color="font-color"/>
    </style:style>
    <style:style style:name="T272_21" style:family="text"/>
    <style:style style:name="T272_22" style:family="text">
      <style:text-properties fo:color="#1155cc" style:text-underline-style="solid" style:text-underline-color="font-color"/>
    </style:style>
    <style:style style:name="T272_23" style:family="text"/>
    <style:style style:name="T272_24" style:family="text">
      <style:text-properties fo:color="#1155cc" style:text-underline-style="solid" style:text-underline-color="font-color"/>
    </style:style>
    <style:style style:name="T272_25" style:family="text"/>
    <style:style style:name="T272_26" style:family="text">
      <style:text-properties fo:color="#1155cc" style:text-underline-style="solid" style:text-underline-color="font-color"/>
    </style:style>
    <style:style style:name="T272_27" style:family="text"/>
    <style:style style:name="T272_28" style:family="text">
      <style:text-properties fo:color="#1155cc" style:text-underline-style="solid" style:text-underline-color="font-color"/>
    </style:style>
    <style:style style:name="T272_29" style:family="text"/>
    <style:style style:name="T272_30" style:family="text">
      <style:text-properties fo:color="#1155cc" style:text-underline-style="solid" style:text-underline-color="font-color"/>
    </style:style>
    <style:style style:name="T272_31" style:family="text"/>
    <style:style style:name="T272_32" style:family="text">
      <style:text-properties fo:color="#1155cc" style:text-underline-style="solid" style:text-underline-color="font-color"/>
    </style:style>
    <style:style style:name="P273" style:family="paragraph" style:parent-style-name="Standard">
      <style:paragraph-properties fo:break-before="auto" fo:margin-top="0cm" style:writing-mode="lr-tb"/>
    </style:style>
    <style:style style:name="T273_1" style:family="text"/>
    <style:style style:name="T273_2" style:family="text">
      <style:text-properties fo:color="#1155cc" style:text-underline-style="solid" style:text-underline-color="font-color"/>
    </style:style>
    <style:style style:name="T273_3" style:family="text"/>
    <style:style style:name="T273_4" style:family="text">
      <style:text-properties fo:color="#1155cc" style:text-underline-style="solid" style:text-underline-color="font-color"/>
    </style:style>
    <style:style style:name="T273_5" style:family="text"/>
    <style:style style:name="T273_6" style:family="text">
      <style:text-properties fo:color="#1155cc" style:text-underline-style="solid" style:text-underline-color="font-color"/>
    </style:style>
    <style:style style:name="T273_7" style:family="text"/>
    <style:style style:name="T273_8" style:family="text">
      <style:text-properties fo:color="#1155cc" style:text-underline-style="solid" style:text-underline-color="font-color"/>
    </style:style>
    <style:style style:name="T273_9" style:family="text"/>
    <style:style style:name="T273_10" style:family="text">
      <style:text-properties fo:color="#1155cc" style:text-underline-style="solid" style:text-underline-color="font-color"/>
    </style:style>
    <style:style style:name="T273_11" style:family="text"/>
    <style:style style:name="T273_12" style:family="text">
      <style:text-properties fo:color="#1155cc" style:text-underline-style="solid" style:text-underline-color="font-color"/>
    </style:style>
    <style:style style:name="T273_13" style:family="text"/>
    <style:style style:name="T273_14" style:family="text">
      <style:text-properties fo:color="#1155cc" style:text-underline-style="solid" style:text-underline-color="font-color"/>
    </style:style>
    <style:style style:name="T273_15" style:family="text"/>
    <style:style style:name="T273_16" style:family="text">
      <style:text-properties fo:color="#1155cc" style:text-underline-style="solid" style:text-underline-color="font-color"/>
    </style:style>
    <style:style style:name="T273_17" style:family="text"/>
    <style:style style:name="T273_18" style:family="text">
      <style:text-properties fo:color="#1155cc" style:text-underline-style="solid" style:text-underline-color="font-color"/>
    </style:style>
    <style:style style:name="T273_19" style:family="text"/>
    <style:style style:name="T273_20" style:family="text">
      <style:text-properties fo:color="#1155cc" style:text-underline-style="solid" style:text-underline-color="font-color"/>
    </style:style>
    <style:style style:name="T273_21" style:family="text"/>
    <style:style style:name="T273_22" style:family="text">
      <style:text-properties fo:color="#1155cc" style:text-underline-style="solid" style:text-underline-color="font-color"/>
    </style:style>
    <style:style style:name="T273_23" style:family="text"/>
    <style:style style:name="T273_24" style:family="text">
      <style:text-properties fo:color="#1155cc" style:text-underline-style="solid" style:text-underline-color="font-color"/>
    </style:style>
    <style:style style:name="T273_25" style:family="text"/>
    <style:style style:name="T273_26" style:family="text">
      <style:text-properties fo:color="#1155cc" style:text-underline-style="solid" style:text-underline-color="font-color"/>
    </style:style>
    <style:style style:name="T273_27" style:family="text"/>
    <style:style style:name="T273_28" style:family="text">
      <style:text-properties fo:color="#1155cc" style:text-underline-style="solid" style:text-underline-color="font-color"/>
    </style:style>
    <style:style style:name="T273_29" style:family="text"/>
    <style:style style:name="T273_30" style:family="text">
      <style:text-properties fo:color="#1155cc" style:text-underline-style="solid" style:text-underline-color="font-color"/>
    </style:style>
    <style:style style:name="T273_31" style:family="text"/>
    <style:style style:name="T273_32" style:family="text">
      <style:text-properties fo:color="#1155cc" style:text-underline-style="solid" style:text-underline-color="font-color"/>
    </style:style>
    <style:style style:name="T273_33" style:family="text"/>
    <style:style style:name="T273_34" style:family="text">
      <style:text-properties fo:color="#1155cc" style:text-underline-style="solid" style:text-underline-color="font-color"/>
    </style:style>
    <style:style style:name="T273_35" style:family="text"/>
    <style:style style:name="T273_36" style:family="text">
      <style:text-properties fo:color="#1155cc" style:text-underline-style="solid" style:text-underline-color="font-color"/>
    </style:style>
    <style:style style:name="T273_37" style:family="text"/>
    <style:style style:name="T273_38" style:family="text">
      <style:text-properties fo:color="#1155cc" style:text-underline-style="solid" style:text-underline-color="font-color"/>
    </style:style>
    <style:style style:name="T273_39" style:family="text"/>
    <style:style style:name="T273_40" style:family="text">
      <style:text-properties fo:color="#1155cc" style:text-underline-style="solid" style:text-underline-color="font-color"/>
    </style:style>
    <style:style style:name="T273_41" style:family="text"/>
    <style:style style:name="T273_42" style:family="text">
      <style:text-properties fo:color="#1155cc" style:text-underline-style="solid" style:text-underline-color="font-color"/>
    </style:style>
    <style:style style:name="T273_43" style:family="text"/>
    <style:style style:name="T273_44" style:family="text">
      <style:text-properties fo:color="#1155cc" style:text-underline-style="solid" style:text-underline-color="font-color"/>
    </style:style>
    <style:style style:name="T273_45" style:family="text"/>
    <style:style style:name="T273_46" style:family="text">
      <style:text-properties fo:color="#1155cc" style:text-underline-style="solid" style:text-underline-color="font-color"/>
    </style:style>
    <style:style style:name="T273_47" style:family="text"/>
    <style:style style:name="T273_48" style:family="text">
      <style:text-properties fo:color="#1155cc" style:text-underline-style="solid" style:text-underline-color="font-color"/>
    </style:style>
    <style:style style:name="T273_49" style:family="text"/>
    <style:style style:name="T273_50" style:family="text">
      <style:text-properties fo:color="#1155cc" style:text-underline-style="solid" style:text-underline-color="font-color"/>
    </style:style>
    <style:style style:name="T273_51" style:family="text"/>
    <style:style style:name="T273_52" style:family="text">
      <style:text-properties fo:color="#1155cc" style:text-underline-style="solid" style:text-underline-color="font-color"/>
    </style:style>
    <style:style style:name="T273_53" style:family="text"/>
    <style:style style:name="T273_54" style:family="text">
      <style:text-properties fo:color="#1155cc" style:text-underline-style="solid" style:text-underline-color="font-color"/>
    </style:style>
    <style:style style:name="P274" style:family="paragraph" style:parent-style-name="Standard">
      <style:paragraph-properties fo:break-before="auto" fo:margin-top="0cm" fo:margin-bottom="0cm" style:writing-mode="lr-tb"/>
    </style:style>
    <style:style style:name="T274_1" style:family="text"/>
    <style:style style:name="T274_2" style:family="text">
      <style:text-properties fo:color="#1155cc" style:text-underline-style="solid" style:text-underline-color="font-color"/>
    </style:style>
    <style:style style:name="T274_3" style:family="text"/>
    <style:style style:name="T274_4" style:family="text">
      <style:text-properties fo:color="#1155cc" style:text-underline-style="solid" style:text-underline-color="font-color"/>
    </style:style>
    <style:style style:name="T274_5" style:family="text"/>
    <style:style style:name="T274_6" style:family="text">
      <style:text-properties fo:color="#1155cc" style:text-underline-style="solid" style:text-underline-color="font-color"/>
    </style:style>
    <style:style style:name="T274_7" style:family="text"/>
    <style:style style:name="T274_8" style:family="text">
      <style:text-properties fo:color="#1155cc" style:text-underline-style="solid" style:text-underline-color="font-color"/>
    </style:style>
    <style:style style:name="T274_9" style:family="text"/>
    <style:style style:name="T274_10" style:family="text">
      <style:text-properties fo:color="#1155cc" style:text-underline-style="solid" style:text-underline-color="font-color"/>
    </style:style>
    <style:style style:name="T274_11" style:family="text"/>
    <style:style style:name="T274_12" style:family="text">
      <style:text-properties fo:color="#1155cc" style:text-underline-style="solid" style:text-underline-color="font-color"/>
    </style:style>
    <style:style style:name="T274_13" style:family="text"/>
    <style:style style:name="T274_14" style:family="text">
      <style:text-properties fo:color="#1155cc" style:text-underline-style="solid" style:text-underline-color="font-color"/>
    </style:style>
    <style:style style:name="T274_15" style:family="text"/>
    <style:style style:name="T274_16" style:family="text">
      <style:text-properties fo:color="#1155cc" style:text-underline-style="solid" style:text-underline-color="font-color"/>
    </style:style>
    <style:style style:name="T274_17" style:family="text"/>
    <style:style style:name="T274_18" style:family="text">
      <style:text-properties fo:color="#1155cc" style:text-underline-style="solid" style:text-underline-color="font-color"/>
    </style:style>
    <style:style style:name="T274_19" style:family="text"/>
    <style:style style:name="T274_20" style:family="text">
      <style:text-properties fo:color="#1155cc" style:text-underline-style="solid" style:text-underline-color="font-color"/>
    </style:style>
    <style:style style:name="T274_21" style:family="text"/>
    <style:style style:name="T274_22" style:family="text">
      <style:text-properties fo:color="#1155cc" style:text-underline-style="solid" style:text-underline-color="font-color"/>
    </style:style>
    <style:style style:name="T274_23" style:family="text"/>
    <style:style style:name="T274_24" style:family="text">
      <style:text-properties fo:color="#1155cc" style:text-underline-style="solid" style:text-underline-color="font-color"/>
    </style:style>
    <style:style style:name="T274_25" style:family="text"/>
    <style:style style:name="T274_26" style:family="text">
      <style:text-properties fo:color="#1155cc" style:text-underline-style="solid" style:text-underline-color="font-color"/>
    </style:style>
    <style:style style:name="T274_27" style:family="text"/>
    <style:style style:name="T274_28" style:family="text">
      <style:text-properties fo:color="#1155cc" style:text-underline-style="solid" style:text-underline-color="font-color"/>
    </style:style>
    <style:style style:name="T274_29" style:family="text"/>
    <style:style style:name="T274_30" style:family="text">
      <style:text-properties fo:color="#1155cc" style:text-underline-style="solid" style:text-underline-color="font-color"/>
    </style:style>
    <style:style style:name="P275" style:family="paragraph" style:parent-style-name="Standard">
      <style:paragraph-properties fo:break-before="auto" style:writing-mode="lr-tb"/>
    </style:style>
    <style:style style:name="P27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77" style:family="paragraph" style:parent-style-name="Heading_20_1">
      <style:paragraph-properties fo:break-before="page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>
      <style:text-properties fo:font-size="14pt" style:font-size-asian="14pt" style:font-size-complex="14pt"/>
    </style:style>
    <style:style style:name="T277_6" style:family="text">
      <style:text-properties fo:font-size="14pt" style:font-size-asian="14pt" style:font-size-complex="14pt"/>
    </style:style>
    <style:style style:name="T277_7" style:family="text">
      <style:text-properties fo:font-size="14pt" style:font-size-asian="14pt" style:font-size-complex="14pt"/>
    </style:style>
    <style:style style:name="T277_8" style:family="text">
      <style:text-properties fo:font-size="14pt" style:font-size-asian="14pt" style:font-size-complex="14pt"/>
    </style:style>
    <style:style style:name="T277_9" style:family="text">
      <style:text-properties fo:font-size="14pt" style:font-size-asian="14pt" style:font-size-complex="14pt"/>
    </style:style>
    <style:style style:name="P278" style:family="paragraph" style:parent-style-name="Standard">
      <style:paragraph-properties fo:break-before="auto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P279" style:family="paragraph" style:parent-style-name="Standard">
      <style:paragraph-properties fo:break-before="auto" style:writing-mode="lr-tb"/>
    </style:style>
    <style:style style:name="P280" style:family="paragraph" style:parent-style-name="Standard">
      <style:paragraph-properties fo:break-before="auto" fo:margin-top="0cm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P282" style:family="paragraph" style:parent-style-name="Standard">
      <style:paragraph-properties fo:break-before="auto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P283" style:family="paragraph" style:parent-style-name="Standard">
      <style:paragraph-properties fo:break-before="auto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P284" style:family="paragraph" style:parent-style-name="Standard">
      <style:paragraph-properties fo:break-before="auto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P285" style:family="paragraph" style:parent-style-name="Standard">
      <style:paragraph-properties fo:break-before="auto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break-before="auto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P287" style:family="paragraph" style:parent-style-name="Standard">
      <style:paragraph-properties fo:break-before="auto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P288" style:family="paragraph" style:parent-style-name="Standard">
      <style:paragraph-properties fo:break-before="auto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P289" style:family="paragraph" style:parent-style-name="Standard">
      <style:paragraph-properties fo:break-before="auto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P290" style:family="paragraph" style:parent-style-name="Standard">
      <style:paragraph-properties fo:break-before="auto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P291" style:family="paragraph" style:parent-style-name="Standard">
      <style:paragraph-properties fo:break-before="auto" fo:margin-top="0cm" style:writing-mode="lr-tb"/>
    </style:style>
    <style:style style:name="T291_1" style:family="text"/>
    <style:style style:name="T291_2" style:family="text"/>
    <style:style style:name="P292" style:family="paragraph" style:parent-style-name="Standard">
      <style:paragraph-properties fo:break-before="auto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>
      <style:text-properties fo:color="#1155cc" style:text-underline-style="solid" style:text-underline-color="font-color"/>
    </style:style>
    <style:style style:name="T292_7" style:family="text"/>
    <style:style style:name="T292_8" style:family="text">
      <style:text-properties fo:color="#1155cc" style:text-underline-style="solid" style:text-underline-color="font-color"/>
    </style:style>
    <style:style style:name="T292_9" style:family="text"/>
    <style:style style:name="T292_10" style:family="text">
      <style:text-properties fo:color="#1155cc" style:text-underline-style="solid" style:text-underline-color="font-color"/>
    </style:style>
    <style:style style:name="T292_11" style:family="text"/>
    <style:style style:name="T292_12" style:family="text">
      <style:text-properties fo:color="#1155cc" style:text-underline-style="solid" style:text-underline-color="font-color"/>
    </style:style>
    <style:style style:name="T292_13" style:family="text"/>
    <style:style style:name="T292_14" style:family="text">
      <style:text-properties fo:color="#1155cc" style:text-underline-style="solid" style:text-underline-color="font-color"/>
    </style:style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>
      <style:text-properties fo:color="#1155cc" style:text-underline-style="solid" style:text-underline-color="font-color"/>
    </style:style>
    <style:style style:name="T293_23" style:family="text"/>
    <style:style style:name="T293_24" style:family="text">
      <style:text-properties fo:color="#1155cc" style:text-underline-style="solid" style:text-underline-color="font-color"/>
    </style:style>
    <style:style style:name="T293_25" style:family="text"/>
    <style:style style:name="T293_26" style:family="text">
      <style:text-properties fo:color="#1155cc" style:text-underline-style="solid" style:text-underline-color="font-color"/>
    </style:style>
    <style:style style:name="T293_27" style:family="text"/>
    <style:style style:name="T293_28" style:family="text">
      <style:text-properties fo:color="#1155cc" style:text-underline-style="solid" style:text-underline-color="font-color"/>
    </style:style>
    <style:style style:name="T293_29" style:family="text"/>
    <style:style style:name="T293_30" style:family="text">
      <style:text-properties fo:color="#1155cc" style:text-underline-style="solid" style:text-underline-color="font-color"/>
    </style:style>
    <style:style style:name="T293_31" style:family="text"/>
    <style:style style:name="T293_32" style:family="text">
      <style:text-properties fo:color="#1155cc" style:text-underline-style="solid" style:text-underline-color="font-color"/>
    </style:style>
    <style:style style:name="T293_33" style:family="text"/>
    <style:style style:name="T293_34" style:family="text">
      <style:text-properties fo:color="#1155cc" style:text-underline-style="solid" style:text-underline-color="font-color"/>
    </style:style>
    <style:style style:name="T293_35" style:family="text"/>
    <style:style style:name="T293_36" style:family="text">
      <style:text-properties fo:color="#1155cc" style:text-underline-style="solid" style:text-underline-color="font-color"/>
    </style:style>
    <style:style style:name="T293_37" style:family="text"/>
    <style:style style:name="T293_38" style:family="text">
      <style:text-properties fo:color="#1155cc" style:text-underline-style="solid" style:text-underline-color="font-color"/>
    </style:style>
    <style:style style:name="T293_39" style:family="text"/>
    <style:style style:name="T293_40" style:family="text">
      <style:text-properties fo:color="#1155cc" style:text-underline-style="solid" style:text-underline-color="font-color"/>
    </style:style>
    <style:style style:name="T293_41" style:family="text"/>
    <style:style style:name="T293_42" style:family="text">
      <style:text-properties fo:color="#1155cc" style:text-underline-style="solid" style:text-underline-color="font-color"/>
    </style:style>
    <style:style style:name="T293_43" style:family="text"/>
    <style:style style:name="T293_44" style:family="text">
      <style:text-properties fo:color="#1155cc" style:text-underline-style="solid" style:text-underline-color="font-color"/>
    </style:style>
    <style:style style:name="T293_45" style:family="text"/>
    <style:style style:name="T293_46" style:family="text">
      <style:text-properties fo:color="#1155cc" style:text-underline-style="solid" style:text-underline-color="font-color"/>
    </style:style>
    <style:style style:name="T293_47" style:family="text"/>
    <style:style style:name="T293_48" style:family="text">
      <style:text-properties fo:color="#1155cc" style:text-underline-style="solid" style:text-underline-color="font-color"/>
    </style:style>
    <style:style style:name="T293_49" style:family="text"/>
    <style:style style:name="T293_50" style:family="text">
      <style:text-properties fo:color="#1155cc" style:text-underline-style="solid" style:text-underline-color="font-color"/>
    </style:style>
    <style:style style:name="T293_51" style:family="text"/>
    <style:style style:name="T293_52" style:family="text">
      <style:text-properties fo:color="#1155cc" style:text-underline-style="solid" style:text-underline-color="font-color"/>
    </style:style>
    <style:style style:name="T293_53" style:family="text"/>
    <style:style style:name="T293_54" style:family="text">
      <style:text-properties fo:color="#1155cc" style:text-underline-style="solid" style:text-underline-color="font-color"/>
    </style:style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P295" style:family="paragraph" style:parent-style-name="Standard">
      <style:paragraph-properties fo:break-before="auto" fo:margin-top="0cm" fo:margin-bottom="0cm" style:writing-mode="lr-tb"/>
    </style:style>
    <style:style style:name="T295_1" style:family="text"/>
    <style:style style:name="T295_2" style:family="text">
      <style:text-properties fo:color="#1155cc" style:text-underline-style="solid" style:text-underline-color="font-color"/>
    </style:style>
    <style:style style:name="T295_3" style:family="text"/>
    <style:style style:name="T295_4" style:family="text">
      <style:text-properties fo:color="#1155cc" style:text-underline-style="solid" style:text-underline-color="font-color"/>
    </style:style>
    <style:style style:name="T295_5" style:family="text"/>
    <style:style style:name="T295_6" style:family="text">
      <style:text-properties fo:color="#1155cc" style:text-underline-style="solid" style:text-underline-color="font-color"/>
    </style:style>
    <style:style style:name="T295_7" style:family="text"/>
    <style:style style:name="T295_8" style:family="text">
      <style:text-properties fo:color="#1155cc" style:text-underline-style="solid" style:text-underline-color="font-color"/>
    </style:style>
    <style:style style:name="T295_9" style:family="text"/>
    <style:style style:name="T295_10" style:family="text">
      <style:text-properties fo:color="#1155cc" style:text-underline-style="solid" style:text-underline-color="font-color"/>
    </style:style>
    <style:style style:name="T295_11" style:family="text"/>
    <style:style style:name="T295_12" style:family="text">
      <style:text-properties fo:color="#1155cc" style:text-underline-style="solid" style:text-underline-color="font-color"/>
    </style:style>
    <style:style style:name="T295_13" style:family="text"/>
    <style:style style:name="T295_14" style:family="text">
      <style:text-properties fo:color="#1155cc" style:text-underline-style="solid" style:text-underline-color="font-color"/>
    </style:style>
    <style:style style:name="T295_15" style:family="text"/>
    <style:style style:name="T295_16" style:family="text">
      <style:text-properties fo:color="#1155cc" style:text-underline-style="solid" style:text-underline-color="font-color"/>
    </style:style>
    <style:style style:name="T295_17" style:family="text"/>
    <style:style style:name="T295_18" style:family="text">
      <style:text-properties fo:color="#1155cc" style:text-underline-style="solid" style:text-underline-color="font-color"/>
    </style:style>
    <style:style style:name="T295_19" style:family="text"/>
    <style:style style:name="T295_20" style:family="text">
      <style:text-properties fo:color="#1155cc" style:text-underline-style="solid" style:text-underline-color="font-color"/>
    </style:style>
    <style:style style:name="T295_21" style:family="text"/>
    <style:style style:name="T295_22" style:family="text">
      <style:text-properties fo:color="#1155cc" style:text-underline-style="solid" style:text-underline-color="font-color"/>
    </style:style>
    <style:style style:name="T295_23" style:family="text"/>
    <style:style style:name="T295_24" style:family="text">
      <style:text-properties fo:color="#1155cc" style:text-underline-style="solid" style:text-underline-color="font-color"/>
    </style:style>
    <style:style style:name="T295_25" style:family="text"/>
    <style:style style:name="T295_26" style:family="text">
      <style:text-properties fo:color="#1155cc" style:text-underline-style="solid" style:text-underline-color="font-color"/>
    </style:style>
    <style:style style:name="T295_27" style:family="text"/>
    <style:style style:name="T295_28" style:family="text">
      <style:text-properties fo:color="#1155cc" style:text-underline-style="solid" style:text-underline-color="font-color"/>
    </style:style>
    <style:style style:name="T295_29" style:family="text"/>
    <style:style style:name="T295_30" style:family="text">
      <style:text-properties fo:color="#1155cc" style:text-underline-style="solid" style:text-underline-color="font-color"/>
    </style:style>
    <style:style style:name="T295_31" style:family="text"/>
    <style:style style:name="T295_32" style:family="text">
      <style:text-properties fo:color="#1155cc" style:text-underline-style="solid" style:text-underline-color="font-color"/>
    </style:style>
    <style:style style:name="T295_33" style:family="text"/>
    <style:style style:name="T295_34" style:family="text">
      <style:text-properties fo:color="#1155cc" style:text-underline-style="solid" style:text-underline-color="font-color"/>
    </style:style>
    <style:style style:name="T295_35" style:family="text"/>
    <style:style style:name="T295_36" style:family="text">
      <style:text-properties fo:color="#1155cc" style:text-underline-style="solid" style:text-underline-color="font-color"/>
    </style:style>
    <style:style style:name="T295_37" style:family="text"/>
    <style:style style:name="T295_38" style:family="text">
      <style:text-properties fo:color="#1155cc" style:text-underline-style="solid" style:text-underline-color="font-color"/>
    </style:style>
    <style:style style:name="T295_39" style:family="text"/>
    <style:style style:name="T295_40" style:family="text">
      <style:text-properties fo:color="#1155cc" style:text-underline-style="solid" style:text-underline-color="font-color"/>
    </style:style>
    <style:style style:name="T295_41" style:family="text"/>
    <style:style style:name="T295_42" style:family="text">
      <style:text-properties fo:color="#1155cc" style:text-underline-style="solid" style:text-underline-color="font-color"/>
    </style:style>
    <style:style style:name="T295_43" style:family="text"/>
    <style:style style:name="T295_44" style:family="text">
      <style:text-properties fo:color="#1155cc" style:text-underline-style="solid" style:text-underline-color="font-color"/>
    </style:style>
    <style:style style:name="P296" style:family="paragraph" style:parent-style-name="Standard">
      <style:paragraph-properties fo:break-before="auto" style:writing-mode="lr-tb"/>
    </style:style>
    <style:style style:name="P29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98" style:family="paragraph" style:parent-style-name="Heading_20_1">
      <style:paragraph-properties fo:break-before="page" style:writing-mode="lr-tb"/>
    </style:style>
    <style:style style:name="T298_1" style:family="text"/>
    <style:style style:name="T298_2" style:family="text"/>
    <style:style style:name="T298_3" style:family="text">
      <style:text-properties fo:font-size="14pt" style:font-size-asian="14pt" style:font-size-complex="14pt"/>
    </style:style>
    <style:style style:name="T298_4" style:family="text">
      <style:text-properties fo:font-size="14pt" style:font-size-asian="14pt" style:font-size-complex="14pt"/>
    </style:style>
    <style:style style:name="T298_5" style:family="text">
      <style:text-properties fo:font-size="14pt" style:font-size-asian="14pt" style:font-size-complex="14pt"/>
    </style:style>
    <style:style style:name="T298_6" style:family="text">
      <style:text-properties fo:font-size="14pt" style:font-size-asian="14pt" style:font-size-complex="14pt"/>
    </style:style>
    <style:style style:name="T298_7" style:family="text">
      <style:text-properties fo:font-size="14pt" style:font-size-asian="14pt" style:font-size-complex="14pt"/>
    </style:style>
    <style:style style:name="P299" style:family="paragraph" style:parent-style-name="Standard">
      <style:paragraph-properties fo:break-before="auto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T299_73" style:family="text"/>
    <style:style style:name="T299_74" style:family="text"/>
    <style:style style:name="T299_75" style:family="text"/>
    <style:style style:name="T299_76" style:family="text"/>
    <style:style style:name="T299_77" style:family="text"/>
    <style:style style:name="T299_78" style:family="text"/>
    <style:style style:name="T299_79" style:family="text"/>
    <style:style style:name="T299_80" style:family="text"/>
    <style:style style:name="T299_81" style:family="text"/>
    <style:style style:name="T299_82" style:family="text"/>
    <style:style style:name="T299_83" style:family="text"/>
    <style:style style:name="T299_84" style:family="text"/>
    <style:style style:name="T299_85" style:family="text"/>
    <style:style style:name="T299_86" style:family="text"/>
    <style:style style:name="T299_87" style:family="text"/>
    <style:style style:name="T299_88" style:family="text"/>
    <style:style style:name="T299_89" style:family="text"/>
    <style:style style:name="T299_90" style:family="text"/>
    <style:style style:name="T299_91" style:family="text"/>
    <style:style style:name="T299_92" style:family="text"/>
    <style:style style:name="T299_93" style:family="text"/>
    <style:style style:name="T299_94" style:family="text"/>
    <style:style style:name="T299_95" style:family="text"/>
    <style:style style:name="T299_96" style:family="text"/>
    <style:style style:name="T299_97" style:family="text"/>
    <style:style style:name="T299_98" style:family="text"/>
    <style:style style:name="T299_99" style:family="text"/>
    <style:style style:name="T299_100" style:family="text"/>
    <style:style style:name="T299_101" style:family="text"/>
    <style:style style:name="T299_102" style:family="text"/>
    <style:style style:name="T299_103" style:family="text"/>
    <style:style style:name="T299_104" style:family="text"/>
    <style:style style:name="T299_105" style:family="text"/>
    <style:style style:name="T299_106" style:family="text"/>
    <style:style style:name="T299_107" style:family="text"/>
    <style:style style:name="T299_108" style:family="text"/>
    <style:style style:name="T299_109" style:family="text"/>
    <style:style style:name="T299_110" style:family="text"/>
    <style:style style:name="T299_111" style:family="text"/>
    <style:style style:name="T299_112" style:family="text"/>
    <style:style style:name="T299_113" style:family="text"/>
    <style:style style:name="T299_114" style:family="text"/>
    <style:style style:name="T299_115" style:family="text"/>
    <style:style style:name="T299_116" style:family="text"/>
    <style:style style:name="T299_117" style:family="text"/>
    <style:style style:name="P300" style:family="paragraph" style:parent-style-name="Standard">
      <style:paragraph-properties fo:break-before="auto" style:writing-mode="lr-tb"/>
    </style:style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P302" style:family="paragraph" style:parent-style-name="Standard">
      <style:paragraph-properties fo:break-before="auto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P303" style:family="paragraph" style:parent-style-name="Standard">
      <style:paragraph-properties fo:break-before="auto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T303_69" style:family="text"/>
    <style:style style:name="T303_70" style:family="text"/>
    <style:style style:name="T303_71" style:family="text"/>
    <style:style style:name="T303_72" style:family="text"/>
    <style:style style:name="T303_73" style:family="text"/>
    <style:style style:name="T303_74" style:family="text"/>
    <style:style style:name="T303_75" style:family="text"/>
    <style:style style:name="T303_76" style:family="text"/>
    <style:style style:name="T303_77" style:family="text"/>
    <style:style style:name="T303_78" style:family="text"/>
    <style:style style:name="T303_79" style:family="text"/>
    <style:style style:name="T303_80" style:family="text"/>
    <style:style style:name="T303_81" style:family="text"/>
    <style:style style:name="T303_82" style:family="text"/>
    <style:style style:name="T303_83" style:family="text"/>
    <style:style style:name="T303_84" style:family="text"/>
    <style:style style:name="P304" style:family="paragraph" style:parent-style-name="Standard">
      <style:paragraph-properties fo:break-before="auto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P305" style:family="paragraph" style:parent-style-name="Standard">
      <style:paragraph-properties fo:break-before="auto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P306" style:family="paragraph" style:parent-style-name="Standard">
      <style:paragraph-properties fo:break-before="auto" style:writing-mode="lr-tb"/>
    </style:style>
    <style:style style:name="P307" style:family="paragraph" style:parent-style-name="Standard">
      <style:paragraph-properties fo:break-before="auto" style:writing-mode="lr-tb"/>
    </style:style>
    <style:style style:name="P308" style:family="paragraph" style:parent-style-name="Standard">
      <style:paragraph-properties fo:break-before="auto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T30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" style:family="text"/>
    <style:style style:name="T30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5" style:family="text"/>
    <style:style style:name="T30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7" style:family="text"/>
    <style:style style:name="T30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9" style:family="text"/>
    <style:style style:name="T30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11" style:family="text"/>
    <style:style style:name="T30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13" style:family="text"/>
    <style:style style:name="T30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15" style:family="text"/>
    <style:style style:name="T309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17" style:family="text"/>
    <style:style style:name="T309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19" style:family="text"/>
    <style:style style:name="T309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21" style:family="text"/>
    <style:style style:name="T309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23" style:family="text"/>
    <style:style style:name="T309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25" style:family="text"/>
    <style:style style:name="T309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27" style:family="text"/>
    <style:style style:name="T309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29" style:family="text"/>
    <style:style style:name="T309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1" style:family="text"/>
    <style:style style:name="T309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3" style:family="text"/>
    <style:style style:name="T309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5" style:family="text"/>
    <style:style style:name="T309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7" style:family="text"/>
    <style:style style:name="T309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39" style:family="text"/>
    <style:style style:name="T309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9_41" style:family="text"/>
    <style:style style:name="T309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T310_2" style:family="text">
      <style:text-properties fo:color="#1155cc" style:text-underline-style="solid" style:text-underline-color="font-color"/>
    </style:style>
    <style:style style:name="T310_3" style:family="text"/>
    <style:style style:name="T310_4" style:family="text">
      <style:text-properties fo:color="#1155cc" style:text-underline-style="solid" style:text-underline-color="font-color"/>
    </style:style>
    <style:style style:name="T310_5" style:family="text"/>
    <style:style style:name="T310_6" style:family="text">
      <style:text-properties fo:color="#1155cc" style:text-underline-style="solid" style:text-underline-color="font-color"/>
    </style:style>
    <style:style style:name="T310_7" style:family="text"/>
    <style:style style:name="T310_8" style:family="text">
      <style:text-properties fo:color="#1155cc" style:text-underline-style="solid" style:text-underline-color="font-color"/>
    </style:style>
    <style:style style:name="T310_9" style:family="text"/>
    <style:style style:name="T310_10" style:family="text">
      <style:text-properties fo:color="#1155cc" style:text-underline-style="solid" style:text-underline-color="font-color"/>
    </style:style>
    <style:style style:name="T310_11" style:family="text"/>
    <style:style style:name="T310_12" style:family="text">
      <style:text-properties fo:color="#1155cc" style:text-underline-style="solid" style:text-underline-color="font-color"/>
    </style:style>
    <style:style style:name="T310_13" style:family="text"/>
    <style:style style:name="T310_14" style:family="text">
      <style:text-properties fo:color="#1155cc" style:text-underline-style="solid" style:text-underline-color="font-color"/>
    </style:style>
    <style:style style:name="T310_15" style:family="text"/>
    <style:style style:name="T310_16" style:family="text">
      <style:text-properties fo:color="#1155cc" style:text-underline-style="solid" style:text-underline-color="font-color"/>
    </style:style>
    <style:style style:name="T310_17" style:family="text"/>
    <style:style style:name="T310_18" style:family="text">
      <style:text-properties fo:color="#1155cc" style:text-underline-style="solid" style:text-underline-color="font-color"/>
    </style:style>
    <style:style style:name="T310_19" style:family="text"/>
    <style:style style:name="T310_20" style:family="text">
      <style:text-properties fo:color="#1155cc" style:text-underline-style="solid" style:text-underline-color="font-color"/>
    </style:style>
    <style:style style:name="T310_21" style:family="text"/>
    <style:style style:name="T310_22" style:family="text">
      <style:text-properties fo:color="#1155cc" style:text-underline-style="solid" style:text-underline-color="font-color"/>
    </style:style>
    <style:style style:name="T310_23" style:family="text"/>
    <style:style style:name="T310_24" style:family="text">
      <style:text-properties fo:color="#1155cc" style:text-underline-style="solid" style:text-underline-color="font-color"/>
    </style:style>
    <style:style style:name="T310_25" style:family="text"/>
    <style:style style:name="T310_26" style:family="text">
      <style:text-properties fo:color="#1155cc" style:text-underline-style="solid" style:text-underline-color="font-color"/>
    </style:style>
    <style:style style:name="T310_27" style:family="text"/>
    <style:style style:name="T310_28" style:family="text">
      <style:text-properties fo:color="#1155cc" style:text-underline-style="solid" style:text-underline-color="font-color"/>
    </style:style>
    <style:style style:name="T310_29" style:family="text"/>
    <style:style style:name="T310_30" style:family="text">
      <style:text-properties fo:color="#1155cc" style:text-underline-style="solid" style:text-underline-color="font-color"/>
    </style:style>
    <style:style style:name="P311" style:family="paragraph" style:parent-style-name="Standard">
      <style:paragraph-properties fo:break-before="auto" fo:margin-top="0cm" style:writing-mode="lr-tb"/>
    </style:style>
    <style:style style:name="T311_1" style:family="text"/>
    <style:style style:name="T311_2" style:family="text">
      <style:text-properties fo:color="#1155cc" style:text-underline-style="solid" style:text-underline-color="font-color"/>
    </style:style>
    <style:style style:name="T311_3" style:family="text"/>
    <style:style style:name="T311_4" style:family="text">
      <style:text-properties fo:color="#1155cc" style:text-underline-style="solid" style:text-underline-color="font-color"/>
    </style:style>
    <style:style style:name="T311_5" style:family="text"/>
    <style:style style:name="T311_6" style:family="text">
      <style:text-properties fo:color="#1155cc" style:text-underline-style="solid" style:text-underline-color="font-color"/>
    </style:style>
    <style:style style:name="T311_7" style:family="text"/>
    <style:style style:name="T311_8" style:family="text">
      <style:text-properties fo:color="#1155cc" style:text-underline-style="solid" style:text-underline-color="font-color"/>
    </style:style>
    <style:style style:name="T311_9" style:family="text"/>
    <style:style style:name="T311_10" style:family="text">
      <style:text-properties fo:color="#1155cc" style:text-underline-style="solid" style:text-underline-color="font-color"/>
    </style:style>
    <style:style style:name="T311_11" style:family="text"/>
    <style:style style:name="T311_12" style:family="text">
      <style:text-properties fo:color="#1155cc" style:text-underline-style="solid" style:text-underline-color="font-color"/>
    </style:style>
    <style:style style:name="T311_13" style:family="text"/>
    <style:style style:name="T311_14" style:family="text">
      <style:text-properties fo:color="#1155cc" style:text-underline-style="solid" style:text-underline-color="font-color"/>
    </style:style>
    <style:style style:name="T311_15" style:family="text"/>
    <style:style style:name="T311_16" style:family="text">
      <style:text-properties fo:color="#1155cc" style:text-underline-style="solid" style:text-underline-color="font-color"/>
    </style:style>
    <style:style style:name="T311_17" style:family="text"/>
    <style:style style:name="T311_18" style:family="text">
      <style:text-properties fo:color="#1155cc" style:text-underline-style="solid" style:text-underline-color="font-color"/>
    </style:style>
    <style:style style:name="T311_19" style:family="text"/>
    <style:style style:name="T311_20" style:family="text">
      <style:text-properties fo:color="#1155cc" style:text-underline-style="solid" style:text-underline-color="font-color"/>
    </style:style>
    <style:style style:name="T311_21" style:family="text"/>
    <style:style style:name="T311_22" style:family="text">
      <style:text-properties fo:color="#1155cc" style:text-underline-style="solid" style:text-underline-color="font-color"/>
    </style:style>
    <style:style style:name="T311_23" style:family="text"/>
    <style:style style:name="T311_24" style:family="text">
      <style:text-properties fo:color="#1155cc" style:text-underline-style="solid" style:text-underline-color="font-color"/>
    </style:style>
    <style:style style:name="T311_25" style:family="text"/>
    <style:style style:name="T311_26" style:family="text">
      <style:text-properties fo:color="#1155cc" style:text-underline-style="solid" style:text-underline-color="font-color"/>
    </style:style>
    <style:style style:name="T311_27" style:family="text"/>
    <style:style style:name="T311_28" style:family="text">
      <style:text-properties fo:color="#1155cc" style:text-underline-style="solid" style:text-underline-color="font-color"/>
    </style:style>
    <style:style style:name="T311_29" style:family="text"/>
    <style:style style:name="T311_30" style:family="text">
      <style:text-properties fo:color="#1155cc" style:text-underline-style="solid" style:text-underline-color="font-color"/>
    </style:style>
    <style:style style:name="T311_31" style:family="text"/>
    <style:style style:name="T311_32" style:family="text">
      <style:text-properties fo:color="#1155cc" style:text-underline-style="solid" style:text-underline-color="font-color"/>
    </style:style>
    <style:style style:name="T311_33" style:family="text"/>
    <style:style style:name="T311_34" style:family="text">
      <style:text-properties fo:color="#1155cc" style:text-underline-style="solid" style:text-underline-color="font-color"/>
    </style:style>
    <style:style style:name="T311_35" style:family="text"/>
    <style:style style:name="T311_36" style:family="text">
      <style:text-properties fo:color="#1155cc" style:text-underline-style="solid" style:text-underline-color="font-color"/>
    </style:style>
    <style:style style:name="T311_37" style:family="text"/>
    <style:style style:name="T311_38" style:family="text">
      <style:text-properties fo:color="#1155cc" style:text-underline-style="solid" style:text-underline-color="font-color"/>
    </style:style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P313" style:family="paragraph" style:parent-style-name="Standard">
      <style:paragraph-properties fo:break-before="auto" fo:margin-top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P314" style:family="paragraph" style:parent-style-name="Standard">
      <style:paragraph-properties fo:break-before="auto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P315" style:family="paragraph" style:parent-style-name="Standard">
      <style:paragraph-properties fo:break-before="auto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P316" style:family="paragraph" style:parent-style-name="Standard">
      <style:paragraph-properties fo:break-before="auto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P317" style:family="paragraph" style:parent-style-name="Standard">
      <style:paragraph-properties fo:break-before="auto" fo:margin-top="0cm" fo:margin-bottom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P318" style:family="paragraph" style:parent-style-name="Standard">
      <style:paragraph-properties fo:break-before="auto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T319_69" style:family="text"/>
    <style:style style:name="T319_70" style:family="text"/>
    <style:style style:name="T319_71" style:family="text"/>
    <style:style style:name="T319_72" style:family="text"/>
    <style:style style:name="T319_73" style:family="text"/>
    <style:style style:name="T319_74" style:family="text"/>
    <style:style style:name="T319_75" style:family="text"/>
    <style:style style:name="T319_76" style:family="text"/>
    <style:style style:name="T319_77" style:family="text"/>
    <style:style style:name="T319_78" style:family="text"/>
    <style:style style:name="T319_79" style:family="text"/>
    <style:style style:name="T319_80" style:family="text"/>
    <style:style style:name="T319_81" style:family="text"/>
    <style:style style:name="T319_82" style:family="text"/>
    <style:style style:name="T319_83" style:family="text"/>
    <style:style style:name="T319_84" style:family="text"/>
    <style:style style:name="T319_85" style:family="text"/>
    <style:style style:name="T319_86" style:family="text"/>
    <style:style style:name="T319_87" style:family="text"/>
    <style:style style:name="T319_88" style:family="text"/>
    <style:style style:name="T319_89" style:family="text"/>
    <style:style style:name="T319_90" style:family="text"/>
    <style:style style:name="T319_91" style:family="text"/>
    <style:style style:name="T319_92" style:family="text"/>
    <style:style style:name="T319_93" style:family="text"/>
    <style:style style:name="T319_94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>
      <style:text-properties fo:color="#1155cc" style:text-underline-style="solid" style:text-underline-color="font-color"/>
    </style:style>
    <style:style style:name="T320_3" style:family="text"/>
    <style:style style:name="T320_4" style:family="text">
      <style:text-properties fo:color="#1155cc" style:text-underline-style="solid" style:text-underline-color="font-color"/>
    </style:style>
    <style:style style:name="T320_5" style:family="text"/>
    <style:style style:name="T320_6" style:family="text">
      <style:text-properties fo:color="#1155cc" style:text-underline-style="solid" style:text-underline-color="font-color"/>
    </style:style>
    <style:style style:name="T320_7" style:family="text"/>
    <style:style style:name="T320_8" style:family="text">
      <style:text-properties fo:color="#1155cc" style:text-underline-style="solid" style:text-underline-color="font-color"/>
    </style:style>
    <style:style style:name="T320_9" style:family="text"/>
    <style:style style:name="T320_10" style:family="text">
      <style:text-properties fo:color="#1155cc" style:text-underline-style="solid" style:text-underline-color="font-color"/>
    </style:style>
    <style:style style:name="T320_11" style:family="text"/>
    <style:style style:name="T320_12" style:family="text">
      <style:text-properties fo:color="#1155cc" style:text-underline-style="solid" style:text-underline-color="font-color"/>
    </style:style>
    <style:style style:name="T320_13" style:family="text"/>
    <style:style style:name="T320_14" style:family="text">
      <style:text-properties fo:color="#1155cc" style:text-underline-style="solid" style:text-underline-color="font-color"/>
    </style:style>
    <style:style style:name="T320_1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1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1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1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1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2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3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4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5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6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7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8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69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0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1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2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3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4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T320_75" style:family="text"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P329" style:family="paragraph" style:parent-style-name="Standard">
      <style:paragraph-properties fo:break-before="auto" fo:margin-top="0cm" fo:margin-bottom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P330" style:family="paragraph" style:parent-style-name="Standard">
      <style:paragraph-properties fo:break-before="auto" fo:text-indent="1.27cm" style:writing-mode="lr-tb"/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P331" style:family="paragraph" style:parent-style-name="Standard">
      <style:paragraph-properties fo:break-before="auto" style:writing-mode="lr-tb"/>
      <style:text-properties fo:background-color="#eeeeee" style:font-name="Verdana" fo:font-size="9pt" style:font-name-asian="Verdana" style:font-size-asian="9pt" style:font-name-complex="Verdana" style:font-size-complex="9pt"/>
    </style:style>
    <style:style style:name="P332" style:family="paragraph" style:parent-style-name="Standard">
      <style:paragraph-properties fo:break-before="auto" fo:text-indent="1.27cm" style:writing-mode="lr-tb"/>
    </style:style>
    <style:style style:name="T332_1" style:family="text"/>
    <style:style style:name="T332_2" style:family="text">
      <style:text-properties fo:color="#1155cc" style:text-underline-style="solid" style:text-underline-color="font-color"/>
    </style:style>
    <style:style style:name="T332_3" style:family="text"/>
    <style:style style:name="T332_4" style:family="text">
      <style:text-properties fo:color="#1155cc" style:text-underline-style="solid" style:text-underline-color="font-color"/>
    </style:style>
    <style:style style:name="T332_5" style:family="text"/>
    <style:style style:name="T332_6" style:family="text">
      <style:text-properties fo:color="#1155cc" style:text-underline-style="solid" style:text-underline-color="font-color"/>
    </style:style>
    <style:style style:name="T332_7" style:family="text"/>
    <style:style style:name="T332_8" style:family="text">
      <style:text-properties fo:color="#1155cc" style:text-underline-style="solid" style:text-underline-color="font-color"/>
    </style:style>
    <style:style style:name="T332_9" style:family="text"/>
    <style:style style:name="T332_10" style:family="text">
      <style:text-properties fo:color="#1155cc" style:text-underline-style="solid" style:text-underline-color="font-color"/>
    </style:style>
    <style:style style:name="T332_11" style:family="text"/>
    <style:style style:name="T332_12" style:family="text">
      <style:text-properties fo:color="#1155cc" style:text-underline-style="solid" style:text-underline-color="font-color"/>
    </style:style>
    <style:style style:name="T332_13" style:family="text"/>
    <style:style style:name="T332_14" style:family="text">
      <style:text-properties fo:color="#1155cc" style:text-underline-style="solid" style:text-underline-color="font-color"/>
    </style:style>
    <style:style style:name="T332_15" style:family="text"/>
    <style:style style:name="T332_16" style:family="text">
      <style:text-properties fo:color="#1155cc" style:text-underline-style="solid" style:text-underline-color="font-color"/>
    </style:style>
    <style:style style:name="T332_17" style:family="text"/>
    <style:style style:name="T332_18" style:family="text">
      <style:text-properties fo:color="#1155cc" style:text-underline-style="solid" style:text-underline-color="font-color"/>
    </style:style>
    <style:style style:name="T332_19" style:family="text"/>
    <style:style style:name="T332_20" style:family="text">
      <style:text-properties fo:color="#1155cc" style:text-underline-style="solid" style:text-underline-color="font-color"/>
    </style:style>
    <style:style style:name="T332_21" style:family="text"/>
    <style:style style:name="T332_22" style:family="text">
      <style:text-properties fo:color="#1155cc" style:text-underline-style="solid" style:text-underline-color="font-color"/>
    </style:style>
    <style:style style:name="T332_23" style:family="text"/>
    <style:style style:name="T332_24" style:family="text">
      <style:text-properties fo:color="#1155cc" style:text-underline-style="solid" style:text-underline-color="font-color"/>
    </style:style>
    <style:style style:name="T332_25" style:family="text"/>
    <style:style style:name="T332_26" style:family="text">
      <style:text-properties fo:color="#1155cc" style:text-underline-style="solid" style:text-underline-color="font-color"/>
    </style:style>
    <style:style style:name="T332_27" style:family="text"/>
    <style:style style:name="T332_28" style:family="text">
      <style:text-properties fo:color="#1155cc" style:text-underline-style="solid" style:text-underline-color="font-color"/>
    </style:style>
    <style:style style:name="T332_29" style:family="text"/>
    <style:style style:name="T332_30" style:family="text">
      <style:text-properties fo:color="#1155cc" style:text-underline-style="solid" style:text-underline-color="font-color"/>
    </style:style>
    <style:style style:name="T332_31" style:family="text"/>
    <style:style style:name="T332_32" style:family="text">
      <style:text-properties fo:color="#1155cc" style:text-underline-style="solid" style:text-underline-color="font-color"/>
    </style:style>
    <style:style style:name="T332_33" style:family="text"/>
    <style:style style:name="T332_34" style:family="text">
      <style:text-properties fo:color="#1155cc" style:text-underline-style="solid" style:text-underline-color="font-color"/>
    </style:style>
    <style:style style:name="T332_35" style:family="text"/>
    <style:style style:name="T332_36" style:family="text">
      <style:text-properties fo:color="#1155cc" style:text-underline-style="solid" style:text-underline-color="font-color"/>
    </style:style>
    <style:style style:name="T332_37" style:family="text"/>
    <style:style style:name="T332_38" style:family="text">
      <style:text-properties fo:color="#1155cc" style:text-underline-style="solid" style:text-underline-color="font-color"/>
    </style:style>
    <style:style style:name="T332_39" style:family="text"/>
    <style:style style:name="T332_40" style:family="text">
      <style:text-properties fo:color="#1155cc" style:text-underline-style="solid" style:text-underline-color="font-color"/>
    </style:style>
    <style:style style:name="T332_41" style:family="text"/>
    <style:style style:name="T332_42" style:family="text">
      <style:text-properties fo:color="#1155cc" style:text-underline-style="solid" style:text-underline-color="font-color"/>
    </style:style>
    <style:style style:name="T332_43" style:family="text"/>
    <style:style style:name="T332_44" style:family="text">
      <style:text-properties fo:color="#1155cc" style:text-underline-style="solid" style:text-underline-color="font-color"/>
    </style:style>
    <style:style style:name="T332_45" style:family="text"/>
    <style:style style:name="T332_46" style:family="text">
      <style:text-properties fo:color="#1155cc" style:text-underline-style="solid" style:text-underline-color="font-color"/>
    </style:style>
    <style:style style:name="T332_47" style:family="text"/>
    <style:style style:name="T332_48" style:family="text">
      <style:text-properties fo:color="#1155cc" style:text-underline-style="solid" style:text-underline-color="font-color"/>
    </style:style>
    <style:style style:name="T332_49" style:family="text"/>
    <style:style style:name="T332_50" style:family="text">
      <style:text-properties fo:color="#1155cc" style:text-underline-style="solid" style:text-underline-color="font-color"/>
    </style:style>
    <style:style style:name="P333" style:family="paragraph" style:parent-style-name="Standard">
      <style:paragraph-properties fo:break-before="auto" fo:text-indent="1.27cm" style:writing-mode="lr-tb"/>
    </style:style>
    <style:style style:name="T333_1" style:family="text"/>
    <style:style style:name="T333_2" style:family="text">
      <style:text-properties fo:color="#1155cc" style:text-underline-style="solid" style:text-underline-color="font-color"/>
    </style:style>
    <style:style style:name="T333_3" style:family="text"/>
    <style:style style:name="T333_4" style:family="text">
      <style:text-properties fo:color="#1155cc" style:text-underline-style="solid" style:text-underline-color="font-color"/>
    </style:style>
    <style:style style:name="T333_5" style:family="text"/>
    <style:style style:name="T333_6" style:family="text">
      <style:text-properties fo:color="#1155cc" style:text-underline-style="solid" style:text-underline-color="font-color"/>
    </style:style>
    <style:style style:name="T333_7" style:family="text"/>
    <style:style style:name="T333_8" style:family="text">
      <style:text-properties fo:color="#1155cc" style:text-underline-style="solid" style:text-underline-color="font-color"/>
    </style:style>
    <style:style style:name="T333_9" style:family="text"/>
    <style:style style:name="T333_10" style:family="text">
      <style:text-properties fo:color="#1155cc" style:text-underline-style="solid" style:text-underline-color="font-color"/>
    </style:style>
    <style:style style:name="T333_11" style:family="text"/>
    <style:style style:name="T333_12" style:family="text">
      <style:text-properties fo:color="#1155cc" style:text-underline-style="solid" style:text-underline-color="font-color"/>
    </style:style>
    <style:style style:name="T333_13" style:family="text"/>
    <style:style style:name="T333_14" style:family="text">
      <style:text-properties fo:color="#1155cc" style:text-underline-style="solid" style:text-underline-color="font-color"/>
    </style:style>
    <style:style style:name="T333_15" style:family="text"/>
    <style:style style:name="T333_16" style:family="text">
      <style:text-properties fo:color="#1155cc" style:text-underline-style="solid" style:text-underline-color="font-color"/>
    </style:style>
    <style:style style:name="T333_17" style:family="text"/>
    <style:style style:name="T333_18" style:family="text">
      <style:text-properties fo:color="#1155cc" style:text-underline-style="solid" style:text-underline-color="font-color"/>
    </style:style>
    <style:style style:name="T333_19" style:family="text"/>
    <style:style style:name="T333_20" style:family="text">
      <style:text-properties fo:color="#1155cc" style:text-underline-style="solid" style:text-underline-color="font-color"/>
    </style:style>
    <style:style style:name="T333_21" style:family="text"/>
    <style:style style:name="T333_22" style:family="text">
      <style:text-properties fo:color="#1155cc" style:text-underline-style="solid" style:text-underline-color="font-color"/>
    </style:style>
    <style:style style:name="T333_23" style:family="text"/>
    <style:style style:name="T333_24" style:family="text">
      <style:text-properties fo:color="#1155cc" style:text-underline-style="solid" style:text-underline-color="font-color"/>
    </style:style>
    <style:style style:name="T333_25" style:family="text"/>
    <style:style style:name="T333_26" style:family="text">
      <style:text-properties fo:color="#1155cc" style:text-underline-style="solid" style:text-underline-color="font-color"/>
    </style:style>
    <style:style style:name="T333_27" style:family="text"/>
    <style:style style:name="T333_28" style:family="text">
      <style:text-properties fo:color="#1155cc" style:text-underline-style="solid" style:text-underline-color="font-color"/>
    </style:style>
    <style:style style:name="T333_29" style:family="text"/>
    <style:style style:name="T333_30" style:family="text">
      <style:text-properties fo:color="#1155cc" style:text-underline-style="solid" style:text-underline-color="font-color"/>
    </style:style>
    <style:style style:name="T333_31" style:family="text"/>
    <style:style style:name="T333_32" style:family="text">
      <style:text-properties fo:color="#1155cc" style:text-underline-style="solid" style:text-underline-color="font-color"/>
    </style:style>
    <style:style style:name="T333_33" style:family="text"/>
    <style:style style:name="T333_34" style:family="text">
      <style:text-properties fo:color="#1155cc" style:text-underline-style="solid" style:text-underline-color="font-color"/>
    </style:style>
    <style:style style:name="T333_35" style:family="text"/>
    <style:style style:name="T333_36" style:family="text">
      <style:text-properties fo:color="#1155cc" style:text-underline-style="solid" style:text-underline-color="font-color"/>
    </style:style>
    <style:style style:name="T333_37" style:family="text"/>
    <style:style style:name="T333_38" style:family="text">
      <style:text-properties fo:color="#1155cc" style:text-underline-style="solid" style:text-underline-color="font-color"/>
    </style:style>
    <style:style style:name="T333_39" style:family="text"/>
    <style:style style:name="T333_40" style:family="text">
      <style:text-properties fo:color="#1155cc" style:text-underline-style="solid" style:text-underline-color="font-color"/>
    </style:style>
    <style:style style:name="T333_41" style:family="text"/>
    <style:style style:name="T333_42" style:family="text">
      <style:text-properties fo:color="#1155cc" style:text-underline-style="solid" style:text-underline-color="font-color"/>
    </style:style>
    <style:style style:name="T333_43" style:family="text"/>
    <style:style style:name="T333_44" style:family="text">
      <style:text-properties fo:color="#1155cc" style:text-underline-style="solid" style:text-underline-color="font-color"/>
    </style:style>
    <style:style style:name="T333_45" style:family="text"/>
    <style:style style:name="T333_46" style:family="text">
      <style:text-properties fo:color="#1155cc" style:text-underline-style="solid" style:text-underline-color="font-color"/>
    </style:style>
    <style:style style:name="P334" style:family="paragraph" style:parent-style-name="Standard">
      <style:paragraph-properties fo:break-before="auto" fo:text-indent="1.27cm" style:writing-mode="lr-tb"/>
    </style:style>
    <style:style style:name="T334_1" style:family="text"/>
    <style:style style:name="T334_2" style:family="text">
      <style:text-properties fo:color="#1155cc" style:text-underline-style="solid" style:text-underline-color="font-color"/>
    </style:style>
    <style:style style:name="T334_3" style:family="text"/>
    <style:style style:name="T334_4" style:family="text">
      <style:text-properties fo:color="#1155cc" style:text-underline-style="solid" style:text-underline-color="font-color"/>
    </style:style>
    <style:style style:name="T334_5" style:family="text"/>
    <style:style style:name="T334_6" style:family="text">
      <style:text-properties fo:color="#1155cc" style:text-underline-style="solid" style:text-underline-color="font-color"/>
    </style:style>
    <style:style style:name="T334_7" style:family="text"/>
    <style:style style:name="T334_8" style:family="text">
      <style:text-properties fo:color="#1155cc" style:text-underline-style="solid" style:text-underline-color="font-color"/>
    </style:style>
    <style:style style:name="T334_9" style:family="text"/>
    <style:style style:name="T334_10" style:family="text">
      <style:text-properties fo:color="#1155cc" style:text-underline-style="solid" style:text-underline-color="font-color"/>
    </style:style>
    <style:style style:name="T334_11" style:family="text"/>
    <style:style style:name="T334_12" style:family="text">
      <style:text-properties fo:color="#1155cc" style:text-underline-style="solid" style:text-underline-color="font-color"/>
    </style:style>
    <style:style style:name="T334_13" style:family="text"/>
    <style:style style:name="T334_14" style:family="text">
      <style:text-properties fo:color="#1155cc" style:text-underline-style="solid" style:text-underline-color="font-color"/>
    </style:style>
    <style:style style:name="T334_15" style:family="text"/>
    <style:style style:name="T334_16" style:family="text">
      <style:text-properties fo:color="#1155cc" style:text-underline-style="solid" style:text-underline-color="font-color"/>
    </style:style>
    <style:style style:name="T334_17" style:family="text"/>
    <style:style style:name="T334_18" style:family="text">
      <style:text-properties fo:color="#1155cc" style:text-underline-style="solid" style:text-underline-color="font-color"/>
    </style:style>
    <style:style style:name="T334_19" style:family="text"/>
    <style:style style:name="T334_20" style:family="text">
      <style:text-properties fo:color="#1155cc" style:text-underline-style="solid" style:text-underline-color="font-color"/>
    </style:style>
    <style:style style:name="T334_21" style:family="text"/>
    <style:style style:name="T334_22" style:family="text">
      <style:text-properties fo:color="#1155cc" style:text-underline-style="solid" style:text-underline-color="font-color"/>
    </style:style>
    <style:style style:name="T334_23" style:family="text"/>
    <style:style style:name="T334_24" style:family="text">
      <style:text-properties fo:color="#1155cc" style:text-underline-style="solid" style:text-underline-color="font-color"/>
    </style:style>
    <style:style style:name="T334_25" style:family="text"/>
    <style:style style:name="T334_26" style:family="text">
      <style:text-properties fo:color="#1155cc" style:text-underline-style="solid" style:text-underline-color="font-color"/>
    </style:style>
    <style:style style:name="T334_27" style:family="text"/>
    <style:style style:name="T334_28" style:family="text">
      <style:text-properties fo:color="#1155cc" style:text-underline-style="solid" style:text-underline-color="font-color"/>
    </style:style>
    <style:style style:name="T334_29" style:family="text"/>
    <style:style style:name="T334_30" style:family="text">
      <style:text-properties fo:color="#1155cc" style:text-underline-style="solid" style:text-underline-color="font-color"/>
    </style:style>
    <style:style style:name="T334_31" style:family="text"/>
    <style:style style:name="T334_32" style:family="text">
      <style:text-properties fo:color="#1155cc" style:text-underline-style="solid" style:text-underline-color="font-color"/>
    </style:style>
    <style:style style:name="T334_33" style:family="text"/>
    <style:style style:name="T334_34" style:family="text">
      <style:text-properties fo:color="#1155cc" style:text-underline-style="solid" style:text-underline-color="font-color"/>
    </style:style>
    <style:style style:name="T334_35" style:family="text"/>
    <style:style style:name="T334_36" style:family="text">
      <style:text-properties fo:color="#1155cc" style:text-underline-style="solid" style:text-underline-color="font-color"/>
    </style:style>
    <style:style style:name="T334_37" style:family="text"/>
    <style:style style:name="T334_38" style:family="text">
      <style:text-properties fo:color="#1155cc" style:text-underline-style="solid" style:text-underline-color="font-color"/>
    </style:style>
    <style:style style:name="T334_39" style:family="text"/>
    <style:style style:name="T334_40" style:family="text">
      <style:text-properties fo:color="#1155cc" style:text-underline-style="solid" style:text-underline-color="font-color"/>
    </style:style>
    <style:style style:name="T334_41" style:family="text"/>
    <style:style style:name="T334_42" style:family="text">
      <style:text-properties fo:color="#1155cc" style:text-underline-style="solid" style:text-underline-color="font-color"/>
    </style:style>
    <style:style style:name="T334_43" style:family="text"/>
    <style:style style:name="T334_44" style:family="text">
      <style:text-properties fo:color="#1155cc" style:text-underline-style="solid" style:text-underline-color="font-color"/>
    </style:style>
    <style:style style:name="T334_45" style:family="text"/>
    <style:style style:name="T334_46" style:family="text">
      <style:text-properties fo:color="#1155cc" style:text-underline-style="solid" style:text-underline-color="font-color"/>
    </style:style>
    <style:style style:name="T334_47" style:family="text"/>
    <style:style style:name="T334_48" style:family="text">
      <style:text-properties fo:color="#1155cc" style:text-underline-style="solid" style:text-underline-color="font-color"/>
    </style:style>
    <style:style style:name="T334_49" style:family="text"/>
    <style:style style:name="T334_50" style:family="text">
      <style:text-properties fo:color="#1155cc" style:text-underline-style="solid" style:text-underline-color="font-color"/>
    </style:style>
    <style:style style:name="T334_51" style:family="text"/>
    <style:style style:name="T334_52" style:family="text">
      <style:text-properties fo:color="#1155cc" style:text-underline-style="solid" style:text-underline-color="font-color"/>
    </style:style>
    <style:style style:name="T334_53" style:family="text"/>
    <style:style style:name="T334_54" style:family="text">
      <style:text-properties fo:color="#1155cc" style:text-underline-style="solid" style:text-underline-color="font-color"/>
    </style:style>
    <style:style style:name="P335" style:family="paragraph" style:parent-style-name="Standard">
      <style:paragraph-properties fo:break-before="auto" fo:text-indent="1.27cm" style:writing-mode="lr-tb"/>
    </style:style>
    <style:style style:name="T335_1" style:family="text"/>
    <style:style style:name="T335_2" style:family="text">
      <style:text-properties fo:color="#1155cc" style:text-underline-style="solid" style:text-underline-color="font-color"/>
    </style:style>
    <style:style style:name="T335_3" style:family="text"/>
    <style:style style:name="T335_4" style:family="text">
      <style:text-properties fo:color="#1155cc" style:text-underline-style="solid" style:text-underline-color="font-color"/>
    </style:style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T335_31" style:family="text"/>
    <style:style style:name="T335_32" style:family="text">
      <style:text-properties fo:color="#1155cc" style:text-underline-style="solid" style:text-underline-color="font-color"/>
    </style:style>
    <style:style style:name="T335_33" style:family="text"/>
    <style:style style:name="T335_34" style:family="text">
      <style:text-properties fo:color="#1155cc" style:text-underline-style="solid" style:text-underline-color="font-color"/>
    </style:style>
    <style:style style:name="T335_35" style:family="text"/>
    <style:style style:name="T335_36" style:family="text">
      <style:text-properties fo:color="#1155cc" style:text-underline-style="solid" style:text-underline-color="font-color"/>
    </style:style>
    <style:style style:name="T335_37" style:family="text"/>
    <style:style style:name="T335_38" style:family="text">
      <style:text-properties fo:color="#1155cc" style:text-underline-style="solid" style:text-underline-color="font-color"/>
    </style:style>
    <style:style style:name="T335_39" style:family="text"/>
    <style:style style:name="T335_40" style:family="text">
      <style:text-properties fo:color="#1155cc" style:text-underline-style="solid" style:text-underline-color="font-color"/>
    </style:style>
    <style:style style:name="T335_41" style:family="text"/>
    <style:style style:name="T335_42" style:family="text">
      <style:text-properties fo:color="#1155cc" style:text-underline-style="solid" style:text-underline-color="font-color"/>
    </style:style>
    <style:style style:name="T335_43" style:family="text"/>
    <style:style style:name="T335_44" style:family="text">
      <style:text-properties fo:color="#1155cc" style:text-underline-style="solid" style:text-underline-color="font-color"/>
    </style:style>
    <style:style style:name="T335_45" style:family="text"/>
    <style:style style:name="T335_46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break-before="auto" fo:text-indent="1.27cm" style:writing-mode="lr-tb"/>
    </style:style>
    <style:style style:name="T336_1" style:family="text"/>
    <style:style style:name="T336_2" style:family="text">
      <style:text-properties fo:color="#1155cc" style:text-underline-style="solid" style:text-underline-color="font-color"/>
    </style:style>
    <style:style style:name="T336_3" style:family="text"/>
    <style:style style:name="T336_4" style:family="text">
      <style:text-properties fo:color="#1155cc" style:text-underline-style="solid" style:text-underline-color="font-color"/>
    </style:style>
    <style:style style:name="T336_5" style:family="text"/>
    <style:style style:name="T336_6" style:family="text">
      <style:text-properties fo:color="#1155cc" style:text-underline-style="solid" style:text-underline-color="font-color"/>
    </style:style>
    <style:style style:name="T336_7" style:family="text"/>
    <style:style style:name="T336_8" style:family="text">
      <style:text-properties fo:color="#1155cc" style:text-underline-style="solid" style:text-underline-color="font-color"/>
    </style:style>
    <style:style style:name="T336_9" style:family="text"/>
    <style:style style:name="T336_10" style:family="text">
      <style:text-properties fo:color="#1155cc" style:text-underline-style="solid" style:text-underline-color="font-color"/>
    </style:style>
    <style:style style:name="T336_11" style:family="text"/>
    <style:style style:name="T336_12" style:family="text">
      <style:text-properties fo:color="#1155cc" style:text-underline-style="solid" style:text-underline-color="font-color"/>
    </style:style>
    <style:style style:name="T336_13" style:family="text"/>
    <style:style style:name="T336_14" style:family="text">
      <style:text-properties fo:color="#1155cc" style:text-underline-style="solid" style:text-underline-color="font-color"/>
    </style:style>
    <style:style style:name="T336_15" style:family="text"/>
    <style:style style:name="T336_16" style:family="text">
      <style:text-properties fo:color="#1155cc" style:text-underline-style="solid" style:text-underline-color="font-color"/>
    </style:style>
    <style:style style:name="T336_17" style:family="text"/>
    <style:style style:name="T336_18" style:family="text">
      <style:text-properties fo:color="#1155cc" style:text-underline-style="solid" style:text-underline-color="font-color"/>
    </style:style>
    <style:style style:name="T336_19" style:family="text"/>
    <style:style style:name="T336_20" style:family="text">
      <style:text-properties fo:color="#1155cc" style:text-underline-style="solid" style:text-underline-color="font-color"/>
    </style:style>
    <style:style style:name="T336_21" style:family="text"/>
    <style:style style:name="T336_22" style:family="text">
      <style:text-properties fo:color="#1155cc" style:text-underline-style="solid" style:text-underline-color="font-color"/>
    </style:style>
    <style:style style:name="T336_23" style:family="text"/>
    <style:style style:name="T336_24" style:family="text">
      <style:text-properties fo:color="#1155cc" style:text-underline-style="solid" style:text-underline-color="font-color"/>
    </style:style>
    <style:style style:name="T336_25" style:family="text"/>
    <style:style style:name="T336_26" style:family="text">
      <style:text-properties fo:color="#1155cc" style:text-underline-style="solid" style:text-underline-color="font-color"/>
    </style:style>
    <style:style style:name="T336_27" style:family="text"/>
    <style:style style:name="T336_28" style:family="text">
      <style:text-properties fo:color="#1155cc" style:text-underline-style="solid" style:text-underline-color="font-color"/>
    </style:style>
    <style:style style:name="T336_29" style:family="text"/>
    <style:style style:name="T336_30" style:family="text">
      <style:text-properties fo:color="#1155cc" style:text-underline-style="solid" style:text-underline-color="font-color"/>
    </style:style>
    <style:style style:name="T336_31" style:family="text"/>
    <style:style style:name="T336_32" style:family="text">
      <style:text-properties fo:color="#1155cc" style:text-underline-style="solid" style:text-underline-color="font-color"/>
    </style:style>
    <style:style style:name="T336_33" style:family="text"/>
    <style:style style:name="T336_34" style:family="text">
      <style:text-properties fo:color="#1155cc" style:text-underline-style="solid" style:text-underline-color="font-color"/>
    </style:style>
    <style:style style:name="T336_35" style:family="text"/>
    <style:style style:name="T336_36" style:family="text">
      <style:text-properties fo:color="#1155cc" style:text-underline-style="solid" style:text-underline-color="font-color"/>
    </style:style>
    <style:style style:name="T336_37" style:family="text"/>
    <style:style style:name="T336_38" style:family="text">
      <style:text-properties fo:color="#1155cc" style:text-underline-style="solid" style:text-underline-color="font-color"/>
    </style:style>
    <style:style style:name="T336_39" style:family="text"/>
    <style:style style:name="T336_40" style:family="text">
      <style:text-properties fo:color="#1155cc" style:text-underline-style="solid" style:text-underline-color="font-color"/>
    </style:style>
    <style:style style:name="T336_41" style:family="text"/>
    <style:style style:name="T336_42" style:family="text">
      <style:text-properties fo:color="#1155cc" style:text-underline-style="solid" style:text-underline-color="font-color"/>
    </style:style>
    <style:style style:name="T336_43" style:family="text"/>
    <style:style style:name="T336_44" style:family="text">
      <style:text-properties fo:color="#1155cc" style:text-underline-style="solid" style:text-underline-color="font-color"/>
    </style:style>
    <style:style style:name="T336_45" style:family="text"/>
    <style:style style:name="T336_46" style:family="text">
      <style:text-properties fo:color="#1155cc" style:text-underline-style="solid" style:text-underline-color="font-color"/>
    </style:style>
    <style:style style:name="P337" style:family="paragraph" style:parent-style-name="Standard">
      <style:paragraph-properties fo:break-before="auto" fo:text-indent="1.27cm" style:writing-mode="lr-tb"/>
    </style:style>
    <style:style style:name="T337_1" style:family="text"/>
    <style:style style:name="T337_2" style:family="text">
      <style:text-properties fo:color="#1155cc" style:text-underline-style="solid" style:text-underline-color="font-color"/>
    </style:style>
    <style:style style:name="T337_3" style:family="text"/>
    <style:style style:name="T337_4" style:family="text">
      <style:text-properties fo:color="#1155cc" style:text-underline-style="solid" style:text-underline-color="font-color"/>
    </style:style>
    <style:style style:name="T337_5" style:family="text"/>
    <style:style style:name="T337_6" style:family="text">
      <style:text-properties fo:color="#1155cc" style:text-underline-style="solid" style:text-underline-color="font-color"/>
    </style:style>
    <style:style style:name="T337_7" style:family="text"/>
    <style:style style:name="T337_8" style:family="text">
      <style:text-properties fo:color="#1155cc" style:text-underline-style="solid" style:text-underline-color="font-color"/>
    </style:style>
    <style:style style:name="T337_9" style:family="text"/>
    <style:style style:name="T337_10" style:family="text">
      <style:text-properties fo:color="#1155cc" style:text-underline-style="solid" style:text-underline-color="font-color"/>
    </style:style>
    <style:style style:name="T337_11" style:family="text"/>
    <style:style style:name="T337_12" style:family="text">
      <style:text-properties fo:color="#1155cc" style:text-underline-style="solid" style:text-underline-color="font-color"/>
    </style:style>
    <style:style style:name="T337_13" style:family="text"/>
    <style:style style:name="T337_14" style:family="text">
      <style:text-properties fo:color="#1155cc" style:text-underline-style="solid" style:text-underline-color="font-color"/>
    </style:style>
    <style:style style:name="T337_15" style:family="text"/>
    <style:style style:name="T337_16" style:family="text">
      <style:text-properties fo:color="#1155cc" style:text-underline-style="solid" style:text-underline-color="font-color"/>
    </style:style>
    <style:style style:name="T337_17" style:family="text"/>
    <style:style style:name="T337_18" style:family="text">
      <style:text-properties fo:color="#1155cc" style:text-underline-style="solid" style:text-underline-color="font-color"/>
    </style:style>
    <style:style style:name="T337_19" style:family="text"/>
    <style:style style:name="T337_20" style:family="text">
      <style:text-properties fo:color="#1155cc" style:text-underline-style="solid" style:text-underline-color="font-color"/>
    </style:style>
    <style:style style:name="T337_21" style:family="text"/>
    <style:style style:name="T337_22" style:family="text">
      <style:text-properties fo:color="#1155cc" style:text-underline-style="solid" style:text-underline-color="font-color"/>
    </style:style>
    <style:style style:name="T337_23" style:family="text"/>
    <style:style style:name="T337_24" style:family="text">
      <style:text-properties fo:color="#1155cc" style:text-underline-style="solid" style:text-underline-color="font-color"/>
    </style:style>
    <style:style style:name="T337_25" style:family="text"/>
    <style:style style:name="T337_26" style:family="text">
      <style:text-properties fo:color="#1155cc" style:text-underline-style="solid" style:text-underline-color="font-color"/>
    </style:style>
    <style:style style:name="T337_27" style:family="text"/>
    <style:style style:name="T337_28" style:family="text">
      <style:text-properties fo:color="#1155cc" style:text-underline-style="solid" style:text-underline-color="font-color"/>
    </style:style>
    <style:style style:name="T337_29" style:family="text"/>
    <style:style style:name="T337_30" style:family="text">
      <style:text-properties fo:color="#1155cc" style:text-underline-style="solid" style:text-underline-color="font-color"/>
    </style:style>
    <style:style style:name="T337_31" style:family="text"/>
    <style:style style:name="T337_32" style:family="text">
      <style:text-properties fo:color="#1155cc" style:text-underline-style="solid" style:text-underline-color="font-color"/>
    </style:style>
    <style:style style:name="T337_33" style:family="text"/>
    <style:style style:name="T337_34" style:family="text">
      <style:text-properties fo:color="#1155cc" style:text-underline-style="solid" style:text-underline-color="font-color"/>
    </style:style>
    <style:style style:name="T337_35" style:family="text"/>
    <style:style style:name="T337_36" style:family="text">
      <style:text-properties fo:color="#1155cc" style:text-underline-style="solid" style:text-underline-color="font-color"/>
    </style:style>
    <style:style style:name="T337_37" style:family="text"/>
    <style:style style:name="T337_38" style:family="text">
      <style:text-properties fo:color="#1155cc" style:text-underline-style="solid" style:text-underline-color="font-color"/>
    </style:style>
    <style:style style:name="T337_39" style:family="text"/>
    <style:style style:name="T337_40" style:family="text">
      <style:text-properties fo:color="#1155cc" style:text-underline-style="solid" style:text-underline-color="font-color"/>
    </style:style>
    <style:style style:name="T337_41" style:family="text"/>
    <style:style style:name="T337_42" style:family="text">
      <style:text-properties fo:color="#1155cc" style:text-underline-style="solid" style:text-underline-color="font-color"/>
    </style:style>
    <style:style style:name="T337_43" style:family="text"/>
    <style:style style:name="T337_44" style:family="text">
      <style:text-properties fo:color="#1155cc" style:text-underline-style="solid" style:text-underline-color="font-color"/>
    </style:style>
    <style:style style:name="T337_45" style:family="text"/>
    <style:style style:name="T337_46" style:family="text">
      <style:text-properties fo:color="#1155cc" style:text-underline-style="solid" style:text-underline-color="font-color"/>
    </style:style>
    <style:style style:name="P338" style:family="paragraph" style:parent-style-name="Standard">
      <style:paragraph-properties fo:break-before="auto" fo:text-indent="1.27cm" style:writing-mode="lr-tb"/>
    </style:style>
    <style:style style:name="T338_1" style:family="text"/>
    <style:style style:name="T338_2" style:family="text">
      <style:text-properties fo:color="#1155cc" style:text-underline-style="solid" style:text-underline-color="font-color"/>
    </style:style>
    <style:style style:name="T338_3" style:family="text"/>
    <style:style style:name="T338_4" style:family="text">
      <style:text-properties fo:color="#1155cc" style:text-underline-style="solid" style:text-underline-color="font-color"/>
    </style:style>
    <style:style style:name="T338_5" style:family="text"/>
    <style:style style:name="T338_6" style:family="text">
      <style:text-properties fo:color="#1155cc" style:text-underline-style="solid" style:text-underline-color="font-color"/>
    </style:style>
    <style:style style:name="T338_7" style:family="text"/>
    <style:style style:name="T338_8" style:family="text">
      <style:text-properties fo:color="#1155cc" style:text-underline-style="solid" style:text-underline-color="font-color"/>
    </style:style>
    <style:style style:name="T338_9" style:family="text"/>
    <style:style style:name="T338_10" style:family="text">
      <style:text-properties fo:color="#1155cc" style:text-underline-style="solid" style:text-underline-color="font-color"/>
    </style:style>
    <style:style style:name="T338_11" style:family="text"/>
    <style:style style:name="T338_12" style:family="text">
      <style:text-properties fo:color="#1155cc" style:text-underline-style="solid" style:text-underline-color="font-color"/>
    </style:style>
    <style:style style:name="T338_13" style:family="text"/>
    <style:style style:name="T338_14" style:family="text">
      <style:text-properties fo:color="#1155cc" style:text-underline-style="solid" style:text-underline-color="font-color"/>
    </style:style>
    <style:style style:name="T338_15" style:family="text"/>
    <style:style style:name="T338_16" style:family="text">
      <style:text-properties fo:color="#1155cc" style:text-underline-style="solid" style:text-underline-color="font-color"/>
    </style:style>
    <style:style style:name="T338_17" style:family="text"/>
    <style:style style:name="T338_18" style:family="text">
      <style:text-properties fo:color="#1155cc" style:text-underline-style="solid" style:text-underline-color="font-color"/>
    </style:style>
    <style:style style:name="T338_19" style:family="text"/>
    <style:style style:name="T338_20" style:family="text">
      <style:text-properties fo:color="#1155cc" style:text-underline-style="solid" style:text-underline-color="font-color"/>
    </style:style>
    <style:style style:name="T338_21" style:family="text"/>
    <style:style style:name="T338_22" style:family="text">
      <style:text-properties fo:color="#1155cc" style:text-underline-style="solid" style:text-underline-color="font-color"/>
    </style:style>
    <style:style style:name="T338_23" style:family="text"/>
    <style:style style:name="T338_24" style:family="text">
      <style:text-properties fo:color="#1155cc" style:text-underline-style="solid" style:text-underline-color="font-color"/>
    </style:style>
    <style:style style:name="T338_25" style:family="text"/>
    <style:style style:name="T338_26" style:family="text">
      <style:text-properties fo:color="#1155cc" style:text-underline-style="solid" style:text-underline-color="font-color"/>
    </style:style>
    <style:style style:name="T338_27" style:family="text"/>
    <style:style style:name="T338_28" style:family="text">
      <style:text-properties fo:color="#1155cc" style:text-underline-style="solid" style:text-underline-color="font-color"/>
    </style:style>
    <style:style style:name="T338_29" style:family="text"/>
    <style:style style:name="T338_30" style:family="text">
      <style:text-properties fo:color="#1155cc" style:text-underline-style="solid" style:text-underline-color="font-color"/>
    </style:style>
    <style:style style:name="T338_31" style:family="text"/>
    <style:style style:name="T338_32" style:family="text">
      <style:text-properties fo:color="#1155cc" style:text-underline-style="solid" style:text-underline-color="font-color"/>
    </style:style>
    <style:style style:name="T338_33" style:family="text"/>
    <style:style style:name="T338_34" style:family="text">
      <style:text-properties fo:color="#1155cc" style:text-underline-style="solid" style:text-underline-color="font-color"/>
    </style:style>
    <style:style style:name="T338_35" style:family="text"/>
    <style:style style:name="T338_36" style:family="text">
      <style:text-properties fo:color="#1155cc" style:text-underline-style="solid" style:text-underline-color="font-color"/>
    </style:style>
    <style:style style:name="T338_37" style:family="text"/>
    <style:style style:name="T338_38" style:family="text">
      <style:text-properties fo:color="#1155cc" style:text-underline-style="solid" style:text-underline-color="font-color"/>
    </style:style>
    <style:style style:name="T338_39" style:family="text"/>
    <style:style style:name="T338_40" style:family="text">
      <style:text-properties fo:color="#1155cc" style:text-underline-style="solid" style:text-underline-color="font-color"/>
    </style:style>
    <style:style style:name="T338_41" style:family="text"/>
    <style:style style:name="T338_42" style:family="text">
      <style:text-properties fo:color="#1155cc" style:text-underline-style="solid" style:text-underline-color="font-color"/>
    </style:style>
    <style:style style:name="T338_43" style:family="text"/>
    <style:style style:name="T338_44" style:family="text">
      <style:text-properties fo:color="#1155cc" style:text-underline-style="solid" style:text-underline-color="font-color"/>
    </style:style>
    <style:style style:name="T338_45" style:family="text"/>
    <style:style style:name="T338_46" style:family="text">
      <style:text-properties fo:color="#1155cc" style:text-underline-style="solid" style:text-underline-color="font-color"/>
    </style:style>
  </office:automatic-styles>
  <office:body>
    <office:text>
      <text:p text:style-name="P1"><text:bookmark-start text:name="h.ih78ou61xge3"/><text:bookmark-end text:name="h.ih78ou61xge3"/><text:span text:style-name="T1_1">Fedora</text:span><text:span text:style-name="T1_2"><text:s/></text:span><text:span text:style-name="T1_3">RPG</text:span><text:span text:style-name="T1_4">:<text:s/></text:span><text:span text:style-name="T1_5">Preliminary</text:span><text:span text:style-name="T1_6"><text:s/></text:span><text:span text:style-name="T1_7">Research</text:span></text:p>
      <text:p text:style-name="P2"><text:bookmark-start text:name="h.6btzlc3lnugt"/><text:bookmark-end text:name="h.6btzlc3lnugt"/><text:span text:style-name="T2_1">Notes</text:span><text:span text:style-name="T2_2"><text:s/></text:span><text:span text:style-name="T2_3">and</text:span><text:span text:style-name="T2_4"><text:s/></text:span><text:span text:style-name="T2_5">ideas</text:span><text:span text:style-name="T2_6"><text:s/></text:span><text:span text:style-name="T2_7">from</text:span><text:span text:style-name="T2_8"><text:s/></text:span><text:span text:style-name="T2_9">the</text:span><text:span text:style-name="T2_10"><text:s/></text:span><text:span text:style-name="T2_11">first</text:span><text:span text:style-name="T2_12"><text:s/></text:span><text:span text:style-name="T2_13">week</text:span></text:p>
      <text:p text:style-name="P3"/>
      <text:p text:style-name="P4"><text:span text:style-name="T4_1"><text:a xlink:type="simple" xlink:href="#h.ow0vztc9pbbp"><text:span text:style-name="T4_2">Purpose</text:span></text:a></text:span></text:p>
      <text:p text:style-name="P5"><text:span text:style-name="T5_1"><text:a xlink:type="simple" xlink:href="#h.50lbw0hf5z4"><text:span text:style-name="T5_2">Preliminary</text:span></text:a></text:span><text:span text:style-name="T5_3"><text:a xlink:type="simple" xlink:href="#h.50lbw0hf5z4"><text:span text:style-name="T5_4"><text:s/></text:span></text:a></text:span><text:span text:style-name="T5_5"><text:a xlink:type="simple" xlink:href="#h.50lbw0hf5z4"><text:span text:style-name="T5_6">Reading</text:span></text:a></text:span></text:p>
      <text:p text:style-name="P6"><text:span text:style-name="T6_1"><text:a xlink:type="simple" xlink:href="#h.3zsdi6qopei6"><text:span text:style-name="T6_2">Additional</text:span></text:a></text:span><text:span text:style-name="T6_3"><text:a xlink:type="simple" xlink:href="#h.3zsdi6qopei6"><text:span text:style-name="T6_4"><text:s/></text:span></text:a></text:span><text:span text:style-name="T6_5"><text:a xlink:type="simple" xlink:href="#h.3zsdi6qopei6"><text:span text:style-name="T6_6">Reading</text:span></text:a></text:span></text:p>
      <text:p text:style-name="P7"><text:span text:style-name="T7_1"><text:a xlink:type="simple" xlink:href="#h.bgusk991nry0"><text:span text:style-name="T7_2">Design</text:span></text:a></text:span></text:p>
      <text:p text:style-name="P8"><text:span text:style-name="T8_1"><text:a xlink:type="simple" xlink:href="#h.r6ilthivvbrb"><text:span text:style-name="T8_2">Style</text:span></text:a></text:span></text:p>
      <text:p text:style-name="P9"><text:span text:style-name="T9_1"><text:a xlink:type="simple" xlink:href="#h.te3iyssilxfi"><text:span text:style-name="T9_2">Core</text:span></text:a></text:span><text:span text:style-name="T9_3"><text:a xlink:type="simple" xlink:href="#h.te3iyssilxfi"><text:span text:style-name="T9_4"><text:s/></text:span></text:a></text:span><text:span text:style-name="T9_5"><text:a xlink:type="simple" xlink:href="#h.te3iyssilxfi"><text:span text:style-name="T9_6">Components</text:span></text:a></text:span><text:span text:style-name="T9_7"><text:a xlink:type="simple" xlink:href="#h.te3iyssilxfi"><text:span text:style-name="T9_8"><text:s/></text:span></text:a></text:span><text:span text:style-name="T9_9"><text:a xlink:type="simple" xlink:href="#h.te3iyssilxfi"><text:span text:style-name="T9_10">of</text:span></text:a></text:span><text:span text:style-name="T9_11"><text:a xlink:type="simple" xlink:href="#h.te3iyssilxfi"><text:span text:style-name="T9_12"><text:s/></text:span></text:a></text:span><text:span text:style-name="T9_13"><text:a xlink:type="simple" xlink:href="#h.te3iyssilxfi"><text:span text:style-name="T9_14">a</text:span></text:a></text:span><text:span text:style-name="T9_15"><text:a xlink:type="simple" xlink:href="#h.te3iyssilxfi"><text:span text:style-name="T9_16"><text:s/></text:span></text:a></text:span><text:span text:style-name="T9_17"><text:a xlink:type="simple" xlink:href="#h.te3iyssilxfi"><text:span text:style-name="T9_18">Game</text:span></text:a></text:span><text:span text:style-name="T9_19"><text:a xlink:type="simple" xlink:href="#h.te3iyssilxfi"><text:span text:style-name="T9_20"><text:s/></text:span></text:a></text:span></text:p>
      <text:p text:style-name="P10"><text:span text:style-name="T10_1"><text:a xlink:type="simple" xlink:href="#h.oibc18zi52xq"><text:span text:style-name="T10_2">Building</text:span></text:a></text:span><text:span text:style-name="T10_3"><text:a xlink:type="simple" xlink:href="#h.oibc18zi52xq"><text:span text:style-name="T10_4"><text:s/></text:span></text:a></text:span><text:span text:style-name="T10_5"><text:a xlink:type="simple" xlink:href="#h.oibc18zi52xq"><text:span text:style-name="T10_6">Blocks</text:span></text:a></text:span><text:span text:style-name="T10_7"><text:a xlink:type="simple" xlink:href="#h.oibc18zi52xq"><text:span text:style-name="T10_8"><text:s/></text:span></text:a></text:span><text:span text:style-name="T10_9"><text:a xlink:type="simple" xlink:href="#h.oibc18zi52xq"><text:span text:style-name="T10_10">of</text:span></text:a></text:span><text:span text:style-name="T10_11"><text:a xlink:type="simple" xlink:href="#h.oibc18zi52xq"><text:span text:style-name="T10_12"><text:s/></text:span></text:a></text:span><text:span text:style-name="T10_13"><text:a xlink:type="simple" xlink:href="#h.oibc18zi52xq"><text:span text:style-name="T10_14">Persistent</text:span></text:a></text:span><text:span text:style-name="T10_15"><text:a xlink:type="simple" xlink:href="#h.oibc18zi52xq"><text:span text:style-name="T10_16">-</text:span></text:a></text:span><text:span text:style-name="T10_17"><text:a xlink:type="simple" xlink:href="#h.oibc18zi52xq"><text:span text:style-name="T10_18">World</text:span></text:a></text:span><text:span text:style-name="T10_19"><text:a xlink:type="simple" xlink:href="#h.oibc18zi52xq"><text:span text:style-name="T10_20"><text:s/></text:span></text:a></text:span><text:span text:style-name="T10_21"><text:a xlink:type="simple" xlink:href="#h.oibc18zi52xq"><text:span text:style-name="T10_22">Online</text:span></text:a></text:span><text:span text:style-name="T10_23"><text:a xlink:type="simple" xlink:href="#h.oibc18zi52xq"><text:span text:style-name="T10_24"><text:s/></text:span></text:a></text:span><text:span text:style-name="T10_25"><text:a xlink:type="simple" xlink:href="#h.oibc18zi52xq"><text:span text:style-name="T10_26">Games</text:span></text:a></text:span><text:span text:style-name="T10_27"><text:a xlink:type="simple" xlink:href="#h.oibc18zi52xq"><text:span text:style-name="T10_28">#</text:span></text:a></text:span></text:p>
      <text:p text:style-name="P11"><text:span text:style-name="T11_1"><text:a xlink:type="simple" xlink:href="#h.z4xtdb2rzfh7"><text:span text:style-name="T11_2">Design</text:span></text:a></text:span><text:span text:style-name="T11_3"><text:a xlink:type="simple" xlink:href="#h.z4xtdb2rzfh7"><text:span text:style-name="T11_4"><text:s/></text:span></text:a></text:span><text:span text:style-name="T11_5"><text:a xlink:type="simple" xlink:href="#h.z4xtdb2rzfh7"><text:span text:style-name="T11_6">Issues</text:span></text:a></text:span><text:span text:style-name="T11_7"><text:a xlink:type="simple" xlink:href="#h.z4xtdb2rzfh7"><text:span text:style-name="T11_8"><text:s/></text:span></text:a></text:span><text:span text:style-name="T11_9"><text:a xlink:type="simple" xlink:href="#h.z4xtdb2rzfh7"><text:span text:style-name="T11_10">in</text:span></text:a></text:span><text:span text:style-name="T11_11"><text:a xlink:type="simple" xlink:href="#h.z4xtdb2rzfh7"><text:span text:style-name="T11_12"><text:s/></text:span></text:a></text:span><text:span text:style-name="T11_13"><text:a xlink:type="simple" xlink:href="#h.z4xtdb2rzfh7"><text:span text:style-name="T11_14">MMORPGs</text:span></text:a></text:span><text:span text:style-name="T11_15"><text:a xlink:type="simple" xlink:href="#h.z4xtdb2rzfh7"><text:span text:style-name="T11_16">#</text:span></text:a></text:span></text:p>
      <text:p text:style-name="P12"><text:span text:style-name="T12_1"><text:a xlink:type="simple" xlink:href="#h.mgj60vghb97x"><text:span text:style-name="T12_2">Design</text:span></text:a></text:span><text:span text:style-name="T12_3"><text:a xlink:type="simple" xlink:href="#h.mgj60vghb97x"><text:span text:style-name="T12_4"><text:s/></text:span></text:a></text:span><text:span text:style-name="T12_5"><text:a xlink:type="simple" xlink:href="#h.mgj60vghb97x"><text:span text:style-name="T12_6">Issues</text:span></text:a></text:span><text:span text:style-name="T12_7"><text:a xlink:type="simple" xlink:href="#h.mgj60vghb97x"><text:span text:style-name="T12_8"><text:s/></text:span></text:a></text:span><text:span text:style-name="T12_9"><text:a xlink:type="simple" xlink:href="#h.mgj60vghb97x"><text:span text:style-name="T12_10">in</text:span></text:a></text:span><text:span text:style-name="T12_11"><text:a xlink:type="simple" xlink:href="#h.mgj60vghb97x"><text:span text:style-name="T12_12"><text:s/></text:span></text:a></text:span><text:span text:style-name="T12_13"><text:a xlink:type="simple" xlink:href="#h.mgj60vghb97x"><text:span text:style-name="T12_14">Virtual</text:span></text:a></text:span><text:span text:style-name="T12_15"><text:a xlink:type="simple" xlink:href="#h.mgj60vghb97x"><text:span text:style-name="T12_16"><text:s/></text:span></text:a></text:span><text:span text:style-name="T12_17"><text:a xlink:type="simple" xlink:href="#h.mgj60vghb97x"><text:span text:style-name="T12_18">Worlds</text:span></text:a></text:span></text:p>
      <text:p text:style-name="P13"><text:span text:style-name="T13_1"><text:a xlink:type="simple" xlink:href="#h.jg36wppxjvkx"><text:span text:style-name="T13_2">Design</text:span></text:a></text:span><text:span text:style-name="T13_3"><text:a xlink:type="simple" xlink:href="#h.jg36wppxjvkx"><text:span text:style-name="T13_4"><text:s/></text:span></text:a></text:span><text:span text:style-name="T13_5"><text:a xlink:type="simple" xlink:href="#h.jg36wppxjvkx"><text:span text:style-name="T13_6">Issues</text:span></text:a></text:span><text:span text:style-name="T13_7"><text:a xlink:type="simple" xlink:href="#h.jg36wppxjvkx"><text:span text:style-name="T13_8"><text:s/></text:span></text:a></text:span><text:span text:style-name="T13_9"><text:a xlink:type="simple" xlink:href="#h.jg36wppxjvkx"><text:span text:style-name="T13_10">in</text:span></text:a></text:span><text:span text:style-name="T13_11"><text:a xlink:type="simple" xlink:href="#h.jg36wppxjvkx"><text:span text:style-name="T13_12"><text:s/></text:span></text:a></text:span><text:span text:style-name="T13_13"><text:a xlink:type="simple" xlink:href="#h.jg36wppxjvkx"><text:span text:style-name="T13_14">Social</text:span></text:a></text:span><text:span text:style-name="T13_15"><text:a xlink:type="simple" xlink:href="#h.jg36wppxjvkx"><text:span text:style-name="T13_16"><text:s/></text:span></text:a></text:span><text:span text:style-name="T13_17"><text:a xlink:type="simple" xlink:href="#h.jg36wppxjvkx"><text:span text:style-name="T13_18">Games</text:span></text:a></text:span></text:p>
      <text:p text:style-name="P14"><text:span text:style-name="T14_1"><text:a xlink:type="simple" xlink:href="#h.s2ic6w6c90ql"><text:span text:style-name="T14_2">Comparison</text:span></text:a></text:span></text:p>
      <text:p text:style-name="P15"><text:span text:style-name="T15_1"><text:a xlink:type="simple" xlink:href="#h.a9611accs7a8"><text:span text:style-name="T15_2">Advancement</text:span></text:a></text:span></text:p>
      <text:p text:style-name="P16"><text:span text:style-name="T16_1"><text:a xlink:type="simple" xlink:href="#h.y89zlapuyz5t"><text:span text:style-name="T16_2">User</text:span></text:a></text:span><text:span text:style-name="T16_3"><text:a xlink:type="simple" xlink:href="#h.y89zlapuyz5t"><text:span text:style-name="T16_4">-</text:span></text:a></text:span><text:span text:style-name="T16_5"><text:a xlink:type="simple" xlink:href="#h.y89zlapuyz5t"><text:span text:style-name="T16_6">created</text:span></text:a></text:span><text:span text:style-name="T16_7"><text:a xlink:type="simple" xlink:href="#h.y89zlapuyz5t"><text:span text:style-name="T16_8"><text:s/></text:span></text:a></text:span><text:span text:style-name="T16_9"><text:a xlink:type="simple" xlink:href="#h.y89zlapuyz5t"><text:span text:style-name="T16_10">Content</text:span></text:a></text:span></text:p>
      <text:p text:style-name="P17"><text:span text:style-name="T17_1"><text:a xlink:type="simple" xlink:href="#h.m6bmlre1ks5o"><text:span text:style-name="T17_2">Difficulties</text:span></text:a></text:span><text:span text:style-name="T17_3"><text:a xlink:type="simple" xlink:href="#h.m6bmlre1ks5o"><text:span text:style-name="T17_4"><text:s/>((</text:span></text:a></text:span><text:span text:style-name="T17_5"><text:a xlink:type="simple" xlink:href="#h.m6bmlre1ks5o"><text:span text:style-name="T17_6">NEEDS</text:span></text:a></text:span><text:span text:style-name="T17_7"><text:a xlink:type="simple" xlink:href="#h.m6bmlre1ks5o"><text:span text:style-name="T17_8"><text:s/></text:span></text:a></text:span><text:span text:style-name="T17_9"><text:a xlink:type="simple" xlink:href="#h.m6bmlre1ks5o"><text:span text:style-name="T17_10">SOURCE</text:span></text:a></text:span><text:span text:style-name="T17_11"><text:a xlink:type="simple" xlink:href="#h.m6bmlre1ks5o"><text:span text:style-name="T17_12">))</text:span></text:a></text:span></text:p>
      <text:p text:style-name="P18"><text:span text:style-name="T18_1"><text:a xlink:type="simple" xlink:href="#h.z4pa0q9n4cfr"><text:span text:style-name="T18_2">Useful</text:span></text:a></text:span><text:span text:style-name="T18_3"><text:a xlink:type="simple" xlink:href="#h.z4pa0q9n4cfr"><text:span text:style-name="T18_4"><text:s/></text:span></text:a></text:span><text:span text:style-name="T18_5"><text:a xlink:type="simple" xlink:href="#h.z4pa0q9n4cfr"><text:span text:style-name="T18_6">Reading</text:span></text:a></text:span></text:p>
      <text:p text:style-name="P19"><text:span text:style-name="T19_1"><text:a xlink:type="simple" xlink:href="#h.94h8wlinslb5"><text:span text:style-name="T19_2">Game</text:span></text:a></text:span><text:span text:style-name="T19_3"><text:a xlink:type="simple" xlink:href="#h.94h8wlinslb5"><text:span text:style-name="T19_4"><text:s/></text:span></text:a></text:span><text:span text:style-name="T19_5"><text:a xlink:type="simple" xlink:href="#h.94h8wlinslb5"><text:span text:style-name="T19_6">Events</text:span></text:a></text:span><text:span text:style-name="T19_7"><text:a xlink:type="simple" xlink:href="#h.94h8wlinslb5"><text:span text:style-name="T19_8"><text:s/>((</text:span></text:a></text:span><text:span text:style-name="T19_9"><text:a xlink:type="simple" xlink:href="#h.94h8wlinslb5"><text:span text:style-name="T19_10">NEEDS</text:span></text:a></text:span><text:span text:style-name="T19_11"><text:a xlink:type="simple" xlink:href="#h.94h8wlinslb5"><text:span text:style-name="T19_12"><text:s/></text:span></text:a></text:span><text:span text:style-name="T19_13"><text:a xlink:type="simple" xlink:href="#h.94h8wlinslb5"><text:span text:style-name="T19_14">SOURCE</text:span></text:a></text:span><text:span text:style-name="T19_15"><text:a xlink:type="simple" xlink:href="#h.94h8wlinslb5"><text:span text:style-name="T19_16">))</text:span></text:a></text:span></text:p>
      <text:p text:style-name="P20"><text:span text:style-name="T20_1"><text:a xlink:type="simple" xlink:href="#h.iy0ocl94fojy"><text:span text:style-name="T20_2">Balancing</text:span></text:a></text:span><text:span text:style-name="T20_3"><text:a xlink:type="simple" xlink:href="#h.iy0ocl94fojy"><text:span text:style-name="T20_4"><text:s/>((</text:span></text:a></text:span><text:span text:style-name="T20_5"><text:a xlink:type="simple" xlink:href="#h.iy0ocl94fojy"><text:span text:style-name="T20_6">NEEDS</text:span></text:a></text:span><text:span text:style-name="T20_7"><text:a xlink:type="simple" xlink:href="#h.iy0ocl94fojy"><text:span text:style-name="T20_8"><text:s/></text:span></text:a></text:span><text:span text:style-name="T20_9"><text:a xlink:type="simple" xlink:href="#h.iy0ocl94fojy"><text:span text:style-name="T20_10">SOURCE</text:span></text:a></text:span><text:span text:style-name="T20_11"><text:a xlink:type="simple" xlink:href="#h.iy0ocl94fojy"><text:span text:style-name="T20_12">))</text:span></text:a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h text:style-name="P41" text:outline-level="10"><text:bookmark-start text:name="h.c7ntakoubagz"/><text:bookmark-end text:name="h.c7ntakoubagz"/></text:h>
      <text:h text:style-name="P42" text:outline-level="10"><text:bookmark-start text:name="h.ow0vztc9pbbp"/><text:bookmark-end text:name="h.ow0vztc9pbbp"/><text:span text:style-name="T42_1">Purpose</text:span></text:h>
      <text:p text:style-name="P43"><text:span text:style-name="T43_1">Our</text:span><text:span text:style-name="T43_2"><text:s/></text:span><text:span text:style-name="T43_3">goals</text:span><text:span text:style-name="T43_4"><text:s/></text:span><text:span text:style-name="T43_5">for</text:span><text:span text:style-name="T43_6"><text:s/></text:span><text:span text:style-name="T43_7">this</text:span><text:span text:style-name="T43_8"><text:s/></text:span><text:span text:style-name="T43_9">document</text:span><text:span text:style-name="T43_10"><text:s/></text:span><text:span text:style-name="T43_11">correspond</text:span><text:span text:style-name="T43_12"><text:s/></text:span><text:span text:style-name="T43_13">with</text:span><text:span text:style-name="T43_14"><text:s/></text:span><text:span text:style-name="T43_15">those</text:span><text:span text:style-name="T43_16"><text:s/></text:span><text:span text:style-name="T43_17">outlined</text:span><text:span text:style-name="T43_18"><text:s/></text:span><text:span text:style-name="T43_19">by</text:span><text:span text:style-name="T43_20"><text:s/></text:span><text:span text:style-name="T43_21">Project</text:span><text:span text:style-name="T43_22"><text:s/></text:span><text:span text:style-name="T43_23">Lead</text:span><text:span text:style-name="T43_24"><text:s/></text:span><text:span text:style-name="T43_25">Remy</text:span><text:span text:style-name="T43_26"><text:s/></text:span><text:span text:style-name="T43_27">DeCausemaker</text:span><text:span text:style-name="T43_28">,<text:s/></text:span><text:span text:style-name="T43_29">summarized</text:span><text:span text:style-name="T43_30"><text:s/></text:span><text:span text:style-name="T43_31">as</text:span><text:span text:style-name="T43_32"><text:s/></text:span><text:span text:style-name="T43_33">follows</text:span><text:span text:style-name="T43_34">:</text:span></text:p>
      <text:p text:style-name="P44"/>
      <text:list text:style-name="LS1" xml:id="list0">
        <text:list-item>
          <text:p text:style-name="P45"><text:span text:style-name="T45_1">What</text:span><text:span text:style-name="T45_2"><text:s/></text:span><text:span text:style-name="T45_3">are</text:span><text:span text:style-name="T45_4"><text:s/></text:span><text:span text:style-name="T45_5">the</text:span><text:span text:style-name="T45_6"><text:s/></text:span><text:span text:style-name="T45_7">basic</text:span><text:span text:style-name="T45_8"><text:s/></text:span><text:span text:style-name="T45_9">gameplay</text:span><text:span text:style-name="T45_10"><text:s/></text:span><text:span text:style-name="T45_11">design</text:span><text:span text:style-name="T45_12"><text:s/></text:span><text:span text:style-name="T45_13">issues</text:span><text:span text:style-name="T45_14"><text:s/></text:span><text:span text:style-name="T45_15">for</text:span><text:span text:style-name="T45_16"><text:s/></text:span><text:span text:style-name="T45_17">an</text:span><text:span text:style-name="T45_18"><text:s/></text:span><text:span text:style-name="T45_19">MMORPG</text:span><text:span text:style-name="T45_20">,<text:s/></text:span><text:span text:style-name="T45_21">Social</text:span><text:span text:style-name="T45_22"><text:s/></text:span><text:span text:style-name="T45_23">Game</text:span><text:span text:style-name="T45_24">,<text:s/></text:span><text:span text:style-name="T45_25">and</text:span><text:span text:style-name="T45_26"><text:s/></text:span><text:span text:style-name="T45_27">Virtual</text:span><text:span text:style-name="T45_28"><text:s/></text:span><text:span text:style-name="T45_29">World</text:span><text:span text:style-name="T45_30">?<text:s/></text:span><text:span text:style-name="T45_31">Compare</text:span><text:span text:style-name="T45_32"><text:s/></text:span><text:span text:style-name="T45_33">and</text:span><text:span text:style-name="T45_34"><text:s/></text:span><text:span text:style-name="T45_35">contrast</text:span><text:span text:style-name="T45_36"><text:s/></text:span><text:span text:style-name="T45_37">these</text:span><text:span text:style-name="T45_38"><text:s/></text:span><text:span text:style-name="T45_39">game</text:span><text:span text:style-name="T45_40"><text:s/></text:span><text:span text:style-name="T45_41">styles</text:span><text:span text:style-name="T45_42">.</text:span></text:p>
        </text:list-item>
        <text:list-item>
          <text:p text:style-name="P46"><text:span text:style-name="T46_1">Which</text:span><text:span text:style-name="T46_2"><text:s/></text:span><text:span text:style-name="T46_3">MMORPGs</text:span><text:span text:style-name="T46_4"><text:s/></text:span><text:span text:style-name="T46_5">have</text:span><text:span text:style-name="T46_6"><text:s/></text:span><text:span text:style-name="T46_7">user</text:span><text:span text:style-name="T46_8">-</text:span><text:span text:style-name="T46_9">generated</text:span><text:span text:style-name="T46_10"><text:s/></text:span><text:span text:style-name="T46_11">content</text:span><text:span text:style-name="T46_12"><text:s/>(</text:span><text:span text:style-name="T46_13">UGC</text:span><text:span text:style-name="T46_14">)<text:s/></text:span><text:span text:style-name="T46_15">in</text:span><text:span text:style-name="T46_16"><text:s/></text:span><text:span text:style-name="T46_17">them</text:span><text:span text:style-name="T46_18">?</text:span></text:p>
          <text:list>
            <text:list-item>
              <text:p text:style-name="P47"><text:span text:style-name="T47_1">How</text:span><text:span text:style-name="T47_2"><text:s/></text:span><text:span text:style-name="T47_3">do</text:span><text:span text:style-name="T47_4"><text:s/></text:span><text:span text:style-name="T47_5">they</text:span><text:span text:style-name="T47_6"><text:s/></text:span><text:span text:style-name="T47_7">handle</text:span><text:span text:style-name="T47_8"><text:s/></text:span><text:span text:style-name="T47_9">UGC</text:span><text:span text:style-name="T47_10">?</text:span></text:p>
            </text:list-item>
            <text:list-item>
              <text:p text:style-name="P48"><text:span text:style-name="T48_1">Why</text:span><text:span text:style-name="T48_2"><text:s/></text:span><text:span text:style-name="T48_3">don</text:span><text:span text:style-name="T48_4">’</text:span><text:span text:style-name="T48_5">t</text:span><text:span text:style-name="T48_6"><text:s/></text:span><text:span text:style-name="T48_7">most</text:span><text:span text:style-name="T48_8"><text:s/></text:span><text:span text:style-name="T48_9">MMORPGs</text:span><text:span text:style-name="T48_10"><text:s/></text:span><text:span text:style-name="T48_11">have</text:span><text:span text:style-name="T48_12"><text:s/></text:span><text:span text:style-name="T48_13">UGC</text:span><text:span text:style-name="T48_14">?</text:span></text:p>
            </text:list-item>
          </text:list>
        </text:list-item>
        <text:list-item>
          <text:p text:style-name="P49"><text:span text:style-name="T49_1">Which</text:span><text:span text:style-name="T49_2"><text:s/></text:span><text:span text:style-name="T49_3">games</text:span><text:span text:style-name="T49_4"><text:s/></text:span><text:span text:style-name="T49_5">allow</text:span><text:span text:style-name="T49_6"><text:s/></text:span><text:span text:style-name="T49_7">external</text:span><text:span text:style-name="T49_8"><text:s/></text:span><text:span text:style-name="T49_9">activity</text:span><text:span text:style-name="T49_10"><text:s/></text:span><text:span text:style-name="T49_11">or</text:span><text:span text:style-name="T49_12"><text:s/></text:span><text:span text:style-name="T49_13">alternate</text:span><text:span text:style-name="T49_14"><text:s/></text:span><text:span text:style-name="T49_15">reality</text:span><text:span text:style-name="T49_16"><text:s/></text:span><text:span text:style-name="T49_17">games</text:span><text:span text:style-name="T49_18"><text:s/>(</text:span><text:span text:style-name="T49_19">ARGs</text:span><text:span text:style-name="T49_20">)<text:s/></text:span><text:span text:style-name="T49_21">to</text:span><text:span text:style-name="T49_22"><text:s/></text:span><text:span text:style-name="T49_23">give</text:span><text:span text:style-name="T49_24"><text:s/></text:span><text:span text:style-name="T49_25">the</text:span><text:span text:style-name="T49_26"><text:s/></text:span><text:span text:style-name="T49_27">users</text:span><text:span text:style-name="T49_28"><text:s/></text:span><text:span text:style-name="T49_29">in</text:span><text:span text:style-name="T49_30">-</text:span><text:span text:style-name="T49_31">game</text:span><text:span text:style-name="T49_32"><text:s/></text:span><text:span text:style-name="T49_33">benefits</text:span><text:span text:style-name="T49_34">?</text:span></text:p>
          <text:list>
            <text:list-item>
              <text:p text:style-name="P50"><text:span text:style-name="T50_1">How</text:span><text:span text:style-name="T50_2"><text:s/></text:span><text:span text:style-name="T50_3">do</text:span><text:span text:style-name="T50_4"><text:s/></text:span><text:span text:style-name="T50_5">these</text:span><text:span text:style-name="T50_6"><text:s/></text:span><text:span text:style-name="T50_7">games</text:span><text:span text:style-name="T50_8"><text:s/></text:span><text:span text:style-name="T50_9">translate</text:span><text:span text:style-name="T50_10"><text:s/></text:span><text:span text:style-name="T50_11">external</text:span><text:span text:style-name="T50_12"><text:s/></text:span><text:span text:style-name="T50_13">activity</text:span><text:span text:style-name="T50_14"><text:s/></text:span><text:span text:style-name="T50_15">to</text:span><text:span text:style-name="T50_16"><text:s/></text:span><text:span text:style-name="T50_17">internal</text:span><text:span text:style-name="T50_18"><text:s/></text:span><text:span text:style-name="T50_19">benefit</text:span><text:span text:style-name="T50_20">?</text:span></text:p>
            </text:list-item>
            <text:list-item>
              <text:p text:style-name="P51"><text:span text:style-name="T51_1">What</text:span><text:span text:style-name="T51_2"><text:s/></text:span><text:span text:style-name="T51_3">are</text:span><text:span text:style-name="T51_4"><text:s/></text:span><text:span text:style-name="T51_5">the</text:span><text:span text:style-name="T51_6"><text:s/></text:span><text:span text:style-name="T51_7">strengths</text:span><text:span text:style-name="T51_8"><text:s/></text:span><text:span text:style-name="T51_9">and</text:span><text:span text:style-name="T51_10"><text:s/></text:span><text:span text:style-name="T51_11">weaknesses</text:span><text:span text:style-name="T51_12"><text:s/></text:span><text:span text:style-name="T51_13">of</text:span><text:span text:style-name="T51_14"><text:s/></text:span><text:span text:style-name="T51_15">this</text:span><text:span text:style-name="T51_16"><text:s/></text:span><text:span text:style-name="T51_17">system</text:span><text:span text:style-name="T51_18">?</text:span></text:p>
            </text:list-item>
            <text:list-item>
              <text:p text:style-name="P52"><text:span text:style-name="T52_1">What</text:span><text:span text:style-name="T52_2"><text:s/></text:span><text:span text:style-name="T52_3">balance</text:span><text:span text:style-name="T52_4"><text:s/></text:span><text:span text:style-name="T52_5">issues</text:span><text:span text:style-name="T52_6"><text:s/></text:span><text:span text:style-name="T52_7">are</text:span><text:span text:style-name="T52_8"><text:s/></text:span><text:span text:style-name="T52_9">created</text:span><text:span text:style-name="T52_10"><text:s/></text:span><text:span text:style-name="T52_11">when</text:span><text:span text:style-name="T52_12"><text:s/></text:span><text:span text:style-name="T52_13">boosts</text:span><text:span text:style-name="T52_14"><text:s/></text:span><text:span text:style-name="T52_15">can</text:span><text:span text:style-name="T52_16"><text:s/></text:span><text:span text:style-name="T52_17">be</text:span><text:span text:style-name="T52_18"><text:s/></text:span><text:span text:style-name="T52_19">gained</text:span><text:span text:style-name="T52_20"><text:s/></text:span><text:span text:style-name="T52_21">from</text:span><text:span text:style-name="T52_22"><text:s/></text:span><text:span text:style-name="T52_23">external</text:span><text:span text:style-name="T52_24"><text:s/></text:span><text:span text:style-name="T52_25">activities</text:span><text:span text:style-name="T52_26">?</text:span></text:p>
            </text:list-item>
          </text:list>
        </text:list-item>
        <text:list-item>
          <text:p text:style-name="P53"><text:span text:style-name="T53_1">What</text:span><text:span text:style-name="T53_2"><text:s/></text:span><text:span text:style-name="T53_3">are</text:span><text:span text:style-name="T53_4"><text:s/></text:span><text:span text:style-name="T53_5">the</text:span><text:span text:style-name="T53_6"><text:s/></text:span><text:span text:style-name="T53_7">effects</text:span><text:span text:style-name="T53_8"><text:s/></text:span><text:span text:style-name="T53_9">of</text:span><text:span text:style-name="T53_10"><text:s/></text:span><text:span text:style-name="T53_11">in</text:span><text:span text:style-name="T53_12">-</text:span><text:span text:style-name="T53_13">game</text:span><text:span text:style-name="T53_14"><text:s/></text:span><text:span text:style-name="T53_15">events</text:span><text:span text:style-name="T53_16">,<text:s/></text:span><text:span text:style-name="T53_17">namely</text:span><text:span text:style-name="T53_18"><text:s/></text:span><text:span text:style-name="T53_19">player</text:span><text:span text:style-name="T53_20">-</text:span><text:span text:style-name="T53_21">driven</text:span><text:span text:style-name="T53_22"><text:s/></text:span><text:span text:style-name="T53_23">events</text:span><text:span text:style-name="T53_24">?</text:span></text:p>
        </text:list-item>
      </text:list>
      <text:h text:style-name="P54" text:outline-level="10"><text:bookmark-start text:name="h.syk1iqagwhfs"/><text:bookmark-end text:name="h.syk1iqagwhfs"/></text:h>
      <text:h text:style-name="P55" text:outline-level="10"><text:bookmark-start text:name="h.50lbw0hf5z4"/><text:bookmark-end text:name="h.50lbw0hf5z4"/><text:bookmark-start text:name="h.3g14r2og8lie"/><text:bookmark-end text:name="h.3g14r2og8lie"/><text:span text:style-name="T55_1">Preliminary</text:span><text:span text:style-name="T55_2"><text:s/></text:span><text:span text:style-name="T55_3">Reading</text:span></text:h>
      <text:list text:style-name="LS2" xml:id="list9">
        <text:list-item>
          <text:p text:style-name="P56"><text:span text:style-name="T56_1">ajman</text:span><text:span text:style-name="T56_2">’</text:span><text:span text:style-name="T56_3">s</text:span><text:span text:style-name="T56_4"><text:s/></text:span><text:span text:style-name="T56_5">PDFs</text:span><text:span text:style-name="T56_6">:<text:s/></text:span><text:span text:style-name="T56_7"><text:a xlink:type="simple" xlink:href="http://www.csh.rit.edu/~ajman/summer2012/"><text:span text:style-name="T56_8">www</text:span></text:a></text:span><text:span text:style-name="T56_9"><text:a xlink:type="simple" xlink:href="http://www.csh.rit.edu/~ajman/summer2012/"><text:span text:style-name="T56_10">.</text:span></text:a></text:span><text:span text:style-name="T56_11"><text:a xlink:type="simple" xlink:href="http://www.csh.rit.edu/~ajman/summer2012/"><text:span text:style-name="T56_12">csh</text:span></text:a></text:span><text:span text:style-name="T56_13"><text:a xlink:type="simple" xlink:href="http://www.csh.rit.edu/~ajman/summer2012/"><text:span text:style-name="T56_14">.</text:span></text:a></text:span><text:span text:style-name="T56_15"><text:a xlink:type="simple" xlink:href="http://www.csh.rit.edu/~ajman/summer2012/"><text:span text:style-name="T56_16">rit</text:span></text:a></text:span><text:span text:style-name="T56_17"><text:a xlink:type="simple" xlink:href="http://www.csh.rit.edu/~ajman/summer2012/"><text:span text:style-name="T56_18">.</text:span></text:a></text:span><text:span text:style-name="T56_19"><text:a xlink:type="simple" xlink:href="http://www.csh.rit.edu/~ajman/summer2012/"><text:span text:style-name="T56_20">edu</text:span></text:a></text:span><text:span text:style-name="T56_21"><text:a xlink:type="simple" xlink:href="http://www.csh.rit.edu/~ajman/summer2012/"><text:span text:style-name="T56_22">/~</text:span></text:a></text:span><text:span text:style-name="T56_23"><text:a xlink:type="simple" xlink:href="http://www.csh.rit.edu/~ajman/summer2012/"><text:span text:style-name="T56_24">ajman</text:span></text:a></text:span><text:span text:style-name="T56_25"><text:a xlink:type="simple" xlink:href="http://www.csh.rit.edu/~ajman/summer2012/"><text:span text:style-name="T56_26">/</text:span></text:a></text:span><text:span text:style-name="T56_27"><text:a xlink:type="simple" xlink:href="http://www.csh.rit.edu/~ajman/summer2012/"><text:span text:style-name="T56_28">summer</text:span></text:a></text:span><text:span text:style-name="T56_29"><text:a xlink:type="simple" xlink:href="http://www.csh.rit.edu/~ajman/summer2012/"><text:span text:style-name="T56_30">2012/</text:span></text:a></text:span></text:p>
        </text:list-item>
        <text:list-item>
          <text:p text:style-name="P57"><text:span text:style-name="T57_1">Game</text:span><text:span text:style-name="T57_2"><text:s/></text:span><text:span text:style-name="T57_3">development</text:span><text:span text:style-name="T57_4"><text:s/></text:span><text:span text:style-name="T57_5">resources</text:span></text:p>
          <text:list>
            <text:list-item>
              <text:p text:style-name="P58"><text:span text:style-name="T58_1"><text:a xlink:type="simple" xlink:href="http://www.gdcvault.com/"><text:span text:style-name="T58_2">http</text:span></text:a></text:span><text:span text:style-name="T58_3"><text:a xlink:type="simple" xlink:href="http://www.gdcvault.com/"><text:span text:style-name="T58_4">://</text:span></text:a></text:span><text:span text:style-name="T58_5"><text:a xlink:type="simple" xlink:href="http://www.gdcvault.com/"><text:span text:style-name="T58_6">www</text:span></text:a></text:span><text:span text:style-name="T58_7"><text:a xlink:type="simple" xlink:href="http://www.gdcvault.com/"><text:span text:style-name="T58_8">.</text:span></text:a></text:span><text:span text:style-name="T58_9"><text:a xlink:type="simple" xlink:href="http://www.gdcvault.com/"><text:span text:style-name="T58_10">gdcvault</text:span></text:a></text:span><text:span text:style-name="T58_11"><text:a xlink:type="simple" xlink:href="http://www.gdcvault.com/"><text:span text:style-name="T58_12">.</text:span></text:a></text:span><text:span text:style-name="T58_13"><text:a xlink:type="simple" xlink:href="http://www.gdcvault.com/"><text:span text:style-name="T58_14">com</text:span></text:a></text:span><text:span text:style-name="T58_15"><text:a xlink:type="simple" xlink:href="http://www.gdcvault.com/"><text:span text:style-name="T58_16">/</text:span></text:a></text:span></text:p>
            </text:list-item>
            <text:list-item>
              <text:p text:style-name="P59"><text:span text:style-name="T59_1"><text:a xlink:type="simple" xlink:href="http://www.gamasutra.com/"><text:span text:style-name="T59_2">http</text:span></text:a></text:span><text:span text:style-name="T59_3"><text:a xlink:type="simple" xlink:href="http://www.gamasutra.com/"><text:span text:style-name="T59_4">://</text:span></text:a></text:span><text:span text:style-name="T59_5"><text:a xlink:type="simple" xlink:href="http://www.gamasutra.com/"><text:span text:style-name="T59_6">www</text:span></text:a></text:span><text:span text:style-name="T59_7"><text:a xlink:type="simple" xlink:href="http://www.gamasutra.com/"><text:span text:style-name="T59_8">.</text:span></text:a></text:span><text:span text:style-name="T59_9"><text:a xlink:type="simple" xlink:href="http://www.gamasutra.com/"><text:span text:style-name="T59_10">gamasutra</text:span></text:a></text:span><text:span text:style-name="T59_11"><text:a xlink:type="simple" xlink:href="http://www.gamasutra.com/"><text:span text:style-name="T59_12">.</text:span></text:a></text:span><text:span text:style-name="T59_13"><text:a xlink:type="simple" xlink:href="http://www.gamasutra.com/"><text:span text:style-name="T59_14">com</text:span></text:a></text:span><text:span text:style-name="T59_15"><text:a xlink:type="simple" xlink:href="http://www.gamasutra.com/"><text:span text:style-name="T59_16">/</text:span></text:a></text:span></text:p>
            </text:list-item>
            <text:list-item>
              <text:p text:style-name="P60"><text:span text:style-name="T60_1"><text:a xlink:type="simple" xlink:href="http://killscreendaily.com/"><text:span text:style-name="T60_2">http</text:span></text:a></text:span><text:span text:style-name="T60_3"><text:a xlink:type="simple" xlink:href="http://killscreendaily.com/"><text:span text:style-name="T60_4">://</text:span></text:a></text:span><text:span text:style-name="T60_5"><text:a xlink:type="simple" xlink:href="http://killscreendaily.com/"><text:span text:style-name="T60_6">killscreendaily</text:span></text:a></text:span><text:span text:style-name="T60_7"><text:a xlink:type="simple" xlink:href="http://killscreendaily.com/"><text:span text:style-name="T60_8">.</text:span></text:a></text:span><text:span text:style-name="T60_9"><text:a xlink:type="simple" xlink:href="http://killscreendaily.com/"><text:span text:style-name="T60_10">com</text:span></text:a></text:span><text:span text:style-name="T60_11"><text:a xlink:type="simple" xlink:href="http://killscreendaily.com/"><text:span text:style-name="T60_12">/</text:span></text:a></text:span></text:p>
            </text:list-item>
            <text:list-item>
              <text:p text:style-name="P61"><text:span text:style-name="T61_1">Dev</text:span><text:span text:style-name="T61_2"><text:s/></text:span><text:span text:style-name="T61_3">blogs</text:span></text:p>
            </text:list-item>
            <text:list-item>
              <text:p text:style-name="P62"><text:span text:style-name="T62_1">IGDA</text:span><text:span text:style-name="T62_2"><text:s/>-<text:s/></text:span><text:span text:style-name="T62_3">International</text:span><text:span text:style-name="T62_4"><text:s/></text:span><text:span text:style-name="T62_5">Game</text:span><text:span text:style-name="T62_6"><text:s/></text:span><text:span text:style-name="T62_7">Developers</text:span><text:span text:style-name="T62_8"><text:s/></text:span><text:span text:style-name="T62_9">Association</text:span></text:p>
            </text:list-item>
          </text:list>
        </text:list-item>
        <text:list-item>
          <text:p text:style-name="P63"><text:span text:style-name="T63_1">Google</text:span><text:span text:style-name="T63_2"><text:s/></text:span><text:span text:style-name="T63_3">on</text:span><text:span text:style-name="T63_4"><text:s/></text:span><text:span text:style-name="T63_5">productivity</text:span><text:span text:style-name="T63_6"><text:s/></text:span><text:span text:style-name="T63_7">games</text:span><text:span text:style-name="T63_8">:<text:s/></text:span><text:span text:style-name="T63_9"><text:a xlink:type="simple" xlink:href="http://googletesting.blogspot.com/2008/06/productivity-games-using-games-to.html"><text:span text:style-name="T63_10">http</text:span></text:a></text:span><text:span text:style-name="T63_11"><text:a xlink:type="simple" xlink:href="http://googletesting.blogspot.com/2008/06/productivity-games-using-games-to.html"><text:span text:style-name="T63_12">://</text:span></text:a></text:span><text:span text:style-name="T63_13"><text:a xlink:type="simple" xlink:href="http://googletesting.blogspot.com/2008/06/productivity-games-using-games-to.html"><text:span text:style-name="T63_14">googletesting</text:span></text:a></text:span><text:span text:style-name="T63_15"><text:a xlink:type="simple" xlink:href="http://googletesting.blogspot.com/2008/06/productivity-games-using-games-to.html"><text:span text:style-name="T63_16">.</text:span></text:a></text:span><text:span text:style-name="T63_17"><text:a xlink:type="simple" xlink:href="http://googletesting.blogspot.com/2008/06/productivity-games-using-games-to.html"><text:span text:style-name="T63_18">blogspot</text:span></text:a></text:span><text:span text:style-name="T63_19"><text:a xlink:type="simple" xlink:href="http://googletesting.blogspot.com/2008/06/productivity-games-using-games-to.html"><text:span text:style-name="T63_20">.</text:span></text:a></text:span><text:span text:style-name="T63_21"><text:a xlink:type="simple" xlink:href="http://googletesting.blogspot.com/2008/06/productivity-games-using-games-to.html"><text:span text:style-name="T63_22">com</text:span></text:a></text:span><text:span text:style-name="T63_23"><text:a xlink:type="simple" xlink:href="http://googletesting.blogspot.com/2008/06/productivity-games-using-games-to.html"><text:span text:style-name="T63_24">/2008/06/</text:span></text:a></text:span><text:span text:style-name="T63_25"><text:a xlink:type="simple" xlink:href="http://googletesting.blogspot.com/2008/06/productivity-games-using-games-to.html"><text:span text:style-name="T63_26">productivity</text:span></text:a></text:span><text:span text:style-name="T63_27"><text:a xlink:type="simple" xlink:href="http://googletesting.blogspot.com/2008/06/productivity-games-using-games-to.html"><text:span text:style-name="T63_28">-</text:span></text:a></text:span><text:span text:style-name="T63_29"><text:a xlink:type="simple" xlink:href="http://googletesting.blogspot.com/2008/06/productivity-games-using-games-to.html"><text:span text:style-name="T63_30">games</text:span></text:a></text:span><text:span text:style-name="T63_31"><text:a xlink:type="simple" xlink:href="http://googletesting.blogspot.com/2008/06/productivity-games-using-games-to.html"><text:span text:style-name="T63_32">-</text:span></text:a></text:span><text:span text:style-name="T63_33"><text:a xlink:type="simple" xlink:href="http://googletesting.blogspot.com/2008/06/productivity-games-using-games-to.html"><text:span text:style-name="T63_34">using</text:span></text:a></text:span><text:span text:style-name="T63_35"><text:a xlink:type="simple" xlink:href="http://googletesting.blogspot.com/2008/06/productivity-games-using-games-to.html"><text:span text:style-name="T63_36">-</text:span></text:a></text:span><text:span text:style-name="T63_37"><text:a xlink:type="simple" xlink:href="http://googletesting.blogspot.com/2008/06/productivity-games-using-games-to.html"><text:span text:style-name="T63_38">games</text:span></text:a></text:span><text:span text:style-name="T63_39"><text:a xlink:type="simple" xlink:href="http://googletesting.blogspot.com/2008/06/productivity-games-using-games-to.html"><text:span text:style-name="T63_40">-</text:span></text:a></text:span><text:span text:style-name="T63_41"><text:a xlink:type="simple" xlink:href="http://googletesting.blogspot.com/2008/06/productivity-games-using-games-to.html"><text:span text:style-name="T63_42">to</text:span></text:a></text:span><text:span text:style-name="T63_43"><text:a xlink:type="simple" xlink:href="http://googletesting.blogspot.com/2008/06/productivity-games-using-games-to.html"><text:span text:style-name="T63_44">.</text:span></text:a></text:span><text:span text:style-name="T63_45"><text:a xlink:type="simple" xlink:href="http://googletesting.blogspot.com/2008/06/productivity-games-using-games-to.html"><text:span text:style-name="T63_46">html</text:span></text:a></text:span></text:p>
        </text:list-item>
        <text:list-item>
          <text:p text:style-name="P64"><text:span text:style-name="T64_1">When</text:span><text:span text:style-name="T64_2"><text:s/></text:span><text:span text:style-name="T64_3">work</text:span><text:span text:style-name="T64_4"><text:s/></text:span><text:span text:style-name="T64_5">becomes</text:span><text:span text:style-name="T64_6"><text:s/></text:span><text:span text:style-name="T64_7">a</text:span><text:span text:style-name="T64_8"><text:s/></text:span><text:span text:style-name="T64_9">game</text:span><text:span text:style-name="T64_10">:<text:s/></text:span><text:span text:style-name="T64_11"><text:a xlink:type="simple" xlink:href="http://news.bbc.co.uk/2/hi/technology/7030234.stm"><text:span text:style-name="T64_12">http</text:span></text:a></text:span><text:span text:style-name="T64_13"><text:a xlink:type="simple" xlink:href="http://news.bbc.co.uk/2/hi/technology/7030234.stm"><text:span text:style-name="T64_14">://</text:span></text:a></text:span><text:span text:style-name="T64_15"><text:a xlink:type="simple" xlink:href="http://news.bbc.co.uk/2/hi/technology/7030234.stm"><text:span text:style-name="T64_16">news</text:span></text:a></text:span><text:span text:style-name="T64_17"><text:a xlink:type="simple" xlink:href="http://news.bbc.co.uk/2/hi/technology/7030234.stm"><text:span text:style-name="T64_18">.</text:span></text:a></text:span><text:span text:style-name="T64_19"><text:a xlink:type="simple" xlink:href="http://news.bbc.co.uk/2/hi/technology/7030234.stm"><text:span text:style-name="T64_20">bbc</text:span></text:a></text:span><text:span text:style-name="T64_21"><text:a xlink:type="simple" xlink:href="http://news.bbc.co.uk/2/hi/technology/7030234.stm"><text:span text:style-name="T64_22">.</text:span></text:a></text:span><text:span text:style-name="T64_23"><text:a xlink:type="simple" xlink:href="http://news.bbc.co.uk/2/hi/technology/7030234.stm"><text:span text:style-name="T64_24">co</text:span></text:a></text:span><text:span text:style-name="T64_25"><text:a xlink:type="simple" xlink:href="http://news.bbc.co.uk/2/hi/technology/7030234.stm"><text:span text:style-name="T64_26">.</text:span></text:a></text:span><text:span text:style-name="T64_27"><text:a xlink:type="simple" xlink:href="http://news.bbc.co.uk/2/hi/technology/7030234.stm"><text:span text:style-name="T64_28">uk</text:span></text:a></text:span><text:span text:style-name="T64_29"><text:a xlink:type="simple" xlink:href="http://news.bbc.co.uk/2/hi/technology/7030234.stm"><text:span text:style-name="T64_30">/2/</text:span></text:a></text:span><text:span text:style-name="T64_31"><text:a xlink:type="simple" xlink:href="http://news.bbc.co.uk/2/hi/technology/7030234.stm"><text:span text:style-name="T64_32">hi</text:span></text:a></text:span><text:span text:style-name="T64_33"><text:a xlink:type="simple" xlink:href="http://news.bbc.co.uk/2/hi/technology/7030234.stm"><text:span text:style-name="T64_34">/</text:span></text:a></text:span><text:span text:style-name="T64_35"><text:a xlink:type="simple" xlink:href="http://news.bbc.co.uk/2/hi/technology/7030234.stm"><text:span text:style-name="T64_36">technology</text:span></text:a></text:span><text:span text:style-name="T64_37"><text:a xlink:type="simple" xlink:href="http://news.bbc.co.uk/2/hi/technology/7030234.stm"><text:span text:style-name="T64_38">/7030234.</text:span></text:a></text:span><text:span text:style-name="T64_39"><text:a xlink:type="simple" xlink:href="http://news.bbc.co.uk/2/hi/technology/7030234.stm"><text:span text:style-name="T64_40">stm</text:span></text:a></text:span></text:p>
        </text:list-item>
      </text:list>
      <text:h text:style-name="P65" text:outline-level="10"><text:bookmark-start text:name="h.3zsdi6qopei6"/><text:bookmark-end text:name="h.3zsdi6qopei6"/><text:span text:style-name="T65_1">Additional</text:span><text:span text:style-name="T65_2"><text:s/></text:span><text:span text:style-name="T65_3">Reading</text:span></text:h>
      <text:p text:style-name="P66"><text:span text:style-name="T66_1"><text:a xlink:type="simple" xlink:href="http://www.gamasutra.com/blogs/SimonLudgate/20090825/2826/EVEs_SelfUNcontained_Economy.php"><text:span text:style-name="T66_2">EVE</text:span></text:a></text:span><text:span text:style-name="T66_3"><text:a xlink:type="simple" xlink:href="http://www.gamasutra.com/blogs/SimonLudgate/20090825/2826/EVEs_SelfUNcontained_Economy.php"><text:span text:style-name="T66_4">'</text:span></text:a></text:span><text:span text:style-name="T66_5"><text:a xlink:type="simple" xlink:href="http://www.gamasutra.com/blogs/SimonLudgate/20090825/2826/EVEs_SelfUNcontained_Economy.php"><text:span text:style-name="T66_6">s</text:span></text:a></text:span><text:span text:style-name="T66_7"><text:a xlink:type="simple" xlink:href="http://www.gamasutra.com/blogs/SimonLudgate/20090825/2826/EVEs_SelfUNcontained_Economy.php"><text:span text:style-name="T66_8"><text:s/></text:span></text:a></text:span><text:span text:style-name="T66_9"><text:a xlink:type="simple" xlink:href="http://www.gamasutra.com/blogs/SimonLudgate/20090825/2826/EVEs_SelfUNcontained_Economy.php"><text:span text:style-name="T66_10">Self</text:span></text:a></text:span><text:span text:style-name="T66_11"><text:a xlink:type="simple" xlink:href="http://www.gamasutra.com/blogs/SimonLudgate/20090825/2826/EVEs_SelfUNcontained_Economy.php"><text:span text:style-name="T66_12">-</text:span></text:a></text:span><text:span text:style-name="T66_13"><text:a xlink:type="simple" xlink:href="http://www.gamasutra.com/blogs/SimonLudgate/20090825/2826/EVEs_SelfUNcontained_Economy.php"><text:span text:style-name="T66_14">UNcontained</text:span></text:a></text:span><text:span text:style-name="T66_15"><text:a xlink:type="simple" xlink:href="http://www.gamasutra.com/blogs/SimonLudgate/20090825/2826/EVEs_SelfUNcontained_Economy.php"><text:span text:style-name="T66_16"><text:s/></text:span></text:a></text:span><text:span text:style-name="T66_17"><text:a xlink:type="simple" xlink:href="http://www.gamasutra.com/blogs/SimonLudgate/20090825/2826/EVEs_SelfUNcontained_Economy.php"><text:span text:style-name="T66_18">Economy</text:span></text:a></text:span></text:p>
      <text:p text:style-name="P67"><text:span text:style-name="T67_1"><text:a xlink:type="simple" xlink:href="http://www.gamasutra.com/view/feature/6205/virtual_economic_theory_how_mmos_.php?print=1"><text:span text:style-name="T67_2">Virtual</text:span></text:a></text:span><text:span text:style-name="T67_3"><text:a xlink:type="simple" xlink:href="http://www.gamasutra.com/view/feature/6205/virtual_economic_theory_how_mmos_.php?print=1"><text:span text:style-name="T67_4"><text:s/></text:span></text:a></text:span><text:span text:style-name="T67_5"><text:a xlink:type="simple" xlink:href="http://www.gamasutra.com/view/feature/6205/virtual_economic_theory_how_mmos_.php?print=1"><text:span text:style-name="T67_6">Economic</text:span></text:a></text:span><text:span text:style-name="T67_7"><text:a xlink:type="simple" xlink:href="http://www.gamasutra.com/view/feature/6205/virtual_economic_theory_how_mmos_.php?print=1"><text:span text:style-name="T67_8"><text:s/></text:span></text:a></text:span><text:span text:style-name="T67_9"><text:a xlink:type="simple" xlink:href="http://www.gamasutra.com/view/feature/6205/virtual_economic_theory_how_mmos_.php?print=1"><text:span text:style-name="T67_10">Theory</text:span></text:a></text:span><text:span text:style-name="T67_11"><text:a xlink:type="simple" xlink:href="http://www.gamasutra.com/view/feature/6205/virtual_economic_theory_how_mmos_.php?print=1"><text:span text:style-name="T67_12">:<text:s/></text:span></text:a></text:span><text:span text:style-name="T67_13"><text:a xlink:type="simple" xlink:href="http://www.gamasutra.com/view/feature/6205/virtual_economic_theory_how_mmos_.php?print=1"><text:span text:style-name="T67_14">How</text:span></text:a></text:span><text:span text:style-name="T67_15"><text:a xlink:type="simple" xlink:href="http://www.gamasutra.com/view/feature/6205/virtual_economic_theory_how_mmos_.php?print=1"><text:span text:style-name="T67_16"><text:s/></text:span></text:a></text:span><text:span text:style-name="T67_17"><text:a xlink:type="simple" xlink:href="http://www.gamasutra.com/view/feature/6205/virtual_economic_theory_how_mmos_.php?print=1"><text:span text:style-name="T67_18">MMOs</text:span></text:a></text:span><text:span text:style-name="T67_19"><text:a xlink:type="simple" xlink:href="http://www.gamasutra.com/view/feature/6205/virtual_economic_theory_how_mmos_.php?print=1"><text:span text:style-name="T67_20"><text:s/></text:span></text:a></text:span><text:span text:style-name="T67_21"><text:a xlink:type="simple" xlink:href="http://www.gamasutra.com/view/feature/6205/virtual_economic_theory_how_mmos_.php?print=1"><text:span text:style-name="T67_22">Really</text:span></text:a></text:span><text:span text:style-name="T67_23"><text:a xlink:type="simple" xlink:href="http://www.gamasutra.com/view/feature/6205/virtual_economic_theory_how_mmos_.php?print=1"><text:span text:style-name="T67_24"><text:s/></text:span></text:a></text:span><text:span text:style-name="T67_25"><text:a xlink:type="simple" xlink:href="http://www.gamasutra.com/view/feature/6205/virtual_economic_theory_how_mmos_.php?print=1"><text:span text:style-name="T67_26">Work</text:span></text:a></text:span></text:p>
      <text:h text:style-name="P68" text:outline-level="10"><text:bookmark-start text:name="h.h54u3ds1mcet"/><text:bookmark-end text:name="h.h54u3ds1mcet"/></text:h>
      <text:h text:style-name="P69" text:outline-level="10"><text:bookmark-start text:name="h.bgusk991nry0"/><text:bookmark-end text:name="h.bgusk991nry0"/><text:bookmark-start text:name="h.lmy0g6odzqu"/><text:bookmark-end text:name="h.lmy0g6odzqu"/><text:span text:style-name="T69_1">Design</text:span></text:h>
      <text:h text:style-name="P70" text:outline-level="10"><text:bookmark-start text:name="h.r6ilthivvbrb"/><text:bookmark-end text:name="h.r6ilthivvbrb"/><text:span text:style-name="T70_1">Style</text:span></text:h>
      <text:p text:style-name="P71"><text:span text:style-name="T71_1">We</text:span><text:span text:style-name="T71_2"><text:s/></text:span><text:span text:style-name="T71_3">must</text:span><text:span text:style-name="T71_4"><text:s/></text:span><text:span text:style-name="T71_5">decide</text:span><text:span text:style-name="T71_6"><text:s/></text:span><text:span text:style-name="T71_7">on</text:span><text:span text:style-name="T71_8"><text:s/></text:span><text:span text:style-name="T71_9">our</text:span><text:span text:style-name="T71_10"><text:s/></text:span><text:span text:style-name="T71_11">balance</text:span><text:span text:style-name="T71_12"><text:s/></text:span><text:span text:style-name="T71_13">of</text:span><text:span text:style-name="T71_14"><text:s/></text:span><text:span text:style-name="T71_15">three</text:span><text:span text:style-name="T71_16"><text:s/></text:span><text:span text:style-name="T71_17">game</text:span><text:span text:style-name="T71_18"><text:s/></text:span><text:span text:style-name="T71_19">types</text:span><text:span text:style-name="T71_20">:</text:span></text:p>
      <text:p text:style-name="P72"/>
      <text:list text:style-name="LS3" xml:id="list18">
        <text:list-item>
          <text:p text:style-name="P73"><text:span text:style-name="T73_1">Virtual</text:span><text:span text:style-name="T73_2"><text:s/></text:span><text:span text:style-name="T73_3">World</text:span></text:p>
          <text:list>
            <text:list-item>
              <text:p text:style-name="P74"><text:span text:style-name="T74_1">Online</text:span><text:span text:style-name="T74_2"><text:s/></text:span><text:span text:style-name="T74_3">community</text:span><text:span text:style-name="T74_4"><text:s/></text:span><text:span text:style-name="T74_5">in</text:span><text:span text:style-name="T74_6"><text:s/></text:span><text:span text:style-name="T74_7">computer</text:span><text:span text:style-name="T74_8">-</text:span><text:span text:style-name="T74_9">simulated</text:span><text:span text:style-name="T74_10"><text:s/></text:span><text:span text:style-name="T74_11">environment</text:span></text:p>
            </text:list-item>
            <text:list-item>
              <text:p text:style-name="P75"><text:span text:style-name="T75_1">“</text:span><text:span text:style-name="T75_2">The</text:span><text:span text:style-name="T75_3"><text:s/></text:span><text:span text:style-name="T75_4">computer</text:span><text:span text:style-name="T75_5"><text:s/></text:span><text:span text:style-name="T75_6">accesses</text:span><text:span text:style-name="T75_7"><text:s/></text:span><text:span text:style-name="T75_8">a</text:span><text:span text:style-name="T75_9"><text:s/></text:span><text:span text:style-name="T75_10"><text:a xlink:type="simple" xlink:href="http://en.wikipedia.org/wiki/Computer-simulated"><text:span text:style-name="T75_11">computer</text:span></text:a></text:span><text:span text:style-name="T75_12"><text:a xlink:type="simple" xlink:href="http://en.wikipedia.org/wiki/Computer-simulated"><text:span text:style-name="T75_13">-</text:span></text:a></text:span><text:span text:style-name="T75_14"><text:a xlink:type="simple" xlink:href="http://en.wikipedia.org/wiki/Computer-simulated"><text:span text:style-name="T75_15">simulated</text:span></text:a></text:span><text:span text:style-name="T75_16"><text:s/></text:span><text:span text:style-name="T75_17">world</text:span><text:span text:style-name="T75_18"><text:s/></text:span><text:span text:style-name="T75_19">and</text:span><text:span text:style-name="T75_20"><text:s/></text:span><text:span text:style-name="T75_21">presents</text:span><text:span text:style-name="T75_22"><text:s/></text:span><text:span text:style-name="T75_23">perceptual</text:span><text:span text:style-name="T75_24"><text:s/></text:span><text:span text:style-name="T75_25">stimuli</text:span><text:span text:style-name="T75_26"><text:s/></text:span><text:span text:style-name="T75_27">to</text:span><text:span text:style-name="T75_28"><text:s/></text:span><text:span text:style-name="T75_29">the</text:span><text:span text:style-name="T75_30"><text:s/></text:span><text:span text:style-name="T75_31">user</text:span><text:span text:style-name="T75_32">,<text:s/></text:span><text:span text:style-name="T75_33">who</text:span><text:span text:style-name="T75_34"><text:s/></text:span><text:span text:style-name="T75_35">in</text:span><text:span text:style-name="T75_36"><text:s/></text:span><text:span text:style-name="T75_37">turn</text:span><text:span text:style-name="T75_38"><text:s/></text:span><text:span text:style-name="T75_39">can</text:span><text:span text:style-name="T75_40"><text:s/></text:span><text:span text:style-name="T75_41">manipulate</text:span><text:span text:style-name="T75_42"><text:s/></text:span><text:span text:style-name="T75_43">elements</text:span><text:span text:style-name="T75_44"><text:s/></text:span><text:span text:style-name="T75_45">of</text:span><text:span text:style-name="T75_46"><text:s/></text:span><text:span text:style-name="T75_47">the</text:span><text:span text:style-name="T75_48"><text:s/></text:span><text:span text:style-name="T75_49">modeled</text:span><text:span text:style-name="T75_50"><text:s/></text:span><text:span text:style-name="T75_51">world</text:span><text:span text:style-name="T75_52"><text:s/></text:span><text:span text:style-name="T75_53">and</text:span><text:span text:style-name="T75_54"><text:s/></text:span><text:span text:style-name="T75_55">thus</text:span><text:span text:style-name="T75_56"><text:s/></text:span><text:span text:style-name="T75_57">experience</text:span><text:span text:style-name="T75_58"><text:s/></text:span><text:span text:style-name="T75_59">a</text:span><text:span text:style-name="T75_60"><text:s/></text:span><text:span text:style-name="T75_61">degree</text:span><text:span text:style-name="T75_62"><text:s/></text:span><text:span text:style-name="T75_63">of</text:span><text:span text:style-name="T75_64"><text:s/></text:span><text:span text:style-name="T75_65"><text:a xlink:type="simple" xlink:href="http://en.wikipedia.org/wiki/Telepresence"><text:span text:style-name="T75_66">telepresence</text:span></text:a></text:span><text:span text:style-name="T75_67"><text:a xlink:type="simple" xlink:href="http://en.wikipedia.org/wiki/Telepresence"><text:span text:style-name="T75_68">.<text:s/></text:span></text:a></text:span><text:span text:style-name="T75_69"><text:a xlink:type="simple" xlink:href="http://en.wikipedia.org/wiki/Telepresence"><text:span text:style-name="T75_70">Communication</text:span></text:a></text:span><text:span text:style-name="T75_71"><text:a xlink:type="simple" xlink:href="http://en.wikipedia.org/wiki/Telepresence"><text:span text:style-name="T75_72"><text:s/></text:span></text:a></text:span><text:span text:style-name="T75_73"><text:a xlink:type="simple" xlink:href="http://en.wikipedia.org/wiki/Telepresence"><text:span text:style-name="T75_74">is</text:span></text:a></text:span><text:span text:style-name="T75_75"><text:a xlink:type="simple" xlink:href="http://en.wikipedia.org/wiki/Telepresence"><text:span text:style-name="T75_76"><text:s/></text:span></text:a></text:span><text:span text:style-name="T75_77"><text:a xlink:type="simple" xlink:href="http://en.wikipedia.org/wiki/Telepresence"><text:span text:style-name="T75_78">usually</text:span></text:a></text:span><text:span text:style-name="T75_79"><text:a xlink:type="simple" xlink:href="http://en.wikipedia.org/wiki/Telepresence"><text:span text:style-name="T75_80"><text:s/></text:span></text:a></text:span><text:span text:style-name="T75_81"><text:a xlink:type="simple" xlink:href="http://en.wikipedia.org/wiki/Telepresence"><text:span text:style-name="T75_82">textual</text:span></text:a></text:span><text:span text:style-name="T75_83"><text:a xlink:type="simple" xlink:href="http://en.wikipedia.org/wiki/Telepresence"><text:span text:style-name="T75_84">,<text:s/></text:span></text:a></text:span><text:span text:style-name="T75_85"><text:a xlink:type="simple" xlink:href="http://en.wikipedia.org/wiki/Telepresence"><text:span text:style-name="T75_86">but</text:span></text:a></text:span><text:span text:style-name="T75_87"><text:a xlink:type="simple" xlink:href="http://en.wikipedia.org/wiki/Telepresence"><text:span text:style-name="T75_88"><text:s/></text:span></text:a></text:span><text:span text:style-name="T75_89"><text:a xlink:type="simple" xlink:href="http://en.wikipedia.org/wiki/Telepresence"><text:span text:style-name="T75_90">real</text:span></text:a></text:span><text:span text:style-name="T75_91"><text:a xlink:type="simple" xlink:href="http://en.wikipedia.org/wiki/Telepresence"><text:span text:style-name="T75_92">-</text:span></text:a></text:span><text:span text:style-name="T75_93"><text:a xlink:type="simple" xlink:href="http://en.wikipedia.org/wiki/Telepresence"><text:span text:style-name="T75_94">time</text:span></text:a></text:span><text:span text:style-name="T75_95"><text:a xlink:type="simple" xlink:href="http://en.wikipedia.org/wiki/Telepresence"><text:span text:style-name="T75_96"><text:s/></text:span></text:a></text:span><text:span text:style-name="T75_97"><text:a xlink:type="simple" xlink:href="http://en.wikipedia.org/wiki/VOIP"><text:span text:style-name="T75_98">voice</text:span></text:a></text:span><text:span text:style-name="T75_99"><text:a xlink:type="simple" xlink:href="http://en.wikipedia.org/wiki/VOIP"><text:span text:style-name="T75_100"><text:s/></text:span></text:a></text:span><text:span text:style-name="T75_101"><text:a xlink:type="simple" xlink:href="http://en.wikipedia.org/wiki/VOIP"><text:span text:style-name="T75_102">communication</text:span></text:a></text:span><text:span text:style-name="T75_103"><text:s/></text:span><text:span text:style-name="T75_104">is</text:span><text:span text:style-name="T75_105"><text:s/></text:span><text:span text:style-name="T75_106">also</text:span><text:span text:style-name="T75_107"><text:s/></text:span><text:span text:style-name="T75_108">possible</text:span><text:span text:style-name="T75_109">.<text:s/></text:span><text:span text:style-name="T75_110">The</text:span><text:span text:style-name="T75_111"><text:s/></text:span><text:span text:style-name="T75_112">form</text:span><text:span text:style-name="T75_113"><text:s/></text:span><text:span text:style-name="T75_114">of</text:span><text:span text:style-name="T75_115"><text:s/></text:span><text:span text:style-name="T75_116">communication</text:span><text:span text:style-name="T75_117"><text:s/></text:span><text:span text:style-name="T75_118">used</text:span><text:span text:style-name="T75_119"><text:s/></text:span><text:span text:style-name="T75_120">can</text:span><text:span text:style-name="T75_121"><text:s/></text:span><text:span text:style-name="T75_122">substantially</text:span><text:span text:style-name="T75_123"><text:s/></text:span><text:span text:style-name="T75_124">affect</text:span><text:span text:style-name="T75_125"><text:s/></text:span><text:span text:style-name="T75_126">the</text:span><text:span text:style-name="T75_127"><text:s/></text:span><text:span text:style-name="T75_128">experience</text:span><text:span text:style-name="T75_129"><text:s/></text:span><text:span text:style-name="T75_130">of</text:span><text:span text:style-name="T75_131"><text:s/></text:span><text:span text:style-name="T75_132">players</text:span><text:span text:style-name="T75_133"><text:s/></text:span><text:span text:style-name="T75_134">in</text:span><text:span text:style-name="T75_135"><text:s/></text:span><text:span text:style-name="T75_136">the</text:span><text:span text:style-name="T75_137"><text:s/></text:span><text:span text:style-name="T75_138">game</text:span><text:span text:style-name="T75_139">.”</text:span></text:p>
            </text:list-item>
            <text:list-item>
              <text:p text:style-name="P76"><text:span text:style-name="T76_1">Examples</text:span><text:span text:style-name="T76_2">:</text:span></text:p>
              <text:list>
                <text:list-item>
                  <text:p text:style-name="P77"><text:span text:style-name="T77_1">Second</text:span><text:span text:style-name="T77_2"><text:s/></text:span><text:span text:style-name="T77_3"><text:a xlink:type="simple" xlink:href="http://www.google.com/url?q=http%3A%2F%2Fen.wikipedia.org%2Fwiki%2FTelepresence&amp;sa=D&amp;sntz=1&amp;usg=AFQjCNFShogKD2WoMnzOMjiwdp2YYluIag"><text:span text:style-name="T77_4">Life</text:span></text:a></text:span></text:p>
                </text:list-item>
                <text:list-item>
                  <text:p text:style-name="P78"><text:span text:style-name="T78_1"><text:a xlink:type="simple" xlink:href="http://www.google.com/url?q=http%3A%2F%2Fen.wikipedia.org%2Fwiki%2FTelepresence&amp;sa=D&amp;sntz=1&amp;usg=AFQjCNFShogKD2WoMnzOMjiwdp2YYluIag"><text:span text:style-name="T78_2">Some</text:span></text:a></text:span><text:span text:style-name="T78_3"><text:a xlink:type="simple" xlink:href="http://www.google.com/url?q=http%3A%2F%2Fen.wikipedia.org%2Fwiki%2FTelepresence&amp;sa=D&amp;sntz=1&amp;usg=AFQjCNFShogKD2WoMnzOMjiwdp2YYluIag"><text:span text:style-name="T78_4"><text:s/></text:span></text:a></text:span><text:span text:style-name="T78_5"><text:a xlink:type="simple" xlink:href="http://www.google.com/url?q=http%3A%2F%2Fen.wikipedia.org%2Fwiki%2FTelepresence&amp;sa=D&amp;sntz=1&amp;usg=AFQjCNFShogKD2WoMnzOMjiwdp2YYluIag"><text:span text:style-name="T78_6">pet</text:span></text:a></text:span><text:span text:style-name="T78_7"><text:a xlink:type="simple" xlink:href="http://www.google.com/url?q=http%3A%2F%2Fen.wikipedia.org%2Fwiki%2FTelepresence&amp;sa=D&amp;sntz=1&amp;usg=AFQjCNFShogKD2WoMnzOMjiwdp2YYluIag"><text:span text:style-name="T78_8"><text:s/></text:span></text:a></text:span><text:span text:style-name="T78_9"><text:a xlink:type="simple" xlink:href="http://www.google.com/url?q=http%3A%2F%2Fen.wikipedia.org%2Fwiki%2FTelepresence&amp;sa=D&amp;sntz=1&amp;usg=AFQjCNFShogKD2WoMnzOMjiwdp2YYluIag"><text:span text:style-name="T78_10">games</text:span></text:a></text:span></text:p>
                </text:list-item>
                <text:list-item>
                  <text:p text:style-name="P79"><text:span text:style-name="T79_1"><text:a xlink:type="simple" xlink:href="http://www.google.com/url?q=http%3A%2F%2Fen.wikipedia.org%2Fwiki%2FTelepresence&amp;sa=D&amp;sntz=1&amp;usg=AFQjCNFShogKD2WoMnzOMjiwdp2YYluIag"><text:span text:style-name="T79_2">Furcadia</text:span></text:a></text:span></text:p>
                </text:list-item>
              </text:list>
            </text:list-item>
            <text:list-item>
              <text:p text:style-name="P80"><text:span text:style-name="T80_1"><text:a xlink:type="simple" xlink:href="http://www.google.com/url?q=http%3A%2F%2Fen.wikipedia.org%2Fwiki%2FTelepresence&amp;sa=D&amp;sntz=1&amp;usg=AFQjCNFShogKD2WoMnzOMjiwdp2YYluIag"><text:span text:style-name="T80_2">http</text:span></text:a></text:span><text:span text:style-name="T80_3"><text:a xlink:type="simple" xlink:href="http://www.google.com/url?q=http%3A%2F%2Fen.wikipedia.org%2Fwiki%2FTelepresence&amp;sa=D&amp;sntz=1&amp;usg=AFQjCNFShogKD2WoMnzOMjiwdp2YYluIag"><text:span text:style-name="T80_4">://</text:span></text:a></text:span><text:span text:style-name="T80_5"><text:a xlink:type="simple" xlink:href="http://www.google.com/url?q=http%3A%2F%2Fen.wikipedia.org%2Fwiki%2FTelepresence&amp;sa=D&amp;sntz=1&amp;usg=AFQjCNFShogKD2WoMnzOMjiwdp2YYluIag"><text:span text:style-name="T80_6">en</text:span></text:a></text:span><text:span text:style-name="T80_7"><text:a xlink:type="simple" xlink:href="http://www.google.com/url?q=http%3A%2F%2Fen.wikipedia.org%2Fwiki%2FTelepresence&amp;sa=D&amp;sntz=1&amp;usg=AFQjCNFShogKD2WoMnzOMjiwdp2YYluIag"><text:span text:style-name="T80_8">.</text:span></text:a></text:span><text:span text:style-name="T80_9"><text:a xlink:type="simple" xlink:href="http://www.google.com/url?q=http%3A%2F%2Fen.wikipedia.org%2Fwiki%2FTelepresence&amp;sa=D&amp;sntz=1&amp;usg=AFQjCNFShogKD2WoMnzOMjiwdp2YYluIag"><text:span text:style-name="T80_10">wikipedia</text:span></text:a></text:span><text:span text:style-name="T80_11"><text:a xlink:type="simple" xlink:href="http://www.google.com/url?q=http%3A%2F%2Fen.wikipedia.org%2Fwiki%2FTelepresence&amp;sa=D&amp;sntz=1&amp;usg=AFQjCNFShogKD2WoMnzOMjiwdp2YYluIag"><text:span text:style-name="T80_12">.</text:span></text:a></text:span><text:span text:style-name="T80_13"><text:a xlink:type="simple" xlink:href="http://www.google.com/url?q=http%3A%2F%2Fen.wikipedia.org%2Fwiki%2FTelepresence&amp;sa=D&amp;sntz=1&amp;usg=AFQjCNFShogKD2WoMnzOMjiwdp2YYluIag"><text:span text:style-name="T80_14">org</text:span></text:a></text:span><text:span text:style-name="T80_15"><text:a xlink:type="simple" xlink:href="http://www.google.com/url?q=http%3A%2F%2Fen.wikipedia.org%2Fwiki%2FTelepresence&amp;sa=D&amp;sntz=1&amp;usg=AFQjCNFShogKD2WoMnzOMjiwdp2YYluIag"><text:span text:style-name="T80_16">/</text:span></text:a></text:span><text:span text:style-name="T80_17"><text:a xlink:type="simple" xlink:href="http://www.google.com/url?q=http%3A%2F%2Fen.wikipedia.org%2Fwiki%2FTelepresence&amp;sa=D&amp;sntz=1&amp;usg=AFQjCNFShogKD2WoMnzOMjiwdp2YYluIag"><text:span text:style-name="T80_18">wiki</text:span></text:a></text:span><text:span text:style-name="T80_19"><text:a xlink:type="simple" xlink:href="http://www.google.com/url?q=http%3A%2F%2Fen.wikipedia.org%2Fwiki%2FTelepresence&amp;sa=D&amp;sntz=1&amp;usg=AFQjCNFShogKD2WoMnzOMjiwdp2YYluIag"><text:span text:style-name="T80_20">/</text:span></text:a></text:span><text:span text:style-name="T80_21"><text:a xlink:type="simple" xlink:href="http://www.google.com/url?q=http%3A%2F%2Fen.wikipedia.org%2Fwiki%2FTelepresence&amp;sa=D&amp;sntz=1&amp;usg=AFQjCNFShogKD2WoMnzOMjiwdp2YYluIag"><text:span text:style-name="T80_22">Virtual</text:span></text:a></text:span><text:span text:style-name="T80_23"><text:a xlink:type="simple" xlink:href="http://www.google.com/url?q=http%3A%2F%2Fen.wikipedia.org%2Fwiki%2FTelepresence&amp;sa=D&amp;sntz=1&amp;usg=AFQjCNFShogKD2WoMnzOMjiwdp2YYluIag"><text:span text:style-name="T80_24">_</text:span></text:a></text:span><text:span text:style-name="T80_25"><text:a xlink:type="simple" xlink:href="http://www.google.com/url?q=http%3A%2F%2Fen.wikipedia.org%2Fwiki%2FTelepresence&amp;sa=D&amp;sntz=1&amp;usg=AFQjCNFShogKD2WoMnzOMjiwdp2YYluIag"><text:span text:style-name="T80_26">world</text:span></text:a></text:span></text:p>
            </text:list-item>
          </text:list>
        </text:list-item>
        <text:list-item>
          <text:p text:style-name="P81"><text:span text:style-name="T81_1"><text:a xlink:type="simple" xlink:href="http://www.google.com/url?q=http%3A%2F%2Fen.wikipedia.org%2Fwiki%2FTelepresence&amp;sa=D&amp;sntz=1&amp;usg=AFQjCNFShogKD2WoMnzOMjiwdp2YYluIag"><text:span text:style-name="T81_2">MMORPG</text:span></text:a></text:span></text:p>
          <text:list>
            <text:list-item>
              <text:p text:style-name="P82"><text:span text:style-name="T82_1"><text:a xlink:type="simple" xlink:href="http://www.google.com/url?q=http%3A%2F%2Fen.wikipedia.org%2Fwiki%2FTelepresence&amp;sa=D&amp;sntz=1&amp;usg=AFQjCNFShogKD2WoMnzOMjiwdp2YYluIag"><text:span text:style-name="T82_2">Large</text:span></text:a></text:span><text:span text:style-name="T82_3"><text:a xlink:type="simple" xlink:href="http://www.google.com/url?q=http%3A%2F%2Fen.wikipedia.org%2Fwiki%2FTelepresence&amp;sa=D&amp;sntz=1&amp;usg=AFQjCNFShogKD2WoMnzOMjiwdp2YYluIag"><text:span text:style-name="T82_4"><text:s/></text:span></text:a></text:span><text:span text:style-name="T82_5"><text:a xlink:type="simple" xlink:href="http://www.google.com/url?q=http%3A%2F%2Fen.wikipedia.org%2Fwiki%2FTelepresence&amp;sa=D&amp;sntz=1&amp;usg=AFQjCNFShogKD2WoMnzOMjiwdp2YYluIag"><text:span text:style-name="T82_6">number</text:span></text:a></text:span><text:span text:style-name="T82_7"><text:a xlink:type="simple" xlink:href="http://www.google.com/url?q=http%3A%2F%2Fen.wikipedia.org%2Fwiki%2FTelepresence&amp;sa=D&amp;sntz=1&amp;usg=AFQjCNFShogKD2WoMnzOMjiwdp2YYluIag"><text:span text:style-name="T82_8"><text:s/></text:span></text:a></text:span><text:span text:style-name="T82_9"><text:a xlink:type="simple" xlink:href="http://www.google.com/url?q=http%3A%2F%2Fen.wikipedia.org%2Fwiki%2FTelepresence&amp;sa=D&amp;sntz=1&amp;usg=AFQjCNFShogKD2WoMnzOMjiwdp2YYluIag"><text:span text:style-name="T82_10">of</text:span></text:a></text:span><text:span text:style-name="T82_11"><text:a xlink:type="simple" xlink:href="http://www.google.com/url?q=http%3A%2F%2Fen.wikipedia.org%2Fwiki%2FTelepresence&amp;sa=D&amp;sntz=1&amp;usg=AFQjCNFShogKD2WoMnzOMjiwdp2YYluIag"><text:span text:style-name="T82_12"><text:s/></text:span></text:a></text:span><text:span text:style-name="T82_13"><text:a xlink:type="simple" xlink:href="http://www.google.com/url?q=http%3A%2F%2Fen.wikipedia.org%2Fwiki%2FTelepresence&amp;sa=D&amp;sntz=1&amp;usg=AFQjCNFShogKD2WoMnzOMjiwdp2YYluIag"><text:span text:style-name="T82_14">players</text:span></text:a></text:span><text:span text:style-name="T82_15"><text:a xlink:type="simple" xlink:href="http://www.google.com/url?q=http%3A%2F%2Fen.wikipedia.org%2Fwiki%2FTelepresence&amp;sa=D&amp;sntz=1&amp;usg=AFQjCNFShogKD2WoMnzOMjiwdp2YYluIag"><text:span text:style-name="T82_16"><text:s/></text:span></text:a></text:span><text:span text:style-name="T82_17"><text:a xlink:type="simple" xlink:href="http://www.google.com/url?q=http%3A%2F%2Fen.wikipedia.org%2Fwiki%2FTelepresence&amp;sa=D&amp;sntz=1&amp;usg=AFQjCNFShogKD2WoMnzOMjiwdp2YYluIag"><text:span text:style-name="T82_18">playing</text:span></text:a></text:span><text:span text:style-name="T82_19"><text:a xlink:type="simple" xlink:href="http://www.google.com/url?q=http%3A%2F%2Fen.wikipedia.org%2Fwiki%2FTelepresence&amp;sa=D&amp;sntz=1&amp;usg=AFQjCNFShogKD2WoMnzOMjiwdp2YYluIag"><text:span text:style-name="T82_20"><text:s/></text:span></text:a></text:span><text:span text:style-name="T82_21"><text:a xlink:type="simple" xlink:href="http://www.google.com/url?q=http%3A%2F%2Fen.wikipedia.org%2Fwiki%2FTelepresence&amp;sa=D&amp;sntz=1&amp;usg=AFQjCNFShogKD2WoMnzOMjiwdp2YYluIag"><text:span text:style-name="T82_22">and</text:span></text:a></text:span><text:span text:style-name="T82_23"><text:a xlink:type="simple" xlink:href="http://www.google.com/url?q=http%3A%2F%2Fen.wikipedia.org%2Fwiki%2FTelepresence&amp;sa=D&amp;sntz=1&amp;usg=AFQjCNFShogKD2WoMnzOMjiwdp2YYluIag"><text:span text:style-name="T82_24"><text:s/></text:span></text:a></text:span><text:span text:style-name="T82_25"><text:a xlink:type="simple" xlink:href="http://www.google.com/url?q=http%3A%2F%2Fen.wikipedia.org%2Fwiki%2FTelepresence&amp;sa=D&amp;sntz=1&amp;usg=AFQjCNFShogKD2WoMnzOMjiwdp2YYluIag"><text:span text:style-name="T82_26">interacting</text:span></text:a></text:span><text:span text:style-name="T82_27"><text:a xlink:type="simple" xlink:href="http://www.google.com/url?q=http%3A%2F%2Fen.wikipedia.org%2Fwiki%2FTelepresence&amp;sa=D&amp;sntz=1&amp;usg=AFQjCNFShogKD2WoMnzOMjiwdp2YYluIag"><text:span text:style-name="T82_28"><text:s/></text:span></text:a></text:span><text:span text:style-name="T82_29"><text:a xlink:type="simple" xlink:href="http://www.google.com/url?q=http%3A%2F%2Fen.wikipedia.org%2Fwiki%2FTelepresence&amp;sa=D&amp;sntz=1&amp;usg=AFQjCNFShogKD2WoMnzOMjiwdp2YYluIag"><text:span text:style-name="T82_30">inside</text:span></text:a></text:span><text:span text:style-name="T82_31"><text:a xlink:type="simple" xlink:href="http://www.google.com/url?q=http%3A%2F%2Fen.wikipedia.org%2Fwiki%2FTelepresence&amp;sa=D&amp;sntz=1&amp;usg=AFQjCNFShogKD2WoMnzOMjiwdp2YYluIag"><text:span text:style-name="T82_32"><text:s/></text:span></text:a></text:span><text:span text:style-name="T82_33"><text:a xlink:type="simple" xlink:href="http://www.google.com/url?q=http%3A%2F%2Fen.wikipedia.org%2Fwiki%2FTelepresence&amp;sa=D&amp;sntz=1&amp;usg=AFQjCNFShogKD2WoMnzOMjiwdp2YYluIag"><text:span text:style-name="T82_34">of</text:span></text:a></text:span><text:span text:style-name="T82_35"><text:a xlink:type="simple" xlink:href="http://www.google.com/url?q=http%3A%2F%2Fen.wikipedia.org%2Fwiki%2FTelepresence&amp;sa=D&amp;sntz=1&amp;usg=AFQjCNFShogKD2WoMnzOMjiwdp2YYluIag"><text:span text:style-name="T82_36"><text:s/></text:span></text:a></text:span><text:span text:style-name="T82_37"><text:a xlink:type="simple" xlink:href="http://www.google.com/url?q=http%3A%2F%2Fen.wikipedia.org%2Fwiki%2FTelepresence&amp;sa=D&amp;sntz=1&amp;usg=AFQjCNFShogKD2WoMnzOMjiwdp2YYluIag"><text:span text:style-name="T82_38">a</text:span></text:a></text:span><text:span text:style-name="T82_39"><text:a xlink:type="simple" xlink:href="http://www.google.com/url?q=http%3A%2F%2Fen.wikipedia.org%2Fwiki%2FTelepresence&amp;sa=D&amp;sntz=1&amp;usg=AFQjCNFShogKD2WoMnzOMjiwdp2YYluIag"><text:span text:style-name="T82_40"><text:s/></text:span></text:a></text:span><text:span text:style-name="T82_41"><text:a xlink:type="simple" xlink:href="http://www.google.com/url?q=http%3A%2F%2Fen.wikipedia.org%2Fwiki%2FTelepresence&amp;sa=D&amp;sntz=1&amp;usg=AFQjCNFShogKD2WoMnzOMjiwdp2YYluIag"><text:span text:style-name="T82_42">virtual</text:span></text:a></text:span><text:span text:style-name="T82_43"><text:a xlink:type="simple" xlink:href="http://www.google.com/url?q=http%3A%2F%2Fen.wikipedia.org%2Fwiki%2FTelepresence&amp;sa=D&amp;sntz=1&amp;usg=AFQjCNFShogKD2WoMnzOMjiwdp2YYluIag"><text:span text:style-name="T82_44"><text:s/></text:span></text:a></text:span><text:span text:style-name="T82_45"><text:a xlink:type="simple" xlink:href="http://www.google.com/url?q=http%3A%2F%2Fen.wikipedia.org%2Fwiki%2FTelepresence&amp;sa=D&amp;sntz=1&amp;usg=AFQjCNFShogKD2WoMnzOMjiwdp2YYluIag"><text:span text:style-name="T82_46">world</text:span></text:a></text:span></text:p>
            </text:list-item>
            <text:list-item>
              <text:p text:style-name="P83"><text:span text:style-name="T83_1">“</text:span><text:span text:style-name="T83_2">Although</text:span><text:span text:style-name="T83_3"><text:s/></text:span><text:span text:style-name="T83_4">modern</text:span><text:span text:style-name="T83_5"><text:s/></text:span><text:span text:style-name="T83_6">MMORPGs</text:span><text:span text:style-name="T83_7"><text:s/></text:span><text:span text:style-name="T83_8">sometimes</text:span><text:span text:style-name="T83_9"><text:s/></text:span><text:span text:style-name="T83_10">differ</text:span><text:span text:style-name="T83_11"><text:s/></text:span><text:span text:style-name="T83_12">dramatically</text:span><text:span text:style-name="T83_13"><text:s/></text:span><text:span text:style-name="T83_14">from</text:span><text:span text:style-name="T83_15"><text:s/></text:span><text:span text:style-name="T83_16">their</text:span><text:span text:style-name="T83_17"><text:s/></text:span><text:span text:style-name="T83_18">antecedents</text:span><text:span text:style-name="T83_19">,<text:s/></text:span><text:span text:style-name="T83_20">many</text:span><text:span text:style-name="T83_21"><text:s/></text:span><text:span text:style-name="T83_22">of</text:span><text:span text:style-name="T83_23"><text:s/></text:span><text:span text:style-name="T83_24">them</text:span><text:span text:style-name="T83_25"><text:s/></text:span><text:span text:style-name="T83_26">share</text:span><text:span text:style-name="T83_27"><text:s/></text:span><text:span text:style-name="T83_28">some</text:span><text:span text:style-name="T83_29"><text:s/></text:span><text:span text:style-name="T83_30">basic</text:span><text:span text:style-name="T83_31"><text:s/></text:span><text:span text:style-name="T83_32">characteristics</text:span><text:span text:style-name="T83_33">.<text:s/></text:span><text:span text:style-name="T83_34">These</text:span><text:span text:style-name="T83_35"><text:s/></text:span><text:span text:style-name="T83_36">include</text:span><text:span text:style-name="T83_37"><text:s/></text:span><text:span text:style-name="T83_38">several</text:span><text:span text:style-name="T83_39"><text:s/></text:span><text:span text:style-name="T83_40">common</text:span><text:span text:style-name="T83_41"><text:s/></text:span><text:span text:style-name="T83_42">features</text:span><text:span text:style-name="T83_43">:<text:s/></text:span><text:span text:style-name="T83_44">persistent</text:span><text:span text:style-name="T83_45"><text:s/></text:span><text:span text:style-name="T83_46">game</text:span><text:span text:style-name="T83_47"><text:s/></text:span><text:span text:style-name="T83_48">environment</text:span><text:span text:style-name="T83_49">,<text:s/></text:span><text:span text:style-name="T83_50">some</text:span><text:span text:style-name="T83_51"><text:s/></text:span><text:span text:style-name="T83_52">form</text:span><text:span text:style-name="T83_53"><text:s/></text:span><text:span text:style-name="T83_54">of</text:span><text:span text:style-name="T83_55"><text:s/></text:span><text:span text:style-name="T83_56">progression</text:span><text:span text:style-name="T83_57">,<text:s/></text:span><text:span text:style-name="T83_58">social</text:span><text:span text:style-name="T83_59"><text:s/></text:span><text:span text:style-name="T83_60">interaction</text:span><text:span text:style-name="T83_61"><text:s/></text:span><text:span text:style-name="T83_62">within</text:span><text:span text:style-name="T83_63"><text:s/></text:span><text:span text:style-name="T83_64">the</text:span><text:span text:style-name="T83_65"><text:s/></text:span><text:span text:style-name="T83_66">game</text:span><text:span text:style-name="T83_67">,<text:s/></text:span><text:span text:style-name="T83_68">in</text:span><text:span text:style-name="T83_69">-</text:span><text:span text:style-name="T83_70">game</text:span><text:span text:style-name="T83_71"><text:s/></text:span><text:span text:style-name="T83_72">culture</text:span><text:span text:style-name="T83_73">,<text:s/></text:span><text:span text:style-name="T83_74">system</text:span><text:span text:style-name="T83_75"><text:s/></text:span><text:span text:style-name="T83_76">architecture</text:span><text:span text:style-name="T83_77">,<text:s/></text:span><text:span text:style-name="T83_78">membership</text:span><text:span text:style-name="T83_79"><text:s/></text:span><text:span text:style-name="T83_80">in</text:span><text:span text:style-name="T83_81"><text:s/></text:span><text:span text:style-name="T83_82">a</text:span><text:span text:style-name="T83_83"><text:s/></text:span><text:span text:style-name="T83_84">group</text:span><text:span text:style-name="T83_85">,<text:s/></text:span><text:span text:style-name="T83_86">and</text:span><text:span text:style-name="T83_87"><text:s/></text:span><text:span text:style-name="T83_88">character</text:span><text:span text:style-name="T83_89"><text:s/></text:span><text:span text:style-name="T83_90">customization</text:span><text:span text:style-name="T83_91">,<text:s/></text:span><text:span text:style-name="T83_92">like</text:span><text:span text:style-name="T83_93"><text:s/></text:span><text:span text:style-name="T83_94">on</text:span><text:span text:style-name="T83_95"><text:s/></text:span><text:span text:style-name="T83_96"><text:a xlink:type="simple" xlink:href="http://en.wikipedia.org/wiki/RuneScape"><text:span text:style-name="T83_97">RuneScape</text:span></text:a></text:span><text:span text:style-name="T83_98">.”</text:span></text:p>
            </text:list-item>
            <text:list-item>
              <text:p text:style-name="P84"><text:span text:style-name="T84_1"><text:a xlink:type="simple" xlink:href="http://www.google.com/url?q=http%3A%2F%2Fen.wikipedia.org%2Fwiki%2FTelepresence&amp;sa=D&amp;sntz=1&amp;usg=AFQjCNFShogKD2WoMnzOMjiwdp2YYluIag"><text:span text:style-name="T84_2">Examples</text:span></text:a></text:span><text:span text:style-name="T84_3"><text:a xlink:type="simple" xlink:href="http://www.google.com/url?q=http%3A%2F%2Fen.wikipedia.org%2Fwiki%2FTelepresence&amp;sa=D&amp;sntz=1&amp;usg=AFQjCNFShogKD2WoMnzOMjiwdp2YYluIag"><text:span text:style-name="T84_4">:</text:span></text:a></text:span></text:p>
              <text:list>
                <text:list-item>
                  <text:p text:style-name="P85"><text:span text:style-name="T85_1"><text:a xlink:type="simple" xlink:href="http://www.google.com/url?q=http%3A%2F%2Fen.wikipedia.org%2Fwiki%2FTelepresence&amp;sa=D&amp;sntz=1&amp;usg=AFQjCNFShogKD2WoMnzOMjiwdp2YYluIag"><text:span text:style-name="T85_2">Runescape</text:span></text:a></text:span></text:p>
                </text:list-item>
                <text:list-item>
                  <text:p text:style-name="P86"><text:span text:style-name="T86_1"><text:a xlink:type="simple" xlink:href="http://www.google.com/url?q=http%3A%2F%2Fen.wikipedia.org%2Fwiki%2FTelepresence&amp;sa=D&amp;sntz=1&amp;usg=AFQjCNFShogKD2WoMnzOMjiwdp2YYluIag"><text:span text:style-name="T86_2">World</text:span></text:a></text:span><text:span text:style-name="T86_3"><text:a xlink:type="simple" xlink:href="http://www.google.com/url?q=http%3A%2F%2Fen.wikipedia.org%2Fwiki%2FTelepresence&amp;sa=D&amp;sntz=1&amp;usg=AFQjCNFShogKD2WoMnzOMjiwdp2YYluIag"><text:span text:style-name="T86_4"><text:s/></text:span></text:a></text:span><text:span text:style-name="T86_5"><text:a xlink:type="simple" xlink:href="http://www.google.com/url?q=http%3A%2F%2Fen.wikipedia.org%2Fwiki%2FTelepresence&amp;sa=D&amp;sntz=1&amp;usg=AFQjCNFShogKD2WoMnzOMjiwdp2YYluIag"><text:span text:style-name="T86_6">of</text:span></text:a></text:span><text:span text:style-name="T86_7"><text:a xlink:type="simple" xlink:href="http://www.google.com/url?q=http%3A%2F%2Fen.wikipedia.org%2Fwiki%2FTelepresence&amp;sa=D&amp;sntz=1&amp;usg=AFQjCNFShogKD2WoMnzOMjiwdp2YYluIag"><text:span text:style-name="T86_8"><text:s/></text:span></text:a></text:span><text:span text:style-name="T86_9"><text:a xlink:type="simple" xlink:href="http://www.google.com/url?q=http%3A%2F%2Fen.wikipedia.org%2Fwiki%2FTelepresence&amp;sa=D&amp;sntz=1&amp;usg=AFQjCNFShogKD2WoMnzOMjiwdp2YYluIag"><text:span text:style-name="T86_10">Warcraft</text:span></text:a></text:span></text:p>
                </text:list-item>
                <text:list-item>
                  <text:p text:style-name="P87"><text:span text:style-name="T87_1"><text:a xlink:type="simple" xlink:href="http://www.google.com/url?q=http%3A%2F%2Fen.wikipedia.org%2Fwiki%2FTelepresence&amp;sa=D&amp;sntz=1&amp;usg=AFQjCNFShogKD2WoMnzOMjiwdp2YYluIag"><text:span text:style-name="T87_2">Everquest</text:span></text:a></text:span></text:p>
                </text:list-item>
                <text:list-item>
                  <text:p text:style-name="P88"><text:span text:style-name="T88_1"><text:a xlink:type="simple" xlink:href="http://www.google.com/url?q=http%3A%2F%2Fen.wikipedia.org%2Fwiki%2FTelepresence&amp;sa=D&amp;sntz=1&amp;usg=AFQjCNFShogKD2WoMnzOMjiwdp2YYluIag"><text:span text:style-name="T88_2">EVE</text:span></text:a></text:span><text:span text:style-name="T88_3"><text:a xlink:type="simple" xlink:href="http://www.google.com/url?q=http%3A%2F%2Fen.wikipedia.org%2Fwiki%2FTelepresence&amp;sa=D&amp;sntz=1&amp;usg=AFQjCNFShogKD2WoMnzOMjiwdp2YYluIag"><text:span text:style-name="T88_4"><text:s/></text:span></text:a></text:span><text:span text:style-name="T88_5"><text:a xlink:type="simple" xlink:href="http://www.google.com/url?q=http%3A%2F%2Fen.wikipedia.org%2Fwiki%2FTelepresence&amp;sa=D&amp;sntz=1&amp;usg=AFQjCNFShogKD2WoMnzOMjiwdp2YYluIag"><text:span text:style-name="T88_6">online</text:span></text:a></text:span></text:p>
                </text:list-item>
              </text:list>
            </text:list-item>
            <text:list-item>
              <text:p text:style-name="P89"><text:span text:style-name="T89_1"><text:a xlink:type="simple" xlink:href="http://www.google.com/url?q=http%3A%2F%2Fen.wikipedia.org%2Fwiki%2FTelepresence&amp;sa=D&amp;sntz=1&amp;usg=AFQjCNFShogKD2WoMnzOMjiwdp2YYluIag"><text:span text:style-name="T89_2">http</text:span></text:a></text:span><text:span text:style-name="T89_3"><text:a xlink:type="simple" xlink:href="http://www.google.com/url?q=http%3A%2F%2Fen.wikipedia.org%2Fwiki%2FTelepresence&amp;sa=D&amp;sntz=1&amp;usg=AFQjCNFShogKD2WoMnzOMjiwdp2YYluIag"><text:span text:style-name="T89_4">://</text:span></text:a></text:span><text:span text:style-name="T89_5"><text:a xlink:type="simple" xlink:href="http://www.google.com/url?q=http%3A%2F%2Fen.wikipedia.org%2Fwiki%2FTelepresence&amp;sa=D&amp;sntz=1&amp;usg=AFQjCNFShogKD2WoMnzOMjiwdp2YYluIag"><text:span text:style-name="T89_6">en</text:span></text:a></text:span><text:span text:style-name="T89_7"><text:a xlink:type="simple" xlink:href="http://www.google.com/url?q=http%3A%2F%2Fen.wikipedia.org%2Fwiki%2FTelepresence&amp;sa=D&amp;sntz=1&amp;usg=AFQjCNFShogKD2WoMnzOMjiwdp2YYluIag"><text:span text:style-name="T89_8">.</text:span></text:a></text:span><text:span text:style-name="T89_9"><text:a xlink:type="simple" xlink:href="http://www.google.com/url?q=http%3A%2F%2Fen.wikipedia.org%2Fwiki%2FTelepresence&amp;sa=D&amp;sntz=1&amp;usg=AFQjCNFShogKD2WoMnzOMjiwdp2YYluIag"><text:span text:style-name="T89_10">wikipedia</text:span></text:a></text:span><text:span text:style-name="T89_11"><text:a xlink:type="simple" xlink:href="http://www.google.com/url?q=http%3A%2F%2Fen.wikipedia.org%2Fwiki%2FTelepresence&amp;sa=D&amp;sntz=1&amp;usg=AFQjCNFShogKD2WoMnzOMjiwdp2YYluIag"><text:span text:style-name="T89_12">.</text:span></text:a></text:span><text:span text:style-name="T89_13"><text:a xlink:type="simple" xlink:href="http://www.google.com/url?q=http%3A%2F%2Fen.wikipedia.org%2Fwiki%2FTelepresence&amp;sa=D&amp;sntz=1&amp;usg=AFQjCNFShogKD2WoMnzOMjiwdp2YYluIag"><text:span text:style-name="T89_14">org</text:span></text:a></text:span><text:span text:style-name="T89_15"><text:a xlink:type="simple" xlink:href="http://www.google.com/url?q=http%3A%2F%2Fen.wikipedia.org%2Fwiki%2FTelepresence&amp;sa=D&amp;sntz=1&amp;usg=AFQjCNFShogKD2WoMnzOMjiwdp2YYluIag"><text:span text:style-name="T89_16">/</text:span></text:a></text:span><text:span text:style-name="T89_17"><text:a xlink:type="simple" xlink:href="http://www.google.com/url?q=http%3A%2F%2Fen.wikipedia.org%2Fwiki%2FTelepresence&amp;sa=D&amp;sntz=1&amp;usg=AFQjCNFShogKD2WoMnzOMjiwdp2YYluIag"><text:span text:style-name="T89_18">wiki</text:span></text:a></text:span><text:span text:style-name="T89_19"><text:a xlink:type="simple" xlink:href="http://www.google.com/url?q=http%3A%2F%2Fen.wikipedia.org%2Fwiki%2FTelepresence&amp;sa=D&amp;sntz=1&amp;usg=AFQjCNFShogKD2WoMnzOMjiwdp2YYluIag"><text:span text:style-name="T89_20">/</text:span></text:a></text:span><text:span text:style-name="T89_21"><text:a xlink:type="simple" xlink:href="http://www.google.com/url?q=http%3A%2F%2Fen.wikipedia.org%2Fwiki%2FTelepresence&amp;sa=D&amp;sntz=1&amp;usg=AFQjCNFShogKD2WoMnzOMjiwdp2YYluIag"><text:span text:style-name="T89_22">Mmorpg</text:span></text:a></text:span></text:p>
            </text:list-item>
          </text:list>
        </text:list-item>
        <text:list-item>
          <text:p text:style-name="P90"><text:span text:style-name="T90_1"><text:a xlink:type="simple" xlink:href="http://www.google.com/url?q=http%3A%2F%2Fen.wikipedia.org%2Fwiki%2FTelepresence&amp;sa=D&amp;sntz=1&amp;usg=AFQjCNFShogKD2WoMnzOMjiwdp2YYluIag"><text:span text:style-name="T90_2">Social</text:span></text:a></text:span><text:span text:style-name="T90_3"><text:a xlink:type="simple" xlink:href="http://www.google.com/url?q=http%3A%2F%2Fen.wikipedia.org%2Fwiki%2FTelepresence&amp;sa=D&amp;sntz=1&amp;usg=AFQjCNFShogKD2WoMnzOMjiwdp2YYluIag"><text:span text:style-name="T90_4"><text:s/></text:span></text:a></text:span><text:span text:style-name="T90_5"><text:a xlink:type="simple" xlink:href="http://www.google.com/url?q=http%3A%2F%2Fen.wikipedia.org%2Fwiki%2FTelepresence&amp;sa=D&amp;sntz=1&amp;usg=AFQjCNFShogKD2WoMnzOMjiwdp2YYluIag"><text:span text:style-name="T90_6">Game</text:span></text:a></text:span></text:p>
          <text:list>
            <text:list-item>
              <text:p text:style-name="P91"><text:span text:style-name="T91_1"><text:a xlink:type="simple" xlink:href="http://www.google.com/url?q=http%3A%2F%2Fen.wikipedia.org%2Fwiki%2FTelepresence&amp;sa=D&amp;sntz=1&amp;usg=AFQjCNFShogKD2WoMnzOMjiwdp2YYluIag"><text:span text:style-name="T91_2">Played</text:span></text:a></text:span><text:span text:style-name="T91_3"><text:a xlink:type="simple" xlink:href="http://www.google.com/url?q=http%3A%2F%2Fen.wikipedia.org%2Fwiki%2FTelepresence&amp;sa=D&amp;sntz=1&amp;usg=AFQjCNFShogKD2WoMnzOMjiwdp2YYluIag"><text:span text:style-name="T91_4"><text:s/></text:span></text:a></text:span><text:span text:style-name="T91_5"><text:a xlink:type="simple" xlink:href="http://www.google.com/url?q=http%3A%2F%2Fen.wikipedia.org%2Fwiki%2FTelepresence&amp;sa=D&amp;sntz=1&amp;usg=AFQjCNFShogKD2WoMnzOMjiwdp2YYluIag"><text:span text:style-name="T91_6">through</text:span></text:a></text:span><text:span text:style-name="T91_7"><text:a xlink:type="simple" xlink:href="http://www.google.com/url?q=http%3A%2F%2Fen.wikipedia.org%2Fwiki%2FTelepresence&amp;sa=D&amp;sntz=1&amp;usg=AFQjCNFShogKD2WoMnzOMjiwdp2YYluIag"><text:span text:style-name="T91_8"><text:s/></text:span></text:a></text:span><text:span text:style-name="T91_9"><text:a xlink:type="simple" xlink:href="http://www.google.com/url?q=http%3A%2F%2Fen.wikipedia.org%2Fwiki%2FTelepresence&amp;sa=D&amp;sntz=1&amp;usg=AFQjCNFShogKD2WoMnzOMjiwdp2YYluIag"><text:span text:style-name="T91_10">a</text:span></text:a></text:span><text:span text:style-name="T91_11"><text:a xlink:type="simple" xlink:href="http://www.google.com/url?q=http%3A%2F%2Fen.wikipedia.org%2Fwiki%2FTelepresence&amp;sa=D&amp;sntz=1&amp;usg=AFQjCNFShogKD2WoMnzOMjiwdp2YYluIag"><text:span text:style-name="T91_12"><text:s/></text:span></text:a></text:span><text:span text:style-name="T91_13"><text:a xlink:type="simple" xlink:href="http://www.google.com/url?q=http%3A%2F%2Fen.wikipedia.org%2Fwiki%2FTelepresence&amp;sa=D&amp;sntz=1&amp;usg=AFQjCNFShogKD2WoMnzOMjiwdp2YYluIag"><text:span text:style-name="T91_14">social</text:span></text:a></text:span><text:span text:style-name="T91_15"><text:a xlink:type="simple" xlink:href="http://www.google.com/url?q=http%3A%2F%2Fen.wikipedia.org%2Fwiki%2FTelepresence&amp;sa=D&amp;sntz=1&amp;usg=AFQjCNFShogKD2WoMnzOMjiwdp2YYluIag"><text:span text:style-name="T91_16"><text:s/></text:span></text:a></text:span><text:span text:style-name="T91_17"><text:a xlink:type="simple" xlink:href="http://www.google.com/url?q=http%3A%2F%2Fen.wikipedia.org%2Fwiki%2FTelepresence&amp;sa=D&amp;sntz=1&amp;usg=AFQjCNFShogKD2WoMnzOMjiwdp2YYluIag"><text:span text:style-name="T91_18">network</text:span></text:a></text:span><text:span text:style-name="T91_19"><text:a xlink:type="simple" xlink:href="http://www.google.com/url?q=http%3A%2F%2Fen.wikipedia.org%2Fwiki%2FTelepresence&amp;sa=D&amp;sntz=1&amp;usg=AFQjCNFShogKD2WoMnzOMjiwdp2YYluIag"><text:span text:style-name="T91_20"><text:s/></text:span></text:a></text:span><text:span text:style-name="T91_21"><text:a xlink:type="simple" xlink:href="http://www.google.com/url?q=http%3A%2F%2Fen.wikipedia.org%2Fwiki%2FTelepresence&amp;sa=D&amp;sntz=1&amp;usg=AFQjCNFShogKD2WoMnzOMjiwdp2YYluIag"><text:span text:style-name="T91_22">layer</text:span></text:a></text:span><text:span text:style-name="T91_23"><text:a xlink:type="simple" xlink:href="http://www.google.com/url?q=http%3A%2F%2Fen.wikipedia.org%2Fwiki%2FTelepresence&amp;sa=D&amp;sntz=1&amp;usg=AFQjCNFShogKD2WoMnzOMjiwdp2YYluIag"><text:span text:style-name="T91_24"><text:s/>(</text:span></text:a></text:span><text:span text:style-name="T91_25"><text:a xlink:type="simple" xlink:href="http://www.google.com/url?q=http%3A%2F%2Fen.wikipedia.org%2Fwiki%2FTelepresence&amp;sa=D&amp;sntz=1&amp;usg=AFQjCNFShogKD2WoMnzOMjiwdp2YYluIag"><text:span text:style-name="T91_26">ex</text:span></text:a></text:span><text:span text:style-name="T91_27"><text:a xlink:type="simple" xlink:href="http://www.google.com/url?q=http%3A%2F%2Fen.wikipedia.org%2Fwiki%2FTelepresence&amp;sa=D&amp;sntz=1&amp;usg=AFQjCNFShogKD2WoMnzOMjiwdp2YYluIag"><text:span text:style-name="T91_28">.<text:s/></text:span></text:a></text:span><text:span text:style-name="T91_29"><text:a xlink:type="simple" xlink:href="http://www.google.com/url?q=http%3A%2F%2Fen.wikipedia.org%2Fwiki%2FTelepresence&amp;sa=D&amp;sntz=1&amp;usg=AFQjCNFShogKD2WoMnzOMjiwdp2YYluIag"><text:span text:style-name="T91_30">Facebook</text:span></text:a></text:span><text:span text:style-name="T91_31"><text:a xlink:type="simple" xlink:href="http://www.google.com/url?q=http%3A%2F%2Fen.wikipedia.org%2Fwiki%2FTelepresence&amp;sa=D&amp;sntz=1&amp;usg=AFQjCNFShogKD2WoMnzOMjiwdp2YYluIag"><text:span text:style-name="T91_32"><text:s/></text:span></text:a></text:span><text:span text:style-name="T91_33"><text:a xlink:type="simple" xlink:href="http://www.google.com/url?q=http%3A%2F%2Fen.wikipedia.org%2Fwiki%2FTelepresence&amp;sa=D&amp;sntz=1&amp;usg=AFQjCNFShogKD2WoMnzOMjiwdp2YYluIag"><text:span text:style-name="T91_34">games</text:span></text:a></text:span><text:span text:style-name="T91_35"><text:a xlink:type="simple" xlink:href="http://www.google.com/url?q=http%3A%2F%2Fen.wikipedia.org%2Fwiki%2FTelepresence&amp;sa=D&amp;sntz=1&amp;usg=AFQjCNFShogKD2WoMnzOMjiwdp2YYluIag"><text:span text:style-name="T91_36">)</text:span></text:a></text:span></text:p>
            </text:list-item>
            <text:list-item>
              <text:p text:style-name="P92"><text:span text:style-name="T92_1"><text:a xlink:type="simple" xlink:href="http://www.google.com/url?q=http%3A%2F%2Fen.wikipedia.org%2Fwiki%2FTelepresence&amp;sa=D&amp;sntz=1&amp;usg=AFQjCNFShogKD2WoMnzOMjiwdp2YYluIag"><text:span text:style-name="T92_2">Known</text:span></text:a></text:span><text:span text:style-name="T92_3"><text:a xlink:type="simple" xlink:href="http://www.google.com/url?q=http%3A%2F%2Fen.wikipedia.org%2Fwiki%2FTelepresence&amp;sa=D&amp;sntz=1&amp;usg=AFQjCNFShogKD2WoMnzOMjiwdp2YYluIag"><text:span text:style-name="T92_4"><text:s/></text:span></text:a></text:span><text:span text:style-name="T92_5"><text:a xlink:type="simple" xlink:href="http://www.google.com/url?q=http%3A%2F%2Fen.wikipedia.org%2Fwiki%2FTelepresence&amp;sa=D&amp;sntz=1&amp;usg=AFQjCNFShogKD2WoMnzOMjiwdp2YYluIag"><text:span text:style-name="T92_6">for</text:span></text:a></text:span><text:span text:style-name="T92_7"><text:a xlink:type="simple" xlink:href="http://www.google.com/url?q=http%3A%2F%2Fen.wikipedia.org%2Fwiki%2FTelepresence&amp;sa=D&amp;sntz=1&amp;usg=AFQjCNFShogKD2WoMnzOMjiwdp2YYluIag"><text:span text:style-name="T92_8"><text:s/></text:span></text:a></text:span><text:span text:style-name="T92_9"><text:a xlink:type="simple" xlink:href="http://www.google.com/url?q=http%3A%2F%2Fen.wikipedia.org%2Fwiki%2FTelepresence&amp;sa=D&amp;sntz=1&amp;usg=AFQjCNFShogKD2WoMnzOMjiwdp2YYluIag"><text:span text:style-name="T92_10">mixing</text:span></text:a></text:span><text:span text:style-name="T92_11"><text:a xlink:type="simple" xlink:href="http://www.google.com/url?q=http%3A%2F%2Fen.wikipedia.org%2Fwiki%2FTelepresence&amp;sa=D&amp;sntz=1&amp;usg=AFQjCNFShogKD2WoMnzOMjiwdp2YYluIag"><text:span text:style-name="T92_12"><text:s/></text:span></text:a></text:span><text:span text:style-name="T92_13"><text:a xlink:type="simple" xlink:href="http://www.google.com/url?q=http%3A%2F%2Fen.wikipedia.org%2Fwiki%2FTelepresence&amp;sa=D&amp;sntz=1&amp;usg=AFQjCNFShogKD2WoMnzOMjiwdp2YYluIag"><text:span text:style-name="T92_14">mu</text:span></text:a></text:span><text:span text:style-name="T92_15">ltiplayer</text:span><text:span text:style-name="T92_16"><text:s/></text:span><text:span text:style-name="T92_17">and</text:span><text:span text:style-name="T92_18"><text:s/></text:span><text:span text:style-name="T92_19">asynchronous</text:span><text:span text:style-name="T92_20"><text:s/></text:span><text:span text:style-name="T92_21">elements</text:span></text:p>
              <text:list>
                <text:list-item>
                  <text:p text:style-name="P93"><text:span text:style-name="T93_1">For</text:span><text:span text:style-name="T93_2"><text:s/></text:span><text:span text:style-name="T93_3">instance</text:span><text:span text:style-name="T93_4">,<text:s/></text:span><text:span text:style-name="T93_5">the</text:span><text:span text:style-name="T93_6"><text:s/></text:span><text:span text:style-name="T93_7">player</text:span><text:span text:style-name="T93_8"><text:s/></text:span><text:span text:style-name="T93_9">might</text:span><text:span text:style-name="T93_10"><text:s/></text:span><text:span text:style-name="T93_11">build</text:span><text:span text:style-name="T93_12"><text:s/></text:span><text:span text:style-name="T93_13">his</text:span><text:span text:style-name="T93_14"><text:s/></text:span><text:span text:style-name="T93_15">own</text:span><text:span text:style-name="T93_16"><text:s/></text:span><text:span text:style-name="T93_17">town</text:span><text:span text:style-name="T93_18"><text:s/></text:span><text:span text:style-name="T93_19">that</text:span><text:span text:style-name="T93_20"><text:s/></text:span><text:span text:style-name="T93_21">cannot</text:span><text:span text:style-name="T93_22"><text:s/></text:span><text:span text:style-name="T93_23">be</text:span><text:span text:style-name="T93_24"><text:s/></text:span><text:span text:style-name="T93_25">altered</text:span><text:span text:style-name="T93_26"><text:s/></text:span><text:span text:style-name="T93_27">by</text:span><text:span text:style-name="T93_28"><text:s/></text:span><text:span text:style-name="T93_29">other</text:span><text:span text:style-name="T93_30"><text:s/></text:span><text:span text:style-name="T93_31">players</text:span><text:span text:style-name="T93_32">,<text:s/></text:span><text:span text:style-name="T93_33">but</text:span><text:span text:style-name="T93_34"><text:s/></text:span><text:span text:style-name="T93_35">the</text:span><text:span text:style-name="T93_36"><text:s/></text:span><text:span text:style-name="T93_37">player</text:span><text:span text:style-name="T93_38"><text:s/></text:span><text:span text:style-name="T93_39">has</text:span><text:span text:style-name="T93_40"><text:s/></text:span><text:span text:style-name="T93_41">the</text:span><text:span text:style-name="T93_42"><text:s/></text:span><text:span text:style-name="T93_43">option</text:span><text:span text:style-name="T93_44"><text:s/></text:span><text:span text:style-name="T93_45">to</text:span></text:p>
                </text:list-item>
              </text:list>
            </text:list-item>
            <text:list-item>
              <text:p text:style-name="P94"><text:span text:style-name="T94_1"><text:a xlink:type="simple" xlink:href="http://en.wikipedia.org/wiki/Social_network_game"><text:span text:style-name="T94_2">http</text:span></text:a></text:span><text:span text:style-name="T94_3"><text:a xlink:type="simple" xlink:href="http://en.wikipedia.org/wiki/Social_network_game"><text:span text:style-name="T94_4">://</text:span></text:a></text:span><text:span text:style-name="T94_5"><text:a xlink:type="simple" xlink:href="http://en.wikipedia.org/wiki/Social_network_game"><text:span text:style-name="T94_6">en</text:span></text:a></text:span><text:span text:style-name="T94_7"><text:a xlink:type="simple" xlink:href="http://en.wikipedia.org/wiki/Social_network_game"><text:span text:style-name="T94_8">.</text:span></text:a></text:span><text:span text:style-name="T94_9"><text:a xlink:type="simple" xlink:href="http://en.wikipedia.org/wiki/Social_network_game"><text:span text:style-name="T94_10">wikipedia</text:span></text:a></text:span><text:span text:style-name="T94_11"><text:a xlink:type="simple" xlink:href="http://en.wikipedia.org/wiki/Social_network_game"><text:span text:style-name="T94_12">.</text:span></text:a></text:span><text:span text:style-name="T94_13"><text:a xlink:type="simple" xlink:href="http://en.wikipedia.org/wiki/Social_network_game"><text:span text:style-name="T94_14">org</text:span></text:a></text:span><text:span text:style-name="T94_15"><text:a xlink:type="simple" xlink:href="http://en.wikipedia.org/wiki/Social_network_game"><text:span text:style-name="T94_16">/</text:span></text:a></text:span><text:span text:style-name="T94_17"><text:a xlink:type="simple" xlink:href="http://en.wikipedia.org/wiki/Social_network_game"><text:span text:style-name="T94_18">wiki</text:span></text:a></text:span><text:span text:style-name="T94_19"><text:a xlink:type="simple" xlink:href="http://en.wikipedia.org/wiki/Social_network_game"><text:span text:style-name="T94_20">/</text:span></text:a></text:span><text:span text:style-name="T94_21"><text:a xlink:type="simple" xlink:href="http://en.wikipedia.org/wiki/Social_network_game"><text:span text:style-name="T94_22">Social</text:span></text:a></text:span><text:span text:style-name="T94_23"><text:a xlink:type="simple" xlink:href="http://en.wikipedia.org/wiki/Social_network_game"><text:span text:style-name="T94_24">_</text:span></text:a></text:span><text:span text:style-name="T94_25"><text:a xlink:type="simple" xlink:href="http://en.wikipedia.org/wiki/Social_network_game"><text:span text:style-name="T94_26">network</text:span></text:a></text:span><text:span text:style-name="T94_27"><text:a xlink:type="simple" xlink:href="http://en.wikipedia.org/wiki/Social_network_game"><text:span text:style-name="T94_28">_</text:span></text:a></text:span><text:span text:style-name="T94_29"><text:a xlink:type="simple" xlink:href="http://en.wikipedia.org/wiki/Social_network_game"><text:span text:style-name="T94_30">game</text:span></text:a></text:span></text:p>
            </text:list-item>
            <text:list-item>
              <text:p text:style-name="P95"><text:span text:style-name="T95_1">Examples</text:span><text:span text:style-name="T95_2">:</text:span></text:p>
              <text:list>
                <text:list-item>
                  <text:p text:style-name="P96"><text:span text:style-name="T96_1">Farmville</text:span></text:p>
                </text:list-item>
                <text:list-item>
                  <text:p text:style-name="P97"><text:span text:style-name="T97_1">Oregon</text:span><text:span text:style-name="T97_2"><text:s/></text:span><text:span text:style-name="T97_3">Trail</text:span><text:span text:style-name="T97_4">:<text:s/></text:span><text:span text:style-name="T97_5">Settler</text:span></text:p>
                </text:list-item>
                <text:list-item>
                  <text:p text:style-name="P98"><text:span text:style-name="T98_1">Many</text:span><text:span text:style-name="T98_2"><text:s/></text:span><text:span text:style-name="T98_3">of</text:span><text:span text:style-name="T98_4"><text:s/></text:span><text:span text:style-name="T98_5">the</text:span><text:span text:style-name="T98_6"><text:s/></text:span><text:span text:style-name="T98_7">games</text:span><text:span text:style-name="T98_8"><text:s/></text:span><text:span text:style-name="T98_9">in</text:span><text:span text:style-name="T98_10"><text:s/></text:span><text:span text:style-name="T98_11">which</text:span><text:span text:style-name="T98_12"><text:s/></text:span><text:span text:style-name="T98_13">you</text:span><text:span text:style-name="T98_14"><text:s/></text:span><text:span text:style-name="T98_15">get</text:span><text:span text:style-name="T98_16"><text:s/></text:span><text:span text:style-name="T98_17">a</text:span><text:span text:style-name="T98_18"><text:s/></text:span><text:span text:style-name="T98_19">certain</text:span><text:span text:style-name="T98_20"><text:s/></text:span><text:span text:style-name="T98_21">number</text:span><text:span text:style-name="T98_22"><text:s/></text:span><text:span text:style-name="T98_23">of</text:span><text:span text:style-name="T98_24"><text:s/>“</text:span><text:span text:style-name="T98_25">turns</text:span><text:span text:style-name="T98_26">”<text:s/></text:span><text:span text:style-name="T98_27">or</text:span><text:span text:style-name="T98_28"><text:s/>“</text:span><text:span text:style-name="T98_29">energy</text:span><text:span text:style-name="T98_30"><text:s/></text:span><text:span text:style-name="T98_31">points</text:span><text:span text:style-name="T98_32">”<text:s/></text:span><text:span text:style-name="T98_33">to</text:span><text:span text:style-name="T98_34"><text:s/></text:span><text:span text:style-name="T98_35">spend</text:span><text:span text:style-name="T98_36"><text:s/></text:span><text:span text:style-name="T98_37">on</text:span><text:span text:style-name="T98_38"><text:s/></text:span><text:span text:style-name="T98_39">actions</text:span><text:span text:style-name="T98_40">,<text:s/></text:span><text:span text:style-name="T98_41">which</text:span><text:span text:style-name="T98_42"><text:s/></text:span><text:span text:style-name="T98_43">replenish</text:span><text:span text:style-name="T98_44"><text:s/></text:span><text:span text:style-name="T98_45">over</text:span><text:span text:style-name="T98_46"><text:s/></text:span><text:span text:style-name="T98_47">real</text:span><text:span text:style-name="T98_48">-</text:span><text:span text:style-name="T98_49">world</text:span><text:span text:style-name="T98_50"><text:s/></text:span><text:span text:style-name="T98_51">time</text:span></text:p>
                </text:list-item>
              </text:list>
            </text:list-item>
          </text:list>
        </text:list-item>
      </text:list>
      <text:h text:style-name="P99" text:outline-level="10"><text:bookmark-start text:name="h.lhhei0oh5h16"/><text:bookmark-end text:name="h.lhhei0oh5h16"/><text:span text:style-name="T99_1">Core</text:span><text:span text:style-name="T99_2"><text:s/></text:span><text:span text:style-name="T99_3">Components</text:span><text:span text:style-name="T99_4"><text:s/></text:span><text:span text:style-name="T99_5">of</text:span><text:span text:style-name="T99_6"><text:s/></text:span><text:span text:style-name="T99_7">a</text:span><text:span text:style-name="T99_8"><text:s/></text:span><text:span text:style-name="T99_9">Game</text:span><text:span text:style-name="T99_10"><text:s/></text:span></text:h>
      <text:h text:style-name="P100" text:outline-level="10"><text:bookmark-start text:name="h.te3iyssilxfi"/><text:bookmark-end text:name="h.te3iyssilxfi"/><text:span text:style-name="T100_1">Games</text:span><text:span text:style-name="T100_2"><text:s/></text:span><text:span text:style-name="T100_3">can</text:span><text:span text:style-name="T100_4"><text:s/></text:span><text:span text:style-name="T100_5">be</text:span><text:span text:style-name="T100_6"><text:s/></text:span><text:span text:style-name="T100_7">broken</text:span><text:span text:style-name="T100_8"><text:s/></text:span><text:span text:style-name="T100_9">down</text:span><text:span text:style-name="T100_10"><text:s/></text:span><text:span text:style-name="T100_11">into</text:span><text:span text:style-name="T100_12"><text:s/></text:span><text:span text:style-name="T100_13">six</text:span><text:span text:style-name="T100_14"><text:s/></text:span><text:span text:style-name="T100_15">points</text:span><text:span text:style-name="T100_16">:</text:span></text:h>
      <text:p text:style-name="P101"/>
      <text:p text:style-name="P102"><text:span text:style-name="T102_1"><text:tab/></text:span><text:span text:style-name="T102_2"><text:a xlink:type="simple" xlink:href="http://en.wikipedia.org/wiki/Telepresence"><text:span text:style-name="T102_3">http</text:span></text:a></text:span><text:span text:style-name="T102_4"><text:a xlink:type="simple" xlink:href="http://en.wikipedia.org/wiki/Telepresence"><text:span text:style-name="T102_5">://</text:span></text:a></text:span><text:span text:style-name="T102_6"><text:a xlink:type="simple" xlink:href="http://en.wikipedia.org/wiki/Telepresence"><text:span text:style-name="T102_7">en</text:span></text:a></text:span><text:span text:style-name="T102_8"><text:a xlink:type="simple" xlink:href="http://en.wikipedia.org/wiki/Telepresence"><text:span text:style-name="T102_9">.</text:span></text:a></text:span><text:span text:style-name="T102_10"><text:a xlink:type="simple" xlink:href="http://en.wikipedia.org/wiki/Telepresence"><text:span text:style-name="T102_11">wikipedia</text:span></text:a></text:span><text:span text:style-name="T102_12"><text:a xlink:type="simple" xlink:href="http://en.wikipedia.org/wiki/Telepresence"><text:span text:style-name="T102_13">.</text:span></text:a></text:span><text:span text:style-name="T102_14"><text:a xlink:type="simple" xlink:href="http://en.wikipedia.org/wiki/Telepresence"><text:span text:style-name="T102_15">org</text:span></text:a></text:span><text:span text:style-name="T102_16"><text:a xlink:type="simple" xlink:href="http://en.wikipedia.org/wiki/Telepresence"><text:span text:style-name="T102_17">/</text:span></text:a></text:span><text:span text:style-name="T102_18"><text:a xlink:type="simple" xlink:href="http://en.wikipedia.org/wiki/Telepresence"><text:span text:style-name="T102_19">wiki</text:span></text:a></text:span><text:span text:style-name="T102_20"><text:a xlink:type="simple" xlink:href="http://en.wikipedia.org/wiki/Telepresence"><text:span text:style-name="T102_21">/</text:span></text:a></text:span><text:span text:style-name="T102_22"><text:a xlink:type="simple" xlink:href="http://en.wikipedia.org/wiki/Telepresence"><text:span text:style-name="T102_23">Virtual</text:span></text:a></text:span><text:span text:style-name="T102_24"><text:a xlink:type="simple" xlink:href="http://en.wikipedia.org/wiki/Telepresence"><text:span text:style-name="T102_25">_</text:span></text:a></text:span><text:span text:style-name="T102_26"><text:a xlink:type="simple" xlink:href="http://en.wikipedia.org/wiki/Telepresence"><text:span text:style-name="T102_27">world</text:span></text:a></text:span></text:p>
      <text:list text:style-name="LS4" xml:id="list44">
        <text:list-item>
          <text:p text:style-name="P103"><text:span text:style-name="T103_1">Rules</text:span><text:span text:style-name="T103_2">:<text:s/></text:span><text:span text:style-name="T103_3">Games</text:span><text:span text:style-name="T103_4"><text:s/></text:span><text:span text:style-name="T103_5">are</text:span><text:span text:style-name="T103_6"><text:s/></text:span><text:span text:style-name="T103_7">based</text:span><text:span text:style-name="T103_8"><text:s/></text:span><text:span text:style-name="T103_9">on</text:span><text:span text:style-name="T103_10"><text:s/></text:span><text:span text:style-name="T103_11">rules</text:span><text:span text:style-name="T103_12">.</text:span></text:p>
        </text:list-item>
        <text:list-item>
          <text:p text:style-name="P104"><text:span text:style-name="T104_1">Variable</text:span><text:span text:style-name="T104_2">,<text:s/></text:span><text:span text:style-name="T104_3">quantifiable</text:span><text:span text:style-name="T104_4"><text:s/></text:span><text:span text:style-name="T104_5">outcomes</text:span><text:span text:style-name="T104_6">:<text:s/></text:span><text:span text:style-name="T104_7">Games</text:span><text:span text:style-name="T104_8"><text:s/></text:span><text:span text:style-name="T104_9">have</text:span><text:span text:style-name="T104_10"><text:s/></text:span><text:span text:style-name="T104_11">variable</text:span><text:span text:style-name="T104_12">,<text:s/></text:span><text:span text:style-name="T104_13">quantifiable</text:span><text:span text:style-name="T104_14"><text:s/></text:span><text:span text:style-name="T104_15">outcomes</text:span><text:span text:style-name="T104_16">.</text:span></text:p>
        </text:list-item>
        <text:list-item>
          <text:p text:style-name="P105"><text:span text:style-name="T105_1">Values</text:span><text:span text:style-name="T105_2"><text:s/></text:span><text:span text:style-name="T105_3">assigned</text:span><text:span text:style-name="T105_4"><text:s/></text:span><text:span text:style-name="T105_5">to</text:span><text:span text:style-name="T105_6"><text:s/></text:span><text:span text:style-name="T105_7">possible</text:span><text:span text:style-name="T105_8"><text:s/></text:span><text:span text:style-name="T105_9">outcomes</text:span><text:span text:style-name="T105_10">:<text:s/></text:span><text:span text:style-name="T105_11">Games</text:span><text:span text:style-name="T105_12"><text:s/></text:span><text:span text:style-name="T105_13">have</text:span><text:span text:style-name="T105_14"><text:s/></text:span><text:span text:style-name="T105_15">different</text:span><text:span text:style-name="T105_16"><text:s/></text:span><text:span text:style-name="T105_17">values</text:span><text:span text:style-name="T105_18"><text:s/></text:span><text:span text:style-name="T105_19">assigned</text:span><text:span text:style-name="T105_20"><text:s/></text:span><text:span text:style-name="T105_21">to</text:span><text:span text:style-name="T105_22"><text:s/></text:span><text:span text:style-name="T105_23">different</text:span><text:span text:style-name="T105_24"><text:s/></text:span><text:span text:style-name="T105_25">potential</text:span><text:span text:style-name="T105_26"><text:s/></text:span><text:span text:style-name="T105_27">outcomes</text:span><text:span text:style-name="T105_28">.</text:span></text:p>
        </text:list-item>
        <text:list-item>
          <text:p text:style-name="P106"><text:span text:style-name="T106_1">Player</text:span><text:span text:style-name="T106_2"><text:s/></text:span><text:span text:style-name="T106_3">effort</text:span><text:span text:style-name="T106_4">:<text:s/></text:span><text:span text:style-name="T106_5">The</text:span><text:span text:style-name="T106_6"><text:s/></text:span><text:span text:style-name="T106_7">outcomes</text:span><text:span text:style-name="T106_8"><text:s/></text:span><text:span text:style-name="T106_9">of</text:span><text:span text:style-name="T106_10"><text:s/></text:span><text:span text:style-name="T106_11">games</text:span><text:span text:style-name="T106_12"><text:s/></text:span><text:span text:style-name="T106_13">are</text:span><text:span text:style-name="T106_14"><text:s/></text:span><text:span text:style-name="T106_15">influenced</text:span><text:span text:style-name="T106_16"><text:s/></text:span><text:span text:style-name="T106_17">by</text:span><text:span text:style-name="T106_18"><text:s/></text:span><text:span text:style-name="T106_19">the</text:span><text:span text:style-name="T106_20"><text:s/></text:span><text:span text:style-name="T106_21">players</text:span><text:span text:style-name="T106_22">’<text:s/></text:span><text:span text:style-name="T106_23">effort</text:span><text:span text:style-name="T106_24">.</text:span></text:p>
        </text:list-item>
        <text:list-item>
          <text:p text:style-name="P107"><text:span text:style-name="T107_1">Player</text:span><text:span text:style-name="T107_2"><text:s/></text:span><text:span text:style-name="T107_3">attached</text:span><text:span text:style-name="T107_4"><text:s/></text:span><text:span text:style-name="T107_5">to</text:span><text:span text:style-name="T107_6"><text:s/></text:span><text:span text:style-name="T107_7">outcome</text:span><text:span text:style-name="T107_8">:<text:s/></text:span><text:span text:style-name="T107_9">Each</text:span><text:span text:style-name="T107_10"><text:s/></text:span><text:span text:style-name="T107_11">player</text:span><text:span text:style-name="T107_12"><text:s/></text:span><text:span text:style-name="T107_13">of</text:span><text:span text:style-name="T107_14"><text:s/></text:span><text:span text:style-name="T107_15">a</text:span><text:span text:style-name="T107_16"><text:s/></text:span><text:span text:style-name="T107_17">game</text:span><text:span text:style-name="T107_18"><text:s/></text:span><text:span text:style-name="T107_19">is</text:span><text:span text:style-name="T107_20"><text:s/></text:span><text:span text:style-name="T107_21">attached</text:span><text:span text:style-name="T107_22"><text:s/></text:span><text:span text:style-name="T107_23">to</text:span><text:span text:style-name="T107_24"><text:s/></text:span><text:span text:style-name="T107_25">the</text:span><text:span text:style-name="T107_26"><text:s/></text:span><text:span text:style-name="T107_27">outcomes</text:span><text:span text:style-name="T107_28">.</text:span></text:p>
        </text:list-item>
        <text:list-item>
          <text:p text:style-name="P108"><text:span text:style-name="T108_1">Negotiable</text:span><text:span text:style-name="T108_2"><text:s/></text:span><text:span text:style-name="T108_3">consequences</text:span><text:span text:style-name="T108_4">:<text:s/></text:span><text:span text:style-name="T108_5">Games</text:span><text:span text:style-name="T108_6"><text:s/></text:span><text:span text:style-name="T108_7">can</text:span><text:span text:style-name="T108_8"><text:s/></text:span><text:span text:style-name="T108_9">be</text:span><text:span text:style-name="T108_10"><text:s/></text:span><text:span text:style-name="T108_11">played</text:span><text:span text:style-name="T108_12"><text:s/></text:span><text:span text:style-name="T108_13">according</text:span><text:span text:style-name="T108_14"><text:s/></text:span><text:span text:style-name="T108_15">to</text:span><text:span text:style-name="T108_16"><text:s/></text:span><text:span text:style-name="T108_17">the</text:span><text:span text:style-name="T108_18"><text:s/></text:span><text:span text:style-name="T108_19">same</text:span><text:span text:style-name="T108_20"><text:s/></text:span><text:span text:style-name="T108_21">rules</text:span><text:span text:style-name="T108_22"><text:s/></text:span><text:span text:style-name="T108_23">with</text:span><text:span text:style-name="T108_24"><text:s/></text:span><text:span text:style-name="T108_25">or</text:span><text:span text:style-name="T108_26"><text:s/></text:span><text:span text:style-name="T108_27">without</text:span><text:span text:style-name="T108_28"><text:s/></text:span><text:span text:style-name="T108_29">real</text:span><text:span text:style-name="T108_30">-</text:span><text:span text:style-name="T108_31">life</text:span><text:span text:style-name="T108_32"><text:s/></text:span><text:span text:style-name="T108_33">consequences</text:span><text:span text:style-name="T108_34">.</text:span></text:p>
        </text:list-item>
      </text:list>
      <text:h text:style-name="P109" text:outline-level="10"><text:bookmark-start text:name="h.oibc18zi52xq"/><text:bookmark-end text:name="h.oibc18zi52xq"/><text:span text:style-name="T109_1">Building</text:span><text:span text:style-name="T109_2"><text:s/></text:span><text:span text:style-name="T109_3">Blocks</text:span><text:span text:style-name="T109_4"><text:s/></text:span><text:span text:style-name="T109_5">of</text:span><text:span text:style-name="T109_6"><text:s/></text:span><text:span text:style-name="T109_7">Persistent</text:span><text:span text:style-name="T109_8">-</text:span><text:span text:style-name="T109_9">World</text:span><text:span text:style-name="T109_10"><text:s/></text:span><text:span text:style-name="T109_11">Online</text:span><text:span text:style-name="T109_12"><text:s/></text:span><text:span text:style-name="T109_13">Games</text:span><text:span text:style-name="T109_14"><text:note text:note-class="footnote"><text:note-citation/><text:note-body><text:p text:style-name="P110"><text:span text:style-name="T110_1"><text:s/></text:span><text:span text:style-name="T110_2">Most</text:span><text:span text:style-name="T110_3"><text:s/></text:span><text:span text:style-name="T110_4">design</text:span><text:span text:style-name="T110_5"><text:s/></text:span><text:span text:style-name="T110_6">factors</text:span><text:span text:style-name="T110_7"><text:s/></text:span><text:span text:style-name="T110_8">listed</text:span><text:span text:style-name="T110_9"><text:s/></text:span><text:span text:style-name="T110_10">here</text:span><text:span text:style-name="T110_11"><text:s/></text:span><text:span text:style-name="T110_12">can</text:span><text:span text:style-name="T110_13"><text:s/></text:span><text:span text:style-name="T110_14">be</text:span><text:span text:style-name="T110_15"><text:s/></text:span><text:span text:style-name="T110_16">found</text:span><text:span text:style-name="T110_17"><text:s/></text:span><text:span text:style-name="T110_18">and</text:span><text:span text:style-name="T110_19"><text:s/></text:span><text:span text:style-name="T110_20">elaborated</text:span><text:span text:style-name="T110_21"><text:s/></text:span><text:span text:style-name="T110_22">upon</text:span><text:span text:style-name="T110_23"><text:s/></text:span><text:span text:style-name="T110_24">in</text:span><text:span text:style-name="T110_25"><text:s/></text:span><text:span text:style-name="T110_26">Designing</text:span><text:span text:style-name="T110_27"><text:s/></text:span><text:span text:style-name="T110_28">Virtual</text:span><text:span text:style-name="T110_29"><text:s/></text:span><text:span text:style-name="T110_30">Worlds</text:span><text:span text:style-name="T110_31"><text:s/></text:span><text:span text:style-name="T110_32">by</text:span><text:span text:style-name="T110_33"><text:s/></text:span><text:span text:style-name="T110_34"><text:a xlink:type="simple" xlink:href="http://en.wikipedia.org/wiki/Richard_Bartle"><text:span text:style-name="T110_35">Richard</text:span></text:a></text:span><text:span text:style-name="T110_36"><text:a xlink:type="simple" xlink:href="http://en.wikipedia.org/wiki/Richard_Bartle"><text:span text:style-name="T110_37"><text:s/></text:span></text:a></text:span><text:span text:style-name="T110_38"><text:a xlink:type="simple" xlink:href="http://en.wikipedia.org/wiki/Richard_Bartle"><text:span text:style-name="T110_39">Bartle</text:span></text:a></text:span><text:span text:style-name="T110_40">.</text:span></text:p></text:note-body></text:note></text:span></text:h>
      <text:list text:style-name="LS5" xml:id="list50">
        <text:list-item>
          <text:p text:style-name="P111"><text:span text:style-name="T111_1">Player</text:span><text:span text:style-name="T111_2"><text:s/></text:span><text:span text:style-name="T111_3">Identity</text:span></text:p>
          <text:list>
            <text:list-item>
              <text:p text:style-name="P112"><text:span text:style-name="T112_1">Usually</text:span><text:span text:style-name="T112_2"><text:s/></text:span><text:span text:style-name="T112_3">embodied</text:span><text:span text:style-name="T112_4"><text:s/></text:span><text:span text:style-name="T112_5">by</text:span><text:span text:style-name="T112_6"><text:s/></text:span><text:span text:style-name="T112_7">an</text:span><text:span text:style-name="T112_8"><text:s/>“</text:span><text:span text:style-name="T112_9">avatar</text:span><text:span text:style-name="T112_10">”<text:s/></text:span><text:span text:style-name="T112_11">or</text:span><text:span text:style-name="T112_12"><text:s/>“</text:span><text:span text:style-name="T112_13">character</text:span><text:span text:style-name="T112_14">”,<text:s/></text:span><text:span text:style-name="T112_15">a</text:span><text:span text:style-name="T112_16"><text:s/></text:span><text:span text:style-name="T112_17">virtual</text:span><text:span text:style-name="T112_18"><text:s/></text:span><text:span text:style-name="T112_19">representation</text:span><text:span text:style-name="T112_20"><text:s/></text:span><text:span text:style-name="T112_21">of</text:span><text:span text:style-name="T112_22"><text:s/></text:span><text:span text:style-name="T112_23">the</text:span><text:span text:style-name="T112_24"><text:s/></text:span><text:span text:style-name="T112_25">player</text:span><text:span text:style-name="T112_26">.</text:span></text:p>
            </text:list-item>
          </text:list>
        </text:list-item>
        <text:list-item>
          <text:p text:style-name="P113"><text:span text:style-name="T113_1">Player</text:span><text:span text:style-name="T113_2"><text:s/></text:span><text:span text:style-name="T113_3">Growth</text:span></text:p>
          <text:list>
            <text:list-item>
              <text:p text:style-name="P114"><text:span text:style-name="T114_1">The</text:span><text:span text:style-name="T114_2"><text:s/></text:span><text:span text:style-name="T114_3">capacity</text:span><text:span text:style-name="T114_4"><text:s/></text:span><text:span text:style-name="T114_5">for</text:span><text:span text:style-name="T114_6"><text:s/></text:span><text:span text:style-name="T114_7">an</text:span><text:span text:style-name="T114_8"><text:s/></text:span><text:span text:style-name="T114_9">avatar</text:span><text:span text:style-name="T114_10"><text:s/></text:span><text:span text:style-name="T114_11">to</text:span><text:span text:style-name="T114_12"><text:s/></text:span><text:span text:style-name="T114_13">change</text:span><text:span text:style-name="T114_14"><text:s/></text:span><text:span text:style-name="T114_15">and</text:span><text:span text:style-name="T114_16"><text:s/></text:span><text:span text:style-name="T114_17">improve</text:span><text:span text:style-name="T114_18">,<text:s/></text:span><text:span text:style-name="T114_19">according</text:span><text:span text:style-name="T114_20"><text:s/></text:span><text:span text:style-name="T114_21">to</text:span><text:span text:style-name="T114_22"><text:s/></text:span><text:span text:style-name="T114_23">the</text:span><text:span text:style-name="T114_24"><text:s/></text:span><text:span text:style-name="T114_25">wishes</text:span><text:span text:style-name="T114_26"><text:s/></text:span><text:span text:style-name="T114_27">of</text:span><text:span text:style-name="T114_28"><text:s/></text:span><text:span text:style-name="T114_29">its</text:span><text:span text:style-name="T114_30"><text:s/></text:span><text:span text:style-name="T114_31">player</text:span><text:span text:style-name="T114_32">/</text:span><text:span text:style-name="T114_33">owner</text:span><text:span text:style-name="T114_34">.</text:span></text:p>
            </text:list-item>
          </text:list>
        </text:list-item>
        <text:list-item>
          <text:p text:style-name="P115"><text:span text:style-name="T115_1">Tasks</text:span></text:p>
          <text:list>
            <text:list-item>
              <text:p text:style-name="P116"><text:span text:style-name="T116_1">Activities</text:span><text:span text:style-name="T116_2"><text:s/></text:span><text:span text:style-name="T116_3">within</text:span><text:span text:style-name="T116_4"><text:s/></text:span><text:span text:style-name="T116_5">the</text:span><text:span text:style-name="T116_6"><text:s/></text:span><text:span text:style-name="T116_7">game</text:span><text:span text:style-name="T116_8"><text:s/></text:span><text:span text:style-name="T116_9">world</text:span><text:span text:style-name="T116_10"><text:s/></text:span><text:span text:style-name="T116_11">that</text:span><text:span text:style-name="T116_12"><text:s/></text:span><text:span text:style-name="T116_13">the</text:span><text:span text:style-name="T116_14"><text:s/></text:span><text:span text:style-name="T116_15">player</text:span><text:span text:style-name="T116_16"><text:s/></text:span><text:span text:style-name="T116_17">can</text:span><text:span text:style-name="T116_18"><text:s/></text:span><text:span text:style-name="T116_19">accomplish</text:span><text:span text:style-name="T116_20"><text:s/></text:span><text:span text:style-name="T116_21">for</text:span><text:span text:style-name="T116_22"><text:s/></text:span><text:span text:style-name="T116_23">some</text:span><text:span text:style-name="T116_24"><text:s/></text:span><text:span text:style-name="T116_25">sort</text:span><text:span text:style-name="T116_26"><text:s/></text:span><text:span text:style-name="T116_27">of</text:span><text:span text:style-name="T116_28"><text:s/></text:span><text:span text:style-name="T116_29">virtual</text:span><text:span text:style-name="T116_30"><text:s/></text:span><text:span text:style-name="T116_31">reward</text:span><text:span text:style-name="T116_32"><text:s/></text:span><text:span text:style-name="T116_33">or</text:span><text:span text:style-name="T116_34"><text:s/></text:span><text:span text:style-name="T116_35">for</text:span><text:span text:style-name="T116_36"><text:s/></text:span><text:span text:style-name="T116_37">pure</text:span><text:span text:style-name="T116_38"><text:s/></text:span><text:span text:style-name="T116_39">entertainment</text:span><text:span text:style-name="T116_40">.</text:span></text:p>
            </text:list-item>
          </text:list>
        </text:list-item>
        <text:list-item>
          <text:p text:style-name="P117"><text:span text:style-name="T117_1">Player</text:span><text:span text:style-name="T117_2"><text:s/></text:span><text:span text:style-name="T117_3">Interaction</text:span></text:p>
          <text:list>
            <text:list-item>
              <text:p text:style-name="P118"><text:span text:style-name="T118_1">Methods</text:span><text:span text:style-name="T118_2"><text:s/></text:span><text:span text:style-name="T118_3">and</text:span><text:span text:style-name="T118_4"><text:s/></text:span><text:span text:style-name="T118_5">systems</text:span><text:span text:style-name="T118_6"><text:s/></text:span><text:span text:style-name="T118_7">through</text:span><text:span text:style-name="T118_8"><text:s/></text:span><text:span text:style-name="T118_9">which</text:span><text:span text:style-name="T118_10"><text:s/></text:span><text:span text:style-name="T118_11">players</text:span><text:span text:style-name="T118_12"><text:s/></text:span><text:span text:style-name="T118_13">and</text:span><text:span text:style-name="T118_14"><text:s/></text:span><text:span text:style-name="T118_15">cooperate</text:span><text:span text:style-name="T118_16"><text:s/></text:span><text:span text:style-name="T118_17">or</text:span><text:span text:style-name="T118_18"><text:s/></text:span><text:span text:style-name="T118_19">compete</text:span><text:span text:style-name="T118_20"><text:s/></text:span><text:span text:style-name="T118_21">with</text:span><text:span text:style-name="T118_22"><text:s/></text:span><text:span text:style-name="T118_23">other</text:span><text:span text:style-name="T118_24"><text:s/></text:span><text:span text:style-name="T118_25">players</text:span><text:span text:style-name="T118_26">,<text:s/></text:span><text:span text:style-name="T118_27">creating</text:span><text:span text:style-name="T118_28"><text:s/></text:span><text:span text:style-name="T118_29">the</text:span><text:span text:style-name="T118_30"><text:s/></text:span><text:span text:style-name="T118_31">foundation</text:span><text:span text:style-name="T118_32"><text:s/></text:span><text:span text:style-name="T118_33">for</text:span><text:span text:style-name="T118_34"><text:s/></text:span><text:span text:style-name="T118_35">the</text:span><text:span text:style-name="T118_36"><text:s/></text:span><text:span text:style-name="T118_37">community</text:span><text:span text:style-name="T118_38"><text:s/></text:span><text:span text:style-name="T118_39">of</text:span><text:span text:style-name="T118_40"><text:s/></text:span><text:span text:style-name="T118_41">the</text:span><text:span text:style-name="T118_42"><text:s/></text:span><text:span text:style-name="T118_43">game</text:span><text:span text:style-name="T118_44">.</text:span></text:p>
            </text:list-item>
          </text:list>
        </text:list-item>
        <text:list-item>
          <text:p text:style-name="P119"><text:span text:style-name="T119_1">Statistic</text:span><text:span text:style-name="T119_2"><text:s/></text:span><text:span text:style-name="T119_3">Tracking</text:span></text:p>
          <text:list>
            <text:list-item>
              <text:p text:style-name="P120"><text:span text:style-name="T120_1">A</text:span><text:span text:style-name="T120_2"><text:s/></text:span><text:span text:style-name="T120_3">tally</text:span><text:span text:style-name="T120_4"><text:s/></text:span><text:span text:style-name="T120_5">of</text:span><text:span text:style-name="T120_6"><text:s/></text:span><text:span text:style-name="T120_7">various</text:span><text:span text:style-name="T120_8"><text:s/></text:span><text:span text:style-name="T120_9">statistics</text:span><text:span text:style-name="T120_10"><text:s/></text:span><text:span text:style-name="T120_11">so</text:span><text:span text:style-name="T120_12"><text:s/></text:span><text:span text:style-name="T120_13">players</text:span><text:span text:style-name="T120_14"><text:s/></text:span><text:span text:style-name="T120_15">can</text:span><text:span text:style-name="T120_16"><text:s/></text:span><text:span text:style-name="T120_17">track</text:span><text:span text:style-name="T120_18"><text:s/></text:span><text:span text:style-name="T120_19">their</text:span><text:span text:style-name="T120_20"><text:s/></text:span><text:span text:style-name="T120_21">progress</text:span><text:span text:style-name="T120_22"><text:s/></text:span><text:span text:style-name="T120_23">through</text:span><text:span text:style-name="T120_24"><text:s/></text:span><text:span text:style-name="T120_25">the</text:span><text:span text:style-name="T120_26"><text:s/></text:span><text:span text:style-name="T120_27">world</text:span><text:span text:style-name="T120_28">.</text:span></text:p>
            </text:list-item>
          </text:list>
        </text:list-item>
        <text:list-item>
          <text:p text:style-name="P121"><text:span text:style-name="T121_1">Economy</text:span></text:p>
          <text:list>
            <text:list-item>
              <text:p text:style-name="P122"><text:span text:style-name="T122_1">An</text:span><text:span text:style-name="T122_2"><text:s/></text:span><text:span text:style-name="T122_3">emergent</text:span><text:span text:style-name="T122_4"><text:s/></text:span><text:span text:style-name="T122_5">property</text:span><text:span text:style-name="T122_6"><text:s/></text:span><text:span text:style-name="T122_7">of</text:span><text:span text:style-name="T122_8"><text:s/></text:span><text:span text:style-name="T122_9">player</text:span><text:span text:style-name="T122_10"><text:s/></text:span><text:span text:style-name="T122_11">interaction</text:span><text:span text:style-name="T122_12"><text:s/></text:span><text:span text:style-name="T122_13">in</text:span><text:span text:style-name="T122_14"><text:s/></text:span><text:span text:style-name="T122_15">games</text:span><text:span text:style-name="T122_16">,<text:s/></text:span><text:span text:style-name="T122_17">particularly</text:span><text:span text:style-name="T122_18"><text:s/></text:span><text:span text:style-name="T122_19">with</text:span><text:span text:style-name="T122_20"><text:s/></text:span><text:span text:style-name="T122_21">regards</text:span><text:span text:style-name="T122_22"><text:s/></text:span><text:span text:style-name="T122_23">to</text:span><text:span text:style-name="T122_24"><text:s/></text:span><text:span text:style-name="T122_25">the</text:span><text:span text:style-name="T122_26"><text:s/></text:span><text:span text:style-name="T122_27">exchange</text:span><text:span text:style-name="T122_28"><text:s/></text:span><text:span text:style-name="T122_29">of</text:span><text:span text:style-name="T122_30"><text:s/></text:span><text:span text:style-name="T122_31">virtual</text:span><text:span text:style-name="T122_32"><text:s/></text:span><text:span text:style-name="T122_33">currency</text:span><text:span text:style-name="T122_34"><text:s/></text:span><text:span text:style-name="T122_35">and</text:span><text:span text:style-name="T122_36">/</text:span><text:span text:style-name="T122_37">or</text:span><text:span text:style-name="T122_38"><text:s/></text:span><text:span text:style-name="T122_39">goods</text:span><text:span text:style-name="T122_40">.</text:span></text:p>
            </text:list-item>
            <text:list-item>
              <text:p text:style-name="P123"><text:span text:style-name="T123_1">Economies</text:span><text:span text:style-name="T123_2"><text:s/></text:span><text:span text:style-name="T123_3">can</text:span><text:span text:style-name="T123_4"><text:s/></text:span><text:span text:style-name="T123_5">be</text:span><text:span text:style-name="T123_6"><text:s/></text:span><text:span text:style-name="T123_7">open</text:span><text:span text:style-name="T123_8"><text:s/></text:span><text:span text:style-name="T123_9">or</text:span><text:span text:style-name="T123_10"><text:s/></text:span><text:span text:style-name="T123_11">closed</text:span><text:span text:style-name="T123_12">.</text:span></text:p>
              <text:list>
                <text:list-item>
                  <text:p text:style-name="P124"><text:span text:style-name="T124_1">Closed</text:span><text:span text:style-name="T124_2"><text:s/></text:span><text:span text:style-name="T124_3">economies</text:span><text:span text:style-name="T124_4"><text:s/></text:span><text:span text:style-name="T124_5">are</text:span><text:span text:style-name="T124_6"><text:s/></text:span><text:span text:style-name="T124_7">under</text:span><text:span text:style-name="T124_8"><text:s/></text:span><text:span text:style-name="T124_9">the</text:span><text:span text:style-name="T124_10"><text:s/></text:span><text:span text:style-name="T124_11">strict</text:span><text:span text:style-name="T124_12"><text:s/></text:span><text:span text:style-name="T124_13">control</text:span><text:span text:style-name="T124_14"><text:s/></text:span><text:span text:style-name="T124_15">of</text:span><text:span text:style-name="T124_16"><text:s/></text:span><text:span text:style-name="T124_17">developers</text:span><text:span text:style-name="T124_18">,<text:s/></text:span><text:span text:style-name="T124_19">who</text:span><text:span text:style-name="T124_20"><text:s/></text:span><text:span text:style-name="T124_21">dictate</text:span><text:span text:style-name="T124_22"><text:s/></text:span><text:span text:style-name="T124_23">the</text:span><text:span text:style-name="T124_24"><text:s/></text:span><text:span text:style-name="T124_25">total</text:span><text:span text:style-name="T124_26"><text:s/></text:span><text:span text:style-name="T124_27">amount</text:span><text:span text:style-name="T124_28"><text:s/></text:span><text:span text:style-name="T124_29">of</text:span><text:span text:style-name="T124_30"><text:s/></text:span><text:span text:style-name="T124_31">resources</text:span><text:span text:style-name="T124_32"><text:s/></text:span><text:span text:style-name="T124_33">present</text:span><text:span text:style-name="T124_34"><text:s/></text:span><text:span text:style-name="T124_35">in</text:span><text:span text:style-name="T124_36"><text:s/></text:span><text:span text:style-name="T124_37">the</text:span><text:span text:style-name="T124_38"><text:s/></text:span><text:span text:style-name="T124_39">system</text:span><text:span text:style-name="T124_40"><text:s/></text:span><text:span text:style-name="T124_41">at</text:span><text:span text:style-name="T124_42"><text:s/></text:span><text:span text:style-name="T124_43">any</text:span><text:span text:style-name="T124_44"><text:s/></text:span><text:span text:style-name="T124_45">given</text:span><text:span text:style-name="T124_46"><text:s/></text:span><text:span text:style-name="T124_47">time</text:span><text:span text:style-name="T124_48">.<text:s/></text:span><text:span text:style-name="T124_49">Resistant</text:span><text:span text:style-name="T124_50"><text:s/></text:span><text:span text:style-name="T124_51">against</text:span><text:span text:style-name="T124_52"><text:s/></text:span><text:span text:style-name="T124_53">inflation</text:span><text:span text:style-name="T124_54"><text:s/></text:span><text:span text:style-name="T124_55">and</text:span><text:span text:style-name="T124_56"><text:s/></text:span><text:span text:style-name="T124_57">predictable</text:span><text:span text:style-name="T124_58">,<text:s/></text:span><text:span text:style-name="T124_59">but</text:span><text:span text:style-name="T124_60"><text:s/></text:span><text:span text:style-name="T124_61">difficult</text:span><text:span text:style-name="T124_62"><text:s/></text:span><text:span text:style-name="T124_63">to</text:span><text:span text:style-name="T124_64"><text:s/></text:span><text:span text:style-name="T124_65">balance</text:span><text:span text:style-name="T124_66"><text:s/></text:span><text:span text:style-name="T124_67">and</text:span><text:span text:style-name="T124_68"><text:s/></text:span><text:span text:style-name="T124_69">easily</text:span><text:span text:style-name="T124_70"><text:s/></text:span><text:span text:style-name="T124_71">exploited</text:span><text:span text:style-name="T124_72">.</text:span></text:p>
                </text:list-item>
                <text:list-item>
                  <text:p text:style-name="P125"><text:span text:style-name="T125_1">Open</text:span><text:span text:style-name="T125_2"><text:s/></text:span><text:span text:style-name="T125_3">economies</text:span><text:span text:style-name="T125_4"><text:s/></text:span><text:span text:style-name="T125_5">utilize</text:span><text:span text:style-name="T125_6"><text:s/></text:span><text:span text:style-name="T125_7">a</text:span><text:span text:style-name="T125_8"><text:s/></text:span><text:span text:style-name="T125_9">faucet</text:span><text:span text:style-name="T125_10">/</text:span><text:span text:style-name="T125_11">drain</text:span><text:span text:style-name="T125_12"><text:s/></text:span><text:span text:style-name="T125_13">system</text:span><text:span text:style-name="T125_14">,<text:s/></text:span><text:span text:style-name="T125_15">where</text:span><text:span text:style-name="T125_16"><text:s/></text:span><text:span text:style-name="T125_17">developers</text:span><text:span text:style-name="T125_18"><text:s/></text:span><text:span text:style-name="T125_19">give</text:span><text:span text:style-name="T125_20"><text:s/></text:span><text:span text:style-name="T125_21">players</text:span><text:span text:style-name="T125_22"><text:s/></text:span><text:span text:style-name="T125_23">the</text:span><text:span text:style-name="T125_24"><text:s/></text:span><text:span text:style-name="T125_25">means</text:span><text:span text:style-name="T125_26"><text:s/></text:span><text:span text:style-name="T125_27">to</text:span><text:span text:style-name="T125_28"><text:s/></text:span><text:span text:style-name="T125_29">acquire</text:span><text:span text:style-name="T125_30"><text:s/></text:span><text:span text:style-name="T125_31">and</text:span><text:span text:style-name="T125_32"><text:s/></text:span><text:span text:style-name="T125_33">spend</text:span><text:span text:style-name="T125_34"><text:s/></text:span><text:span text:style-name="T125_35">resources</text:span><text:span text:style-name="T125_36">,<text:s/></text:span><text:span text:style-name="T125_37">but</text:span><text:span text:style-name="T125_38"><text:s/></text:span><text:span text:style-name="T125_39">does</text:span><text:span text:style-name="T125_40"><text:s/></text:span><text:span text:style-name="T125_41">not</text:span><text:span text:style-name="T125_42"><text:s/></text:span><text:span text:style-name="T125_43">interfere</text:span><text:span text:style-name="T125_44"><text:s/></text:span><text:span text:style-name="T125_45">with</text:span><text:span text:style-name="T125_46"><text:s/></text:span><text:span text:style-name="T125_47">the</text:span><text:span text:style-name="T125_48"><text:s/></text:span><text:span text:style-name="T125_49">flow</text:span><text:span text:style-name="T125_50">.<text:s/></text:span><text:span text:style-name="T125_51">Natural</text:span><text:span text:style-name="T125_52"><text:s/></text:span><text:span text:style-name="T125_53">and</text:span><text:span text:style-name="T125_54"><text:s/></text:span><text:span text:style-name="T125_55">intuitive</text:span><text:span text:style-name="T125_56">,<text:s/></text:span><text:span text:style-name="T125_57">but</text:span><text:span text:style-name="T125_58"><text:s/></text:span><text:span text:style-name="T125_59">prone</text:span><text:span text:style-name="T125_60"><text:s/></text:span><text:span text:style-name="T125_61">to</text:span><text:span text:style-name="T125_62"><text:s/></text:span><text:span text:style-name="T125_63">inflation</text:span><text:span text:style-name="T125_64"><text:s/></text:span><text:span text:style-name="T125_65">if</text:span><text:span text:style-name="T125_66"><text:s/></text:span><text:span text:style-name="T125_67">the</text:span><text:span text:style-name="T125_68"><text:s/></text:span><text:span text:style-name="T125_69">money</text:span><text:span text:style-name="T125_70"><text:s/></text:span><text:span text:style-name="T125_71">sinks</text:span><text:span text:style-name="T125_72"><text:s/></text:span><text:span text:style-name="T125_73">are</text:span><text:span text:style-name="T125_74"><text:s/></text:span><text:span text:style-name="T125_75">not</text:span><text:span text:style-name="T125_76"><text:s/></text:span><text:span text:style-name="T125_77">large</text:span><text:span text:style-name="T125_78"><text:s/></text:span><text:span text:style-name="T125_79">enough</text:span><text:span text:style-name="T125_80">.</text:span></text:p>
                </text:list-item>
              </text:list>
            </text:list-item>
          </text:list>
        </text:list-item>
        <text:list-item>
          <text:p text:style-name="P126"><text:span text:style-name="T126_1">GUI</text:span><text:span text:style-name="T126_2"><text:s/></text:span></text:p>
          <text:list>
            <text:list-item>
              <text:p text:style-name="P127"><text:span text:style-name="T127_1">The</text:span><text:span text:style-name="T127_2"><text:s/></text:span><text:span text:style-name="T127_3">interface</text:span><text:span text:style-name="T127_4"><text:s/></text:span><text:span text:style-name="T127_5">which</text:span><text:span text:style-name="T127_6"><text:s/></text:span><text:span text:style-name="T127_7">serves</text:span><text:span text:style-name="T127_8"><text:s/></text:span><text:span text:style-name="T127_9">as</text:span><text:span text:style-name="T127_10"><text:s/></text:span><text:span text:style-name="T127_11">a</text:span><text:span text:style-name="T127_12"><text:s/></text:span><text:span text:style-name="T127_13">bridge</text:span><text:span text:style-name="T127_14"><text:s/></text:span><text:span text:style-name="T127_15">between</text:span><text:span text:style-name="T127_16"><text:s/></text:span><text:span text:style-name="T127_17">the</text:span><text:span text:style-name="T127_18"><text:s/></text:span><text:span text:style-name="T127_19">players</text:span><text:span text:style-name="T127_20"><text:s/></text:span><text:span text:style-name="T127_21">and</text:span><text:span text:style-name="T127_22"><text:s/></text:span><text:span text:style-name="T127_23">the</text:span><text:span text:style-name="T127_24"><text:s/></text:span><text:span text:style-name="T127_25">game</text:span><text:span text:style-name="T127_26">/</text:span><text:span text:style-name="T127_27">game</text:span><text:span text:style-name="T127_28"><text:s/></text:span><text:span text:style-name="T127_29">mechanics</text:span></text:p>
            </text:list-item>
          </text:list>
        </text:list-item>
        <text:list-item>
          <text:p text:style-name="P128"><text:span text:style-name="T128_1">In</text:span><text:span text:style-name="T128_2">-</text:span><text:span text:style-name="T128_3">game</text:span><text:span text:style-name="T128_4"><text:s/></text:span><text:span text:style-name="T128_5">aesthetic</text:span></text:p>
          <text:list>
            <text:list-item>
              <text:p text:style-name="P129"><text:span text:style-name="T129_1">A</text:span><text:span text:style-name="T129_2"><text:s/></text:span><text:span text:style-name="T129_3">unified</text:span><text:span text:style-name="T129_4"><text:s/>“</text:span><text:span text:style-name="T129_5">look</text:span><text:span text:style-name="T129_6"><text:s/></text:span><text:span text:style-name="T129_7">and</text:span><text:span text:style-name="T129_8"><text:s/></text:span><text:span text:style-name="T129_9">feel</text:span><text:span text:style-name="T129_10">”<text:s/></text:span><text:span text:style-name="T129_11">to</text:span><text:span text:style-name="T129_12"><text:s/></text:span><text:span text:style-name="T129_13">the</text:span><text:span text:style-name="T129_14"><text:s/></text:span><text:span text:style-name="T129_15">game</text:span><text:span text:style-name="T129_16">,<text:s/></text:span><text:span text:style-name="T129_17">ensuring</text:span><text:span text:style-name="T129_18"><text:s/></text:span><text:span text:style-name="T129_19">consistency</text:span><text:span text:style-name="T129_20"><text:s/></text:span><text:span text:style-name="T129_21">across</text:span><text:span text:style-name="T129_22"><text:s/></text:span><text:span text:style-name="T129_23">all</text:span><text:span text:style-name="T129_24"><text:s/></text:span><text:span text:style-name="T129_25">artistic</text:span><text:span text:style-name="T129_26"><text:s/></text:span><text:span text:style-name="T129_27">assets</text:span><text:span text:style-name="T129_28"><text:s/></text:span><text:span text:style-name="T129_29">including</text:span><text:span text:style-name="T129_30"><text:s/></text:span><text:span text:style-name="T129_31">sprites</text:span><text:span text:style-name="T129_32">,<text:s/></text:span><text:span text:style-name="T129_33">models</text:span><text:span text:style-name="T129_34">,<text:s/></text:span><text:span text:style-name="T129_35">textures</text:span><text:span text:style-name="T129_36">,<text:s/></text:span><text:span text:style-name="T129_37">music</text:span><text:span text:style-name="T129_38">,<text:s/></text:span><text:span text:style-name="T129_39">voicework</text:span><text:span text:style-name="T129_40">,<text:s/></text:span><text:span text:style-name="T129_41">narrative</text:span><text:span text:style-name="T129_42">,<text:s/></text:span><text:span text:style-name="T129_43">etc</text:span><text:span text:style-name="T129_44">.</text:span></text:p>
            </text:list-item>
          </text:list>
        </text:list-item>
        <text:list-item>
          <text:p text:style-name="P130"><text:span text:style-name="T130_1">Accessibility</text:span></text:p>
          <text:list>
            <text:list-item>
              <text:p text:style-name="P131"><text:span text:style-name="T131_1">Barriers</text:span><text:span text:style-name="T131_2"><text:s/></text:span><text:span text:style-name="T131_3">of</text:span><text:span text:style-name="T131_4"><text:s/></text:span><text:span text:style-name="T131_5">entry</text:span><text:span text:style-name="T131_6"><text:s/></text:span><text:span text:style-name="T131_7">to</text:span><text:span text:style-name="T131_8"><text:s/></text:span><text:span text:style-name="T131_9">the</text:span><text:span text:style-name="T131_10"><text:s/></text:span><text:span text:style-name="T131_11">game</text:span><text:span text:style-name="T131_12">,<text:s/></text:span><text:span text:style-name="T131_13">including</text:span><text:span text:style-name="T131_14"><text:s/></text:span><text:span text:style-name="T131_15">lack</text:span><text:span text:style-name="T131_16"><text:s/></text:span><text:span text:style-name="T131_17">of</text:span><text:span text:style-name="T131_18"><text:s/></text:span><text:span text:style-name="T131_19">accommodations</text:span><text:span text:style-name="T131_20"><text:s/></text:span><text:span text:style-name="T131_21">for</text:span><text:span text:style-name="T131_22"><text:s/></text:span><text:span text:style-name="T131_23">disabilities</text:span><text:span text:style-name="T131_24">,<text:s/></text:span><text:span text:style-name="T131_25">monetary</text:span><text:span text:style-name="T131_26"><text:s/></text:span><text:span text:style-name="T131_27">barriers</text:span><text:span text:style-name="T131_28">,<text:s/></text:span><text:span text:style-name="T131_29">or</text:span><text:span text:style-name="T131_30"><text:s/></text:span><text:span text:style-name="T131_31">punishment</text:span><text:span text:style-name="T131_32">-</text:span><text:span text:style-name="T131_33">heavy</text:span><text:span text:style-name="T131_34"><text:s/></text:span><text:span text:style-name="T131_35">gameplay</text:span><text:span text:style-name="T131_36">.</text:span></text:p>
            </text:list-item>
          </text:list>
        </text:list-item>
        <text:list-item>
          <text:p text:style-name="P132"><text:span text:style-name="T132_1">Monetization</text:span></text:p>
          <text:list>
            <text:list-item>
              <text:p text:style-name="P133"><text:span text:style-name="T133_1">How</text:span><text:span text:style-name="T133_2"><text:s/></text:span><text:span text:style-name="T133_3">the</text:span><text:span text:style-name="T133_4"><text:s/></text:span><text:span text:style-name="T133_5">game</text:span><text:span text:style-name="T133_6"><text:s/></text:span><text:span text:style-name="T133_7">plans</text:span><text:span text:style-name="T133_8"><text:s/></text:span><text:span text:style-name="T133_9">to</text:span><text:span text:style-name="T133_10"><text:s/></text:span><text:span text:style-name="T133_11">recoup</text:span><text:span text:style-name="T133_12"><text:s/></text:span><text:span text:style-name="T133_13">the</text:span><text:span text:style-name="T133_14"><text:s/></text:span><text:span text:style-name="T133_15">cost</text:span><text:span text:style-name="T133_16"><text:s/></text:span><text:span text:style-name="T133_17">of</text:span><text:span text:style-name="T133_18"><text:s/></text:span><text:span text:style-name="T133_19">development</text:span><text:span text:style-name="T133_20"><text:s/></text:span><text:span text:style-name="T133_21">and</text:span><text:span text:style-name="T133_22"><text:s/></text:span><text:span text:style-name="T133_23">turn</text:span><text:span text:style-name="T133_24"><text:s/></text:span><text:span text:style-name="T133_25">a</text:span><text:span text:style-name="T133_26"><text:s/></text:span><text:span text:style-name="T133_27">profit</text:span><text:span text:style-name="T133_28">,<text:s/></text:span><text:span text:style-name="T133_29">as</text:span><text:span text:style-name="T133_30"><text:s/></text:span><text:span text:style-name="T133_31">well</text:span><text:span text:style-name="T133_32"><text:s/></text:span><text:span text:style-name="T133_33">as</text:span><text:span text:style-name="T133_34"><text:s/></text:span><text:span text:style-name="T133_35">maintain</text:span><text:span text:style-name="T133_36"><text:s/></text:span><text:span text:style-name="T133_37">the</text:span><text:span text:style-name="T133_38"><text:s/></text:span><text:span text:style-name="T133_39">hosting</text:span><text:span text:style-name="T133_40"><text:s/></text:span><text:span text:style-name="T133_41">the</text:span><text:span text:style-name="T133_42"><text:s/></text:span><text:span text:style-name="T133_43">players</text:span><text:span text:style-name="T133_44"><text:s/></text:span><text:span text:style-name="T133_45">and</text:span><text:span text:style-name="T133_46"><text:s/></text:span><text:span text:style-name="T133_47">worlds</text:span><text:span text:style-name="T133_48">..</text:span></text:p>
            </text:list-item>
            <text:list-item>
              <text:p text:style-name="P134"><text:span text:style-name="T134_1">Monetization</text:span><text:span text:style-name="T134_2"><text:s/></text:span><text:span text:style-name="T134_3">is</text:span><text:span text:style-name="T134_4"><text:s/></text:span><text:span text:style-name="T134_5">usually</text:span><text:span text:style-name="T134_6"><text:s/></text:span><text:span text:style-name="T134_7">achieved</text:span><text:span text:style-name="T134_8"><text:s/></text:span><text:span text:style-name="T134_9">in</text:span><text:span text:style-name="T134_10"><text:s/></text:span><text:span text:style-name="T134_11">two</text:span><text:span text:style-name="T134_12"><text:s/></text:span><text:span text:style-name="T134_13">ways</text:span><text:span text:style-name="T134_14">,<text:s/></text:span><text:span text:style-name="T134_15">subscription</text:span><text:span text:style-name="T134_16"><text:s/></text:span><text:span text:style-name="T134_17">and</text:span><text:span text:style-name="T134_18"><text:s/></text:span><text:span text:style-name="T134_19">microtransactions</text:span><text:span text:style-name="T134_20">.</text:span></text:p>
              <text:list>
                <text:list-item>
                  <text:p text:style-name="P135"><text:span text:style-name="T135_1">Subscriptions</text:span><text:span text:style-name="T135_2"><text:s/></text:span><text:span text:style-name="T135_3">are</text:span><text:span text:style-name="T135_4"><text:s/></text:span><text:span text:style-name="T135_5">monthly</text:span><text:span text:style-name="T135_6">/</text:span><text:span text:style-name="T135_7">annual</text:span><text:span text:style-name="T135_8"><text:s/></text:span><text:span text:style-name="T135_9">payment</text:span><text:span text:style-name="T135_10"><text:s/></text:span><text:span text:style-name="T135_11">from</text:span><text:span text:style-name="T135_12"><text:s/></text:span><text:span text:style-name="T135_13">the</text:span><text:span text:style-name="T135_14"><text:s/></text:span><text:span text:style-name="T135_15">players</text:span><text:span text:style-name="T135_16"><text:s/></text:span><text:span text:style-name="T135_17">in</text:span><text:span text:style-name="T135_18"><text:s/></text:span><text:span text:style-name="T135_19">order</text:span><text:span text:style-name="T135_20"><text:s/></text:span><text:span text:style-name="T135_21">to</text:span><text:span text:style-name="T135_22"><text:s/></text:span><text:span text:style-name="T135_23">play</text:span><text:span text:style-name="T135_24"><text:s/></text:span><text:span text:style-name="T135_25">on</text:span><text:span text:style-name="T135_26"><text:s/></text:span><text:span text:style-name="T135_27">the</text:span><text:span text:style-name="T135_28"><text:s/></text:span><text:span text:style-name="T135_29">game</text:span><text:span text:style-name="T135_30"><text:s/></text:span><text:span text:style-name="T135_31">servers</text:span><text:span text:style-name="T135_32">.<text:s/></text:span><text:span text:style-name="T135_33">Some</text:span><text:span text:style-name="T135_34"><text:s/></text:span><text:span text:style-name="T135_35">games</text:span><text:span text:style-name="T135_36"><text:s/></text:span><text:span text:style-name="T135_37">will</text:span><text:span text:style-name="T135_38"><text:s/></text:span><text:span text:style-name="T135_39">require</text:span><text:span text:style-name="T135_40"><text:s/></text:span><text:span text:style-name="T135_41">subscriptions</text:span><text:span text:style-name="T135_42">,<text:s/></text:span><text:span text:style-name="T135_43">while</text:span><text:span text:style-name="T135_44"><text:s/></text:span><text:span text:style-name="T135_45">others</text:span><text:span text:style-name="T135_46"><text:s/></text:span><text:span text:style-name="T135_47">unlocked</text:span><text:span text:style-name="T135_48"><text:s/></text:span><text:span text:style-name="T135_49">additional</text:span><text:span text:style-name="T135_50"><text:s/></text:span><text:span text:style-name="T135_51">content</text:span><text:span text:style-name="T135_52"><text:s/></text:span><text:span text:style-name="T135_53">for</text:span><text:span text:style-name="T135_54"><text:s/></text:span><text:span text:style-name="T135_55">players</text:span><text:span text:style-name="T135_56"><text:s/></text:span><text:span text:style-name="T135_57">who</text:span><text:span text:style-name="T135_58"><text:s/></text:span><text:span text:style-name="T135_59">choose</text:span><text:span text:style-name="T135_60"><text:s/></text:span><text:span text:style-name="T135_61">to</text:span><text:span text:style-name="T135_62"><text:s/></text:span><text:span text:style-name="T135_63">subscribe</text:span><text:span text:style-name="T135_64"><text:s/></text:span><text:span text:style-name="T135_65">to</text:span><text:span text:style-name="T135_66"><text:s/></text:span><text:span text:style-name="T135_67">an</text:span><text:span text:style-name="T135_68"><text:s/></text:span><text:span text:style-name="T135_69">otherwise</text:span><text:span text:style-name="T135_70"><text:s/>“</text:span><text:span text:style-name="T135_71">free</text:span><text:span text:style-name="T135_72">”<text:s/></text:span><text:span text:style-name="T135_73">game</text:span><text:span text:style-name="T135_74">.</text:span></text:p>
                </text:list-item>
                <text:list-item>
                  <text:p text:style-name="P136"><text:span text:style-name="T136_1">Microtransactions</text:span><text:span text:style-name="T136_2"><text:s/></text:span><text:span text:style-name="T136_3">are</text:span><text:span text:style-name="T136_4"><text:s/></text:span><text:span text:style-name="T136_5">a</text:span><text:span text:style-name="T136_6"><text:s/></text:span><text:span text:style-name="T136_7">one</text:span><text:span text:style-name="T136_8"><text:s/></text:span><text:span text:style-name="T136_9">time</text:span><text:span text:style-name="T136_10"><text:s/></text:span><text:span text:style-name="T136_11">purchase</text:span><text:span text:style-name="T136_12"><text:s/></text:span><text:span text:style-name="T136_13">of</text:span><text:span text:style-name="T136_14"><text:s/></text:span><text:span text:style-name="T136_15">some</text:span><text:span text:style-name="T136_16"><text:s/></text:span><text:span text:style-name="T136_17">virtual</text:span><text:span text:style-name="T136_18"><text:s/></text:span><text:span text:style-name="T136_19">good</text:span><text:span text:style-name="T136_20"><text:s/></text:span><text:span text:style-name="T136_21">or</text:span><text:span text:style-name="T136_22"><text:s/></text:span><text:span text:style-name="T136_23">service</text:span><text:span text:style-name="T136_24"><text:s/></text:span><text:span text:style-name="T136_25">that</text:span><text:span text:style-name="T136_26"><text:s/></text:span><text:span text:style-name="T136_27">enhances</text:span><text:span text:style-name="T136_28"><text:s/></text:span><text:span text:style-name="T136_29">the</text:span><text:span text:style-name="T136_30"><text:s/></text:span><text:span text:style-name="T136_31">player</text:span><text:span text:style-name="T136_32">’</text:span><text:span text:style-name="T136_33">s</text:span><text:span text:style-name="T136_34"><text:s/></text:span><text:span text:style-name="T136_35">experience</text:span><text:span text:style-name="T136_36">.<text:s/></text:span><text:span text:style-name="T136_37">Games</text:span><text:span text:style-name="T136_38"><text:s/></text:span><text:span text:style-name="T136_39">that</text:span><text:span text:style-name="T136_40"><text:s/></text:span><text:span text:style-name="T136_41">make</text:span><text:span text:style-name="T136_42"><text:s/></text:span><text:span text:style-name="T136_43">heavy</text:span><text:span text:style-name="T136_44"><text:s/></text:span><text:span text:style-name="T136_45">use</text:span><text:span text:style-name="T136_46"><text:s/></text:span><text:span text:style-name="T136_47">of</text:span><text:span text:style-name="T136_48"><text:s/></text:span><text:span text:style-name="T136_49">microtransactions</text:span><text:span text:style-name="T136_50"><text:s/></text:span><text:span text:style-name="T136_51">are</text:span><text:span text:style-name="T136_52"><text:s/></text:span><text:span text:style-name="T136_53">typically</text:span><text:span text:style-name="T136_54"><text:s/></text:span><text:span text:style-name="T136_55">free</text:span><text:span text:style-name="T136_56">,<text:s/></text:span><text:span text:style-name="T136_57">significantly</text:span><text:span text:style-name="T136_58"><text:s/></text:span><text:span text:style-name="T136_59">lowering</text:span><text:span text:style-name="T136_60"><text:s/></text:span><text:span text:style-name="T136_61">the</text:span><text:span text:style-name="T136_62"><text:s/></text:span><text:span text:style-name="T136_63">barrier</text:span><text:span text:style-name="T136_64"><text:s/></text:span><text:span text:style-name="T136_65">of</text:span><text:span text:style-name="T136_66"><text:s/></text:span><text:span text:style-name="T136_67">entry</text:span><text:span text:style-name="T136_68"><text:s/></text:span><text:span text:style-name="T136_69">and</text:span><text:span text:style-name="T136_70"><text:s/></text:span><text:span text:style-name="T136_71">aiming</text:span><text:span text:style-name="T136_72"><text:s/></text:span><text:span text:style-name="T136_73">to</text:span><text:span text:style-name="T136_74"><text:s/></text:span><text:span text:style-name="T136_75">ingrain</text:span><text:span text:style-name="T136_76"><text:s/></text:span><text:span text:style-name="T136_77">itself</text:span><text:span text:style-name="T136_78"><text:s/></text:span><text:span text:style-name="T136_79">in</text:span><text:span text:style-name="T136_80"><text:s/></text:span><text:span text:style-name="T136_81">the</text:span><text:span text:style-name="T136_82"><text:s/></text:span><text:span text:style-name="T136_83">life</text:span><text:span text:style-name="T136_84"><text:s/></text:span><text:span text:style-name="T136_85">of</text:span><text:span text:style-name="T136_86"><text:s/></text:span><text:span text:style-name="T136_87">the</text:span><text:span text:style-name="T136_88"><text:s/></text:span><text:span text:style-name="T136_89">player</text:span><text:span text:style-name="T136_90"><text:s/></text:span><text:span text:style-name="T136_91">to</text:span><text:span text:style-name="T136_92"><text:s/></text:span><text:span text:style-name="T136_93">the</text:span><text:span text:style-name="T136_94"><text:s/></text:span><text:span text:style-name="T136_95">point</text:span><text:span text:style-name="T136_96"><text:s/></text:span><text:span text:style-name="T136_97">where</text:span><text:span text:style-name="T136_98"><text:s/></text:span><text:span text:style-name="T136_99">they</text:span><text:span text:style-name="T136_100"><text:s/></text:span><text:span text:style-name="T136_101">will</text:span><text:span text:style-name="T136_102"><text:s/></text:span><text:span text:style-name="T136_103">spend</text:span><text:span text:style-name="T136_104"><text:s/></text:span><text:span text:style-name="T136_105">money</text:span><text:span text:style-name="T136_106"><text:s/></text:span><text:span text:style-name="T136_107">on</text:span><text:span text:style-name="T136_108"><text:s/></text:span><text:span text:style-name="T136_109">virtual</text:span><text:span text:style-name="T136_110"><text:s/></text:span><text:span text:style-name="T136_111">goods</text:span><text:span text:style-name="T136_112">.</text:span></text:p>
                </text:list-item>
              </text:list>
            </text:list-item>
          </text:list>
        </text:list-item>
      </text:list>
      <text:h text:style-name="P137" text:outline-level="10"><text:bookmark-start text:name="h.z4xtdb2rzfh7"/><text:bookmark-end text:name="h.z4xtdb2rzfh7"/><text:span text:style-name="T137_1">Design</text:span><text:span text:style-name="T137_2"><text:s/></text:span><text:span text:style-name="T137_3">Issues</text:span><text:span text:style-name="T137_4"><text:s/></text:span><text:span text:style-name="T137_5">in</text:span><text:span text:style-name="T137_6"><text:s/></text:span><text:span text:style-name="T137_7">MMORPGs</text:span><text:span text:style-name="T137_8"><text:note text:note-class="footnote"><text:note-citation/><text:note-body><text:p text:style-name="P138"><text:span text:style-name="T138_1"><text:a xlink:type="simple" xlink:href="http://www.gamasutra.com/view/news/25704/QA_CCP_On_Keeping_EVE_Online_Fresh_And_Growing.php"><text:span text:style-name="T138_2"><text:s/></text:span></text:a></text:span><text:span text:style-name="T138_3">MMO</text:span><text:span text:style-name="T138_4"><text:s/></text:span><text:span text:style-name="T138_5">design</text:span><text:span text:style-name="T138_6"><text:s/></text:span><text:span text:style-name="T138_7">factors</text:span><text:span text:style-name="T138_8"><text:s/></text:span><text:span text:style-name="T138_9">listed</text:span><text:span text:style-name="T138_10"><text:s/></text:span><text:span text:style-name="T138_11">here</text:span><text:span text:style-name="T138_12"><text:s/></text:span><text:span text:style-name="T138_13">can</text:span><text:span text:style-name="T138_14"><text:s/></text:span><text:span text:style-name="T138_15">be</text:span><text:span text:style-name="T138_16"><text:s/></text:span><text:span text:style-name="T138_17">also</text:span><text:span text:style-name="T138_18"><text:s/></text:span><text:span text:style-name="T138_19">foundin</text:span><text:span text:style-name="T138_20"><text:s/></text:span><text:span text:style-name="T138_21">Designing</text:span><text:span text:style-name="T138_22"><text:s/></text:span><text:span text:style-name="T138_23">Virtual</text:span><text:span text:style-name="T138_24"><text:s/></text:span><text:span text:style-name="T138_25">Worlds</text:span><text:span text:style-name="T138_26"><text:s/></text:span><text:span text:style-name="T138_27">by</text:span><text:span text:style-name="T138_28"><text:s/></text:span><text:span text:style-name="T138_29"><text:a xlink:type="simple" xlink:href="http://en.wikipedia.org/wiki/Richard_Bartle"><text:span text:style-name="T138_30">Richard</text:span></text:a></text:span><text:span text:style-name="T138_31"><text:a xlink:type="simple" xlink:href="http://en.wikipedia.org/wiki/Richard_Bartle"><text:span text:style-name="T138_32"><text:s/></text:span></text:a></text:span><text:span text:style-name="T138_33"><text:a xlink:type="simple" xlink:href="http://en.wikipedia.org/wiki/Richard_Bartle"><text:span text:style-name="T138_34">Bartle</text:span></text:a></text:span><text:span text:style-name="T138_35">.</text:span></text:p></text:note-body></text:note></text:span></text:h>
      <text:list text:style-name="LS5" xml:id="list76">
        <text:list-item>
          <text:p text:style-name="P139"><text:span text:style-name="T139_1">Player</text:span><text:span text:style-name="T139_2"><text:s/></text:span><text:span text:style-name="T139_3">versus</text:span><text:span text:style-name="T139_4"><text:s/></text:span><text:span text:style-name="T139_5">Environment</text:span><text:span text:style-name="T139_6"><text:s/>(</text:span><text:span text:style-name="T139_7">PvE</text:span><text:span text:style-name="T139_8">)</text:span></text:p>
          <text:list>
            <text:list-item>
              <text:p text:style-name="P140"><text:span text:style-name="T140_1">PvE</text:span><text:span text:style-name="T140_2"><text:s/></text:span><text:span text:style-name="T140_3">pits</text:span><text:span text:style-name="T140_4"><text:s/></text:span><text:span text:style-name="T140_5">the</text:span><text:span text:style-name="T140_6"><text:s/></text:span><text:span text:style-name="T140_7">players</text:span><text:span text:style-name="T140_8"><text:s/></text:span><text:span text:style-name="T140_9">against</text:span><text:span text:style-name="T140_10"><text:s/></text:span><text:span text:style-name="T140_11">autonomous</text:span><text:span text:style-name="T140_12"><text:s/></text:span><text:span text:style-name="T140_13">entities</text:span><text:span text:style-name="T140_14"><text:s/></text:span><text:span text:style-name="T140_15">in</text:span><text:span text:style-name="T140_16"><text:s/></text:span><text:span text:style-name="T140_17">the</text:span><text:span text:style-name="T140_18"><text:s/></text:span><text:span text:style-name="T140_19">game</text:span><text:span text:style-name="T140_20"><text:s/></text:span><text:span text:style-name="T140_21">world</text:span><text:span text:style-name="T140_22">.</text:span></text:p>
            </text:list-item>
          </text:list>
        </text:list-item>
        <text:list-item>
          <text:p text:style-name="P141"><text:span text:style-name="T141_1">Player</text:span><text:span text:style-name="T141_2"><text:s/></text:span><text:span text:style-name="T141_3">versus</text:span><text:span text:style-name="T141_4"><text:s/></text:span><text:span text:style-name="T141_5">Player</text:span><text:span text:style-name="T141_6"><text:s/>(</text:span><text:span text:style-name="T141_7">PvP</text:span><text:span text:style-name="T141_8">)</text:span></text:p>
          <text:list>
            <text:list-item>
              <text:p text:style-name="P142"><text:span text:style-name="T142_1">PvP</text:span><text:span text:style-name="T142_2"><text:s/></text:span><text:span text:style-name="T142_3">pits</text:span><text:span text:style-name="T142_4"><text:s/></text:span><text:span text:style-name="T142_5">the</text:span><text:span text:style-name="T142_6"><text:s/></text:span><text:span text:style-name="T142_7">players</text:span><text:span text:style-name="T142_8"><text:s/></text:span><text:span text:style-name="T142_9">against</text:span><text:span text:style-name="T142_10"><text:s/></text:span><text:span text:style-name="T142_11">each</text:span><text:span text:style-name="T142_12"><text:s/></text:span><text:span text:style-name="T142_13">other</text:span><text:span text:style-name="T142_14">.</text:span></text:p>
            </text:list-item>
          </text:list>
        </text:list-item>
        <text:list-item>
          <text:p text:style-name="P143"><text:span text:style-name="T143_1">Classes</text:span></text:p>
          <text:list>
            <text:list-item>
              <text:p text:style-name="P144"><text:span text:style-name="T144_1">An</text:span><text:span text:style-name="T144_2"><text:s/></text:span><text:span text:style-name="T144_3">extension</text:span><text:span text:style-name="T144_4"><text:s/></text:span><text:span text:style-name="T144_5">of</text:span><text:span text:style-name="T144_6"><text:s/></text:span><text:span text:style-name="T144_7">player</text:span><text:span text:style-name="T144_8"><text:s/></text:span><text:span text:style-name="T144_9">identity</text:span><text:span text:style-name="T144_10"><text:s/></text:span><text:span text:style-name="T144_11">that</text:span><text:span text:style-name="T144_12"><text:s/></text:span><text:span text:style-name="T144_13">descends</text:span><text:span text:style-name="T144_14"><text:s/></text:span><text:span text:style-name="T144_15">from</text:span><text:span text:style-name="T144_16"><text:s/></text:span><text:span text:style-name="T144_17">pen</text:span><text:span text:style-name="T144_18"><text:s/></text:span><text:span text:style-name="T144_19">and</text:span><text:span text:style-name="T144_20"><text:s/></text:span><text:span text:style-name="T144_21">paper</text:span><text:span text:style-name="T144_22"><text:s/></text:span><text:span text:style-name="T144_23">games</text:span><text:span text:style-name="T144_24"><text:s/></text:span><text:span text:style-name="T144_25">such</text:span><text:span text:style-name="T144_26"><text:s/></text:span><text:span text:style-name="T144_27">as</text:span><text:span text:style-name="T144_28"><text:s/></text:span><text:span text:style-name="T144_29">D</text:span><text:span text:style-name="T144_30">&amp;</text:span><text:span text:style-name="T144_31">D</text:span><text:span text:style-name="T144_32">.</text:span></text:p>
            </text:list-item>
            <text:list-item>
              <text:p text:style-name="P145"><text:span text:style-name="T145_1">Classes</text:span><text:span text:style-name="T145_2"><text:s/></text:span><text:span text:style-name="T145_3">define</text:span><text:span text:style-name="T145_4"><text:s/></text:span><text:span text:style-name="T145_5">what</text:span><text:span text:style-name="T145_6"><text:s/></text:span><text:span text:style-name="T145_7">a</text:span><text:span text:style-name="T145_8"><text:s/></text:span><text:span text:style-name="T145_9">player</text:span><text:span text:style-name="T145_10"><text:s/></text:span><text:span text:style-name="T145_11">avatar</text:span><text:span text:style-name="T145_12"><text:s/></text:span><text:span text:style-name="T145_13">is</text:span><text:span text:style-name="T145_14"><text:s/></text:span><text:span text:style-name="T145_15">capable</text:span><text:span text:style-name="T145_16"><text:s/></text:span><text:span text:style-name="T145_17">of</text:span><text:span text:style-name="T145_18"><text:s/></text:span><text:span text:style-name="T145_19">in</text:span><text:span text:style-name="T145_20"><text:s/></text:span><text:span text:style-name="T145_21">the</text:span><text:span text:style-name="T145_22"><text:s/></text:span><text:span text:style-name="T145_23">game</text:span><text:span text:style-name="T145_24">’</text:span><text:span text:style-name="T145_25">s</text:span><text:span text:style-name="T145_26"><text:s/></text:span><text:span text:style-name="T145_27">primary</text:span><text:span text:style-name="T145_28"><text:s/></text:span><text:span text:style-name="T145_29">modes</text:span><text:span text:style-name="T145_30"><text:s/></text:span><text:span text:style-name="T145_31">of</text:span><text:span text:style-name="T145_32"><text:s/></text:span><text:span text:style-name="T145_33">entertainment</text:span><text:span text:style-name="T145_34">,<text:s/></text:span><text:span text:style-name="T145_35">PvE</text:span><text:span text:style-name="T145_36"><text:s/></text:span><text:span text:style-name="T145_37">and</text:span><text:span text:style-name="T145_38"><text:s/></text:span><text:span text:style-name="T145_39">PvP</text:span><text:span text:style-name="T145_40">,<text:s/></text:span><text:span text:style-name="T145_41">as</text:span><text:span text:style-name="T145_42"><text:s/></text:span><text:span text:style-name="T145_43">well</text:span><text:span text:style-name="T145_44"><text:s/></text:span><text:span text:style-name="T145_45">as</text:span><text:span text:style-name="T145_46"><text:s/></text:span><text:span text:style-name="T145_47">outline</text:span><text:span text:style-name="T145_48"><text:s/></text:span><text:span text:style-name="T145_49">how</text:span><text:span text:style-name="T145_50"><text:s/></text:span><text:span text:style-name="T145_51">the</text:span><text:span text:style-name="T145_52"><text:s/></text:span><text:span text:style-name="T145_53">player</text:span><text:span text:style-name="T145_54"><text:s/></text:span><text:span text:style-name="T145_55">may</text:span><text:span text:style-name="T145_56"><text:s/></text:span><text:span text:style-name="T145_57">grow</text:span><text:span text:style-name="T145_58">.</text:span></text:p>
            </text:list-item>
            <text:list-item>
              <text:p text:style-name="P146"><text:span text:style-name="T146_1">There</text:span><text:span text:style-name="T146_2"><text:s/></text:span><text:span text:style-name="T146_3">are</text:span><text:span text:style-name="T146_4"><text:s/></text:span><text:span text:style-name="T146_5">two</text:span><text:span text:style-name="T146_6"><text:s/></text:span><text:span text:style-name="T146_7">approaches</text:span><text:span text:style-name="T146_8"><text:s/></text:span><text:span text:style-name="T146_9">to</text:span><text:span text:style-name="T146_10"><text:s/></text:span><text:span text:style-name="T146_11">class</text:span><text:span text:style-name="T146_12"><text:s/></text:span><text:span text:style-name="T146_13">design</text:span><text:span text:style-name="T146_14">,<text:s/></text:span><text:span text:style-name="T146_15">classed</text:span><text:span text:style-name="T146_16"><text:s/></text:span><text:span text:style-name="T146_17">and</text:span><text:span text:style-name="T146_18"><text:s/></text:span><text:span text:style-name="T146_19">classless</text:span></text:p>
              <text:list>
                <text:list-item>
                  <text:p text:style-name="P147"><text:span text:style-name="T147_1">With</text:span><text:span text:style-name="T147_2"><text:s/></text:span><text:span text:style-name="T147_3">classed</text:span><text:span text:style-name="T147_4"><text:s/></text:span><text:span text:style-name="T147_5">design</text:span><text:span text:style-name="T147_6">,<text:s/></text:span><text:span text:style-name="T147_7">designers</text:span><text:span text:style-name="T147_8"><text:s/></text:span><text:span text:style-name="T147_9">create</text:span><text:span text:style-name="T147_10"><text:s/></text:span><text:span text:style-name="T147_11">a</text:span><text:span text:style-name="T147_12"><text:s/></text:span><text:span text:style-name="T147_13">complete</text:span><text:span text:style-name="T147_14"><text:s/></text:span><text:span text:style-name="T147_15">package</text:span><text:span text:style-name="T147_16"><text:s/></text:span><text:span text:style-name="T147_17">of</text:span><text:span text:style-name="T147_18"><text:s/></text:span><text:span text:style-name="T147_19">skills</text:span><text:span text:style-name="T147_20"><text:s/></text:span><text:span text:style-name="T147_21">and</text:span><text:span text:style-name="T147_22"><text:s/></text:span><text:span text:style-name="T147_23">paths</text:span><text:span text:style-name="T147_24"><text:s/></text:span><text:span text:style-name="T147_25">of</text:span><text:span text:style-name="T147_26"><text:s/></text:span><text:span text:style-name="T147_27">improvement</text:span><text:span text:style-name="T147_28"><text:s/></text:span><text:span text:style-name="T147_29">known</text:span><text:span text:style-name="T147_30"><text:s/></text:span><text:span text:style-name="T147_31">as</text:span><text:span text:style-name="T147_32"><text:s/></text:span><text:span text:style-name="T147_33">a</text:span><text:span text:style-name="T147_34"><text:s/></text:span><text:span text:style-name="T147_35">class</text:span><text:span text:style-name="T147_36">,<text:s/></text:span><text:span text:style-name="T147_37">and</text:span><text:span text:style-name="T147_38"><text:s/></text:span><text:span text:style-name="T147_39">gives</text:span><text:span text:style-name="T147_40"><text:s/></text:span><text:span text:style-name="T147_41">the</text:span><text:span text:style-name="T147_42"><text:s/></text:span><text:span text:style-name="T147_43">player</text:span><text:span text:style-name="T147_44"><text:s/></text:span><text:span text:style-name="T147_45">a</text:span><text:span text:style-name="T147_46"><text:s/></text:span><text:span text:style-name="T147_47">choice</text:span><text:span text:style-name="T147_48"><text:s/></text:span><text:span text:style-name="T147_49">between</text:span><text:span text:style-name="T147_50"><text:s/></text:span><text:span text:style-name="T147_51">one</text:span><text:span text:style-name="T147_52"><text:s/></text:span><text:span text:style-name="T147_53">or</text:span><text:span text:style-name="T147_54"><text:s/></text:span><text:span text:style-name="T147_55">more</text:span><text:span text:style-name="T147_56"><text:s/></text:span><text:span text:style-name="T147_57">classes</text:span><text:span text:style-name="T147_58"><text:s/></text:span><text:span text:style-name="T147_59">during</text:span><text:span text:style-name="T147_60"><text:s/></text:span><text:span text:style-name="T147_61">character</text:span><text:span text:style-name="T147_62"><text:s/></text:span><text:span text:style-name="T147_63">creation</text:span><text:span text:style-name="T147_64">,<text:s/></text:span><text:span text:style-name="T147_65">and</text:span><text:span text:style-name="T147_66"><text:s/></text:span><text:span text:style-name="T147_67">possibly</text:span><text:span text:style-name="T147_68"><text:s/></text:span><text:span text:style-name="T147_69">additional</text:span><text:span text:style-name="T147_70"><text:s/></text:span><text:span text:style-name="T147_71">classes</text:span><text:span text:style-name="T147_72"><text:s/></text:span><text:span text:style-name="T147_73">as</text:span><text:span text:style-name="T147_74"><text:s/></text:span><text:span text:style-name="T147_75">their</text:span><text:span text:style-name="T147_76"><text:s/></text:span><text:span text:style-name="T147_77">character</text:span><text:span text:style-name="T147_78"><text:s/></text:span><text:span text:style-name="T147_79">progresses</text:span><text:span text:style-name="T147_80">.</text:span></text:p>
                </text:list-item>
                <text:list-item>
                  <text:p text:style-name="P148"><text:span text:style-name="T148_1">With</text:span><text:span text:style-name="T148_2"><text:s/></text:span><text:span text:style-name="T148_3">classless</text:span><text:span text:style-name="T148_4"><text:s/></text:span><text:span text:style-name="T148_5">design</text:span><text:span text:style-name="T148_6">,<text:s/></text:span><text:span text:style-name="T148_7">designers</text:span><text:span text:style-name="T148_8"><text:s/></text:span><text:span text:style-name="T148_9">create</text:span><text:span text:style-name="T148_10"><text:s/></text:span><text:span text:style-name="T148_11">a</text:span><text:span text:style-name="T148_12"><text:s/></text:span><text:span text:style-name="T148_13">hierarchy</text:span><text:span text:style-name="T148_14"><text:s/></text:span><text:span text:style-name="T148_15">of</text:span><text:span text:style-name="T148_16"><text:s/></text:span><text:span text:style-name="T148_17">skills</text:span><text:span text:style-name="T148_18"><text:s/></text:span><text:span text:style-name="T148_19">that</text:span><text:span text:style-name="T148_20"><text:s/></text:span><text:span text:style-name="T148_21">are</text:span><text:span text:style-name="T148_22"><text:s/></text:span><text:span text:style-name="T148_23">accessible</text:span><text:span text:style-name="T148_24"><text:s/></text:span><text:span text:style-name="T148_25">to</text:span><text:span text:style-name="T148_26"><text:s/></text:span><text:span text:style-name="T148_27">all</text:span><text:span text:style-name="T148_28"><text:s/></text:span><text:span text:style-name="T148_29">players</text:span><text:span text:style-name="T148_30">,<text:s/></text:span><text:span text:style-name="T148_31">provided</text:span><text:span text:style-name="T148_32"><text:s/></text:span><text:span text:style-name="T148_33">they</text:span><text:span text:style-name="T148_34"><text:s/></text:span><text:span text:style-name="T148_35">meet</text:span><text:span text:style-name="T148_36"><text:s/></text:span><text:span text:style-name="T148_37">whatever</text:span><text:span text:style-name="T148_38"><text:s/></text:span><text:span text:style-name="T148_39">prerequisites</text:span><text:span text:style-name="T148_40"><text:s/></text:span><text:span text:style-name="T148_41">a</text:span><text:span text:style-name="T148_42"><text:s/></text:span><text:span text:style-name="T148_43">given</text:span><text:span text:style-name="T148_44"><text:s/></text:span><text:span text:style-name="T148_45">skill</text:span><text:span text:style-name="T148_46"><text:s/></text:span><text:span text:style-name="T148_47">may</text:span><text:span text:style-name="T148_48"><text:s/></text:span><text:span text:style-name="T148_49">have</text:span><text:span text:style-name="T148_50">.<text:s/></text:span><text:span text:style-name="T148_51">Essentially</text:span><text:span text:style-name="T148_52"><text:s/></text:span><text:span text:style-name="T148_53">the</text:span><text:span text:style-name="T148_54"><text:s/></text:span><text:span text:style-name="T148_55">player</text:span><text:span text:style-name="T148_56"><text:s/></text:span><text:span text:style-name="T148_57">creates</text:span><text:span text:style-name="T148_58"><text:s/></text:span><text:span text:style-name="T148_59">his</text:span><text:span text:style-name="T148_60"><text:s/></text:span><text:span text:style-name="T148_61">or</text:span><text:span text:style-name="T148_62"><text:s/></text:span><text:span text:style-name="T148_63">her</text:span><text:span text:style-name="T148_64"><text:s/></text:span><text:span text:style-name="T148_65">own</text:span><text:span text:style-name="T148_66"><text:s/></text:span><text:span text:style-name="T148_67">class</text:span><text:span text:style-name="T148_68"><text:s/></text:span><text:span text:style-name="T148_69">out</text:span><text:span text:style-name="T148_70"><text:s/></text:span><text:span text:style-name="T148_71">of</text:span><text:span text:style-name="T148_72"><text:s/></text:span><text:span text:style-name="T148_73">the</text:span><text:span text:style-name="T148_74"><text:s/></text:span><text:span text:style-name="T148_75">pool</text:span><text:span text:style-name="T148_76"><text:s/></text:span><text:span text:style-name="T148_77">of</text:span><text:span text:style-name="T148_78"><text:s/></text:span><text:span text:style-name="T148_79">available</text:span><text:span text:style-name="T148_80"><text:s/></text:span><text:span text:style-name="T148_81">skills</text:span><text:span text:style-name="T148_82">.</text:span></text:p>
                </text:list-item>
              </text:list>
            </text:list-item>
          </text:list>
        </text:list-item>
        <text:list-item>
          <text:p text:style-name="P149"><text:span text:style-name="T149_1">Combat</text:span></text:p>
          <text:list>
            <text:list-item>
              <text:p text:style-name="P150"><text:span text:style-name="T150_1">Systems</text:span><text:span text:style-name="T150_2"><text:s/></text:span><text:span text:style-name="T150_3">and</text:span><text:span text:style-name="T150_4"><text:s/></text:span><text:span text:style-name="T150_5">subsystems</text:span><text:span text:style-name="T150_6"><text:s/></text:span><text:span text:style-name="T150_7">that</text:span><text:span text:style-name="T150_8"><text:s/></text:span><text:span text:style-name="T150_9">define</text:span><text:span text:style-name="T150_10"><text:s/></text:span><text:span text:style-name="T150_11">how</text:span><text:span text:style-name="T150_12"><text:s/></text:span><text:span text:style-name="T150_13">players</text:span><text:span text:style-name="T150_14"><text:s/></text:span><text:span text:style-name="T150_15">resolve</text:span><text:span text:style-name="T150_16"><text:s/></text:span><text:span text:style-name="T150_17">conflict</text:span><text:span text:style-name="T150_18"><text:s/></text:span><text:span text:style-name="T150_19">against</text:span><text:span text:style-name="T150_20"><text:s/></text:span><text:span text:style-name="T150_21">AI</text:span><text:span text:style-name="T150_22"><text:s/></text:span><text:span text:style-name="T150_23">controlled</text:span><text:span text:style-name="T150_24"><text:s/></text:span><text:span text:style-name="T150_25">enemies</text:span><text:span text:style-name="T150_26"><text:s/></text:span><text:span text:style-name="T150_27">or</text:span><text:span text:style-name="T150_28"><text:s/></text:span><text:span text:style-name="T150_29">other</text:span><text:span text:style-name="T150_30"><text:s/></text:span><text:span text:style-name="T150_31">players</text:span><text:span text:style-name="T150_32">.</text:span></text:p>
            </text:list-item>
          </text:list>
        </text:list-item>
        <text:list-item>
          <text:p text:style-name="P151"><text:span text:style-name="T151_1">Storytelling</text:span></text:p>
          <text:list>
            <text:list-item>
              <text:p text:style-name="P152"><text:span text:style-name="T152_1">An</text:span><text:span text:style-name="T152_2"><text:s/></text:span><text:span text:style-name="T152_3">evolving</text:span><text:span text:style-name="T152_4"><text:s/></text:span><text:span text:style-name="T152_5">narrative</text:span><text:span text:style-name="T152_6"><text:s/></text:span><text:span text:style-name="T152_7">that</text:span><text:span text:style-name="T152_8"><text:s/></text:span><text:span text:style-name="T152_9">serves</text:span><text:span text:style-name="T152_10"><text:s/></text:span><text:span text:style-name="T152_11">to</text:span><text:span text:style-name="T152_12"><text:s/></text:span><text:span text:style-name="T152_13">give</text:span><text:span text:style-name="T152_14"><text:s/></text:span><text:span text:style-name="T152_15">players</text:span><text:span text:style-name="T152_16"><text:s/></text:span><text:span text:style-name="T152_17">motive</text:span><text:span text:style-name="T152_18"><text:s/></text:span><text:span text:style-name="T152_19">or</text:span><text:span text:style-name="T152_20"><text:s/></text:span><text:span text:style-name="T152_21">direction</text:span><text:span text:style-name="T152_22"><text:s/></text:span><text:span text:style-name="T152_23">in</text:span><text:span text:style-name="T152_24"><text:s/></text:span><text:span text:style-name="T152_25">the</text:span><text:span text:style-name="T152_26"><text:s/></text:span><text:span text:style-name="T152_27">game</text:span><text:span text:style-name="T152_28">,<text:s/></text:span><text:span text:style-name="T152_29">and</text:span><text:span text:style-name="T152_30"><text:s/></text:span><text:span text:style-name="T152_31">aids</text:span><text:span text:style-name="T152_32"><text:s/></text:span><text:span text:style-name="T152_33">in</text:span><text:span text:style-name="T152_34"><text:s/></text:span><text:span text:style-name="T152_35">establishing</text:span><text:span text:style-name="T152_36"><text:s/></text:span><text:span text:style-name="T152_37">the</text:span><text:span text:style-name="T152_38"><text:s/></text:span><text:span text:style-name="T152_39">identity</text:span><text:span text:style-name="T152_40"><text:s/></text:span><text:span text:style-name="T152_41">of</text:span><text:span text:style-name="T152_42"><text:s/></text:span><text:span text:style-name="T152_43">the</text:span><text:span text:style-name="T152_44"><text:s/></text:span><text:span text:style-name="T152_45">game</text:span><text:span text:style-name="T152_46"><text:s/></text:span><text:span text:style-name="T152_47">itself</text:span><text:span text:style-name="T152_48"><text:s/></text:span><text:span text:style-name="T152_49">relative</text:span><text:span text:style-name="T152_50"><text:s/></text:span><text:span text:style-name="T152_51">to</text:span><text:span text:style-name="T152_52"><text:s/></text:span><text:span text:style-name="T152_53">other</text:span><text:span text:style-name="T152_54"><text:s/></text:span><text:span text:style-name="T152_55">games</text:span><text:span text:style-name="T152_56">.</text:span></text:p>
            </text:list-item>
          </text:list>
        </text:list-item>
        <text:list-item>
          <text:p text:style-name="P153"><text:span text:style-name="T153_1">Real</text:span><text:span text:style-name="T153_2"><text:s/></text:span><text:span text:style-name="T153_3">Money</text:span><text:span text:style-name="T153_4"><text:s/></text:span><text:span text:style-name="T153_5">Trading</text:span><text:span text:style-name="T153_6"><text:s/>(</text:span><text:span text:style-name="T153_7">RMT</text:span><text:span text:style-name="T153_8">)</text:span></text:p>
          <text:list>
            <text:list-item>
              <text:p text:style-name="P154"><text:span text:style-name="T154_1">Real</text:span><text:span text:style-name="T154_2"><text:s/></text:span><text:span text:style-name="T154_3">money</text:span><text:span text:style-name="T154_4"><text:s/></text:span><text:span text:style-name="T154_5">trading</text:span><text:span text:style-name="T154_6"><text:s/></text:span><text:span text:style-name="T154_7">is</text:span><text:span text:style-name="T154_8"><text:s/></text:span><text:span text:style-name="T154_9">the</text:span><text:span text:style-name="T154_10"><text:s/></text:span><text:span text:style-name="T154_11">conversion</text:span><text:span text:style-name="T154_12"><text:s/></text:span><text:span text:style-name="T154_13">between</text:span><text:span text:style-name="T154_14"><text:s/></text:span><text:span text:style-name="T154_15">real</text:span><text:span text:style-name="T154_16"><text:s/></text:span><text:span text:style-name="T154_17">world</text:span><text:span text:style-name="T154_18"><text:s/></text:span><text:span text:style-name="T154_19">money</text:span><text:span text:style-name="T154_20"><text:s/></text:span><text:span text:style-name="T154_21">and</text:span><text:span text:style-name="T154_22"><text:s/></text:span><text:span text:style-name="T154_23">in</text:span><text:span text:style-name="T154_24">-</text:span><text:span text:style-name="T154_25">game</text:span><text:span text:style-name="T154_26"><text:s/></text:span><text:span text:style-name="T154_27">assets</text:span><text:span text:style-name="T154_28">.</text:span></text:p>
            </text:list-item>
            <text:list-item>
              <text:p text:style-name="P155"><text:span text:style-name="T155_1">While</text:span><text:span text:style-name="T155_2"><text:s/></text:span><text:span text:style-name="T155_3">RMT</text:span><text:span text:style-name="T155_4"><text:s/></text:span><text:span text:style-name="T155_5">in</text:span><text:span text:style-name="T155_6"><text:s/></text:span><text:span text:style-name="T155_7">many</text:span><text:span text:style-name="T155_8"><text:s/></text:span><text:span text:style-name="T155_9">games</text:span><text:span text:style-name="T155_10"><text:s/></text:span><text:span text:style-name="T155_11">is</text:span><text:span text:style-name="T155_12"><text:s/></text:span><text:span text:style-name="T155_13">illegal</text:span><text:span text:style-name="T155_14"><text:s/></text:span><text:span text:style-name="T155_15">according</text:span><text:span text:style-name="T155_16"><text:s/></text:span><text:span text:style-name="T155_17">to</text:span><text:span text:style-name="T155_18"><text:s/></text:span><text:span text:style-name="T155_19">their</text:span><text:span text:style-name="T155_20"><text:s/></text:span><text:span text:style-name="T155_21">Terms</text:span><text:span text:style-name="T155_22"><text:s/></text:span><text:span text:style-name="T155_23">of</text:span><text:span text:style-name="T155_24"><text:s/></text:span><text:span text:style-name="T155_25">Service</text:span><text:span text:style-name="T155_26"><text:note text:note-class="footnote"><text:note-citation/><text:note-body><text:p text:style-name="P156"><text:span text:style-name="T156_1"><text:s/></text:span><text:span text:style-name="T156_2"><text:a xlink:type="simple" xlink:href="http://www.gamasutra.com/view/feature/130254/ige_inside_the_mmo_trading_machine.php?page=3"><text:span text:style-name="T156_3">IGE</text:span></text:a></text:span><text:span text:style-name="T156_4"><text:a xlink:type="simple" xlink:href="http://www.gamasutra.com/view/feature/130254/ige_inside_the_mmo_trading_machine.php?page=3"><text:span text:style-name="T156_5">:<text:s/></text:span></text:a></text:span><text:span text:style-name="T156_6"><text:a xlink:type="simple" xlink:href="http://www.gamasutra.com/view/feature/130254/ige_inside_the_mmo_trading_machine.php?page=3"><text:span text:style-name="T156_7">Inside</text:span></text:a></text:span><text:span text:style-name="T156_8"><text:a xlink:type="simple" xlink:href="http://www.gamasutra.com/view/feature/130254/ige_inside_the_mmo_trading_machine.php?page=3"><text:span text:style-name="T156_9"><text:s/></text:span></text:a></text:span><text:span text:style-name="T156_10"><text:a xlink:type="simple" xlink:href="http://www.gamasutra.com/view/feature/130254/ige_inside_the_mmo_trading_machine.php?page=3"><text:span text:style-name="T156_11">The</text:span></text:a></text:span><text:span text:style-name="T156_12"><text:a xlink:type="simple" xlink:href="http://www.gamasutra.com/view/feature/130254/ige_inside_the_mmo_trading_machine.php?page=3"><text:span text:style-name="T156_13"><text:s/></text:span></text:a></text:span><text:span text:style-name="T156_14"><text:a xlink:type="simple" xlink:href="http://www.gamasutra.com/view/feature/130254/ige_inside_the_mmo_trading_machine.php?page=3"><text:span text:style-name="T156_15">MMO</text:span></text:a></text:span><text:span text:style-name="T156_16"><text:a xlink:type="simple" xlink:href="http://www.gamasutra.com/view/feature/130254/ige_inside_the_mmo_trading_machine.php?page=3"><text:span text:style-name="T156_17"><text:s/></text:span></text:a></text:span><text:span text:style-name="T156_18"><text:a xlink:type="simple" xlink:href="http://www.gamasutra.com/view/feature/130254/ige_inside_the_mmo_trading_machine.php?page=3"><text:span text:style-name="T156_19">Trading</text:span></text:a></text:span><text:span text:style-name="T156_20"><text:a xlink:type="simple" xlink:href="http://www.gamasutra.com/view/feature/130254/ige_inside_the_mmo_trading_machine.php?page=3"><text:span text:style-name="T156_21"><text:s/></text:span></text:a></text:span><text:span text:style-name="T156_22"><text:a xlink:type="simple" xlink:href="http://www.gamasutra.com/view/feature/130254/ige_inside_the_mmo_trading_machine.php?page=3"><text:span text:style-name="T156_23">Machine</text:span></text:a></text:span><text:span text:style-name="T156_24"><text:a xlink:type="simple" xlink:href="http://www.gamasutra.com/view/feature/130254/ige_inside_the_mmo_trading_machine.php?page=3"><text:span text:style-name="T156_25"><text:s/></text:span></text:a></text:span></text:p></text:note-body></text:note></text:span><text:span text:style-name="T156_26"><text:s/></text:span><text:span text:style-name="T156_27">or</text:span><text:span text:style-name="T156_28"><text:s/></text:span><text:span text:style-name="T156_29">equivalent</text:span><text:span text:style-name="T156_30">,<text:s/></text:span><text:span text:style-name="T156_31">some</text:span><text:span text:style-name="T156_32"><text:s/></text:span><text:span text:style-name="T156_33">games</text:span><text:span text:style-name="T156_34"><text:s/>(</text:span><text:span text:style-name="T156_35">such</text:span><text:span text:style-name="T156_36"><text:s/></text:span><text:span text:style-name="T156_37">as</text:span><text:span text:style-name="T156_38"><text:s/></text:span><text:span text:style-name="T156_39">EVE</text:span><text:span text:style-name="T156_40"><text:note text:note-class="footnote"><text:note-citation/><text:note-body><text:p text:style-name="P157"><text:span text:style-name="T157_1"><text:s/></text:span><text:span text:style-name="T157_2"><text:a xlink:type="simple" xlink:href="http://www.gamasutra.com/view/news/25704/QA_CCP_On_Keeping_EVE_Online_Fresh_And_Growing.php"><text:span text:style-name="T157_3">Q</text:span></text:a></text:span><text:span text:style-name="T157_4"><text:a xlink:type="simple" xlink:href="http://www.gamasutra.com/view/news/25704/QA_CCP_On_Keeping_EVE_Online_Fresh_And_Growing.php"><text:span text:style-name="T157_5">&amp;</text:span></text:a></text:span><text:span text:style-name="T157_6"><text:a xlink:type="simple" xlink:href="http://www.gamasutra.com/view/news/25704/QA_CCP_On_Keeping_EVE_Online_Fresh_And_Growing.php"><text:span text:style-name="T157_7">A</text:span></text:a></text:span><text:span text:style-name="T157_8"><text:a xlink:type="simple" xlink:href="http://www.gamasutra.com/view/news/25704/QA_CCP_On_Keeping_EVE_Online_Fresh_And_Growing.php"><text:span text:style-name="T157_9">:<text:s/></text:span></text:a></text:span><text:span text:style-name="T157_10"><text:a xlink:type="simple" xlink:href="http://www.gamasutra.com/view/news/25704/QA_CCP_On_Keeping_EVE_Online_Fresh_And_Growing.php"><text:span text:style-name="T157_11">CCP</text:span></text:a></text:span><text:span text:style-name="T157_12"><text:a xlink:type="simple" xlink:href="http://www.gamasutra.com/view/news/25704/QA_CCP_On_Keeping_EVE_Online_Fresh_And_Growing.php"><text:span text:style-name="T157_13"><text:s/></text:span></text:a></text:span><text:span text:style-name="T157_14"><text:a xlink:type="simple" xlink:href="http://www.gamasutra.com/view/news/25704/QA_CCP_On_Keeping_EVE_Online_Fresh_And_Growing.php"><text:span text:style-name="T157_15">On</text:span></text:a></text:span><text:span text:style-name="T157_16"><text:a xlink:type="simple" xlink:href="http://www.gamasutra.com/view/news/25704/QA_CCP_On_Keeping_EVE_Online_Fresh_And_Growing.php"><text:span text:style-name="T157_17"><text:s/></text:span></text:a></text:span><text:span text:style-name="T157_18"><text:a xlink:type="simple" xlink:href="http://www.gamasutra.com/view/news/25704/QA_CCP_On_Keeping_EVE_Online_Fresh_And_Growing.php"><text:span text:style-name="T157_19">Keeping</text:span></text:a></text:span><text:span text:style-name="T157_20"><text:a xlink:type="simple" xlink:href="http://www.gamasutra.com/view/news/25704/QA_CCP_On_Keeping_EVE_Online_Fresh_And_Growing.php"><text:span text:style-name="T157_21"><text:s/></text:span></text:a></text:span><text:span text:style-name="T157_22"><text:a xlink:type="simple" xlink:href="http://www.gamasutra.com/view/news/25704/QA_CCP_On_Keeping_EVE_Online_Fresh_And_Growing.php"><text:span text:style-name="T157_23">EVE</text:span></text:a></text:span><text:span text:style-name="T157_24"><text:a xlink:type="simple" xlink:href="http://www.gamasutra.com/view/news/25704/QA_CCP_On_Keeping_EVE_Online_Fresh_And_Growing.php"><text:span text:style-name="T157_25"><text:s/></text:span></text:a></text:span><text:span text:style-name="T157_26"><text:a xlink:type="simple" xlink:href="http://www.gamasutra.com/view/news/25704/QA_CCP_On_Keeping_EVE_Online_Fresh_And_Growing.php"><text:span text:style-name="T157_27">Online</text:span></text:a></text:span><text:span text:style-name="T157_28"><text:a xlink:type="simple" xlink:href="http://www.gamasutra.com/view/news/25704/QA_CCP_On_Keeping_EVE_Online_Fresh_And_Growing.php"><text:span text:style-name="T157_29"><text:s/></text:span></text:a></text:span><text:span text:style-name="T157_30"><text:a xlink:type="simple" xlink:href="http://www.gamasutra.com/view/news/25704/QA_CCP_On_Keeping_EVE_Online_Fresh_And_Growing.php"><text:span text:style-name="T157_31">Fresh</text:span></text:a></text:span><text:span text:style-name="T157_32"><text:a xlink:type="simple" xlink:href="http://www.gamasutra.com/view/news/25704/QA_CCP_On_Keeping_EVE_Online_Fresh_And_Growing.php"><text:span text:style-name="T157_33"><text:s/></text:span></text:a></text:span><text:span text:style-name="T157_34"><text:a xlink:type="simple" xlink:href="http://www.gamasutra.com/view/news/25704/QA_CCP_On_Keeping_EVE_Online_Fresh_And_Growing.php"><text:span text:style-name="T157_35">And</text:span></text:a></text:span><text:span text:style-name="T157_36"><text:a xlink:type="simple" xlink:href="http://www.gamasutra.com/view/news/25704/QA_CCP_On_Keeping_EVE_Online_Fresh_And_Growing.php"><text:span text:style-name="T157_37"><text:s/></text:span></text:a></text:span><text:span text:style-name="T157_38"><text:a xlink:type="simple" xlink:href="http://www.gamasutra.com/view/news/25704/QA_CCP_On_Keeping_EVE_Online_Fresh_And_Growing.php"><text:span text:style-name="T157_39">Growing</text:span></text:a></text:span><text:span text:style-name="T157_40"><text:a xlink:type="simple" xlink:href="http://www.gamasutra.com/view/news/25704/QA_CCP_On_Keeping_EVE_Online_Fresh_And_Growing.php"><text:span text:style-name="T157_41"><text:s/></text:span></text:a></text:span></text:p></text:note-body></text:note></text:span><text:span text:style-name="T157_42"><text:s/></text:span><text:span text:style-name="T157_43">or</text:span><text:span text:style-name="T157_44"><text:s/></text:span><text:span text:style-name="T157_45">the</text:span><text:span text:style-name="T157_46"><text:s/></text:span><text:span text:style-name="T157_47">upcoming</text:span><text:span text:style-name="T157_48"><text:s/></text:span><text:span text:style-name="T157_49">GW</text:span><text:span text:style-name="T157_50">2</text:span><text:span text:style-name="T157_51"><text:note text:note-class="footnote"><text:note-citation/><text:note-body><text:p text:style-name="P158"><text:span text:style-name="T158_1"><text:s/></text:span><text:span text:style-name="T158_2"><text:a xlink:type="simple" xlink:href="http://www.gamasutra.com/view/news/166630/Guild_Wars_2s_microtransactions_let_players_trade_time_for_money.php"><text:span text:style-name="T158_3">Guild</text:span></text:a></text:span><text:span text:style-name="T158_4"><text:a xlink:type="simple" xlink:href="http://www.gamasutra.com/view/news/166630/Guild_Wars_2s_microtransactions_let_players_trade_time_for_money.php"><text:span text:style-name="T158_5"><text:s/></text:span></text:a></text:span><text:span text:style-name="T158_6"><text:a xlink:type="simple" xlink:href="http://www.gamasutra.com/view/news/166630/Guild_Wars_2s_microtransactions_let_players_trade_time_for_money.php"><text:span text:style-name="T158_7">Wars</text:span></text:a></text:span><text:span text:style-name="T158_8"><text:a xlink:type="simple" xlink:href="http://www.gamasutra.com/view/news/166630/Guild_Wars_2s_microtransactions_let_players_trade_time_for_money.php"><text:span text:style-name="T158_9"><text:s/>2</text:span></text:a></text:span><text:span text:style-name="T158_10"><text:a xlink:type="simple" xlink:href="http://www.gamasutra.com/view/news/166630/Guild_Wars_2s_microtransactions_let_players_trade_time_for_money.php"><text:span text:style-name="T158_11">'</text:span></text:a></text:span><text:span text:style-name="T158_12"><text:a xlink:type="simple" xlink:href="http://www.gamasutra.com/view/news/166630/Guild_Wars_2s_microtransactions_let_players_trade_time_for_money.php"><text:span text:style-name="T158_13">s</text:span></text:a></text:span><text:span text:style-name="T158_14"><text:a xlink:type="simple" xlink:href="http://www.gamasutra.com/view/news/166630/Guild_Wars_2s_microtransactions_let_players_trade_time_for_money.php"><text:span text:style-name="T158_15"><text:s/></text:span></text:a></text:span><text:span text:style-name="T158_16"><text:a xlink:type="simple" xlink:href="http://www.gamasutra.com/view/news/166630/Guild_Wars_2s_microtransactions_let_players_trade_time_for_money.php"><text:span text:style-name="T158_17">microtransactions</text:span></text:a></text:span><text:span text:style-name="T158_18"><text:a xlink:type="simple" xlink:href="http://www.gamasutra.com/view/news/166630/Guild_Wars_2s_microtransactions_let_players_trade_time_for_money.php"><text:span text:style-name="T158_19"><text:s/></text:span></text:a></text:span><text:span text:style-name="T158_20"><text:a xlink:type="simple" xlink:href="http://www.gamasutra.com/view/news/166630/Guild_Wars_2s_microtransactions_let_players_trade_time_for_money.php"><text:span text:style-name="T158_21">let</text:span></text:a></text:span><text:span text:style-name="T158_22"><text:a xlink:type="simple" xlink:href="http://www.gamasutra.com/view/news/166630/Guild_Wars_2s_microtransactions_let_players_trade_time_for_money.php"><text:span text:style-name="T158_23"><text:s/></text:span></text:a></text:span><text:span text:style-name="T158_24"><text:a xlink:type="simple" xlink:href="http://www.gamasutra.com/view/news/166630/Guild_Wars_2s_microtransactions_let_players_trade_time_for_money.php"><text:span text:style-name="T158_25">players</text:span></text:a></text:span><text:span text:style-name="T158_26"><text:a xlink:type="simple" xlink:href="http://www.gamasutra.com/view/news/166630/Guild_Wars_2s_microtransactions_let_players_trade_time_for_money.php"><text:span text:style-name="T158_27"><text:s/></text:span></text:a></text:span><text:span text:style-name="T158_28"><text:a xlink:type="simple" xlink:href="http://www.gamasutra.com/view/news/166630/Guild_Wars_2s_microtransactions_let_players_trade_time_for_money.php"><text:span text:style-name="T158_29">trade</text:span></text:a></text:span><text:span text:style-name="T158_30"><text:a xlink:type="simple" xlink:href="http://www.gamasutra.com/view/news/166630/Guild_Wars_2s_microtransactions_let_players_trade_time_for_money.php"><text:span text:style-name="T158_31"><text:s/></text:span></text:a></text:span><text:span text:style-name="T158_32"><text:a xlink:type="simple" xlink:href="http://www.gamasutra.com/view/news/166630/Guild_Wars_2s_microtransactions_let_players_trade_time_for_money.php"><text:span text:style-name="T158_33">time</text:span></text:a></text:span><text:span text:style-name="T158_34"><text:a xlink:type="simple" xlink:href="http://www.gamasutra.com/view/news/166630/Guild_Wars_2s_microtransactions_let_players_trade_time_for_money.php"><text:span text:style-name="T158_35"><text:s/></text:span></text:a></text:span><text:span text:style-name="T158_36"><text:a xlink:type="simple" xlink:href="http://www.gamasutra.com/view/news/166630/Guild_Wars_2s_microtransactions_let_players_trade_time_for_money.php"><text:span text:style-name="T158_37">for</text:span></text:a></text:span><text:span text:style-name="T158_38"><text:a xlink:type="simple" xlink:href="http://www.gamasutra.com/view/news/166630/Guild_Wars_2s_microtransactions_let_players_trade_time_for_money.php"><text:span text:style-name="T158_39"><text:s/></text:span></text:a></text:span><text:span text:style-name="T158_40"><text:a xlink:type="simple" xlink:href="http://www.gamasutra.com/view/news/166630/Guild_Wars_2s_microtransactions_let_players_trade_time_for_money.php"><text:span text:style-name="T158_41">money</text:span></text:a></text:span><text:span text:style-name="T158_42"><text:a xlink:type="simple" xlink:href="http://www.gamasutra.com/view/news/166630/Guild_Wars_2s_microtransactions_let_players_trade_time_for_money.php"><text:span text:style-name="T158_43"><text:s/></text:span></text:a></text:span></text:p></text:note-body></text:note></text:span><text:span text:style-name="T158_44">)<text:s/></text:span><text:span text:style-name="T158_45">have</text:span><text:span text:style-name="T158_46"><text:s/></text:span><text:span text:style-name="T158_47">explicitly</text:span><text:span text:style-name="T158_48"><text:s/></text:span><text:span text:style-name="T158_49">outline</text:span><text:span text:style-name="T158_50"><text:s/></text:span><text:span text:style-name="T158_51">an</text:span><text:span text:style-name="T158_52"><text:s/></text:span><text:span text:style-name="T158_53">RMT</text:span><text:span text:style-name="T158_54"><text:s/></text:span><text:span text:style-name="T158_55">system</text:span><text:span text:style-name="T158_56"><text:s/></text:span><text:span text:style-name="T158_57">in</text:span><text:span text:style-name="T158_58"><text:s/></text:span><text:span text:style-name="T158_59">their</text:span><text:span text:style-name="T158_60"><text:s/></text:span><text:span text:style-name="T158_61">games</text:span><text:span text:style-name="T158_62">.</text:span></text:p>
            </text:list-item>
          </text:list>
        </text:list-item>
      </text:list>
      <text:h text:style-name="P159" text:outline-level="10"><text:bookmark-start text:name="h.mgj60vghb97x"/><text:bookmark-end text:name="h.mgj60vghb97x"/><text:span text:style-name="T159_1">Design</text:span><text:span text:style-name="T159_2"><text:s/></text:span><text:span text:style-name="T159_3">Issues</text:span><text:span text:style-name="T159_4"><text:s/></text:span><text:span text:style-name="T159_5">in</text:span><text:span text:style-name="T159_6"><text:s/></text:span><text:span text:style-name="T159_7">Virtual</text:span><text:span text:style-name="T159_8"><text:s/></text:span><text:span text:style-name="T159_9">Worlds</text:span><text:span text:style-name="T159_10"><text:note text:note-class="footnote"><text:note-citation/><text:note-body><text:p text:style-name="P160"><text:span text:style-name="T160_1"><text:a xlink:type="simple" xlink:href="http://www.gamasutra.com/view/news/25704/QA_CCP_On_Keeping_EVE_Online_Fresh_And_Growing.php"><text:span text:style-name="T160_2"><text:s/></text:span></text:a></text:span><text:span text:style-name="T160_3"><text:a xlink:type="simple" xlink:href="http://www.gamasutra.com/view/news/25704/QA_CCP_On_Keeping_EVE_Online_Fresh_And_Growing.php"><text:span text:style-name="T160_4">Aviators</text:span></text:a></text:span><text:span text:style-name="T160_5"><text:a xlink:type="simple" xlink:href="http://www.gamasutra.com/view/news/25704/QA_CCP_On_Keeping_EVE_Online_Fresh_And_Growing.php"><text:span text:style-name="T160_6">,<text:s/></text:span></text:a></text:span><text:span text:style-name="T160_7"><text:a xlink:type="simple" xlink:href="http://www.gamasutra.com/view/news/25704/QA_CCP_On_Keeping_EVE_Online_Fresh_And_Growing.php"><text:span text:style-name="T160_8">Moguls</text:span></text:a></text:span><text:span text:style-name="T160_9"><text:a xlink:type="simple" xlink:href="http://www.gamasutra.com/view/news/25704/QA_CCP_On_Keeping_EVE_Online_Fresh_And_Growing.php"><text:span text:style-name="T160_10">,<text:s/></text:span></text:a></text:span><text:span text:style-name="T160_11"><text:a xlink:type="simple" xlink:href="http://www.gamasutra.com/view/news/25704/QA_CCP_On_Keeping_EVE_Online_Fresh_And_Growing.php"><text:span text:style-name="T160_12">Fashionistas</text:span></text:a></text:span><text:span text:style-name="T160_13"><text:a xlink:type="simple" xlink:href="http://www.gamasutra.com/view/news/25704/QA_CCP_On_Keeping_EVE_Online_Fresh_And_Growing.php"><text:span text:style-name="T160_14"><text:s/></text:span></text:a></text:span><text:span text:style-name="T160_15"><text:a xlink:type="simple" xlink:href="http://www.gamasutra.com/view/news/25704/QA_CCP_On_Keeping_EVE_Online_Fresh_And_Growing.php"><text:span text:style-name="T160_16">and</text:span></text:a></text:span><text:span text:style-name="T160_17"><text:a xlink:type="simple" xlink:href="http://www.gamasutra.com/view/news/25704/QA_CCP_On_Keeping_EVE_Online_Fresh_And_Growing.php"><text:span text:style-name="T160_18"><text:s/></text:span></text:a></text:span><text:span text:style-name="T160_19"><text:a xlink:type="simple" xlink:href="http://www.gamasutra.com/view/news/25704/QA_CCP_On_Keeping_EVE_Online_Fresh_And_Growing.php"><text:span text:style-name="T160_20">Barons</text:span></text:a></text:span><text:span text:style-name="T160_21"><text:a xlink:type="simple" xlink:href="http://www.gamasutra.com/view/news/25704/QA_CCP_On_Keeping_EVE_Online_Fresh_And_Growing.php"><text:span text:style-name="T160_22">:<text:s/></text:span></text:a></text:span><text:span text:style-name="T160_23"><text:a xlink:type="simple" xlink:href="http://www.gamasutra.com/view/news/25704/QA_CCP_On_Keeping_EVE_Online_Fresh_And_Growing.php"><text:span text:style-name="T160_24">Economics</text:span></text:a></text:span><text:span text:style-name="T160_25"><text:a xlink:type="simple" xlink:href="http://www.gamasutra.com/view/news/25704/QA_CCP_On_Keeping_EVE_Online_Fresh_And_Growing.php"><text:span text:style-name="T160_26"><text:s/></text:span></text:a></text:span><text:span text:style-name="T160_27"><text:a xlink:type="simple" xlink:href="http://www.gamasutra.com/view/news/25704/QA_CCP_On_Keeping_EVE_Online_Fresh_And_Growing.php"><text:span text:style-name="T160_28">and</text:span></text:a></text:span><text:span text:style-name="T160_29"><text:a xlink:type="simple" xlink:href="http://www.gamasutra.com/view/news/25704/QA_CCP_On_Keeping_EVE_Online_Fresh_And_Growing.php"><text:span text:style-name="T160_30"><text:s/></text:span></text:a></text:span><text:span text:style-name="T160_31"><text:a xlink:type="simple" xlink:href="http://www.gamasutra.com/view/news/25704/QA_CCP_On_Keeping_EVE_Online_Fresh_And_Growing.php"><text:span text:style-name="T160_32">Ownership</text:span></text:a></text:span><text:span text:style-name="T160_33"><text:a xlink:type="simple" xlink:href="http://www.gamasutra.com/view/news/25704/QA_CCP_On_Keeping_EVE_Online_Fresh_And_Growing.php"><text:span text:style-name="T160_34"><text:s/></text:span></text:a></text:span><text:span text:style-name="T160_35"><text:a xlink:type="simple" xlink:href="http://www.gamasutra.com/view/news/25704/QA_CCP_On_Keeping_EVE_Online_Fresh_And_Growing.php"><text:span text:style-name="T160_36">in</text:span></text:a></text:span><text:span text:style-name="T160_37"><text:a xlink:type="simple" xlink:href="http://www.gamasutra.com/view/news/25704/QA_CCP_On_Keeping_EVE_Online_Fresh_And_Growing.php"><text:span text:style-name="T160_38"><text:s/></text:span></text:a></text:span><text:span text:style-name="T160_39"><text:a xlink:type="simple" xlink:href="http://www.gamasutra.com/view/news/25704/QA_CCP_On_Keeping_EVE_Online_Fresh_And_Growing.php"><text:span text:style-name="T160_40">Second</text:span></text:a></text:span><text:span text:style-name="T160_41"><text:a xlink:type="simple" xlink:href="http://www.gamasutra.com/view/news/25704/QA_CCP_On_Keeping_EVE_Online_Fresh_And_Growing.php"><text:span text:style-name="T160_42"><text:s/></text:span></text:a></text:span><text:span text:style-name="T160_43"><text:a xlink:type="simple" xlink:href="http://www.gamasutra.com/view/news/25704/QA_CCP_On_Keeping_EVE_Online_Fresh_And_Growing.php"><text:span text:style-name="T160_44">Life</text:span></text:a></text:span></text:p></text:note-body></text:note></text:span></text:h>
      <text:list text:style-name="LS5" xml:id="list93">
        <text:list-item>
          <text:p text:style-name="P161"><text:span text:style-name="T161_1">Virtual</text:span><text:span text:style-name="T161_2"><text:s/></text:span><text:span text:style-name="T161_3">land</text:span><text:span text:style-name="T161_4"><text:s/></text:span><text:span text:style-name="T161_5">ownership</text:span><text:span text:style-name="T161_6"><text:s/></text:span></text:p>
          <text:list>
            <text:list-item>
              <text:p text:style-name="P162"><text:span text:style-name="T162_1">A</text:span><text:span text:style-name="T162_2"><text:s/></text:span><text:span text:style-name="T162_3">section</text:span><text:span text:style-name="T162_4"><text:s/></text:span><text:span text:style-name="T162_5">of</text:span><text:span text:style-name="T162_6"><text:s/></text:span><text:span text:style-name="T162_7">the</text:span><text:span text:style-name="T162_8"><text:s/></text:span><text:span text:style-name="T162_9">game</text:span><text:span text:style-name="T162_10"><text:s/></text:span><text:span text:style-name="T162_11">world</text:span><text:span text:style-name="T162_12"><text:s/></text:span><text:span text:style-name="T162_13">that</text:span><text:span text:style-name="T162_14"><text:s/></text:span><text:span text:style-name="T162_15">belongs</text:span><text:span text:style-name="T162_16"><text:s/></text:span><text:span text:style-name="T162_17">to</text:span><text:span text:style-name="T162_18"><text:s/></text:span><text:span text:style-name="T162_19">or</text:span><text:span text:style-name="T162_20"><text:s/></text:span><text:span text:style-name="T162_21">is</text:span><text:span text:style-name="T162_22"><text:s/></text:span><text:span text:style-name="T162_23">rented</text:span><text:span text:style-name="T162_24"><text:s/></text:span><text:span text:style-name="T162_25">by</text:span><text:span text:style-name="T162_26"><text:s/></text:span><text:span text:style-name="T162_27">the</text:span><text:span text:style-name="T162_28"><text:s/></text:span><text:span text:style-name="T162_29">player</text:span><text:span text:style-name="T162_30">,<text:s/></text:span><text:span text:style-name="T162_31">analogous</text:span><text:span text:style-name="T162_32"><text:s/></text:span><text:span text:style-name="T162_33">to</text:span><text:span text:style-name="T162_34"><text:s/></text:span><text:span text:style-name="T162_35">the</text:span><text:span text:style-name="T162_36"><text:s/></text:span><text:span text:style-name="T162_37">concept</text:span><text:span text:style-name="T162_38"><text:s/></text:span><text:span text:style-name="T162_39">of</text:span><text:span text:style-name="T162_40"><text:s/>“</text:span><text:span text:style-name="T162_41">land</text:span><text:span text:style-name="T162_42">”<text:s/></text:span><text:span text:style-name="T162_43">and</text:span><text:span text:style-name="T162_44"><text:s/>“</text:span><text:span text:style-name="T162_45">property</text:span><text:span text:style-name="T162_46">”<text:s/></text:span><text:span text:style-name="T162_47">in</text:span><text:span text:style-name="T162_48"><text:s/></text:span><text:span text:style-name="T162_49">real</text:span><text:span text:style-name="T162_50"><text:s/></text:span><text:span text:style-name="T162_51">life</text:span><text:span text:style-name="T162_52">.</text:span></text:p>
            </text:list-item>
          </text:list>
        </text:list-item>
        <text:list-item>
          <text:p text:style-name="P163"><text:span text:style-name="T163_1">User</text:span><text:span text:style-name="T163_2"><text:s/></text:span><text:span text:style-name="T163_3">created</text:span><text:span text:style-name="T163_4"><text:s/></text:span><text:span text:style-name="T163_5">content</text:span></text:p>
          <text:list>
            <text:list-item>
              <text:p text:style-name="P164"><text:span text:style-name="T164_1">Additional</text:span><text:span text:style-name="T164_2"><text:s/></text:span><text:span text:style-name="T164_3">content</text:span><text:span text:style-name="T164_4"><text:s/></text:span><text:span text:style-name="T164_5">that</text:span><text:span text:style-name="T164_6"><text:s/></text:span><text:span text:style-name="T164_7">is</text:span><text:span text:style-name="T164_8"><text:s/></text:span><text:span text:style-name="T164_9">designed</text:span><text:span text:style-name="T164_10"><text:s/></text:span><text:span text:style-name="T164_11">and</text:span><text:span text:style-name="T164_12"><text:s/></text:span><text:span text:style-name="T164_13">developed</text:span><text:span text:style-name="T164_14"><text:s/></text:span><text:span text:style-name="T164_15">by</text:span><text:span text:style-name="T164_16"><text:s/></text:span><text:span text:style-name="T164_17">players</text:span><text:span text:style-name="T164_18"><text:s/></text:span><text:span text:style-name="T164_19">rather</text:span><text:span text:style-name="T164_20"><text:s/></text:span><text:span text:style-name="T164_21">than</text:span><text:span text:style-name="T164_22"><text:s/></text:span><text:span text:style-name="T164_23">by</text:span><text:span text:style-name="T164_24"><text:s/></text:span><text:span text:style-name="T164_25">developers</text:span><text:span text:style-name="T164_26">,<text:s/></text:span><text:span text:style-name="T164_27">made</text:span><text:span text:style-name="T164_28"><text:s/></text:span><text:span text:style-name="T164_29">available</text:span><text:span text:style-name="T164_30"><text:s/></text:span><text:span text:style-name="T164_31">to</text:span><text:span text:style-name="T164_32"><text:s/></text:span><text:span text:style-name="T164_33">other</text:span><text:span text:style-name="T164_34"><text:s/></text:span><text:span text:style-name="T164_35">players</text:span><text:span text:style-name="T164_36"><text:s/></text:span><text:span text:style-name="T164_37">within</text:span><text:span text:style-name="T164_38"><text:s/></text:span><text:span text:style-name="T164_39">the</text:span><text:span text:style-name="T164_40"><text:s/></text:span><text:span text:style-name="T164_41">game</text:span><text:span text:style-name="T164_42">.</text:span></text:p>
            </text:list-item>
          </text:list>
        </text:list-item>
      </text:list>
      <text:h text:style-name="P165" text:outline-level="10"><text:bookmark-start text:name="h.jg36wppxjvkx"/><text:bookmark-end text:name="h.jg36wppxjvkx"/><text:span text:style-name="T165_1">Design</text:span><text:span text:style-name="T165_2"><text:s/></text:span><text:span text:style-name="T165_3">Issues</text:span><text:span text:style-name="T165_4"><text:s/></text:span><text:span text:style-name="T165_5">in</text:span><text:span text:style-name="T165_6"><text:s/></text:span><text:span text:style-name="T165_7">Social</text:span><text:span text:style-name="T165_8"><text:s/></text:span><text:span text:style-name="T165_9">Games</text:span></text:h>
      <text:list text:style-name="LS5" xml:id="list97">
        <text:list-item>
          <text:p text:style-name="P166"><text:span text:style-name="T166_1">Social</text:span><text:span text:style-name="T166_2"><text:s/></text:span><text:span text:style-name="T166_3">gameplay</text:span></text:p>
          <text:list>
            <text:list-item>
              <text:p text:style-name="P167"><text:span text:style-name="T167_1">Intentional</text:span><text:span text:style-name="T167_2"><text:s/></text:span><text:span text:style-name="T167_3">encouragement</text:span><text:span text:style-name="T167_4"><text:s/></text:span><text:span text:style-name="T167_5">of</text:span><text:span text:style-name="T167_6"><text:s/></text:span><text:span text:style-name="T167_7">cooperation</text:span><text:span text:style-name="T167_8"><text:s/></text:span><text:span text:style-name="T167_9">and</text:span><text:span text:style-name="T167_10"><text:s/></text:span><text:span text:style-name="T167_11">communication</text:span><text:span text:style-name="T167_12"><text:s/></text:span><text:span text:style-name="T167_13">between</text:span><text:span text:style-name="T167_14"><text:s/></text:span><text:span text:style-name="T167_15">players</text:span><text:span text:style-name="T167_16">.</text:span><text:span text:style-name="T167_17"><text:note text:note-class="footnote"><text:note-citation/><text:note-body><text:p text:style-name="P168"><text:span text:style-name="T168_1"><text:a xlink:type="simple" xlink:href="http://www.gamasutra.com/view/feature/134548/the_state_of_social_in_social_games.php"><text:span text:style-name="T168_2"><text:s/></text:span></text:a></text:span><text:span text:style-name="T168_3"><text:a xlink:type="simple" xlink:href="http://www.gamasutra.com/view/feature/134548/the_state_of_social_in_social_games.php"><text:span text:style-name="T168_4">The</text:span></text:a></text:span><text:span text:style-name="T168_5"><text:a xlink:type="simple" xlink:href="http://www.gamasutra.com/view/feature/134548/the_state_of_social_in_social_games.php"><text:span text:style-name="T168_6"><text:s/></text:span></text:a></text:span><text:span text:style-name="T168_7"><text:a xlink:type="simple" xlink:href="http://www.gamasutra.com/view/feature/134548/the_state_of_social_in_social_games.php"><text:span text:style-name="T168_8">State</text:span></text:a></text:span><text:span text:style-name="T168_9"><text:a xlink:type="simple" xlink:href="http://www.gamasutra.com/view/feature/134548/the_state_of_social_in_social_games.php"><text:span text:style-name="T168_10"><text:s/></text:span></text:a></text:span><text:span text:style-name="T168_11"><text:a xlink:type="simple" xlink:href="http://www.gamasutra.com/view/feature/134548/the_state_of_social_in_social_games.php"><text:span text:style-name="T168_12">of</text:span></text:a></text:span><text:span text:style-name="T168_13"><text:a xlink:type="simple" xlink:href="http://www.gamasutra.com/view/feature/134548/the_state_of_social_in_social_games.php"><text:span text:style-name="T168_14"><text:s/></text:span></text:a></text:span><text:span text:style-name="T168_15"><text:a xlink:type="simple" xlink:href="http://www.gamasutra.com/view/feature/134548/the_state_of_social_in_social_games.php"><text:span text:style-name="T168_16">Social</text:span></text:a></text:span><text:span text:style-name="T168_17"><text:a xlink:type="simple" xlink:href="http://www.gamasutra.com/view/feature/134548/the_state_of_social_in_social_games.php"><text:span text:style-name="T168_18"><text:s/></text:span></text:a></text:span><text:span text:style-name="T168_19"><text:a xlink:type="simple" xlink:href="http://www.gamasutra.com/view/feature/134548/the_state_of_social_in_social_games.php"><text:span text:style-name="T168_20">in</text:span></text:a></text:span><text:span text:style-name="T168_21"><text:a xlink:type="simple" xlink:href="http://www.gamasutra.com/view/feature/134548/the_state_of_social_in_social_games.php"><text:span text:style-name="T168_22"><text:s/></text:span></text:a></text:span><text:span text:style-name="T168_23"><text:a xlink:type="simple" xlink:href="http://www.gamasutra.com/view/feature/134548/the_state_of_social_in_social_games.php"><text:span text:style-name="T168_24">Social</text:span></text:a></text:span><text:span text:style-name="T168_25"><text:a xlink:type="simple" xlink:href="http://www.gamasutra.com/view/feature/134548/the_state_of_social_in_social_games.php"><text:span text:style-name="T168_26"><text:s/></text:span></text:a></text:span><text:span text:style-name="T168_27"><text:a xlink:type="simple" xlink:href="http://www.gamasutra.com/view/feature/134548/the_state_of_social_in_social_games.php"><text:span text:style-name="T168_28">Games</text:span></text:a></text:span></text:p></text:note-body></text:note></text:span></text:p>
            </text:list-item>
          </text:list>
        </text:list-item>
        <text:list-item>
          <text:p text:style-name="P169"><text:span text:style-name="T169_1">Social</text:span><text:span text:style-name="T169_2"><text:s/></text:span><text:span text:style-name="T169_3">network</text:span><text:span text:style-name="T169_4"><text:s/></text:span><text:span text:style-name="T169_5">integration</text:span></text:p>
          <text:list>
            <text:list-item>
              <text:p text:style-name="P170"><text:span text:style-name="T170_1">Relationship</text:span><text:span text:style-name="T170_2"><text:s/></text:span><text:span text:style-name="T170_3">between</text:span><text:span text:style-name="T170_4"><text:s/></text:span><text:span text:style-name="T170_5">the</text:span><text:span text:style-name="T170_6"><text:s/></text:span><text:span text:style-name="T170_7">social</text:span><text:span text:style-name="T170_8"><text:s/></text:span><text:span text:style-name="T170_9">game</text:span><text:span text:style-name="T170_10"><text:s/></text:span><text:span text:style-name="T170_11">and</text:span><text:span text:style-name="T170_12"><text:s/></text:span><text:span text:style-name="T170_13">both</text:span><text:span text:style-name="T170_14"><text:s/></text:span><text:span text:style-name="T170_15">in</text:span><text:span text:style-name="T170_16"><text:s/></text:span><text:span text:style-name="T170_17">game</text:span><text:span text:style-name="T170_18"><text:s/></text:span><text:span text:style-name="T170_19">and</text:span><text:span text:style-name="T170_20"><text:s/></text:span><text:span text:style-name="T170_21">external</text:span><text:span text:style-name="T170_22"><text:s/></text:span><text:span text:style-name="T170_23">social</text:span><text:span text:style-name="T170_24"><text:s/></text:span><text:span text:style-name="T170_25">networks</text:span><text:span text:style-name="T170_26">,<text:s/></text:span><text:span text:style-name="T170_27">allowing</text:span><text:span text:style-name="T170_28"><text:s/></text:span><text:span text:style-name="T170_29">the</text:span><text:span text:style-name="T170_30"><text:s/></text:span><text:span text:style-name="T170_31">game</text:span><text:span text:style-name="T170_32"><text:s/></text:span><text:span text:style-name="T170_33">to</text:span><text:span text:style-name="T170_34"><text:s/></text:span><text:span text:style-name="T170_35">spread</text:span><text:span text:style-name="T170_36"><text:s/></text:span><text:span text:style-name="T170_37">through</text:span><text:span text:style-name="T170_38"><text:s/></text:span><text:span text:style-name="T170_39">a</text:span><text:span text:style-name="T170_40"><text:s/></text:span><text:span text:style-name="T170_41">given</text:span><text:span text:style-name="T170_42"><text:s/></text:span><text:span text:style-name="T170_43">player</text:span><text:span text:style-name="T170_44">’</text:span><text:span text:style-name="T170_45">s</text:span><text:span text:style-name="T170_46"><text:s/></text:span><text:span text:style-name="T170_47">personal</text:span><text:span text:style-name="T170_48"><text:s/></text:span><text:span text:style-name="T170_49">network</text:span><text:span text:style-name="T170_50"><text:s/></text:span><text:span text:style-name="T170_51">of</text:span><text:span text:style-name="T170_52"><text:s/></text:span><text:span text:style-name="T170_53">friends</text:span><text:span text:style-name="T170_54"><text:s/></text:span><text:span text:style-name="T170_55">and</text:span><text:span text:style-name="T170_56"><text:s/></text:span><text:span text:style-name="T170_57">family</text:span><text:span text:style-name="T170_58">.</text:span><text:span text:style-name="T170_59"><text:note text:note-class="footnote"><text:note-citation/><text:note-body><text:p text:style-name="P171"><text:span text:style-name="T171_1"><text:a xlink:type="simple" xlink:href="http://www.gamasutra.com/view/news/25704/QA_CCP_On_Keeping_EVE_Online_Fresh_And_Growing.php"><text:span text:style-name="T171_2"><text:s/></text:span></text:a></text:span><text:span text:style-name="T171_3"><text:a xlink:type="simple" xlink:href="http://www.gamasutra.com/view/feature/134334/whered_your_social_games_go.php?page=2"><text:span text:style-name="T171_4">Where</text:span></text:a></text:span><text:span text:style-name="T171_5"><text:a xlink:type="simple" xlink:href="http://www.gamasutra.com/view/feature/134334/whered_your_social_games_go.php?page=2"><text:span text:style-name="T171_6">'</text:span></text:a></text:span><text:span text:style-name="T171_7"><text:a xlink:type="simple" xlink:href="http://www.gamasutra.com/view/feature/134334/whered_your_social_games_go.php?page=2"><text:span text:style-name="T171_8">d</text:span></text:a></text:span><text:span text:style-name="T171_9"><text:a xlink:type="simple" xlink:href="http://www.gamasutra.com/view/feature/134334/whered_your_social_games_go.php?page=2"><text:span text:style-name="T171_10"><text:s/></text:span></text:a></text:span><text:span text:style-name="T171_11"><text:a xlink:type="simple" xlink:href="http://www.gamasutra.com/view/feature/134334/whered_your_social_games_go.php?page=2"><text:span text:style-name="T171_12">Your</text:span></text:a></text:span><text:span text:style-name="T171_13"><text:a xlink:type="simple" xlink:href="http://www.gamasutra.com/view/feature/134334/whered_your_social_games_go.php?page=2"><text:span text:style-name="T171_14"><text:s/></text:span></text:a></text:span><text:span text:style-name="T171_15"><text:a xlink:type="simple" xlink:href="http://www.gamasutra.com/view/feature/134334/whered_your_social_games_go.php?page=2"><text:span text:style-name="T171_16">Social</text:span></text:a></text:span><text:span text:style-name="T171_17"><text:a xlink:type="simple" xlink:href="http://www.gamasutra.com/view/feature/134334/whered_your_social_games_go.php?page=2"><text:span text:style-name="T171_18"><text:s/></text:span></text:a></text:span><text:span text:style-name="T171_19"><text:a xlink:type="simple" xlink:href="http://www.gamasutra.com/view/feature/134334/whered_your_social_games_go.php?page=2"><text:span text:style-name="T171_20">Games</text:span></text:a></text:span><text:span text:style-name="T171_21"><text:a xlink:type="simple" xlink:href="http://www.gamasutra.com/view/feature/134334/whered_your_social_games_go.php?page=2"><text:span text:style-name="T171_22"><text:s/></text:span></text:a></text:span><text:span text:style-name="T171_23"><text:a xlink:type="simple" xlink:href="http://www.gamasutra.com/view/feature/134334/whered_your_social_games_go.php?page=2"><text:span text:style-name="T171_24">Go</text:span></text:a></text:span><text:span text:style-name="T171_25"><text:a xlink:type="simple" xlink:href="http://www.gamasutra.com/view/feature/134334/whered_your_social_games_go.php?page=2"><text:span text:style-name="T171_26">?</text:span></text:a></text:span></text:p></text:note-body></text:note></text:span></text:p>
            </text:list-item>
          </text:list>
        </text:list-item>
      </text:list>
      <text:p text:style-name="P172"/>
      <text:h text:style-name="P173" text:outline-level="10"><text:bookmark-start text:name="h.s2ic6w6c90ql"/><text:bookmark-end text:name="h.s2ic6w6c90ql"/></text:h>
      <text:p text:style-name="P174"/>
      <text:h text:style-name="P175" text:outline-level="10"><text:bookmark-start text:name="h.a9611accs7a8"/><text:bookmark-end text:name="h.a9611accs7a8"/><text:bookmark-start text:name="h.ms4gkhet8mf9"/><text:bookmark-end text:name="h.ms4gkhet8mf9"/><text:span text:style-name="T175_1">Advancement</text:span></text:h>
      <text:p text:style-name="P176"><text:span text:style-name="T176_1">A</text:span><text:span text:style-name="T176_2"><text:s/></text:span><text:span text:style-name="T176_3">major</text:span><text:span text:style-name="T176_4"><text:s/></text:span><text:span text:style-name="T176_5">concern</text:span><text:span text:style-name="T176_6"><text:s/></text:span><text:span text:style-name="T176_7">of</text:span><text:span text:style-name="T176_8"><text:s/></text:span><text:span text:style-name="T176_9">ours</text:span><text:span text:style-name="T176_10"><text:s/></text:span><text:span text:style-name="T176_11">is</text:span><text:span text:style-name="T176_12"><text:s/></text:span><text:span text:style-name="T176_13">how</text:span><text:span text:style-name="T176_14"><text:s/></text:span><text:span text:style-name="T176_15">players</text:span><text:span text:style-name="T176_16"><text:s/>“</text:span><text:span text:style-name="T176_17">level</text:span><text:span text:style-name="T176_18"><text:s/></text:span><text:span text:style-name="T176_19">up</text:span><text:span text:style-name="T176_20">”.<text:s/></text:span><text:span text:style-name="T176_21">We</text:span><text:span text:style-name="T176_22"><text:s/></text:span><text:span text:style-name="T176_23">know</text:span><text:span text:style-name="T176_24"><text:s/></text:span><text:span text:style-name="T176_25">that</text:span><text:span text:style-name="T176_26"><text:s/></text:span><text:span text:style-name="T176_27">we</text:span><text:span text:style-name="T176_28"><text:s/></text:span><text:span text:style-name="T176_29">will</text:span><text:span text:style-name="T176_30"><text:s/></text:span><text:span text:style-name="T176_31">be</text:span><text:span text:style-name="T176_32"><text:s/></text:span><text:span text:style-name="T176_33">pulling</text:span><text:span text:style-name="T176_34"><text:s/></text:span><text:span text:style-name="T176_35">open</text:span><text:span text:style-name="T176_36"><text:s/></text:span><text:span text:style-name="T176_37">source</text:span><text:span text:style-name="T176_38"><text:s/></text:span><text:span text:style-name="T176_39">productivity</text:span><text:span text:style-name="T176_40"><text:s/></text:span><text:span text:style-name="T176_41">data</text:span><text:span text:style-name="T176_42"><text:s/></text:span><text:span text:style-name="T176_43">from</text:span><text:span text:style-name="T176_44"><text:s/></text:span><text:span text:style-name="T176_45">various</text:span><text:span text:style-name="T176_46"><text:s/></text:span><text:span text:style-name="T176_47">sources</text:span><text:span text:style-name="T176_48">,<text:s/></text:span><text:span text:style-name="T176_49">such</text:span><text:span text:style-name="T176_50"><text:s/></text:span><text:span text:style-name="T176_51">as</text:span><text:span text:style-name="T176_52">:</text:span></text:p>
      <text:list text:style-name="LS6" xml:id="list101">
        <text:list-item>
          <text:p text:style-name="P177"><text:span text:style-name="T177_1">GitHub</text:span></text:p>
        </text:list-item>
        <text:list-item>
          <text:p text:style-name="P178"><text:span text:style-name="T178_1">Coderwall</text:span></text:p>
        </text:list-item>
        <text:list-item>
          <text:p text:style-name="P179"><text:span text:style-name="T179_1">Stack</text:span><text:span text:style-name="T179_2"><text:s/></text:span><text:span text:style-name="T179_3">Exchange</text:span><text:span text:style-name="T179_4"><text:s/></text:span><text:span text:style-name="T179_5">sites</text:span></text:p>
        </text:list-item>
        <text:list-item>
          <text:p text:style-name="P180"><text:span text:style-name="T180_1">Ohloh</text:span></text:p>
        </text:list-item>
      </text:list>
      <text:p text:style-name="P181"/>
      <text:p text:style-name="P182"><text:span text:style-name="T182_1">Doing</text:span><text:span text:style-name="T182_2"><text:s/></text:span><text:span text:style-name="T182_3">this</text:span><text:span text:style-name="T182_4"><text:s/></text:span><text:span text:style-name="T182_5">successfully</text:span><text:span text:style-name="T182_6"><text:s/></text:span><text:span text:style-name="T182_7">requires</text:span><text:span text:style-name="T182_8"><text:s/></text:span><text:span text:style-name="T182_9">a</text:span><text:span text:style-name="T182_10"><text:s/></text:span><text:span text:style-name="T182_11">delicate</text:span><text:span text:style-name="T182_12"><text:s/></text:span><text:span text:style-name="T182_13">balance</text:span><text:span text:style-name="T182_14"><text:s/></text:span><text:span text:style-name="T182_15">between</text:span><text:span text:style-name="T182_16"><text:s/></text:span><text:span text:style-name="T182_17">external</text:span><text:span text:style-name="T182_18"><text:s/></text:span><text:span text:style-name="T182_19">and</text:span><text:span text:style-name="T182_20"><text:s/></text:span><text:span text:style-name="T182_21">internal</text:span><text:span text:style-name="T182_22"><text:s/></text:span><text:span text:style-name="T182_23">skill</text:span><text:span text:style-name="T182_24">.<text:s/></text:span><text:span text:style-name="T182_25">External</text:span><text:span text:style-name="T182_26"><text:s/></text:span><text:span text:style-name="T182_27">contributions</text:span><text:span text:style-name="T182_28"><text:s/>(</text:span><text:span text:style-name="T182_29">ex</text:span><text:span text:style-name="T182_30">.<text:s/></text:span><text:span text:style-name="T182_31">bugfixes</text:span><text:span text:style-name="T182_32">)<text:s/></text:span><text:span text:style-name="T182_33">should</text:span><text:span text:style-name="T182_34"><text:s/></text:span><text:span text:style-name="T182_35">receive</text:span><text:span text:style-name="T182_36"><text:s/></text:span><text:span text:style-name="T182_37">appropriate</text:span><text:span text:style-name="T182_38">/</text:span><text:span text:style-name="T182_39">proportional</text:span><text:span text:style-name="T182_40"><text:s/></text:span><text:span text:style-name="T182_41">reward</text:span><text:span text:style-name="T182_42"><text:s/></text:span><text:span text:style-name="T182_43">in</text:span><text:span text:style-name="T182_44">-</text:span><text:span text:style-name="T182_45">game</text:span><text:span text:style-name="T182_46">.<text:s/></text:span><text:span text:style-name="T182_47">A</text:span><text:span text:style-name="T182_48"><text:s/></text:span><text:span text:style-name="T182_49">player</text:span><text:span text:style-name="T182_50"><text:s/></text:span><text:span text:style-name="T182_51">who</text:span><text:span text:style-name="T182_52"><text:s/></text:span><text:span text:style-name="T182_53">lacks</text:span><text:span text:style-name="T182_54"><text:s/></text:span><text:span text:style-name="T182_55">advanced</text:span><text:span text:style-name="T182_56"><text:s/></text:span><text:span text:style-name="T182_57">external</text:span><text:span text:style-name="T182_58"><text:s/></text:span><text:span text:style-name="T182_59">contributions</text:span><text:span text:style-name="T182_60"><text:s/>(</text:span><text:span text:style-name="T182_61">maybe</text:span><text:span text:style-name="T182_62"><text:s/></text:span><text:span text:style-name="T182_63">a</text:span><text:span text:style-name="T182_64"><text:s/></text:span><text:span text:style-name="T182_65">new</text:span><text:span text:style-name="T182_66"><text:s/></text:span><text:span text:style-name="T182_67">programmer</text:span><text:span text:style-name="T182_68">)<text:s/></text:span><text:span text:style-name="T182_69">should</text:span><text:span text:style-name="T182_70"><text:s/></text:span><text:span text:style-name="T182_71">be</text:span><text:span text:style-name="T182_72"><text:s/></text:span><text:span text:style-name="T182_73">able</text:span><text:span text:style-name="T182_74"><text:s/></text:span><text:span text:style-name="T182_75">to</text:span><text:span text:style-name="T182_76"><text:s/></text:span><text:span text:style-name="T182_77">compensate</text:span><text:span text:style-name="T182_78"><text:s/></text:span><text:span text:style-name="T182_79">in</text:span><text:span text:style-name="T182_80">-</text:span><text:span text:style-name="T182_81">game</text:span><text:span text:style-name="T182_82"><text:s/></text:span><text:span text:style-name="T182_83">somewhat</text:span><text:span text:style-name="T182_84"><text:s/></text:span><text:span text:style-name="T182_85">with</text:span><text:span text:style-name="T182_86"><text:s/></text:span><text:span text:style-name="T182_87">in</text:span><text:span text:style-name="T182_88">-</text:span><text:span text:style-name="T182_89">game</text:span><text:span text:style-name="T182_90"><text:s/></text:span><text:span text:style-name="T182_91">skill</text:span><text:span text:style-name="T182_92"><text:s/></text:span><text:span text:style-name="T182_93">and</text:span><text:span text:style-name="T182_94"><text:s/></text:span><text:span text:style-name="T182_95">tactics</text:span><text:span text:style-name="T182_96">,<text:s/></text:span><text:span text:style-name="T182_97">but</text:span><text:span text:style-name="T182_98"><text:s/></text:span><text:span text:style-name="T182_99">not</text:span><text:span text:style-name="T182_100"><text:s/></text:span><text:span text:style-name="T182_101">too</text:span><text:span text:style-name="T182_102"><text:s/></text:span><text:span text:style-name="T182_103">much</text:span><text:span text:style-name="T182_104">.<text:s/></text:span><text:span text:style-name="T182_105">This</text:span><text:span text:style-name="T182_106"><text:s/></text:span><text:span text:style-name="T182_107">is</text:span><text:span text:style-name="T182_108"><text:s/></text:span><text:span text:style-name="T182_109">a</text:span><text:span text:style-name="T182_110"><text:s/></text:span><text:span text:style-name="T182_111">major</text:span><text:span text:style-name="T182_112"><text:s/></text:span><text:span text:style-name="T182_113">point</text:span><text:span text:style-name="T182_114"><text:s/></text:span><text:span text:style-name="T182_115">of</text:span><text:span text:style-name="T182_116"><text:s/></text:span><text:span text:style-name="T182_117">balance</text:span><text:span text:style-name="T182_118"><text:s/></text:span><text:span text:style-name="T182_119">in</text:span><text:span text:style-name="T182_120"><text:s/></text:span><text:span text:style-name="T182_121">a</text:span><text:span text:style-name="T182_122"><text:s/></text:span><text:span text:style-name="T182_123">productivity</text:span><text:span text:style-name="T182_124"><text:s/></text:span><text:span text:style-name="T182_125">game</text:span><text:span text:style-name="T182_126"><text:s/></text:span><text:span text:style-name="T182_127">like</text:span><text:span text:style-name="T182_128"><text:s/></text:span><text:span text:style-name="T182_129">ours</text:span><text:span text:style-name="T182_130">.</text:span></text:p>
      <text:p text:style-name="P183"/>
      <text:p text:style-name="P184"><text:span text:style-name="T184_1">Examples</text:span><text:span text:style-name="T184_2"><text:s/></text:span><text:span text:style-name="T184_3">of</text:span><text:span text:style-name="T184_4"><text:s/></text:span><text:span text:style-name="T184_5">games</text:span><text:span text:style-name="T184_6"><text:s/></text:span><text:span text:style-name="T184_7">using</text:span><text:span text:style-name="T184_8"><text:s/></text:span><text:span text:style-name="T184_9">external</text:span><text:span text:style-name="T184_10"><text:s/></text:span><text:span text:style-name="T184_11">user</text:span><text:span text:style-name="T184_12"><text:s/></text:span><text:span text:style-name="T184_13">activity</text:span><text:span text:style-name="T184_14"><text:s/></text:span><text:span text:style-name="T184_15">for</text:span><text:span text:style-name="T184_16"><text:s/></text:span><text:span text:style-name="T184_17">internal</text:span><text:span text:style-name="T184_18"><text:s/></text:span><text:span text:style-name="T184_19">advancement</text:span><text:span text:style-name="T184_20">:</text:span></text:p>
      <text:list text:style-name="LS7" xml:id="list105">
        <text:list-item>
          <text:p text:style-name="P185"><text:span text:style-name="T185_1">Foursquare</text:span></text:p>
          <text:list>
            <text:list-item>
              <text:p text:style-name="P186"><text:span text:style-name="T186_1"><text:a xlink:type="simple" xlink:href="https://foursquare.com/"><text:span text:style-name="T186_2">https</text:span></text:a></text:span><text:span text:style-name="T186_3"><text:a xlink:type="simple" xlink:href="https://foursquare.com/"><text:span text:style-name="T186_4">://</text:span></text:a></text:span><text:span text:style-name="T186_5"><text:a xlink:type="simple" xlink:href="https://foursquare.com/"><text:span text:style-name="T186_6">foursquare</text:span></text:a></text:span><text:span text:style-name="T186_7"><text:a xlink:type="simple" xlink:href="https://foursquare.com/"><text:span text:style-name="T186_8">.</text:span></text:a></text:span><text:span text:style-name="T186_9"><text:a xlink:type="simple" xlink:href="https://foursquare.com/"><text:span text:style-name="T186_10">com</text:span></text:a></text:span><text:span text:style-name="T186_11"><text:a xlink:type="simple" xlink:href="https://foursquare.com/"><text:span text:style-name="T186_12">/</text:span></text:a></text:span></text:p>
            </text:list-item>
          </text:list>
        </text:list-item>
      </text:list>
      <text:list text:style-name="LS8" xml:id="list107">
        <text:list-item>
          <text:p text:style-name="P187"><text:span text:style-name="T187_1">Reward</text:span><text:span text:style-name="T187_2"><text:s/></text:span><text:span text:style-name="T187_3">points</text:span><text:span text:style-name="T187_4"><text:s/></text:span><text:span text:style-name="T187_5">systems</text:span><text:span text:style-name="T187_6">,<text:s/></text:span><text:span text:style-name="T187_7">such</text:span><text:span text:style-name="T187_8"><text:s/></text:span><text:span text:style-name="T187_9">as</text:span><text:span text:style-name="T187_10"><text:s/></text:span><text:span text:style-name="T187_11">those</text:span><text:span text:style-name="T187_12"><text:s/></text:span><text:span text:style-name="T187_13">found</text:span><text:span text:style-name="T187_14"><text:s/></text:span><text:span text:style-name="T187_15">on</text:span><text:span text:style-name="T187_16"><text:s/></text:span><text:span text:style-name="T187_17">soda</text:span><text:span text:style-name="T187_18"><text:s/></text:span><text:span text:style-name="T187_19">bottles</text:span></text:p>
        </text:list-item>
        <text:list-item>
          <text:p text:style-name="P188"><text:span text:style-name="T188_1">Coderwall</text:span><text:span text:style-name="T188_2"><text:s/>(</text:span><text:span text:style-name="T188_3">a</text:span><text:span text:style-name="T188_4"><text:s/></text:span><text:span text:style-name="T188_5">simple</text:span><text:span text:style-name="T188_6"><text:s/></text:span><text:span text:style-name="T188_7">game</text:span><text:span text:style-name="T188_8">,<text:s/></text:span><text:span text:style-name="T188_9">but</text:span><text:span text:style-name="T188_10"><text:s/></text:span><text:span text:style-name="T188_11">a</text:span><text:span text:style-name="T188_12"><text:s/></text:span><text:span text:style-name="T188_13">game</text:span><text:span text:style-name="T188_14"><text:s/></text:span><text:span text:style-name="T188_15">nonetheless</text:span><text:span text:style-name="T188_16">)</text:span></text:p>
          <text:list>
            <text:list-item>
              <text:p text:style-name="P189"><text:span text:style-name="T189_1"><text:a xlink:type="simple" xlink:href="http://coderwall.com/"><text:span text:style-name="T189_2">http</text:span></text:a></text:span><text:span text:style-name="T189_3"><text:a xlink:type="simple" xlink:href="http://coderwall.com/"><text:span text:style-name="T189_4">://</text:span></text:a></text:span><text:span text:style-name="T189_5"><text:a xlink:type="simple" xlink:href="http://coderwall.com/"><text:span text:style-name="T189_6">coderwall</text:span></text:a></text:span><text:span text:style-name="T189_7"><text:a xlink:type="simple" xlink:href="http://coderwall.com/"><text:span text:style-name="T189_8">.</text:span></text:a></text:span><text:span text:style-name="T189_9"><text:a xlink:type="simple" xlink:href="http://coderwall.com/"><text:span text:style-name="T189_10">com</text:span></text:a></text:span><text:span text:style-name="T189_11"><text:a xlink:type="simple" xlink:href="http://coderwall.com/"><text:span text:style-name="T189_12">/</text:span></text:a></text:span></text:p>
            </text:list-item>
          </text:list>
        </text:list-item>
        <text:list-item>
          <text:p text:style-name="P190"><text:span text:style-name="T190_1">Zombies</text:span><text:span text:style-name="T190_2">,<text:s/></text:span><text:span text:style-name="T190_3">Run</text:span><text:span text:style-name="T190_4">!<text:s/></text:span><text:span text:style-name="T190_5">(</text:span><text:span text:style-name="T190_6">run</text:span><text:span text:style-name="T190_7"><text:s/></text:span><text:span text:style-name="T190_8">in</text:span><text:span text:style-name="T190_9"><text:s/></text:span><text:span text:style-name="T190_10">real</text:span><text:span text:style-name="T190_11"><text:s/></text:span><text:span text:style-name="T190_12">life</text:span><text:span text:style-name="T190_13">,<text:s/></text:span><text:span text:style-name="T190_14">find</text:span><text:span text:style-name="T190_15"><text:s/></text:span><text:span text:style-name="T190_16">items</text:span><text:span text:style-name="T190_17"><text:s/></text:span><text:span text:style-name="T190_18">in</text:span><text:span text:style-name="T190_19"><text:s/></text:span><text:span text:style-name="T190_20">zombie</text:span><text:span text:style-name="T190_21"><text:s/></text:span><text:span text:style-name="T190_22">apocalypse</text:span><text:span text:style-name="T190_23"><text:s/></text:span><text:span text:style-name="T190_24">in</text:span><text:span text:style-name="T190_25"><text:s/></text:span><text:span text:style-name="T190_26">game</text:span><text:span text:style-name="T190_27">)</text:span></text:p>
          <text:list>
            <text:list-item>
              <text:p text:style-name="P191"><text:span text:style-name="T191_1"><text:a xlink:type="simple" xlink:href="http://www.kickstarter.com/projects/sixtostart/zombies-run-a-running-game-and-audio-adventure-for"><text:span text:style-name="T191_2">http</text:span></text:a></text:span><text:span text:style-name="T191_3"><text:a xlink:type="simple" xlink:href="http://www.kickstarter.com/projects/sixtostart/zombies-run-a-running-game-and-audio-adventure-for"><text:span text:style-name="T191_4">://</text:span></text:a></text:span><text:span text:style-name="T191_5"><text:a xlink:type="simple" xlink:href="http://www.kickstarter.com/projects/sixtostart/zombies-run-a-running-game-and-audio-adventure-for"><text:span text:style-name="T191_6">www</text:span></text:a></text:span><text:span text:style-name="T191_7"><text:a xlink:type="simple" xlink:href="http://www.kickstarter.com/projects/sixtostart/zombies-run-a-running-game-and-audio-adventure-for"><text:span text:style-name="T191_8">.</text:span></text:a></text:span><text:span text:style-name="T191_9"><text:a xlink:type="simple" xlink:href="http://www.kickstarter.com/projects/sixtostart/zombies-run-a-running-game-and-audio-adventure-for"><text:span text:style-name="T191_10">kickstarter</text:span></text:a></text:span><text:span text:style-name="T191_11"><text:a xlink:type="simple" xlink:href="http://www.kickstarter.com/projects/sixtostart/zombies-run-a-running-game-and-audio-adventure-for"><text:span text:style-name="T191_12">.</text:span></text:a></text:span><text:span text:style-name="T191_13"><text:a xlink:type="simple" xlink:href="http://www.kickstarter.com/projects/sixtostart/zombies-run-a-running-game-and-audio-adventure-for"><text:span text:style-name="T191_14">com</text:span></text:a></text:span><text:span text:style-name="T191_15"><text:a xlink:type="simple" xlink:href="http://www.kickstarter.com/projects/sixtostart/zombies-run-a-running-game-and-audio-adventure-for"><text:span text:style-name="T191_16">/</text:span></text:a></text:span><text:span text:style-name="T191_17"><text:a xlink:type="simple" xlink:href="http://www.kickstarter.com/projects/sixtostart/zombies-run-a-running-game-and-audio-adventure-for"><text:span text:style-name="T191_18">projects</text:span></text:a></text:span><text:span text:style-name="T191_19"><text:a xlink:type="simple" xlink:href="http://www.kickstarter.com/projects/sixtostart/zombies-run-a-running-game-and-audio-adventure-for"><text:span text:style-name="T191_20">/</text:span></text:a></text:span><text:span text:style-name="T191_21"><text:a xlink:type="simple" xlink:href="http://www.kickstarter.com/projects/sixtostart/zombies-run-a-running-game-and-audio-adventure-for"><text:span text:style-name="T191_22">sixtostart</text:span></text:a></text:span><text:span text:style-name="T191_23"><text:a xlink:type="simple" xlink:href="http://www.kickstarter.com/projects/sixtostart/zombies-run-a-running-game-and-audio-adventure-for"><text:span text:style-name="T191_24">/</text:span></text:a></text:span><text:span text:style-name="T191_25"><text:a xlink:type="simple" xlink:href="http://www.kickstarter.com/projects/sixtostart/zombies-run-a-running-game-and-audio-adventure-for"><text:span text:style-name="T191_26">zombies</text:span></text:a></text:span><text:span text:style-name="T191_27"><text:a xlink:type="simple" xlink:href="http://www.kickstarter.com/projects/sixtostart/zombies-run-a-running-game-and-audio-adventure-for"><text:span text:style-name="T191_28">-</text:span></text:a></text:span><text:span text:style-name="T191_29"><text:a xlink:type="simple" xlink:href="http://www.kickstarter.com/projects/sixtostart/zombies-run-a-running-game-and-audio-adventure-for"><text:span text:style-name="T191_30">run</text:span></text:a></text:span><text:span text:style-name="T191_31"><text:a xlink:type="simple" xlink:href="http://www.kickstarter.com/projects/sixtostart/zombies-run-a-running-game-and-audio-adventure-for"><text:span text:style-name="T191_32">-</text:span></text:a></text:span><text:span text:style-name="T191_33"><text:a xlink:type="simple" xlink:href="http://www.kickstarter.com/projects/sixtostart/zombies-run-a-running-game-and-audio-adventure-for"><text:span text:style-name="T191_34">a</text:span></text:a></text:span><text:span text:style-name="T191_35"><text:a xlink:type="simple" xlink:href="http://www.kickstarter.com/projects/sixtostart/zombies-run-a-running-game-and-audio-adventure-for"><text:span text:style-name="T191_36">-</text:span></text:a></text:span><text:span text:style-name="T191_37"><text:a xlink:type="simple" xlink:href="http://www.kickstarter.com/projects/sixtostart/zombies-run-a-running-game-and-audio-adventure-for"><text:span text:style-name="T191_38">running</text:span></text:a></text:span><text:span text:style-name="T191_39"><text:a xlink:type="simple" xlink:href="http://www.kickstarter.com/projects/sixtostart/zombies-run-a-running-game-and-audio-adventure-for"><text:span text:style-name="T191_40">-</text:span></text:a></text:span><text:span text:style-name="T191_41"><text:a xlink:type="simple" xlink:href="http://www.kickstarter.com/projects/sixtostart/zombies-run-a-running-game-and-audio-adventure-for"><text:span text:style-name="T191_42">game</text:span></text:a></text:span><text:span text:style-name="T191_43"><text:a xlink:type="simple" xlink:href="http://www.kickstarter.com/projects/sixtostart/zombies-run-a-running-game-and-audio-adventure-for"><text:span text:style-name="T191_44">-</text:span></text:a></text:span><text:span text:style-name="T191_45"><text:a xlink:type="simple" xlink:href="http://www.kickstarter.com/projects/sixtostart/zombies-run-a-running-game-and-audio-adventure-for"><text:span text:style-name="T191_46">and</text:span></text:a></text:span><text:span text:style-name="T191_47"><text:a xlink:type="simple" xlink:href="http://www.kickstarter.com/projects/sixtostart/zombies-run-a-running-game-and-audio-adventure-for"><text:span text:style-name="T191_48">-</text:span></text:a></text:span><text:span text:style-name="T191_49"><text:a xlink:type="simple" xlink:href="http://www.kickstarter.com/projects/sixtostart/zombies-run-a-running-game-and-audio-adventure-for"><text:span text:style-name="T191_50">audio</text:span></text:a></text:span><text:span text:style-name="T191_51"><text:a xlink:type="simple" xlink:href="http://www.kickstarter.com/projects/sixtostart/zombies-run-a-running-game-and-audio-adventure-for"><text:span text:style-name="T191_52">-</text:span></text:a></text:span><text:span text:style-name="T191_53"><text:a xlink:type="simple" xlink:href="http://www.kickstarter.com/projects/sixtostart/zombies-run-a-running-game-and-audio-adventure-for"><text:span text:style-name="T191_54">adventure</text:span></text:a></text:span><text:span text:style-name="T191_55"><text:a xlink:type="simple" xlink:href="http://www.kickstarter.com/projects/sixtostart/zombies-run-a-running-game-and-audio-adventure-for"><text:span text:style-name="T191_56">-</text:span></text:a></text:span><text:span text:style-name="T191_57"><text:a xlink:type="simple" xlink:href="http://www.kickstarter.com/projects/sixtostart/zombies-run-a-running-game-and-audio-adventure-for"><text:span text:style-name="T191_58">for</text:span></text:a></text:span></text:p>
            </text:list-item>
          </text:list>
        </text:list-item>
        <text:list-item>
          <text:p text:style-name="P192"><text:span text:style-name="T192_1">Wii</text:span><text:span text:style-name="T192_2"><text:s/></text:span><text:span text:style-name="T192_3">Fit</text:span><text:span text:style-name="T192_4"><text:s/></text:span><text:span text:style-name="T192_5">and</text:span><text:span text:style-name="T192_6"><text:s/></text:span><text:span text:style-name="T192_7">similar</text:span><text:span text:style-name="T192_8"><text:s/></text:span><text:span text:style-name="T192_9">games</text:span></text:p>
          <text:list>
            <text:list-item>
              <text:p text:style-name="P193"><text:span text:style-name="T193_1"><text:a xlink:type="simple" xlink:href="http://en.wikipedia.org/wiki/Wii_Fit"><text:span text:style-name="T193_2">http</text:span></text:a></text:span><text:span text:style-name="T193_3"><text:a xlink:type="simple" xlink:href="http://en.wikipedia.org/wiki/Wii_Fit"><text:span text:style-name="T193_4">://</text:span></text:a></text:span><text:span text:style-name="T193_5"><text:a xlink:type="simple" xlink:href="http://en.wikipedia.org/wiki/Wii_Fit"><text:span text:style-name="T193_6">en</text:span></text:a></text:span><text:span text:style-name="T193_7"><text:a xlink:type="simple" xlink:href="http://en.wikipedia.org/wiki/Wii_Fit"><text:span text:style-name="T193_8">.</text:span></text:a></text:span><text:span text:style-name="T193_9"><text:a xlink:type="simple" xlink:href="http://en.wikipedia.org/wiki/Wii_Fit"><text:span text:style-name="T193_10">wikipedia</text:span></text:a></text:span><text:span text:style-name="T193_11"><text:a xlink:type="simple" xlink:href="http://en.wikipedia.org/wiki/Wii_Fit"><text:span text:style-name="T193_12">.</text:span></text:a></text:span><text:span text:style-name="T193_13"><text:a xlink:type="simple" xlink:href="http://en.wikipedia.org/wiki/Wii_Fit"><text:span text:style-name="T193_14">org</text:span></text:a></text:span><text:span text:style-name="T193_15"><text:a xlink:type="simple" xlink:href="http://en.wikipedia.org/wiki/Wii_Fit"><text:span text:style-name="T193_16">/</text:span></text:a></text:span><text:span text:style-name="T193_17"><text:a xlink:type="simple" xlink:href="http://en.wikipedia.org/wiki/Wii_Fit"><text:span text:style-name="T193_18">wiki</text:span></text:a></text:span><text:span text:style-name="T193_19"><text:a xlink:type="simple" xlink:href="http://en.wikipedia.org/wiki/Wii_Fit"><text:span text:style-name="T193_20">/</text:span></text:a></text:span><text:span text:style-name="T193_21"><text:a xlink:type="simple" xlink:href="http://en.wikipedia.org/wiki/Wii_Fit"><text:span text:style-name="T193_22">Wii</text:span></text:a></text:span><text:span text:style-name="T193_23"><text:a xlink:type="simple" xlink:href="http://en.wikipedia.org/wiki/Wii_Fit"><text:span text:style-name="T193_24">_</text:span></text:a></text:span><text:span text:style-name="T193_25"><text:a xlink:type="simple" xlink:href="http://en.wikipedia.org/wiki/Wii_Fit"><text:span text:style-name="T193_26">Fit</text:span></text:a></text:span></text:p>
            </text:list-item>
          </text:list>
        </text:list-item>
        <text:list-item>
          <text:p text:style-name="P194"><text:span text:style-name="T194_1">Portal</text:span><text:span text:style-name="T194_2"><text:s/>2<text:s/></text:span><text:span text:style-name="T194_3">ARG</text:span></text:p>
          <text:list>
            <text:list-item>
              <text:p text:style-name="P195"><text:span text:style-name="T195_1"><text:a xlink:type="simple" xlink:href="http://www.gamasutra.com/view/feature/134740/the_portal_two_arg_the_whole_story.php"><text:span text:style-name="T195_2">http</text:span></text:a></text:span><text:span text:style-name="T195_3"><text:a xlink:type="simple" xlink:href="http://www.gamasutra.com/view/feature/134740/the_portal_two_arg_the_whole_story.php"><text:span text:style-name="T195_4">://</text:span></text:a></text:span><text:span text:style-name="T195_5"><text:a xlink:type="simple" xlink:href="http://www.gamasutra.com/view/feature/134740/the_portal_two_arg_the_whole_story.php"><text:span text:style-name="T195_6">www</text:span></text:a></text:span><text:span text:style-name="T195_7"><text:a xlink:type="simple" xlink:href="http://www.gamasutra.com/view/feature/134740/the_portal_two_arg_the_whole_story.php"><text:span text:style-name="T195_8">.</text:span></text:a></text:span><text:span text:style-name="T195_9"><text:a xlink:type="simple" xlink:href="http://www.gamasutra.com/view/feature/134740/the_portal_two_arg_the_whole_story.php"><text:span text:style-name="T195_10">gamasutra</text:span></text:a></text:span><text:span text:style-name="T195_11"><text:a xlink:type="simple" xlink:href="http://www.gamasutra.com/view/feature/134740/the_portal_two_arg_the_whole_story.php"><text:span text:style-name="T195_12">.</text:span></text:a></text:span><text:span text:style-name="T195_13"><text:a xlink:type="simple" xlink:href="http://www.gamasutra.com/view/feature/134740/the_portal_two_arg_the_whole_story.php"><text:span text:style-name="T195_14">com</text:span></text:a></text:span><text:span text:style-name="T195_15"><text:a xlink:type="simple" xlink:href="http://www.gamasutra.com/view/feature/134740/the_portal_two_arg_the_whole_story.php"><text:span text:style-name="T195_16">/</text:span></text:a></text:span><text:span text:style-name="T195_17"><text:a xlink:type="simple" xlink:href="http://www.gamasutra.com/view/feature/134740/the_portal_two_arg_the_whole_story.php"><text:span text:style-name="T195_18">view</text:span></text:a></text:span><text:span text:style-name="T195_19"><text:a xlink:type="simple" xlink:href="http://www.gamasutra.com/view/feature/134740/the_portal_two_arg_the_whole_story.php"><text:span text:style-name="T195_20">/</text:span></text:a></text:span><text:span text:style-name="T195_21"><text:a xlink:type="simple" xlink:href="http://www.gamasutra.com/view/feature/134740/the_portal_two_arg_the_whole_story.php"><text:span text:style-name="T195_22">feature</text:span></text:a></text:span><text:span text:style-name="T195_23"><text:a xlink:type="simple" xlink:href="http://www.gamasutra.com/view/feature/134740/the_portal_two_arg_the_whole_story.php"><text:span text:style-name="T195_24">/134740/</text:span></text:a></text:span><text:span text:style-name="T195_25"><text:a xlink:type="simple" xlink:href="http://www.gamasutra.com/view/feature/134740/the_portal_two_arg_the_whole_story.php"><text:span text:style-name="T195_26">the</text:span></text:a></text:span><text:span text:style-name="T195_27"><text:a xlink:type="simple" xlink:href="http://www.gamasutra.com/view/feature/134740/the_portal_two_arg_the_whole_story.php"><text:span text:style-name="T195_28">_</text:span></text:a></text:span><text:span text:style-name="T195_29"><text:a xlink:type="simple" xlink:href="http://www.gamasutra.com/view/feature/134740/the_portal_two_arg_the_whole_story.php"><text:span text:style-name="T195_30">portal</text:span></text:a></text:span><text:span text:style-name="T195_31"><text:a xlink:type="simple" xlink:href="http://www.gamasutra.com/view/feature/134740/the_portal_two_arg_the_whole_story.php"><text:span text:style-name="T195_32">_</text:span></text:a></text:span><text:span text:style-name="T195_33"><text:a xlink:type="simple" xlink:href="http://www.gamasutra.com/view/feature/134740/the_portal_two_arg_the_whole_story.php"><text:span text:style-name="T195_34">two</text:span></text:a></text:span><text:span text:style-name="T195_35"><text:a xlink:type="simple" xlink:href="http://www.gamasutra.com/view/feature/134740/the_portal_two_arg_the_whole_story.php"><text:span text:style-name="T195_36">_</text:span></text:a></text:span><text:span text:style-name="T195_37"><text:a xlink:type="simple" xlink:href="http://www.gamasutra.com/view/feature/134740/the_portal_two_arg_the_whole_story.php"><text:span text:style-name="T195_38">arg</text:span></text:a></text:span><text:span text:style-name="T195_39"><text:a xlink:type="simple" xlink:href="http://www.gamasutra.com/view/feature/134740/the_portal_two_arg_the_whole_story.php"><text:span text:style-name="T195_40">_</text:span></text:a></text:span><text:span text:style-name="T195_41"><text:a xlink:type="simple" xlink:href="http://www.gamasutra.com/view/feature/134740/the_portal_two_arg_the_whole_story.php"><text:span text:style-name="T195_42">the</text:span></text:a></text:span><text:span text:style-name="T195_43"><text:a xlink:type="simple" xlink:href="http://www.gamasutra.com/view/feature/134740/the_portal_two_arg_the_whole_story.php"><text:span text:style-name="T195_44">_</text:span></text:a></text:span><text:span text:style-name="T195_45"><text:a xlink:type="simple" xlink:href="http://www.gamasutra.com/view/feature/134740/the_portal_two_arg_the_whole_story.php"><text:span text:style-name="T195_46">whole</text:span></text:a></text:span><text:span text:style-name="T195_47"><text:a xlink:type="simple" xlink:href="http://www.gamasutra.com/view/feature/134740/the_portal_two_arg_the_whole_story.php"><text:span text:style-name="T195_48">_</text:span></text:a></text:span><text:span text:style-name="T195_49"><text:a xlink:type="simple" xlink:href="http://www.gamasutra.com/view/feature/134740/the_portal_two_arg_the_whole_story.php"><text:span text:style-name="T195_50">story</text:span></text:a></text:span><text:span text:style-name="T195_51"><text:a xlink:type="simple" xlink:href="http://www.gamasutra.com/view/feature/134740/the_portal_two_arg_the_whole_story.php"><text:span text:style-name="T195_52">.</text:span></text:a></text:span><text:span text:style-name="T195_53"><text:a xlink:type="simple" xlink:href="http://www.gamasutra.com/view/feature/134740/the_portal_two_arg_the_whole_story.php"><text:span text:style-name="T195_54">php</text:span></text:a></text:span></text:p>
            </text:list-item>
          </text:list>
        </text:list-item>
      </text:list>
      <text:p text:style-name="P196"/>
      <text:h text:style-name="P197" text:outline-level="10"><text:bookmark-start text:name="h.padyjbpqg30e"/><text:bookmark-end text:name="h.padyjbpqg30e"/></text:h>
      <text:h text:style-name="P198" text:outline-level="10"><text:bookmark-start text:name="h.y89zlapuyz5t"/><text:bookmark-end text:name="h.y89zlapuyz5t"/><text:bookmark-start text:name="h.br9n9ksehglw"/><text:bookmark-end text:name="h.br9n9ksehglw"/><text:span text:style-name="T198_1">User</text:span><text:span text:style-name="T198_2">-</text:span><text:span text:style-name="T198_3">created</text:span><text:span text:style-name="T198_4"><text:s/></text:span><text:span text:style-name="T198_5">Content</text:span></text:h>
      <text:p text:style-name="P199"><text:span text:style-name="T199_1">User</text:span><text:span text:style-name="T199_2">-</text:span><text:span text:style-name="T199_3">created</text:span><text:span text:style-name="T199_4"><text:s/></text:span><text:span text:style-name="T199_5">content</text:span><text:span text:style-name="T199_6"><text:s/></text:span><text:span text:style-name="T199_7">is</text:span><text:span text:style-name="T199_8"><text:s/></text:span><text:span text:style-name="T199_9">crucial</text:span><text:span text:style-name="T199_10"><text:s/></text:span><text:span text:style-name="T199_11">for</text:span><text:span text:style-name="T199_12"><text:s/></text:span><text:span text:style-name="T199_13">new</text:span><text:span text:style-name="T199_14"><text:s/></text:span><text:span text:style-name="T199_15">video</text:span><text:span text:style-name="T199_16"><text:s/></text:span><text:span text:style-name="T199_17">games</text:span><text:span text:style-name="T199_18">.<text:s/></text:span><text:span text:style-name="T199_19">With</text:span><text:span text:style-name="T199_20"><text:s/></text:span><text:span text:style-name="T199_21">the</text:span><text:span text:style-name="T199_22"><text:s/></text:span><text:span text:style-name="T199_23">used</text:span><text:span text:style-name="T199_24"><text:s/></text:span><text:span text:style-name="T199_25">games</text:span><text:span text:style-name="T199_26"><text:s/></text:span><text:span text:style-name="T199_27">market</text:span><text:span text:style-name="T199_28"><text:s/></text:span><text:span text:style-name="T199_29">and</text:span><text:span text:style-name="T199_30"><text:s/></text:span><text:span text:style-name="T199_31">easy</text:span><text:span text:style-name="T199_32"><text:s/></text:span><text:span text:style-name="T199_33">pirating</text:span><text:span text:style-name="T199_34"><text:s/></text:span><text:span text:style-name="T199_35">of</text:span><text:span text:style-name="T199_36"><text:s/></text:span><text:span text:style-name="T199_37">games</text:span><text:span text:style-name="T199_38">,<text:s/></text:span><text:span text:style-name="T199_39">developers</text:span><text:span text:style-name="T199_40"><text:s/></text:span><text:span text:style-name="T199_41">must</text:span><text:span text:style-name="T199_42"><text:s/></text:span><text:span text:style-name="T199_43">facilitate</text:span><text:span text:style-name="T199_44"><text:s/></text:span><text:span text:style-name="T199_45">continuous</text:span><text:span text:style-name="T199_46"><text:s/></text:span><text:span text:style-name="T199_47">replayability</text:span><text:span text:style-name="T199_48"><text:s/></text:span><text:span text:style-name="T199_49">through</text:span><text:span text:style-name="T199_50"><text:s/></text:span><text:span text:style-name="T199_51">user</text:span><text:span text:style-name="T199_52">-</text:span><text:span text:style-name="T199_53">created</text:span><text:span text:style-name="T199_54"><text:s/></text:span><text:span text:style-name="T199_55">content</text:span><text:span text:style-name="T199_56">.<text:s/></text:span><text:span text:style-name="T199_57">This</text:span><text:span text:style-name="T199_58"><text:s/></text:span><text:span text:style-name="T199_59">content</text:span><text:span text:style-name="T199_60"><text:s/></text:span><text:span text:style-name="T199_61">can</text:span><text:span text:style-name="T199_62"><text:s/></text:span><text:span text:style-name="T199_63">be</text:span><text:span text:style-name="T199_64"><text:s/></text:span><text:span text:style-name="T199_65">divided</text:span><text:span text:style-name="T199_66"><text:s/></text:span><text:span text:style-name="T199_67">into</text:span><text:span text:style-name="T199_68"><text:s/></text:span><text:span text:style-name="T199_69">two</text:span><text:span text:style-name="T199_70"><text:s/></text:span><text:span text:style-name="T199_71">groups</text:span><text:span text:style-name="T199_72">:</text:span></text:p>
      <text:p text:style-name="P200"/>
      <text:list text:style-name="LS9" xml:id="list116">
        <text:list-item>
          <text:p text:style-name="P201"><text:span text:style-name="T201_1">Internal</text:span><text:span text:style-name="T201_2"><text:s/></text:span><text:span text:style-name="T201_3">content</text:span></text:p>
          <text:list>
            <text:list-item>
              <text:p text:style-name="P202"><text:span text:style-name="T202_1">Items</text:span></text:p>
            </text:list-item>
            <text:list-item>
              <text:p text:style-name="P203"><text:span text:style-name="T203_1">Spells</text:span><text:span text:style-name="T203_2">/</text:span><text:span text:style-name="T203_3">abilities</text:span><text:span text:style-name="T203_4">/</text:span><text:span text:style-name="T203_5">powers</text:span><text:span text:style-name="T203_6">/</text:span><text:span text:style-name="T203_7">rules</text:span><text:span text:style-name="T203_8"><text:s/></text:span><text:span text:style-name="T203_9">changes</text:span></text:p>
            </text:list-item>
            <text:list-item>
              <text:p text:style-name="P204"><text:span text:style-name="T204_1">Locations</text:span></text:p>
            </text:list-item>
            <text:list-item>
              <text:p text:style-name="P205"><text:span text:style-name="T205_1">Quests</text:span></text:p>
              <text:list>
                <text:list-item>
                  <text:p text:style-name="P206"><text:span text:style-name="T206_1">Quest</text:span><text:span text:style-name="T206_2">/</text:span><text:span text:style-name="T206_3">adventure</text:span><text:span text:style-name="T206_4">/</text:span><text:span text:style-name="T206_5">scenario</text:span><text:span text:style-name="T206_6"><text:s/></text:span><text:span text:style-name="T206_7">makers</text:span><text:span text:style-name="T206_8">,<text:s/></text:span><text:span text:style-name="T206_9">such</text:span><text:span text:style-name="T206_10"><text:s/></text:span><text:span text:style-name="T206_11">as</text:span><text:span text:style-name="T206_12">...</text:span></text:p>
                  <text:list>
                    <text:list-item>
                      <text:p text:style-name="P207"><text:span text:style-name="T207_1">Elder</text:span><text:span text:style-name="T207_2"><text:s/></text:span><text:span text:style-name="T207_3">Scrolls</text:span><text:span text:style-name="T207_4"><text:s/></text:span><text:span text:style-name="T207_5">Construction</text:span><text:span text:style-name="T207_6"><text:s/></text:span><text:span text:style-name="T207_7">Set</text:span></text:p>
                      <text:list>
                        <text:list-item>
                          <text:p text:style-name="P208"><text:span text:style-name="T208_1"><text:a xlink:type="simple" xlink:href="http://cs.elderscrolls.com/index.php/Main_Page"><text:span text:style-name="T208_2">http</text:span></text:a></text:span><text:span text:style-name="T208_3"><text:a xlink:type="simple" xlink:href="http://cs.elderscrolls.com/index.php/Main_Page"><text:span text:style-name="T208_4">://</text:span></text:a></text:span><text:span text:style-name="T208_5"><text:a xlink:type="simple" xlink:href="http://cs.elderscrolls.com/index.php/Main_Page"><text:span text:style-name="T208_6">cs</text:span></text:a></text:span><text:span text:style-name="T208_7"><text:a xlink:type="simple" xlink:href="http://cs.elderscrolls.com/index.php/Main_Page"><text:span text:style-name="T208_8">.</text:span></text:a></text:span><text:span text:style-name="T208_9"><text:a xlink:type="simple" xlink:href="http://cs.elderscrolls.com/index.php/Main_Page"><text:span text:style-name="T208_10">elderscrolls</text:span></text:a></text:span><text:span text:style-name="T208_11"><text:a xlink:type="simple" xlink:href="http://cs.elderscrolls.com/index.php/Main_Page"><text:span text:style-name="T208_12">.</text:span></text:a></text:span><text:span text:style-name="T208_13"><text:a xlink:type="simple" xlink:href="http://cs.elderscrolls.com/index.php/Main_Page"><text:span text:style-name="T208_14">com</text:span></text:a></text:span><text:span text:style-name="T208_15"><text:a xlink:type="simple" xlink:href="http://cs.elderscrolls.com/index.php/Main_Page"><text:span text:style-name="T208_16">/</text:span></text:a></text:span><text:span text:style-name="T208_17"><text:a xlink:type="simple" xlink:href="http://cs.elderscrolls.com/index.php/Main_Page"><text:span text:style-name="T208_18">index</text:span></text:a></text:span><text:span text:style-name="T208_19"><text:a xlink:type="simple" xlink:href="http://cs.elderscrolls.com/index.php/Main_Page"><text:span text:style-name="T208_20">.</text:span></text:a></text:span><text:span text:style-name="T208_21"><text:a xlink:type="simple" xlink:href="http://cs.elderscrolls.com/index.php/Main_Page"><text:span text:style-name="T208_22">php</text:span></text:a></text:span><text:span text:style-name="T208_23"><text:a xlink:type="simple" xlink:href="http://cs.elderscrolls.com/index.php/Main_Page"><text:span text:style-name="T208_24">/</text:span></text:a></text:span><text:span text:style-name="T208_25"><text:a xlink:type="simple" xlink:href="http://cs.elderscrolls.com/index.php/Main_Page"><text:span text:style-name="T208_26">Main</text:span></text:a></text:span><text:span text:style-name="T208_27"><text:a xlink:type="simple" xlink:href="http://cs.elderscrolls.com/index.php/Main_Page"><text:span text:style-name="T208_28">_</text:span></text:a></text:span><text:span text:style-name="T208_29"><text:a xlink:type="simple" xlink:href="http://cs.elderscrolls.com/index.php/Main_Page"><text:span text:style-name="T208_30">Page</text:span></text:a></text:span></text:p>
                        </text:list-item>
                      </text:list>
                    </text:list-item>
                    <text:list-item>
                      <text:p text:style-name="P209"><text:span text:style-name="T209_1">Neverwinter</text:span><text:span text:style-name="T209_2"><text:s/></text:span><text:span text:style-name="T209_3">Nights</text:span><text:span text:style-name="T209_4"><text:s/></text:span><text:span text:style-name="T209_5">aurora</text:span><text:span text:style-name="T209_6"><text:s/></text:span><text:span text:style-name="T209_7">toolset</text:span></text:p>
                    </text:list-item>
                    <text:list-item>
                      <text:p text:style-name="P210"><text:span text:style-name="T210_1">Warcraft</text:span><text:span text:style-name="T210_2"><text:s/></text:span><text:span text:style-name="T210_3">World</text:span><text:span text:style-name="T210_4"><text:s/></text:span><text:span text:style-name="T210_5">Edito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"><text:span text:style-name="T211_1">External</text:span><text:span text:style-name="T211_2"><text:s/></text:span><text:span text:style-name="T211_3">content</text:span></text:p>
          <text:list>
            <text:list-item>
              <text:p text:style-name="P212"><text:span text:style-name="T212_1">UI</text:span><text:span text:style-name="T212_2"><text:s/></text:span><text:span text:style-name="T212_3">changes</text:span></text:p>
            </text:list-item>
            <text:list-item>
              <text:p text:style-name="P213"><text:span text:style-name="T213_1">Models</text:span></text:p>
            </text:list-item>
            <text:list-item>
              <text:p text:style-name="P214"><text:span text:style-name="T214_1">Sounds</text:span></text:p>
            </text:list-item>
            <text:list-item>
              <text:p text:style-name="P215"><text:span text:style-name="T215_1">Mods</text:span><text:span text:style-name="T215_2">,<text:s/></text:span><text:span text:style-name="T215_3">add</text:span><text:span text:style-name="T215_4">-</text:span><text:span text:style-name="T215_5">ons</text:span><text:span text:style-name="T215_6">,<text:s/></text:span><text:span text:style-name="T215_7">and</text:span><text:span text:style-name="T215_8"><text:s/></text:span><text:span text:style-name="T215_9">plugins</text:span></text:p>
              <text:list>
                <text:list-item>
                  <text:p text:style-name="P216"><text:span text:style-name="T216_1">Steam</text:span><text:span text:style-name="T216_2"><text:s/></text:span><text:span text:style-name="T216_3">Workshop</text:span></text:p>
                </text:list-item>
                <text:list-item>
                  <text:p text:style-name="P217"><text:span text:style-name="T217_1">DOTA</text:span><text:span text:style-name="T217_2"><text:s/>2</text:span></text:p>
                </text:list-item>
                <text:list-item>
                  <text:p text:style-name="P218"><text:span text:style-name="T218_1">Second</text:span><text:span text:style-name="T218_2"><text:s/></text:span><text:span text:style-name="T218_3">Life</text:span></text:p>
                </text:list-item>
              </text:list>
            </text:list-item>
          </text:list>
        </text:list-item>
      </text:list>
      <text:p text:style-name="P219"/>
      <text:p text:style-name="P220"><text:span text:style-name="T220_1">Some</text:span><text:span text:style-name="T220_2"><text:s/></text:span><text:span text:style-name="T220_3">of</text:span><text:span text:style-name="T220_4"><text:s/></text:span><text:span text:style-name="T220_5">the</text:span><text:span text:style-name="T220_6"><text:s/></text:span><text:span text:style-name="T220_7">most</text:span><text:span text:style-name="T220_8"><text:s/></text:span><text:span text:style-name="T220_9">popular</text:span><text:span text:style-name="T220_10"><text:s/></text:span><text:span text:style-name="T220_11">forms</text:span><text:span text:style-name="T220_12">:</text:span></text:p>
      <text:list text:style-name="LS10" xml:id="list134">
        <text:list-item>
          <text:p text:style-name="P221"><text:span text:style-name="T221_1">Users</text:span><text:span text:style-name="T221_2"><text:s/></text:span><text:span text:style-name="T221_3">can</text:span><text:span text:style-name="T221_4"><text:s/></text:span><text:span text:style-name="T221_5">craft</text:span><text:span text:style-name="T221_6"><text:s/></text:span><text:span text:style-name="T221_7">set</text:span><text:span text:style-name="T221_8"><text:s/></text:span><text:span text:style-name="T221_9">items</text:span><text:span text:style-name="T221_10">,<text:s/></text:span><text:span text:style-name="T221_11">but</text:span><text:span text:style-name="T221_12"><text:s/></text:span><text:span text:style-name="T221_13">give</text:span><text:span text:style-name="T221_14"><text:s/></text:span><text:span text:style-name="T221_15">them</text:span><text:span text:style-name="T221_16"><text:s/></text:span><text:span text:style-name="T221_17">custom</text:span><text:span text:style-name="T221_18"><text:s/></text:span><text:span text:style-name="T221_19">names</text:span></text:p>
        </text:list-item>
        <text:list-item>
          <text:p text:style-name="P222"><text:span text:style-name="T222_1">Users</text:span><text:span text:style-name="T222_2"><text:s/></text:span><text:span text:style-name="T222_3">can</text:span><text:span text:style-name="T222_4"><text:s/></text:span><text:span text:style-name="T222_5">craft</text:span><text:span text:style-name="T222_6"><text:s/></text:span><text:span text:style-name="T222_7">set</text:span><text:span text:style-name="T222_8"><text:s/></text:span><text:span text:style-name="T222_9">items</text:span><text:span text:style-name="T222_10">,<text:s/></text:span><text:span text:style-name="T222_11">but</text:span><text:span text:style-name="T222_12"><text:s/></text:span><text:span text:style-name="T222_13">augment</text:span><text:span text:style-name="T222_14">/</text:span><text:span text:style-name="T222_15">alter</text:span><text:span text:style-name="T222_16"><text:s/></text:span><text:span text:style-name="T222_17">their</text:span><text:span text:style-name="T222_18"><text:s/></text:span><text:span text:style-name="T222_19">benefits</text:span><text:span text:style-name="T222_20"><text:s/></text:span><text:span text:style-name="T222_21">using</text:span><text:span text:style-name="T222_22"><text:s/></text:span><text:span text:style-name="T222_23">gems</text:span><text:span text:style-name="T222_24"><text:s/></text:span><text:span text:style-name="T222_25">or</text:span><text:span text:style-name="T222_26"><text:s/></text:span><text:span text:style-name="T222_27">enchantments</text:span></text:p>
        </text:list-item>
        <text:list-item>
          <text:p text:style-name="P223"><text:span text:style-name="T223_1">Users</text:span><text:span text:style-name="T223_2"><text:s/></text:span><text:span text:style-name="T223_3">can</text:span><text:span text:style-name="T223_4"><text:s/></text:span><text:span text:style-name="T223_5">craft</text:span><text:span text:style-name="T223_6"><text:s/></text:span><text:span text:style-name="T223_7">set</text:span><text:span text:style-name="T223_8"><text:s/></text:span><text:span text:style-name="T223_9">items</text:span><text:span text:style-name="T223_10">,<text:s/></text:span><text:span text:style-name="T223_11">but</text:span><text:span text:style-name="T223_12"><text:s/></text:span><text:span text:style-name="T223_13">modify</text:span><text:span text:style-name="T223_14"><text:s/></text:span><text:span text:style-name="T223_15">their</text:span><text:span text:style-name="T223_16"><text:s/></text:span><text:span text:style-name="T223_17">aesthetic</text:span><text:span text:style-name="T223_18"><text:s/></text:span><text:span text:style-name="T223_19">appearance</text:span></text:p>
        </text:list-item>
        <text:list-item>
          <text:p text:style-name="P224"><text:span text:style-name="T224_1">Users</text:span><text:span text:style-name="T224_2"><text:s/></text:span><text:span text:style-name="T224_3">can</text:span><text:span text:style-name="T224_4"><text:s/></text:span><text:span text:style-name="T224_5">craft</text:span><text:span text:style-name="T224_6"><text:s/></text:span><text:span text:style-name="T224_7">set</text:span><text:span text:style-name="T224_8"><text:s/></text:span><text:span text:style-name="T224_9">items</text:span><text:span text:style-name="T224_10"><text:s/></text:span><text:span text:style-name="T224_11">to</text:span><text:span text:style-name="T224_12"><text:s/></text:span><text:span text:style-name="T224_13">create</text:span><text:span text:style-name="T224_14"><text:s/></text:span><text:span text:style-name="T224_15">customized</text:span><text:span text:style-name="T224_16"><text:s/></text:span><text:span text:style-name="T224_17">areas</text:span><text:span text:style-name="T224_18"><text:s/>(</text:span><text:span text:style-name="T224_19">houses</text:span><text:span text:style-name="T224_20">,<text:s/></text:span><text:span text:style-name="T224_21">villages</text:span><text:span text:style-name="T224_22">,<text:s/></text:span><text:span text:style-name="T224_23">etc</text:span><text:span text:style-name="T224_24">)</text:span></text:p>
          <text:list>
            <text:list-item>
              <text:p text:style-name="P225"><text:span text:style-name="T225_1">Wurm</text:span><text:span text:style-name="T225_2"><text:s/></text:span><text:span text:style-name="T225_3">Online</text:span></text:p>
              <text:list>
                <text:list-item>
                  <text:p text:style-name="P226"><text:span text:style-name="T226_1"><text:a xlink:type="simple" xlink:href="http://www.wurmonline.com/"><text:span text:style-name="T226_2">http</text:span></text:a></text:span><text:span text:style-name="T226_3"><text:a xlink:type="simple" xlink:href="http://www.wurmonline.com/"><text:span text:style-name="T226_4">://</text:span></text:a></text:span><text:span text:style-name="T226_5"><text:a xlink:type="simple" xlink:href="http://www.wurmonline.com/"><text:span text:style-name="T226_6">www</text:span></text:a></text:span><text:span text:style-name="T226_7"><text:a xlink:type="simple" xlink:href="http://www.wurmonline.com/"><text:span text:style-name="T226_8">.</text:span></text:a></text:span><text:span text:style-name="T226_9"><text:a xlink:type="simple" xlink:href="http://www.wurmonline.com/"><text:span text:style-name="T226_10">wurmonline</text:span></text:a></text:span><text:span text:style-name="T226_11"><text:a xlink:type="simple" xlink:href="http://www.wurmonline.com/"><text:span text:style-name="T226_12">.</text:span></text:a></text:span><text:span text:style-name="T226_13"><text:a xlink:type="simple" xlink:href="http://www.wurmonline.com/"><text:span text:style-name="T226_14">com</text:span></text:a></text:span><text:span text:style-name="T226_15"><text:a xlink:type="simple" xlink:href="http://www.wurmonline.com/"><text:span text:style-name="T226_16">/</text:span></text:a></text:span></text:p>
                </text:list-item>
              </text:list>
            </text:list-item>
            <text:list-item>
              <text:p text:style-name="P227"><text:span text:style-name="T227_1">Runescape</text:span><text:span text:style-name="T227_2">’</text:span><text:span text:style-name="T227_3">s</text:span><text:span text:style-name="T227_4"><text:s/></text:span><text:span text:style-name="T227_5">player</text:span><text:span text:style-name="T227_6"><text:s/></text:span><text:span text:style-name="T227_7">houses</text:span></text:p>
              <text:list>
                <text:list-item>
                  <text:p text:style-name="P228"><text:span text:style-name="T228_1"><text:a xlink:type="simple" xlink:href="http://runescape.wikia.com/wiki/Player-owned_house"><text:span text:style-name="T228_2">http</text:span></text:a></text:span><text:span text:style-name="T228_3"><text:a xlink:type="simple" xlink:href="http://runescape.wikia.com/wiki/Player-owned_house"><text:span text:style-name="T228_4">://</text:span></text:a></text:span><text:span text:style-name="T228_5"><text:a xlink:type="simple" xlink:href="http://runescape.wikia.com/wiki/Player-owned_house"><text:span text:style-name="T228_6">runescape</text:span></text:a></text:span><text:span text:style-name="T228_7"><text:a xlink:type="simple" xlink:href="http://runescape.wikia.com/wiki/Player-owned_house"><text:span text:style-name="T228_8">.</text:span></text:a></text:span><text:span text:style-name="T228_9"><text:a xlink:type="simple" xlink:href="http://runescape.wikia.com/wiki/Player-owned_house"><text:span text:style-name="T228_10">wikia</text:span></text:a></text:span><text:span text:style-name="T228_11"><text:a xlink:type="simple" xlink:href="http://runescape.wikia.com/wiki/Player-owned_house"><text:span text:style-name="T228_12">.</text:span></text:a></text:span><text:span text:style-name="T228_13"><text:a xlink:type="simple" xlink:href="http://runescape.wikia.com/wiki/Player-owned_house"><text:span text:style-name="T228_14">com</text:span></text:a></text:span><text:span text:style-name="T228_15"><text:a xlink:type="simple" xlink:href="http://runescape.wikia.com/wiki/Player-owned_house"><text:span text:style-name="T228_16">/</text:span></text:a></text:span><text:span text:style-name="T228_17"><text:a xlink:type="simple" xlink:href="http://runescape.wikia.com/wiki/Player-owned_house"><text:span text:style-name="T228_18">wiki</text:span></text:a></text:span><text:span text:style-name="T228_19"><text:a xlink:type="simple" xlink:href="http://runescape.wikia.com/wiki/Player-owned_house"><text:span text:style-name="T228_20">/</text:span></text:a></text:span><text:span text:style-name="T228_21"><text:a xlink:type="simple" xlink:href="http://runescape.wikia.com/wiki/Player-owned_house"><text:span text:style-name="T228_22">Player</text:span></text:a></text:span><text:span text:style-name="T228_23"><text:a xlink:type="simple" xlink:href="http://runescape.wikia.com/wiki/Player-owned_house"><text:span text:style-name="T228_24">-</text:span></text:a></text:span><text:span text:style-name="T228_25"><text:a xlink:type="simple" xlink:href="http://runescape.wikia.com/wiki/Player-owned_house"><text:span text:style-name="T228_26">owned</text:span></text:a></text:span><text:span text:style-name="T228_27"><text:a xlink:type="simple" xlink:href="http://runescape.wikia.com/wiki/Player-owned_house"><text:span text:style-name="T228_28">_</text:span></text:a></text:span><text:span text:style-name="T228_29"><text:a xlink:type="simple" xlink:href="http://runescape.wikia.com/wiki/Player-owned_house"><text:span text:style-name="T228_30">house</text:span></text:a></text:span></text:p>
                </text:list-item>
              </text:list>
            </text:list-item>
            <text:list-item>
              <text:p text:style-name="P229"><text:span text:style-name="T229_1">Minecraft</text:span><text:span text:style-name="T229_2">,<text:s/></text:span><text:span text:style-name="T229_3">even</text:span></text:p>
            </text:list-item>
          </text:list>
        </text:list-item>
        <text:list-item>
          <text:p text:style-name="P230"><text:span text:style-name="T230_1">Users</text:span><text:span text:style-name="T230_2"><text:s/></text:span><text:span text:style-name="T230_3">can</text:span><text:span text:style-name="T230_4"><text:s/></text:span><text:span text:style-name="T230_5">create</text:span><text:span text:style-name="T230_6"><text:s/></text:span><text:span text:style-name="T230_7">quests</text:span><text:span text:style-name="T230_8"><text:s/></text:span><text:span text:style-name="T230_9">for</text:span><text:span text:style-name="T230_10"><text:s/></text:span><text:span text:style-name="T230_11">other</text:span><text:span text:style-name="T230_12"><text:s/></text:span><text:span text:style-name="T230_13">players</text:span></text:p>
          <text:list>
            <text:list-item>
              <text:p text:style-name="P231"><text:span text:style-name="T231_1">City</text:span><text:span text:style-name="T231_2"><text:s/></text:span><text:span text:style-name="T231_3">of</text:span><text:span text:style-name="T231_4"><text:s/></text:span><text:span text:style-name="T231_5">Heroes</text:span><text:span text:style-name="T231_6"><text:s/></text:span><text:span text:style-name="T231_7">Mission</text:span><text:span text:style-name="T231_8"><text:s/></text:span><text:span text:style-name="T231_9">Architect</text:span></text:p>
              <text:list>
                <text:list-item>
                  <text:p text:style-name="P232"><text:span text:style-name="T232_1"><text:a xlink:type="simple" xlink:href="http://na.cityofheroes.com/en/game_info/mission_architect/overview.php"><text:span text:style-name="T232_2">http</text:span></text:a></text:span><text:span text:style-name="T232_3"><text:a xlink:type="simple" xlink:href="http://na.cityofheroes.com/en/game_info/mission_architect/overview.php"><text:span text:style-name="T232_4">://</text:span></text:a></text:span><text:span text:style-name="T232_5"><text:a xlink:type="simple" xlink:href="http://na.cityofheroes.com/en/game_info/mission_architect/overview.php"><text:span text:style-name="T232_6">na</text:span></text:a></text:span><text:span text:style-name="T232_7"><text:a xlink:type="simple" xlink:href="http://na.cityofheroes.com/en/game_info/mission_architect/overview.php"><text:span text:style-name="T232_8">.</text:span></text:a></text:span><text:span text:style-name="T232_9"><text:a xlink:type="simple" xlink:href="http://na.cityofheroes.com/en/game_info/mission_architect/overview.php"><text:span text:style-name="T232_10">cityofheroes</text:span></text:a></text:span><text:span text:style-name="T232_11"><text:a xlink:type="simple" xlink:href="http://na.cityofheroes.com/en/game_info/mission_architect/overview.php"><text:span text:style-name="T232_12">.</text:span></text:a></text:span><text:span text:style-name="T232_13"><text:a xlink:type="simple" xlink:href="http://na.cityofheroes.com/en/game_info/mission_architect/overview.php"><text:span text:style-name="T232_14">com</text:span></text:a></text:span><text:span text:style-name="T232_15"><text:a xlink:type="simple" xlink:href="http://na.cityofheroes.com/en/game_info/mission_architect/overview.php"><text:span text:style-name="T232_16">/</text:span></text:a></text:span><text:span text:style-name="T232_17"><text:a xlink:type="simple" xlink:href="http://na.cityofheroes.com/en/game_info/mission_architect/overview.php"><text:span text:style-name="T232_18">en</text:span></text:a></text:span><text:span text:style-name="T232_19"><text:a xlink:type="simple" xlink:href="http://na.cityofheroes.com/en/game_info/mission_architect/overview.php"><text:span text:style-name="T232_20">/</text:span></text:a></text:span><text:span text:style-name="T232_21"><text:a xlink:type="simple" xlink:href="http://na.cityofheroes.com/en/game_info/mission_architect/overview.php"><text:span text:style-name="T232_22">game</text:span></text:a></text:span><text:span text:style-name="T232_23"><text:a xlink:type="simple" xlink:href="http://na.cityofheroes.com/en/game_info/mission_architect/overview.php"><text:span text:style-name="T232_24">_</text:span></text:a></text:span><text:span text:style-name="T232_25"><text:a xlink:type="simple" xlink:href="http://na.cityofheroes.com/en/game_info/mission_architect/overview.php"><text:span text:style-name="T232_26">info</text:span></text:a></text:span><text:span text:style-name="T232_27"><text:a xlink:type="simple" xlink:href="http://na.cityofheroes.com/en/game_info/mission_architect/overview.php"><text:span text:style-name="T232_28">/</text:span></text:a></text:span><text:span text:style-name="T232_29"><text:a xlink:type="simple" xlink:href="http://na.cityofheroes.com/en/game_info/mission_architect/overview.php"><text:span text:style-name="T232_30">mission</text:span></text:a></text:span><text:span text:style-name="T232_31"><text:a xlink:type="simple" xlink:href="http://na.cityofheroes.com/en/game_info/mission_architect/overview.php"><text:span text:style-name="T232_32">_</text:span></text:a></text:span><text:span text:style-name="T232_33"><text:a xlink:type="simple" xlink:href="http://na.cityofheroes.com/en/game_info/mission_architect/overview.php"><text:span text:style-name="T232_34">architect</text:span></text:a></text:span><text:span text:style-name="T232_35"><text:a xlink:type="simple" xlink:href="http://na.cityofheroes.com/en/game_info/mission_architect/overview.php"><text:span text:style-name="T232_36">/</text:span></text:a></text:span><text:span text:style-name="T232_37"><text:a xlink:type="simple" xlink:href="http://na.cityofheroes.com/en/game_info/mission_architect/overview.php"><text:span text:style-name="T232_38">overview</text:span></text:a></text:span><text:span text:style-name="T232_39"><text:a xlink:type="simple" xlink:href="http://na.cityofheroes.com/en/game_info/mission_architect/overview.php"><text:span text:style-name="T232_40">.</text:span></text:a></text:span><text:span text:style-name="T232_41"><text:a xlink:type="simple" xlink:href="http://na.cityofheroes.com/en/game_info/mission_architect/overview.php"><text:span text:style-name="T232_42">php</text:span></text:a></text:span></text:p>
                </text:list-item>
                <text:list-item>
                  <text:p text:style-name="P233"><text:span text:style-name="T233_1">“</text:span><text:span text:style-name="T233_2">allows</text:span><text:span text:style-name="T233_3"><text:s/></text:span><text:span text:style-name="T233_4">you</text:span><text:span text:style-name="T233_5"><text:s/></text:span><text:span text:style-name="T233_6">to</text:span><text:span text:style-name="T233_7"><text:s/></text:span><text:span text:style-name="T233_8">create</text:span><text:span text:style-name="T233_9"><text:s/></text:span><text:span text:style-name="T233_10">your</text:span><text:span text:style-name="T233_11"><text:s/></text:span><text:span text:style-name="T233_12">own</text:span><text:span text:style-name="T233_13"><text:s/></text:span><text:span text:style-name="T233_14">adventures</text:span><text:span text:style-name="T233_15"><text:s/></text:span><text:span text:style-name="T233_16">and</text:span><text:span text:style-name="T233_17"><text:s/></text:span><text:span text:style-name="T233_18">share</text:span><text:span text:style-name="T233_19"><text:s/></text:span><text:span text:style-name="T233_20">those</text:span><text:span text:style-name="T233_21"><text:s/></text:span><text:span text:style-name="T233_22">adventures</text:span><text:span text:style-name="T233_23"><text:s/></text:span><text:span text:style-name="T233_24">with</text:span><text:span text:style-name="T233_25"><text:s/></text:span><text:span text:style-name="T233_26">every</text:span><text:span text:style-name="T233_27"><text:s/></text:span><text:span text:style-name="T233_28">other</text:span><text:span text:style-name="T233_29"><text:s/></text:span><text:span text:style-name="T233_30">hero</text:span><text:span text:style-name="T233_31"><text:s/></text:span><text:span text:style-name="T233_32">or</text:span><text:span text:style-name="T233_33"><text:s/></text:span><text:span text:style-name="T233_34">villain</text:span><text:span text:style-name="T233_35"><text:s/></text:span><text:span text:style-name="T233_36">in</text:span><text:span text:style-name="T233_37"><text:s/></text:span><text:span text:style-name="T233_38">Paragon</text:span><text:span text:style-name="T233_39"><text:s/></text:span><text:span text:style-name="T233_40">City</text:span><text:span text:style-name="T233_41"><text:s/></text:span><text:span text:style-name="T233_42">and</text:span><text:span text:style-name="T233_43"><text:s/></text:span><text:span text:style-name="T233_44">the</text:span><text:span text:style-name="T233_45"><text:s/></text:span><text:span text:style-name="T233_46">Rogue</text:span><text:span text:style-name="T233_47"><text:s/></text:span><text:span text:style-name="T233_48">Isles</text:span><text:span text:style-name="T233_49">”</text:span></text:p>
                </text:list-item>
              </text:list>
            </text:list-item>
            <text:list-item>
              <text:p text:style-name="P234"><text:span text:style-name="T234_1">Neverwinter</text:span><text:span text:style-name="T234_2"><text:s/></text:span><text:span text:style-name="T234_3">Nights</text:span><text:span text:style-name="T234_4"><text:s/></text:span><text:span text:style-name="T234_5">custom</text:span><text:span text:style-name="T234_6"><text:s/></text:span><text:span text:style-name="T234_7">content</text:span></text:p>
              <text:list>
                <text:list-item>
                  <text:p text:style-name="P235"><text:span text:style-name="T235_1"><text:a xlink:type="simple" xlink:href="http://nwn.wikia.com/wiki/Category:Custom_content"><text:span text:style-name="T235_2">http</text:span></text:a></text:span><text:span text:style-name="T235_3"><text:a xlink:type="simple" xlink:href="http://nwn.wikia.com/wiki/Category:Custom_content"><text:span text:style-name="T235_4">://</text:span></text:a></text:span><text:span text:style-name="T235_5"><text:a xlink:type="simple" xlink:href="http://nwn.wikia.com/wiki/Category:Custom_content"><text:span text:style-name="T235_6">nwn</text:span></text:a></text:span><text:span text:style-name="T235_7"><text:a xlink:type="simple" xlink:href="http://nwn.wikia.com/wiki/Category:Custom_content"><text:span text:style-name="T235_8">.</text:span></text:a></text:span><text:span text:style-name="T235_9"><text:a xlink:type="simple" xlink:href="http://nwn.wikia.com/wiki/Category:Custom_content"><text:span text:style-name="T235_10">wikia</text:span></text:a></text:span><text:span text:style-name="T235_11"><text:a xlink:type="simple" xlink:href="http://nwn.wikia.com/wiki/Category:Custom_content"><text:span text:style-name="T235_12">.</text:span></text:a></text:span><text:span text:style-name="T235_13"><text:a xlink:type="simple" xlink:href="http://nwn.wikia.com/wiki/Category:Custom_content"><text:span text:style-name="T235_14">com</text:span></text:a></text:span><text:span text:style-name="T235_15"><text:a xlink:type="simple" xlink:href="http://nwn.wikia.com/wiki/Category:Custom_content"><text:span text:style-name="T235_16">/</text:span></text:a></text:span><text:span text:style-name="T235_17"><text:a xlink:type="simple" xlink:href="http://nwn.wikia.com/wiki/Category:Custom_content"><text:span text:style-name="T235_18">wiki</text:span></text:a></text:span><text:span text:style-name="T235_19"><text:a xlink:type="simple" xlink:href="http://nwn.wikia.com/wiki/Category:Custom_content"><text:span text:style-name="T235_20">/</text:span></text:a></text:span><text:span text:style-name="T235_21"><text:a xlink:type="simple" xlink:href="http://nwn.wikia.com/wiki/Category:Custom_content"><text:span text:style-name="T235_22">Category</text:span></text:a></text:span><text:span text:style-name="T235_23"><text:a xlink:type="simple" xlink:href="http://nwn.wikia.com/wiki/Category:Custom_content"><text:span text:style-name="T235_24">:</text:span></text:a></text:span><text:span text:style-name="T235_25"><text:a xlink:type="simple" xlink:href="http://nwn.wikia.com/wiki/Category:Custom_content"><text:span text:style-name="T235_26">Custom</text:span></text:a></text:span><text:span text:style-name="T235_27"><text:a xlink:type="simple" xlink:href="http://nwn.wikia.com/wiki/Category:Custom_content"><text:span text:style-name="T235_28">_</text:span></text:a></text:span><text:span text:style-name="T235_29"><text:a xlink:type="simple" xlink:href="http://nwn.wikia.com/wiki/Category:Custom_content"><text:span text:style-name="T235_30">content</text:span></text:a></text:span></text:p>
                </text:list-item>
                <text:list-item>
                  <text:p text:style-name="P236"><text:span text:style-name="T236_1">“</text:span><text:span text:style-name="T236_2">Neverwinter</text:span><text:span text:style-name="T236_3"><text:s/></text:span><text:span text:style-name="T236_4">Nights</text:span><text:span text:style-name="T236_5"><text:s/></text:span><text:span text:style-name="T236_6">ships</text:span><text:span text:style-name="T236_7"><text:s/></text:span><text:span text:style-name="T236_8">wi</text:span><text:span text:style-name="T236_9">th</text:span><text:span text:style-name="T236_10"><text:s/></text:span><text:span text:style-name="T236_11">the</text:span><text:span text:style-name="T236_12"><text:s/></text:span><text:span text:style-name="T236_13"><text:a xlink:type="simple" xlink:href="http://en.wikipedia.org/wiki/Aurora_toolset"><text:span text:style-name="T236_14">Aurora</text:span></text:a></text:span><text:span text:style-name="T236_15"><text:a xlink:type="simple" xlink:href="http://en.wikipedia.org/wiki/Aurora_toolset"><text:span text:style-name="T236_16"><text:s/></text:span></text:a></text:span><text:span text:style-name="T236_17"><text:a xlink:type="simple" xlink:href="http://en.wikipedia.org/wiki/Aurora_toolset"><text:span text:style-name="T236_18">toolset</text:span></text:a></text:span><text:span text:style-name="T236_19">,<text:s/></text:span><text:span text:style-name="T236_20">which</text:span><text:span text:style-name="T236_21"><text:s/></text:span><text:span text:style-name="T236_22">allows</text:span><text:span text:style-name="T236_23"><text:s/></text:span><text:span text:style-name="T236_24">players</text:span><text:span text:style-name="T236_25"><text:s/></text:span><text:span text:style-name="T236_26">to</text:span><text:span text:style-name="T236_27"><text:s/></text:span><text:span text:style-name="T236_28">create</text:span><text:span text:style-name="T236_29"><text:s/></text:span><text:span text:style-name="T236_30">custom</text:span><text:span text:style-name="T236_31"><text:s/></text:span><text:span text:style-name="T236_32"><text:a xlink:type="simple" xlink:href="http://en.wikipedia.org/wiki/Module_(role-playing_games)"><text:span text:style-name="T236_33">modules</text:span></text:a></text:span><text:span text:style-name="T236_34"><text:s/></text:span><text:span text:style-name="T236_35">for</text:span><text:span text:style-name="T236_36"><text:s/></text:span><text:span text:style-name="T236_37">the</text:span><text:span text:style-name="T236_38"><text:s/></text:span><text:span text:style-name="T236_39">game</text:span><text:span text:style-name="T236_40">.<text:s/></text:span><text:span text:style-name="T236_41">These</text:span><text:span text:style-name="T236_42"><text:s/></text:span><text:span text:style-name="T236_43">modules</text:span><text:span text:style-name="T236_44"><text:s/></text:span><text:span text:style-name="T236_45">may</text:span><text:span text:style-name="T236_46"><text:s/></text:span><text:span text:style-name="T236_47">take</text:span><text:span text:style-name="T236_48"><text:s/></text:span><text:span text:style-name="T236_49">the</text:span><text:span text:style-name="T236_50"><text:s/></text:span><text:span text:style-name="T236_51">form</text:span><text:span text:style-name="T236_52"><text:s/></text:span><text:span text:style-name="T236_53">of</text:span><text:span text:style-name="T236_54"><text:s/></text:span><text:span text:style-name="T236_55">online</text:span><text:span text:style-name="T236_56"><text:s/></text:span><text:span text:style-name="T236_57"><text:a xlink:type="simple" xlink:href="http://en.wikipedia.org/wiki/Multiplayer"><text:span text:style-name="T236_58">multiplayer</text:span></text:a></text:span><text:span text:style-name="T236_59"><text:s/></text:span><text:span text:style-name="T236_60">w</text:span><text:span text:style-name="T236_61">orlds</text:span><text:span text:style-name="T236_62">,<text:s/></text:span><text:span text:style-name="T236_63"><text:a xlink:type="simple" xlink:href="http://en.wikipedia.org/wiki/Single_player"><text:span text:style-name="T236_64">single</text:span></text:a></text:span><text:span text:style-name="T236_65"><text:a xlink:type="simple" xlink:href="http://en.wikipedia.org/wiki/Single_player"><text:span text:style-name="T236_66"><text:s/></text:span></text:a></text:span><text:span text:style-name="T236_67"><text:a xlink:type="simple" xlink:href="http://en.wikipedia.org/wiki/Single_player"><text:span text:style-name="T236_68">player</text:span></text:a></text:span><text:span text:style-name="T236_69"><text:s/></text:span><text:span text:style-name="T236_70">adventures</text:span><text:span text:style-name="T236_71">,<text:s/></text:span><text:span text:style-name="T236_72">character</text:span><text:span text:style-name="T236_73"><text:s/></text:span><text:span text:style-name="T236_74">train</text:span><text:span text:style-name="T236_75">ers</text:span><text:span text:style-name="T236_76"><text:s/></text:span><text:span text:style-name="T236_77">or</text:span><text:span text:style-name="T236_78"><text:s/></text:span><text:span text:style-name="T236_79"><text:a xlink:type="simple" xlink:href="http://en.wikipedia.org/wiki/Technology_demo"><text:span text:style-name="T236_80">technology</text:span></text:a></text:span><text:span text:style-name="T236_81"><text:a xlink:type="simple" xlink:href="http://en.wikipedia.org/wiki/Technology_demo"><text:span text:style-name="T236_82"><text:s/></text:span></text:a></text:span><text:span text:style-name="T236_83"><text:a xlink:type="simple" xlink:href="http://en.wikipedia.org/wiki/Technology_demo"><text:span text:style-name="T236_84">demos</text:span></text:a></text:span><text:span text:style-name="T236_85">”</text:span></text:p>
                </text:list-item>
                <text:list-item>
                  <text:p text:style-name="P237"><text:span text:style-name="T237_1"><text:a xlink:type="simple" xlink:href="http://en.wikipedia.org/wiki/Neverwinter_Nights#Custom_content"><text:span text:style-name="T237_2">http</text:span></text:a></text:span><text:span text:style-name="T237_3"><text:a xlink:type="simple" xlink:href="http://en.wikipedia.org/wiki/Neverwinter_Nights#Custom_content"><text:span text:style-name="T237_4">://</text:span></text:a></text:span><text:span text:style-name="T237_5"><text:a xlink:type="simple" xlink:href="http://en.wikipedia.org/wiki/Neverwinter_Nights#Custom_content"><text:span text:style-name="T237_6">en</text:span></text:a></text:span><text:span text:style-name="T237_7"><text:a xlink:type="simple" xlink:href="http://en.wikipedia.org/wiki/Neverwinter_Nights#Custom_content"><text:span text:style-name="T237_8">.</text:span></text:a></text:span><text:span text:style-name="T237_9"><text:a xlink:type="simple" xlink:href="http://en.wikipedia.org/wiki/Neverwinter_Nights#Custom_content"><text:span text:style-name="T237_10">wikipedia</text:span></text:a></text:span><text:span text:style-name="T237_11"><text:a xlink:type="simple" xlink:href="http://en.wikipedia.org/wiki/Neverwinter_Nights#Custom_content"><text:span text:style-name="T237_12">.</text:span></text:a></text:span><text:span text:style-name="T237_13"><text:a xlink:type="simple" xlink:href="http://en.wikipedia.org/wiki/Neverwinter_Nights#Custom_content"><text:span text:style-name="T237_14">org</text:span></text:a></text:span><text:span text:style-name="T237_15"><text:a xlink:type="simple" xlink:href="http://en.wikipedia.org/wiki/Neverwinter_Nights#Custom_content"><text:span text:style-name="T237_16">/</text:span></text:a></text:span><text:span text:style-name="T237_17"><text:a xlink:type="simple" xlink:href="http://en.wikipedia.org/wiki/Neverwinter_Nights#Custom_content"><text:span text:style-name="T237_18">wiki</text:span></text:a></text:span><text:span text:style-name="T237_19"><text:a xlink:type="simple" xlink:href="http://en.wikipedia.org/wiki/Neverwinter_Nights#Custom_content"><text:span text:style-name="T237_20">/</text:span></text:a></text:span><text:span text:style-name="T237_21"><text:a xlink:type="simple" xlink:href="http://en.wikipedia.org/wiki/Neverwinter_Nights#Custom_content"><text:span text:style-name="T237_22">Neverwinter</text:span></text:a></text:span><text:span text:style-name="T237_23"><text:a xlink:type="simple" xlink:href="http://en.wikipedia.org/wiki/Neverwinter_Nights#Custom_content"><text:span text:style-name="T237_24">_</text:span></text:a></text:span><text:span text:style-name="T237_25"><text:a xlink:type="simple" xlink:href="http://en.wikipedia.org/wiki/Neverwinter_Nights#Custom_content"><text:span text:style-name="T237_26">Nights</text:span></text:a></text:span><text:span text:style-name="T237_27"><text:a xlink:type="simple" xlink:href="http://en.wikipedia.org/wiki/Neverwinter_Nights#Custom_content"><text:span text:style-name="T237_28">#</text:span></text:a></text:span><text:span text:style-name="T237_29"><text:a xlink:type="simple" xlink:href="http://en.wikipedia.org/wiki/Neverwinter_Nights#Custom_content"><text:span text:style-name="T237_30">Custom</text:span></text:a></text:span><text:span text:style-name="T237_31"><text:a xlink:type="simple" xlink:href="http://en.wikipedia.org/wiki/Neverwinter_Nights#Custom_content"><text:span text:style-name="T237_32">_</text:span></text:a></text:span><text:span text:style-name="T237_33"><text:a xlink:type="simple" xlink:href="http://en.wikipedia.org/wiki/Neverwinter_Nights#Custom_content"><text:span text:style-name="T237_34">content</text:span></text:a></text:span></text:p>
                </text:list-item>
              </text:list>
            </text:list-item>
          </text:list>
        </text:list-item>
      </text:list>
      <text:p text:style-name="P238"/>
      <text:p text:style-name="P239"><text:span text:style-name="T239_1">Perhaps</text:span><text:span text:style-name="T239_2"><text:s/></text:span><text:span text:style-name="T239_3">we</text:span><text:span text:style-name="T239_4"><text:s/></text:span><text:span text:style-name="T239_5">can</text:span><text:span text:style-name="T239_6"><text:s/></text:span><text:span text:style-name="T239_7">consider</text:span><text:span text:style-name="T239_8"><text:s/></text:span><text:span text:style-name="T239_9">the</text:span><text:span text:style-name="T239_10"><text:s/></text:span><text:span text:style-name="T239_11">integration</text:span><text:span text:style-name="T239_12"><text:s/></text:span><text:span text:style-name="T239_13">of</text:span><text:span text:style-name="T239_14"><text:s/></text:span><text:span text:style-name="T239_15">externally</text:span><text:span text:style-name="T239_16"><text:s/></text:span><text:span text:style-name="T239_17">created</text:span><text:span text:style-name="T239_18"><text:s/></text:span><text:span text:style-name="T239_19">content</text:span><text:span text:style-name="T239_20"><text:s/></text:span><text:span text:style-name="T239_21">to</text:span><text:span text:style-name="T239_22"><text:s/></text:span><text:span text:style-name="T239_23">internal</text:span><text:span text:style-name="T239_24">,<text:s/>“</text:span><text:span text:style-name="T239_25">player</text:span><text:span text:style-name="T239_26">-</text:span><text:span text:style-name="T239_27">created</text:span><text:span text:style-name="T239_28">”<text:s/></text:span><text:span text:style-name="T239_29">items</text:span><text:span text:style-name="T239_30">.<text:s/></text:span><text:span text:style-name="T239_31">Some</text:span><text:span text:style-name="T239_32"><text:s/></text:span><text:span text:style-name="T239_33">ideas</text:span><text:span text:style-name="T239_34"><text:s/></text:span><text:span text:style-name="T239_35">to</text:span><text:span text:style-name="T239_36"><text:s/></text:span><text:span text:style-name="T239_37">consider</text:span><text:span text:style-name="T239_38">:</text:span></text:p>
      <text:list text:style-name="LS11" xml:id="list151">
        <text:list-item>
          <text:p text:style-name="P240"><text:span text:style-name="T240_1">Solving</text:span><text:span text:style-name="T240_2"><text:s/></text:span><text:span text:style-name="T240_3">bugs</text:span><text:span text:style-name="T240_4">,<text:s/></text:span><text:span text:style-name="T240_5">completing</text:span><text:span text:style-name="T240_6"><text:s/></text:span><text:span text:style-name="T240_7">tasks</text:span><text:span text:style-name="T240_8"><text:s/></text:span><text:span text:style-name="T240_9">in</text:span><text:span text:style-name="T240_10"><text:s/></text:span><text:span text:style-name="T240_11">the</text:span><text:span text:style-name="T240_12"><text:s/></text:span><text:span text:style-name="T240_13">open</text:span><text:span text:style-name="T240_14">-</text:span><text:span text:style-name="T240_15">source</text:span><text:span text:style-name="T240_16"><text:s/></text:span><text:span text:style-name="T240_17">world</text:span><text:span text:style-name="T240_18"><text:s/></text:span><text:span text:style-name="T240_19">could</text:span><text:span text:style-name="T240_20"><text:s/></text:span><text:span text:style-name="T240_21">translate</text:span><text:span text:style-name="T240_22"><text:s/></text:span><text:span text:style-name="T240_23">into</text:span><text:span text:style-name="T240_24"><text:s/></text:span><text:span text:style-name="T240_25">the</text:span><text:span text:style-name="T240_26"><text:s/></text:span><text:span text:style-name="T240_27">player</text:span><text:span text:style-name="T240_28"><text:s/></text:span><text:span text:style-name="T240_29">obtaining</text:span><text:span text:style-name="T240_30"><text:s/></text:span><text:span text:style-name="T240_31">crafting</text:span><text:span text:style-name="T240_32"><text:s/></text:span><text:span text:style-name="T240_33">materials</text:span><text:span text:style-name="T240_34"><text:s/></text:span><text:span text:style-name="T240_35">in</text:span><text:span text:style-name="T240_36">-</text:span><text:span text:style-name="T240_37">game</text:span></text:p>
          <text:list>
            <text:list-item>
              <text:p text:style-name="P241"><text:span text:style-name="T241_1">The</text:span><text:span text:style-name="T241_2"><text:s/></text:span><text:span text:style-name="T241_3">type</text:span><text:span text:style-name="T241_4"><text:s/></text:span><text:span text:style-name="T241_5">of</text:span><text:span text:style-name="T241_6"><text:s/></text:span><text:span text:style-name="T241_7">contribution</text:span><text:span text:style-name="T241_8"><text:s/>(</text:span><text:span text:style-name="T241_9">patch</text:span><text:span text:style-name="T241_10">,<text:s/></text:span><text:span text:style-name="T241_11">bug</text:span><text:span text:style-name="T241_12"><text:s/></text:span><text:span text:style-name="T241_13">fix</text:span><text:span text:style-name="T241_14">,<text:s/></text:span><text:span text:style-name="T241_15">whatever</text:span><text:span text:style-name="T241_16">)<text:s/></text:span><text:span text:style-name="T241_17">could</text:span><text:span text:style-name="T241_18"><text:s/></text:span><text:span text:style-name="T241_19">influence</text:span><text:span text:style-name="T241_20"><text:s/></text:span><text:span text:style-name="T241_21">the</text:span><text:span text:style-name="T241_22"><text:s/></text:span><text:span text:style-name="T241_23">type</text:span><text:span text:style-name="T241_24"><text:s/></text:span><text:span text:style-name="T241_25">of</text:span><text:span text:style-name="T241_26"><text:s/></text:span><text:span text:style-name="T241_27">crafting</text:span><text:span text:style-name="T241_28"><text:s/></text:span><text:span text:style-name="T241_29">materials</text:span><text:span text:style-name="T241_30"><text:s/></text:span><text:span text:style-name="T241_31">the</text:span><text:span text:style-name="T241_32"><text:s/></text:span><text:span text:style-name="T241_33">player</text:span><text:span text:style-name="T241_34"><text:s/></text:span><text:span text:style-name="T241_35">gets</text:span><text:span text:style-name="T241_36">.<text:s/></text:span><text:span text:style-name="T241_37">For</text:span><text:span text:style-name="T241_38"><text:s/></text:span><text:span text:style-name="T241_39">example</text:span><text:span text:style-name="T241_40">,<text:s/></text:span><text:span text:style-name="T241_41">bug</text:span><text:span text:style-name="T241_42"><text:s/></text:span><text:span text:style-name="T241_43">fixes</text:span><text:span text:style-name="T241_44"><text:s/></text:span><text:span text:style-name="T241_45">could</text:span><text:span text:style-name="T241_46"><text:s/></text:span><text:span text:style-name="T241_47">earn</text:span><text:span text:style-name="T241_48"><text:s/></text:span><text:span text:style-name="T241_49">the</text:span><text:span text:style-name="T241_50"><text:s/></text:span><text:span text:style-name="T241_51">players</text:span><text:span text:style-name="T241_52"><text:s/></text:span><text:span text:style-name="T241_53">materials</text:span><text:span text:style-name="T241_54"><text:s/></text:span><text:span text:style-name="T241_55">in</text:span><text:span text:style-name="T241_56">-</text:span><text:span text:style-name="T241_57">game</text:span><text:span text:style-name="T241_58"><text:s/></text:span><text:span text:style-name="T241_59">which</text:span><text:span text:style-name="T241_60"><text:s/></text:span><text:span text:style-name="T241_61">they</text:span><text:span text:style-name="T241_62"><text:s/></text:span><text:span text:style-name="T241_63">could</text:span><text:span text:style-name="T241_64"><text:s/></text:span><text:span text:style-name="T241_65">use</text:span><text:span text:style-name="T241_66"><text:s/></text:span><text:span text:style-name="T241_67">to</text:span><text:span text:style-name="T241_68"><text:s/></text:span><text:span text:style-name="T241_69">brew</text:span><text:span text:style-name="T241_70"><text:s/></text:span><text:span text:style-name="T241_71">potions</text:span><text:span text:style-name="T241_72"><text:s/></text:span><text:span text:style-name="T241_73">that</text:span><text:span text:style-name="T241_74"><text:s/></text:span><text:span text:style-name="T241_75">would</text:span><text:span text:style-name="T241_76"><text:s/></text:span><text:span text:style-name="T241_77">benefit</text:span><text:span text:style-name="T241_78"><text:s/></text:span><text:span text:style-name="T241_79">their</text:span><text:span text:style-name="T241_80"><text:s/></text:span><text:span text:style-name="T241_81">in</text:span><text:span text:style-name="T241_82">-</text:span><text:span text:style-name="T241_83">game</text:span><text:span text:style-name="T241_84"><text:s/></text:span><text:span text:style-name="T241_85">character</text:span></text:p>
            </text:list-item>
            <text:list-item>
              <text:p text:style-name="P242"><text:span text:style-name="T242_1">The</text:span><text:span text:style-name="T242_2"><text:s/></text:span><text:span text:style-name="T242_3">final</text:span><text:span text:style-name="T242_4"><text:s/></text:span><text:span text:style-name="T242_5">crafted</text:span><text:span text:style-name="T242_6"><text:s/></text:span><text:span text:style-name="T242_7">item</text:span><text:span text:style-name="T242_8"><text:s/></text:span><text:span text:style-name="T242_9">could</text:span><text:span text:style-name="T242_10"><text:s/></text:span><text:span text:style-name="T242_11">be</text:span><text:span text:style-name="T242_12"><text:s/></text:span><text:span text:style-name="T242_13">uniquely</text:span><text:span text:style-name="T242_14"><text:s/></text:span><text:span text:style-name="T242_15">customized</text:span><text:span text:style-name="T242_16"><text:s/></text:span><text:span text:style-name="T242_17">based</text:span><text:span text:style-name="T242_18"><text:s/></text:span><text:span text:style-name="T242_19">on</text:span><text:span text:style-name="T242_20"><text:s/></text:span><text:span text:style-name="T242_21">details</text:span><text:span text:style-name="T242_22"><text:s/></text:span><text:span text:style-name="T242_23">of</text:span><text:span text:style-name="T242_24"><text:s/></text:span><text:span text:style-name="T242_25">the</text:span><text:span text:style-name="T242_26"><text:s/></text:span><text:span text:style-name="T242_27">user</text:span><text:span text:style-name="T242_28">’</text:span><text:span text:style-name="T242_29">s</text:span><text:span text:style-name="T242_30"><text:s/></text:span><text:span text:style-name="T242_31">external</text:span><text:span text:style-name="T242_32"><text:s/></text:span><text:span text:style-name="T242_33">contribution</text:span></text:p>
            </text:list-item>
          </text:list>
        </text:list-item>
        <text:list-item>
          <text:p text:style-name="P243"><text:span text:style-name="T243_1">A</text:span><text:span text:style-name="T243_2"><text:s/></text:span><text:span text:style-name="T243_3">rating</text:span><text:span text:style-name="T243_4"><text:s/></text:span><text:span text:style-name="T243_5">system</text:span><text:span text:style-name="T243_6">,<text:s/></text:span><text:span text:style-name="T243_7">whereby</text:span><text:span text:style-name="T243_8"><text:s/></text:span><text:span text:style-name="T243_9">bits</text:span><text:span text:style-name="T243_10"><text:s/></text:span><text:span text:style-name="T243_11">of</text:span><text:span text:style-name="T243_12"><text:s/></text:span><text:span text:style-name="T243_13">contributions</text:span><text:span text:style-name="T243_14"><text:s/></text:span><text:span text:style-name="T243_15">are</text:span><text:span text:style-name="T243_16"><text:s/></text:span><text:span text:style-name="T243_17">open</text:span><text:span text:style-name="T243_18"><text:s/></text:span><text:span text:style-name="T243_19">to</text:span><text:span text:style-name="T243_20"><text:s/>“</text:span><text:span text:style-name="T243_21">likes</text:span><text:span text:style-name="T243_22">”</text:span></text:p>
          <text:list>
            <text:list-item>
              <text:p text:style-name="P244"><text:span text:style-name="T244_1">Every</text:span><text:span text:style-name="T244_2"><text:s/>“</text:span><text:span text:style-name="T244_3">like</text:span><text:span text:style-name="T244_4">”<text:s/></text:span><text:span text:style-name="T244_5">or</text:span><text:span text:style-name="T244_6"><text:s/>“</text:span><text:span text:style-name="T244_7">approval</text:span><text:span text:style-name="T244_8">”<text:s/></text:span><text:span text:style-name="T244_9">will</text:span><text:span text:style-name="T244_10"><text:s/></text:span><text:span text:style-name="T244_11">generate</text:span><text:span text:style-name="T244_12"><text:s/></text:span><text:span text:style-name="T244_13">some</text:span><text:span text:style-name="T244_14"><text:s/></text:span><text:span text:style-name="T244_15">item</text:span><text:span text:style-name="T244_16"><text:s/></text:span><text:span text:style-name="T244_17">or</text:span><text:span text:style-name="T244_18"><text:s/></text:span><text:span text:style-name="T244_19">income</text:span><text:span text:style-name="T244_20"><text:s/></text:span><text:span text:style-name="T244_21">for</text:span><text:span text:style-name="T244_22"><text:s/></text:span><text:span text:style-name="T244_23">the</text:span><text:span text:style-name="T244_24"><text:s/></text:span><text:span text:style-name="T244_25">contributor</text:span><text:span text:style-name="T244_26"><text:s/></text:span><text:span text:style-name="T244_27">in</text:span><text:span text:style-name="T244_28"><text:s/></text:span><text:span text:style-name="T244_29">game</text:span></text:p>
            </text:list-item>
            <text:list-item>
              <text:p text:style-name="P245"><text:span text:style-name="T245_1">Limits</text:span><text:span text:style-name="T245_2"><text:s/></text:span><text:span text:style-name="T245_3">on</text:span><text:span text:style-name="T245_4"><text:s/>“</text:span><text:span text:style-name="T245_5">likes</text:span><text:span text:style-name="T245_6">”<text:s/></text:span><text:span text:style-name="T245_7">per</text:span><text:span text:style-name="T245_8"><text:s/></text:span><text:span text:style-name="T245_9">day</text:span></text:p>
            </text:list-item>
            <text:list-item>
              <text:p text:style-name="P246"><text:span text:style-name="T246_1">Open</text:span><text:span text:style-name="T246_2"><text:s/></text:span><text:span text:style-name="T246_3">to</text:span><text:span text:style-name="T246_4"><text:s/></text:span><text:span text:style-name="T246_5">abuse</text:span><text:span text:style-name="T246_6">,<text:s/></text:span><text:span text:style-name="T246_7">requires</text:span><text:span text:style-name="T246_8"><text:s/></text:span><text:span text:style-name="T246_9">honor</text:span><text:span text:style-name="T246_10"><text:s/></text:span><text:span text:style-name="T246_11">code</text:span><text:span text:style-name="T246_12">,<text:s/></text:span><text:span text:style-name="T246_13">obviously</text:span><text:span text:style-name="T246_14"><text:s/></text:span><text:span text:style-name="T246_15">can</text:span><text:span text:style-name="T246_16">’</text:span><text:span text:style-name="T246_17">t</text:span><text:span text:style-name="T246_18"><text:s/></text:span><text:span text:style-name="T246_19">like</text:span><text:span text:style-name="T246_20"><text:s/></text:span><text:span text:style-name="T246_21">your</text:span><text:span text:style-name="T246_22"><text:s/></text:span><text:span text:style-name="T246_23">own</text:span><text:span text:style-name="T246_24"><text:s/></text:span><text:span text:style-name="T246_25">stuff</text:span><text:span text:style-name="T246_26"><text:s/></text:span><text:span text:style-name="T246_27">but</text:span><text:span text:style-name="T246_28"><text:s/></text:span><text:span text:style-name="T246_29">there</text:span><text:span text:style-name="T246_30"><text:s/></text:span><text:span text:style-name="T246_31">would</text:span><text:span text:style-name="T246_32"><text:s/></text:span><text:span text:style-name="T246_33">need</text:span><text:span text:style-name="T246_34"><text:s/></text:span><text:span text:style-name="T246_35">to</text:span><text:span text:style-name="T246_36"><text:s/></text:span><text:span text:style-name="T246_37">be</text:span><text:span text:style-name="T246_38"><text:s/></text:span><text:span text:style-name="T246_39">some</text:span><text:span text:style-name="T246_40"><text:s/></text:span><text:span text:style-name="T246_41">kind</text:span><text:span text:style-name="T246_42"><text:s/></text:span><text:span text:style-name="T246_43">of</text:span><text:span text:style-name="T246_44"><text:s/></text:span><text:span text:style-name="T246_45">global</text:span><text:span text:style-name="T246_46"><text:s/></text:span><text:span text:style-name="T246_47">identifier</text:span><text:span text:style-name="T246_48">,<text:s/></text:span><text:span text:style-name="T246_49">perhaps</text:span><text:span text:style-name="T246_50"><text:s/></text:span><text:span text:style-name="T246_51">a</text:span><text:span text:style-name="T246_52"><text:s/></text:span><text:span text:style-name="T246_53">browser</text:span><text:span text:style-name="T246_54"><text:s/></text:span><text:span text:style-name="T246_55">based</text:span><text:span text:style-name="T246_56"><text:s/></text:span><text:span text:style-name="T246_57">plugin</text:span></text:p>
            </text:list-item>
          </text:list>
        </text:list-item>
      </text:list>
      <text:p text:style-name="P247"/>
      <text:h text:style-name="P248" text:outline-level="10"><text:bookmark-start text:name="h.m6bmlre1ks5o"/><text:bookmark-end text:name="h.m6bmlre1ks5o"/><text:span text:style-name="T248_1">Difficulties</text:span><text:span text:style-name="T248_2"><text:s/>((</text:span><text:span text:style-name="T248_3">NEEDS</text:span><text:span text:style-name="T248_4"><text:s/></text:span><text:span text:style-name="T248_5">SOURCE</text:span><text:span text:style-name="T248_6">))</text:span></text:h>
      <text:p text:style-name="P249"><text:span text:style-name="T249_1">User</text:span><text:span text:style-name="T249_2">-</text:span><text:span text:style-name="T249_3">created</text:span><text:span text:style-name="T249_4"><text:s/></text:span><text:span text:style-name="T249_5">content</text:span><text:span text:style-name="T249_6"><text:s/></text:span><text:span text:style-name="T249_7">makes</text:span><text:span text:style-name="T249_8"><text:s/></text:span><text:span text:style-name="T249_9">games</text:span><text:span text:style-name="T249_10"><text:s/></text:span><text:span text:style-name="T249_11">especially</text:span><text:span text:style-name="T249_12"><text:s/></text:span><text:span text:style-name="T249_13">vulnerable</text:span><text:span text:style-name="T249_14"><text:s/></text:span><text:span text:style-name="T249_15">to</text:span><text:span text:style-name="T249_16"><text:s/></text:span><text:span text:style-name="T249_17">being</text:span><text:span text:style-name="T249_18"><text:s/></text:span><text:span text:style-name="T249_19">terrible</text:span><text:span text:style-name="T249_20">.<text:s/></text:span><text:span text:style-name="T249_21">Allowing</text:span><text:span text:style-name="T249_22"><text:s/></text:span><text:span text:style-name="T249_23">the</text:span><text:span text:style-name="T249_24"><text:s/></text:span><text:span text:style-name="T249_25">player</text:span><text:span text:style-name="T249_26"><text:s/></text:span><text:span text:style-name="T249_27">to</text:span><text:span text:style-name="T249_28"><text:s/></text:span><text:span text:style-name="T249_29">directly</text:span><text:span text:style-name="T249_30"><text:s/></text:span><text:span text:style-name="T249_31">alter</text:span><text:span text:style-name="T249_32"><text:s/></text:span><text:span text:style-name="T249_33">your</text:span><text:span text:style-name="T249_34"><text:s/></text:span><text:span text:style-name="T249_35">game</text:span><text:span text:style-name="T249_36"><text:s/></text:span><text:span text:style-name="T249_37">world</text:span><text:span text:style-name="T249_38"><text:s/></text:span><text:span text:style-name="T249_39">means</text:span><text:span text:style-name="T249_40"><text:s/></text:span><text:span text:style-name="T249_41">that</text:span><text:span text:style-name="T249_42"><text:s/></text:span><text:span text:style-name="T249_43">you</text:span><text:span text:style-name="T249_44">’</text:span><text:span text:style-name="T249_45">re</text:span><text:span text:style-name="T249_46"><text:s/></text:span><text:span text:style-name="T249_47">opening</text:span><text:span text:style-name="T249_48"><text:s/></text:span><text:span text:style-name="T249_49">your</text:span><text:span text:style-name="T249_50"><text:s/></text:span><text:span text:style-name="T249_51">world</text:span><text:span text:style-name="T249_52"><text:s/></text:span><text:span text:style-name="T249_53">to</text:span><text:span text:style-name="T249_54"><text:s/></text:span><text:span text:style-name="T249_55">a</text:span><text:span text:style-name="T249_56"><text:s/></text:span><text:span text:style-name="T249_57">whole</text:span><text:span text:style-name="T249_58"><text:s/></text:span><text:span text:style-name="T249_59">mess</text:span><text:span text:style-name="T249_60"><text:s/></text:span><text:span text:style-name="T249_61">of</text:span><text:span text:style-name="T249_62"><text:s/></text:span><text:span text:style-name="T249_63">trouble</text:span><text:span text:style-name="T249_64"><text:s/></text:span><text:span text:style-name="T249_65">if</text:span><text:span text:style-name="T249_66"><text:s/></text:span><text:span text:style-name="T249_67">user</text:span><text:span text:style-name="T249_68"><text:s/></text:span><text:span text:style-name="T249_69">content</text:span><text:span text:style-name="T249_70"><text:s/></text:span><text:span text:style-name="T249_71">is</text:span><text:span text:style-name="T249_72"><text:s/></text:span><text:span text:style-name="T249_73">implemented</text:span><text:span text:style-name="T249_74"><text:s/></text:span><text:span text:style-name="T249_75">poorly</text:span><text:span text:style-name="T249_76">.</text:span></text:p>
      <text:p text:style-name="P250"/>
      <text:p text:style-name="P251"><text:span text:style-name="T251_1">It</text:span><text:span text:style-name="T251_2">’</text:span><text:span text:style-name="T251_3">s</text:span><text:span text:style-name="T251_4"><text:s/></text:span><text:span text:style-name="T251_5">easy</text:span><text:span text:style-name="T251_6"><text:s/></text:span><text:span text:style-name="T251_7">to</text:span><text:span text:style-name="T251_8"><text:s/></text:span><text:span text:style-name="T251_9">see</text:span><text:span text:style-name="T251_10"><text:s/></text:span><text:span text:style-name="T251_11">why</text:span><text:span text:style-name="T251_12"><text:s/></text:span><text:span text:style-name="T251_13">this</text:span><text:span text:style-name="T251_14"><text:s/></text:span><text:span text:style-name="T251_15">is</text:span><text:span text:style-name="T251_16"><text:s/></text:span><text:span text:style-name="T251_17">a</text:span><text:span text:style-name="T251_18"><text:s/></text:span><text:span text:style-name="T251_19">problem</text:span><text:span text:style-name="T251_20">.<text:s/></text:span><text:span text:style-name="T251_21">Our</text:span><text:span text:style-name="T251_22"><text:s/></text:span><text:span text:style-name="T251_23">goal</text:span><text:span text:style-name="T251_24"><text:s/></text:span><text:span text:style-name="T251_25">is</text:span><text:span text:style-name="T251_26"><text:s/></text:span><text:span text:style-name="T251_27">to</text:span><text:span text:style-name="T251_28"><text:s/></text:span><text:span text:style-name="T251_29">implement</text:span><text:span text:style-name="T251_30"><text:s/></text:span><text:span text:style-name="T251_31">a</text:span><text:span text:style-name="T251_32"><text:s/></text:span><text:span text:style-name="T251_33">system</text:span><text:span text:style-name="T251_34"><text:s/></text:span><text:span text:style-name="T251_35">which</text:span><text:span text:style-name="T251_36"><text:s/></text:span><text:span text:style-name="T251_37">allows</text:span><text:span text:style-name="T251_38"><text:s/></text:span><text:span text:style-name="T251_39">users</text:span><text:span text:style-name="T251_40"><text:s/></text:span><text:span text:style-name="T251_41">to</text:span><text:span text:style-name="T251_42"><text:s/></text:span><text:span text:style-name="T251_43">add</text:span><text:span text:style-name="T251_44"><text:s/></text:span><text:span text:style-name="T251_45">to</text:span><text:span text:style-name="T251_46"><text:s/></text:span><text:span text:style-name="T251_47">the</text:span><text:span text:style-name="T251_48"><text:s/></text:span><text:span text:style-name="T251_49">game</text:span><text:span text:style-name="T251_50"><text:s/></text:span><text:span text:style-name="T251_51">without</text:span><text:span text:style-name="T251_52"><text:s/></text:span><text:span text:style-name="T251_53">breaking</text:span><text:span text:style-name="T251_54"><text:s/></text:span><text:span text:style-name="T251_55">it</text:span><text:span text:style-name="T251_56">.<text:s/></text:span><text:span text:style-name="T251_57">Some</text:span><text:span text:style-name="T251_58"><text:s/></text:span><text:span text:style-name="T251_59">considerations</text:span><text:span text:style-name="T251_60">:</text:span></text:p>
      <text:list text:style-name="LS12" xml:id="list158">
        <text:list-item>
          <text:p text:style-name="P252"><text:span text:style-name="T252_1">Elements</text:span><text:span text:style-name="T252_2"><text:s/></text:span><text:span text:style-name="T252_3">that</text:span><text:span text:style-name="T252_4"><text:s/></text:span><text:span text:style-name="T252_5">create</text:span><text:span text:style-name="T252_6"><text:s/></text:span><text:span text:style-name="T252_7">fun</text:span><text:span text:style-name="T252_8"><text:s/></text:span><text:span text:style-name="T252_9">for</text:span><text:span text:style-name="T252_10"><text:s/></text:span><text:span text:style-name="T252_11">one</text:span><text:span text:style-name="T252_12"><text:s/></text:span><text:span text:style-name="T252_13">party</text:span><text:span text:style-name="T252_14"><text:s/></text:span><text:span text:style-name="T252_15">should</text:span><text:span text:style-name="T252_16"><text:s/></text:span><text:span text:style-name="T252_17">not</text:span><text:span text:style-name="T252_18"><text:s/></text:span><text:span text:style-name="T252_19">ruin</text:span><text:span text:style-name="T252_20"><text:s/></text:span><text:span text:style-name="T252_21">the</text:span><text:span text:style-name="T252_22"><text:s/></text:span><text:span text:style-name="T252_23">game</text:span><text:span text:style-name="T252_24"><text:s/></text:span><text:span text:style-name="T252_25">for</text:span><text:span text:style-name="T252_26"><text:s/></text:span><text:span text:style-name="T252_27">everyone</text:span><text:span text:style-name="T252_28"><text:s/></text:span><text:span text:style-name="T252_29">else</text:span></text:p>
          <text:list>
            <text:list-item>
              <text:p text:style-name="P253"><text:span text:style-name="T253_1">Too</text:span><text:span text:style-name="T253_2">-</text:span><text:span text:style-name="T253_3">powerful</text:span><text:span text:style-name="T253_4"><text:s/></text:span><text:span text:style-name="T253_5">items</text:span></text:p>
            </text:list-item>
            <text:list-item>
              <text:p text:style-name="P254"><text:span text:style-name="T254_1">Ability</text:span><text:span text:style-name="T254_2"><text:s/></text:span><text:span text:style-name="T254_3">to</text:span><text:span text:style-name="T254_4"><text:s/></text:span><text:span text:style-name="T254_5">box</text:span><text:span text:style-name="T254_6"><text:s/></text:span><text:span text:style-name="T254_7">other</text:span><text:span text:style-name="T254_8"><text:s/></text:span><text:span text:style-name="T254_9">players</text:span><text:span text:style-name="T254_10"><text:s/></text:span><text:span text:style-name="T254_11">into</text:span><text:span text:style-name="T254_12"><text:s/></text:span><text:span text:style-name="T254_13">a</text:span><text:span text:style-name="T254_14"><text:s/></text:span><text:span text:style-name="T254_15">location</text:span></text:p>
            </text:list-item>
            <text:list-item>
              <text:p text:style-name="P255"><text:span text:style-name="T255_1">Unbeatable</text:span><text:span text:style-name="T255_2"><text:s/></text:span><text:span text:style-name="T255_3">player</text:span><text:span text:style-name="T255_4"><text:s/></text:span><text:span text:style-name="T255_5">abilities</text:span></text:p>
            </text:list-item>
            <text:list-item>
              <text:p text:style-name="P256"><text:span text:style-name="T256_1">Allowing</text:span><text:span text:style-name="T256_2"><text:s/></text:span><text:span text:style-name="T256_3">players</text:span><text:span text:style-name="T256_4"><text:s/></text:span><text:span text:style-name="T256_5">to</text:span><text:span text:style-name="T256_6"><text:s/></text:span><text:span text:style-name="T256_7">change</text:span><text:span text:style-name="T256_8"><text:s/></text:span><text:span text:style-name="T256_9">the</text:span><text:span text:style-name="T256_10"><text:s/></text:span><text:span text:style-name="T256_11">major</text:span><text:span text:style-name="T256_12"><text:s/></text:span><text:span text:style-name="T256_13">aesthetic</text:span><text:span text:style-name="T256_14"><text:s/></text:span><text:span text:style-name="T256_15">points</text:span><text:span text:style-name="T256_16"><text:s/></text:span><text:span text:style-name="T256_17">for</text:span><text:span text:style-name="T256_18"><text:s/></text:span><text:span text:style-name="T256_19">other</text:span><text:span text:style-name="T256_20"><text:s/></text:span><text:span text:style-name="T256_21">players</text:span><text:span text:style-name="T256_22"><text:s/>(</text:span><text:span text:style-name="T256_23">players</text:span><text:span text:style-name="T256_24"><text:s/></text:span><text:span text:style-name="T256_25">should</text:span><text:span text:style-name="T256_26"><text:s/></text:span><text:span text:style-name="T256_27">not</text:span><text:span text:style-name="T256_28"><text:s/></text:span><text:span text:style-name="T256_29">be</text:span><text:span text:style-name="T256_30"><text:s/></text:span><text:span text:style-name="T256_31">able</text:span><text:span text:style-name="T256_32"><text:s/></text:span><text:span text:style-name="T256_33">to</text:span><text:span text:style-name="T256_34"><text:s/></text:span><text:span text:style-name="T256_35">greatly</text:span><text:span text:style-name="T256_36"><text:s/></text:span><text:span text:style-name="T256_37">disrupt</text:span><text:span text:style-name="T256_38"><text:s/></text:span><text:span text:style-name="T256_39">the</text:span><text:span text:style-name="T256_40"><text:s/></text:span><text:span text:style-name="T256_41">normal</text:span><text:span text:style-name="T256_42"><text:s/></text:span><text:span text:style-name="T256_43">playing</text:span><text:span text:style-name="T256_44"><text:s/></text:span><text:span text:style-name="T256_45">experience</text:span><text:span text:style-name="T256_46"><text:s/></text:span><text:span text:style-name="T256_47">of</text:span><text:span text:style-name="T256_48"><text:s/></text:span><text:span text:style-name="T256_49">other</text:span><text:span text:style-name="T256_50"><text:s/></text:span><text:span text:style-name="T256_51">players</text:span><text:span text:style-name="T256_52">)</text:span></text:p>
            </text:list-item>
          </text:list>
        </text:list-item>
        <text:list-item>
          <text:p text:style-name="P257"><text:span text:style-name="T257_1">User</text:span><text:span text:style-name="T257_2">-</text:span><text:span text:style-name="T257_3">created</text:span><text:span text:style-name="T257_4"><text:s/></text:span><text:span text:style-name="T257_5">content</text:span><text:span text:style-name="T257_6"><text:s/></text:span><text:span text:style-name="T257_7">that</text:span><text:span text:style-name="T257_8"><text:s/></text:span><text:span text:style-name="T257_9">throws</text:span><text:span text:style-name="T257_10"><text:s/></text:span><text:span text:style-name="T257_11">off</text:span><text:span text:style-name="T257_12"><text:s/></text:span><text:span text:style-name="T257_13">the</text:span><text:span text:style-name="T257_14"><text:s/></text:span><text:span text:style-name="T257_15">game</text:span><text:span text:style-name="T257_16">’</text:span><text:span text:style-name="T257_17">s</text:span><text:span text:style-name="T257_18"><text:s/></text:span><text:span text:style-name="T257_19">economy</text:span></text:p>
        </text:list-item>
        <text:list-item>
          <text:p text:style-name="P258"><text:span text:style-name="T258_1">The</text:span><text:span text:style-name="T258_2"><text:s/></text:span><text:span text:style-name="T258_3">player</text:span><text:span text:style-name="T258_4"><text:s/></text:span><text:span text:style-name="T258_5">should</text:span><text:span text:style-name="T258_6"><text:s/></text:span><text:span text:style-name="T258_7">not</text:span><text:span text:style-name="T258_8"><text:s/></text:span><text:span text:style-name="T258_9">be</text:span><text:span text:style-name="T258_10"><text:s/></text:span><text:span text:style-name="T258_11">penalized</text:span><text:span text:style-name="T258_12"><text:s/></text:span><text:span text:style-name="T258_13">for</text:span><text:span text:style-name="T258_14"><text:s/></text:span><text:span text:style-name="T258_15">others</text:span><text:span text:style-name="T258_16">’<text:s/></text:span><text:span text:style-name="T258_17">poor</text:span><text:span text:style-name="T258_18"><text:s/></text:span><text:span text:style-name="T258_19">content</text:span></text:p>
          <text:list>
            <text:list-item>
              <text:p text:style-name="P259"><text:span text:style-name="T259_1">Players</text:span><text:span text:style-name="T259_2"><text:s/></text:span><text:span text:style-name="T259_3">should</text:span><text:span text:style-name="T259_4"><text:s/></text:span><text:span text:style-name="T259_5">not</text:span><text:span text:style-name="T259_6"><text:s/></text:span><text:span text:style-name="T259_7">be</text:span><text:span text:style-name="T259_8"><text:s/></text:span><text:span text:style-name="T259_9">penalized</text:span><text:span text:style-name="T259_10"><text:s/></text:span><text:span text:style-name="T259_11">for</text:span><text:span text:style-name="T259_12"><text:s/></text:span><text:span text:style-name="T259_13">partaking</text:span><text:span text:style-name="T259_14"><text:s/></text:span><text:span text:style-name="T259_15">in</text:span><text:span text:style-name="T259_16"><text:s/></text:span><text:span text:style-name="T259_17">another</text:span><text:span text:style-name="T259_18"><text:s/></text:span><text:span text:style-name="T259_19">player</text:span><text:span text:style-name="T259_20">’</text:span><text:span text:style-name="T259_21">s</text:span><text:span text:style-name="T259_22"><text:s/></text:span><text:span text:style-name="T259_23">quest</text:span><text:span text:style-name="T259_24">,<text:s/></text:span><text:span text:style-name="T259_25">when</text:span><text:span text:style-name="T259_26"><text:s/></text:span><text:span text:style-name="T259_27">the</text:span><text:span text:style-name="T259_28"><text:s/>“</text:span><text:span text:style-name="T259_29">quest</text:span><text:span text:style-name="T259_30">”<text:s/></text:span><text:span text:style-name="T259_31">turns</text:span><text:span text:style-name="T259_32"><text:s/></text:span><text:span text:style-name="T259_33">out</text:span><text:span text:style-name="T259_34"><text:s/></text:span><text:span text:style-name="T259_35">to</text:span><text:span text:style-name="T259_36"><text:s/></text:span><text:span text:style-name="T259_37">be</text:span><text:span text:style-name="T259_38"><text:s/></text:span><text:span text:style-name="T259_39">a</text:span><text:span text:style-name="T259_40"><text:s/></text:span><text:span text:style-name="T259_41">giant</text:span><text:span text:style-name="T259_42"><text:s/></text:span><text:span text:style-name="T259_43">pit</text:span><text:span text:style-name="T259_44"><text:s/></text:span><text:span text:style-name="T259_45">into</text:span><text:span text:style-name="T259_46"><text:s/></text:span><text:span text:style-name="T259_47">which</text:span><text:span text:style-name="T259_48"><text:s/></text:span><text:span text:style-name="T259_49">the</text:span><text:span text:style-name="T259_50"><text:s/></text:span><text:span text:style-name="T259_51">hero</text:span><text:span text:style-name="T259_52"><text:s/></text:span><text:span text:style-name="T259_53">is</text:span><text:span text:style-name="T259_54"><text:s/></text:span><text:span text:style-name="T259_55">dropped</text:span></text:p>
            </text:list-item>
          </text:list>
        </text:list-item>
        <text:list-item>
          <text:p text:style-name="P260"><text:span text:style-name="T260_1">It</text:span><text:span text:style-name="T260_2"><text:s/></text:span><text:span text:style-name="T260_3">may</text:span><text:span text:style-name="T260_4"><text:s/></text:span><text:span text:style-name="T260_5">be</text:span><text:span text:style-name="T260_6"><text:s/></text:span><text:span text:style-name="T260_7">significantly</text:span><text:span text:style-name="T260_8"><text:s/></text:span><text:span text:style-name="T260_9">easier</text:span><text:span text:style-name="T260_10"><text:s/></text:span><text:span text:style-name="T260_11">to</text:span><text:span text:style-name="T260_12"><text:s/></text:span><text:span text:style-name="T260_13">implement</text:span><text:span text:style-name="T260_14"><text:s/></text:span><text:span text:style-name="T260_15">a</text:span><text:span text:style-name="T260_16"><text:s/></text:span><text:span text:style-name="T260_17">good</text:span><text:span text:style-name="T260_18"><text:s/></text:span><text:span text:style-name="T260_19">UGC</text:span><text:span text:style-name="T260_20"><text:s/></text:span><text:span text:style-name="T260_21">system</text:span><text:span text:style-name="T260_22"><text:s/></text:span><text:span text:style-name="T260_23">in</text:span><text:span text:style-name="T260_24"><text:s/></text:span><text:span text:style-name="T260_25">an</text:span><text:span text:style-name="T260_26"><text:s/></text:span><text:span text:style-name="T260_27">asynchronous</text:span><text:span text:style-name="T260_28">/</text:span><text:span text:style-name="T260_29">multiplayer</text:span><text:span text:style-name="T260_30"><text:s/></text:span><text:span text:style-name="T260_31">model</text:span><text:span text:style-name="T260_32">,<text:s/></text:span><text:span text:style-name="T260_33">such</text:span><text:span text:style-name="T260_34"><text:s/></text:span><text:span text:style-name="T260_35">as</text:span><text:span text:style-name="T260_36"><text:s/></text:span><text:span text:style-name="T260_37">is</text:span><text:span text:style-name="T260_38"><text:s/></text:span><text:span text:style-name="T260_39">used</text:span><text:span text:style-name="T260_40"><text:s/></text:span><text:span text:style-name="T260_41">by</text:span><text:span text:style-name="T260_42"><text:s/></text:span><text:span text:style-name="T260_43">social</text:span><text:span text:style-name="T260_44"><text:s/></text:span><text:span text:style-name="T260_45">games</text:span></text:p>
          <text:list>
            <text:list-item>
              <text:p text:style-name="P261"><text:span text:style-name="T261_1">Awesome</text:span><text:span text:style-name="T261_2">,<text:s/></text:span><text:span text:style-name="T261_3">game</text:span><text:span text:style-name="T261_4">-</text:span><text:span text:style-name="T261_5">changing</text:span><text:span text:style-name="T261_6"><text:s/></text:span><text:span text:style-name="T261_7">UGC</text:span><text:span text:style-name="T261_8"><text:s/></text:span><text:span text:style-name="T261_9">can</text:span><text:span text:style-name="T261_10"><text:s/></text:span><text:span text:style-name="T261_11">be</text:span><text:span text:style-name="T261_12"><text:s/></text:span><text:span text:style-name="T261_13">created</text:span><text:span text:style-name="T261_14">,<text:s/></text:span><text:span text:style-name="T261_15">but</text:span><text:span text:style-name="T261_16"><text:s/></text:span><text:span text:style-name="T261_17">it</text:span><text:span text:style-name="T261_18"><text:s/></text:span><text:span text:style-name="T261_19">won</text:span><text:span text:style-name="T261_20">’</text:span><text:span text:style-name="T261_21">t</text:span><text:span text:style-name="T261_22"><text:s/></text:span><text:span text:style-name="T261_23">affect</text:span><text:span text:style-name="T261_24"><text:s/></text:span><text:span text:style-name="T261_25">the</text:span><text:span text:style-name="T261_26"><text:s/></text:span><text:span text:style-name="T261_27">other</text:span><text:span text:style-name="T261_28"><text:s/></text:span><text:span text:style-name="T261_29">players</text:span><text:span text:style-name="T261_30">’<text:s/></text:span><text:span text:style-name="T261_31">villages</text:span><text:span text:style-name="T261_32">.<text:s/></text:span><text:span text:style-name="T261_33">Just</text:span><text:span text:style-name="T261_34"><text:s/></text:span><text:span text:style-name="T261_35">yours</text:span><text:span text:style-name="T261_36">.</text:span></text:p>
              <text:list>
                <text:list-item>
                  <text:p text:style-name="P262"><text:span text:style-name="T262_1">This</text:span><text:span text:style-name="T262_2"><text:s/></text:span><text:span text:style-name="T262_3">content</text:span><text:span text:style-name="T262_4"><text:s/></text:span><text:span text:style-name="T262_5">can</text:span><text:span text:style-name="T262_6"><text:s/></text:span><text:span text:style-name="T262_7">still</text:span><text:span text:style-name="T262_8"><text:s/></text:span><text:span text:style-name="T262_9">be</text:span><text:span text:style-name="T262_10"><text:s/></text:span><text:span text:style-name="T262_11">seen</text:span><text:span text:style-name="T262_12"><text:s/></text:span><text:span text:style-name="T262_13">and</text:span><text:span text:style-name="T262_14"><text:s/></text:span><text:span text:style-name="T262_15">exchanged</text:span><text:span text:style-name="T262_16"><text:s/></text:span><text:span text:style-name="T262_17">with</text:span><text:span text:style-name="T262_18"><text:s/></text:span><text:span text:style-name="T262_19">other</text:span><text:span text:style-name="T262_20"><text:s/></text:span><text:span text:style-name="T262_21">players</text:span><text:span text:style-name="T262_22">,<text:s/></text:span><text:span text:style-name="T262_23">but</text:span><text:span text:style-name="T262_24"><text:s/></text:span><text:span text:style-name="T262_25">players</text:span><text:span text:style-name="T262_26"><text:s/></text:span><text:span text:style-name="T262_27">cannot</text:span><text:span text:style-name="T262_28"><text:s/></text:span><text:span text:style-name="T262_29">impose</text:span><text:span text:style-name="T262_30"><text:s/></text:span><text:span text:style-name="T262_31">it</text:span><text:span text:style-name="T262_32"><text:s/></text:span><text:span text:style-name="T262_33">on</text:span><text:span text:style-name="T262_34"><text:s/></text:span><text:span text:style-name="T262_35">others</text:span><text:span text:style-name="T262_36">’<text:s/></text:span><text:span text:style-name="T262_37">asynchronous</text:span><text:span text:style-name="T262_38"><text:s/></text:span><text:span text:style-name="T262_39">portions</text:span><text:span text:style-name="T262_40"><text:s/></text:span><text:span text:style-name="T262_41">of</text:span><text:span text:style-name="T262_42"><text:s/></text:span><text:span text:style-name="T262_43">the</text:span><text:span text:style-name="T262_44"><text:s/></text:span><text:span text:style-name="T262_45">game</text:span><text:span text:style-name="T262_46">.</text:span></text:p>
                </text:list-item>
              </text:list>
            </text:list-item>
          </text:list>
        </text:list-item>
        <text:list-item>
          <text:p text:style-name="P263"><text:span text:style-name="T263_1">Quality</text:span><text:span text:style-name="T263_2"><text:s/></text:span><text:span text:style-name="T263_3">control</text:span></text:p>
        </text:list-item>
        <text:list-item>
          <text:p text:style-name="P264"><text:span text:style-name="T264_1">Mature</text:span><text:span text:style-name="T264_2"><text:s/></text:span><text:span text:style-name="T264_3">content</text:span><text:span text:style-name="T264_4"><text:s/></text:span><text:span text:style-name="T264_5">filtering</text:span></text:p>
        </text:list-item>
        <text:list-item>
          <text:p text:style-name="P265"><text:span text:style-name="T265_1">Integration</text:span><text:span text:style-name="T265_2"><text:s/></text:span><text:span text:style-name="T265_3">with</text:span><text:span text:style-name="T265_4"><text:s/></text:span><text:span text:style-name="T265_5">the</text:span><text:span text:style-name="T265_6"><text:s/></text:span><text:span text:style-name="T265_7">aesthetic</text:span><text:span text:style-name="T265_8"><text:s/></text:span><text:span text:style-name="T265_9">style</text:span><text:span text:style-name="T265_10"><text:s/></text:span><text:span text:style-name="T265_11">of</text:span><text:span text:style-name="T265_12"><text:s/></text:span><text:span text:style-name="T265_13">the</text:span><text:span text:style-name="T265_14"><text:s/></text:span><text:span text:style-name="T265_15">game</text:span></text:p>
        </text:list-item>
        <text:list-item>
          <text:p text:style-name="P266"><text:span text:style-name="T266_1">Server</text:span><text:span text:style-name="T266_2"><text:s/></text:span><text:span text:style-name="T266_3">hosting</text:span><text:span text:style-name="T266_4"><text:s/></text:span><text:span text:style-name="T266_5">costs</text:span></text:p>
        </text:list-item>
        <text:list-item>
          <text:p text:style-name="P267"><text:span text:style-name="T267_1">Legality</text:span><text:span text:style-name="T267_2"><text:s/></text:span><text:span text:style-name="T267_3">of</text:span><text:span text:style-name="T267_4"><text:s/></text:span><text:span text:style-name="T267_5">ownership</text:span><text:span text:style-name="T267_6"><text:s/>(</text:span><text:span text:style-name="T267_7">does</text:span><text:span text:style-name="T267_8"><text:s/></text:span><text:span text:style-name="T267_9">it</text:span><text:span text:style-name="T267_10"><text:s/></text:span><text:span text:style-name="T267_11">belong</text:span><text:span text:style-name="T267_12"><text:s/></text:span><text:span text:style-name="T267_13">to</text:span><text:span text:style-name="T267_14"><text:s/></text:span><text:span text:style-name="T267_15">the</text:span><text:span text:style-name="T267_16"><text:s/></text:span><text:span text:style-name="T267_17">creator</text:span><text:span text:style-name="T267_18">,<text:s/></text:span><text:span text:style-name="T267_19">the</text:span><text:span text:style-name="T267_20"><text:s/></text:span><text:span text:style-name="T267_21">game</text:span><text:span text:style-name="T267_22"><text:s/></text:span><text:span text:style-name="T267_23">makers</text:span><text:span text:style-name="T267_24">,<text:s/></text:span><text:span text:style-name="T267_25">or</text:span><text:span text:style-name="T267_26"><text:s/></text:span><text:span text:style-name="T267_27">the</text:span><text:span text:style-name="T267_28"><text:s/></text:span><text:span text:style-name="T267_29">people</text:span><text:span text:style-name="T267_30"><text:s/></text:span><text:span text:style-name="T267_31">who</text:span><text:span text:style-name="T267_32"><text:s/></text:span><text:span text:style-name="T267_33">buy</text:span><text:span text:style-name="T267_34"><text:s/></text:span><text:span text:style-name="T267_35">them</text:span><text:span text:style-name="T267_36">?)</text:span></text:p>
        </text:list-item>
      </text:list>
      <text:h text:style-name="P268" text:outline-level="10"><text:bookmark-start text:name="h.z4pa0q9n4cfr"/><text:bookmark-end text:name="h.z4pa0q9n4cfr"/><text:span text:style-name="T268_1">Use</text:span><text:span text:style-name="T268_2">ful</text:span><text:span text:style-name="T268_3"><text:s/></text:span><text:span text:style-name="T268_4">Reading</text:span></text:h>
      <text:list text:style-name="LS13" xml:id="list174">
        <text:list-item>
          <text:p text:style-name="P269"><text:span text:style-name="T269_1">Forum</text:span><text:span text:style-name="T269_2"><text:s/></text:span><text:span text:style-name="T269_3">post</text:span><text:span text:style-name="T269_4"><text:s/></text:span><text:span text:style-name="T269_5">and</text:span><text:span text:style-name="T269_6"><text:s/></text:span><text:span text:style-name="T269_7">accompanying</text:span><text:span text:style-name="T269_8"><text:s/></text:span><text:span text:style-name="T269_9">thread</text:span><text:span text:style-name="T269_10"><text:s/></text:span><text:span text:style-name="T269_11">regarding</text:span><text:span text:style-name="T269_12"><text:s/></text:span><text:span text:style-name="T269_13">user</text:span><text:span text:style-name="T269_14">-</text:span><text:span text:style-name="T269_15">created</text:span><text:span text:style-name="T269_16"><text:s/></text:span><text:span text:style-name="T269_17">content</text:span><text:span text:style-name="T269_18"><text:s/></text:span><text:span text:style-name="T269_19">in</text:span><text:span text:style-name="T269_20"><text:s/></text:span><text:span text:style-name="T269_21">D</text:span><text:span text:style-name="T269_22">&amp;</text:span><text:span text:style-name="T269_23">D</text:span><text:span text:style-name="T269_24"><text:s/></text:span><text:span text:style-name="T269_25">computer</text:span><text:span text:style-name="T269_26"><text:s/></text:span><text:span text:style-name="T269_27">games</text:span><text:span text:style-name="T269_28">:<text:s/></text:span><text:span text:style-name="T269_29"><text:a xlink:type="simple" xlink:href="http://forums.ddo.com/showthread.php?t=254304"><text:span text:style-name="T269_30">http</text:span></text:a></text:span><text:span text:style-name="T269_31"><text:a xlink:type="simple" xlink:href="http://forums.ddo.com/showthread.php?t=254304"><text:span text:style-name="T269_32">://</text:span></text:a></text:span><text:span text:style-name="T269_33"><text:a xlink:type="simple" xlink:href="http://forums.ddo.com/showthread.php?t=254304"><text:span text:style-name="T269_34">forums</text:span></text:a></text:span><text:span text:style-name="T269_35"><text:a xlink:type="simple" xlink:href="http://forums.ddo.com/showthread.php?t=254304"><text:span text:style-name="T269_36">.</text:span></text:a></text:span><text:span text:style-name="T269_37"><text:a xlink:type="simple" xlink:href="http://forums.ddo.com/showthread.php?t=254304"><text:span text:style-name="T269_38">ddo</text:span></text:a></text:span><text:span text:style-name="T269_39"><text:a xlink:type="simple" xlink:href="http://forums.ddo.com/showthread.php?t=254304"><text:span text:style-name="T269_40">.</text:span></text:a></text:span><text:span text:style-name="T269_41"><text:a xlink:type="simple" xlink:href="http://forums.ddo.com/showthread.php?t=254304"><text:span text:style-name="T269_42">com</text:span></text:a></text:span><text:span text:style-name="T269_43"><text:a xlink:type="simple" xlink:href="http://forums.ddo.com/showthread.php?t=254304"><text:span text:style-name="T269_44">/</text:span></text:a></text:span><text:span text:style-name="T269_45"><text:a xlink:type="simple" xlink:href="http://forums.ddo.com/showthread.php?t=254304"><text:span text:style-name="T269_46">showthread</text:span></text:a></text:span><text:span text:style-name="T269_47"><text:a xlink:type="simple" xlink:href="http://forums.ddo.com/showthread.php?t=254304"><text:span text:style-name="T269_48">.</text:span></text:a></text:span><text:span text:style-name="T269_49"><text:a xlink:type="simple" xlink:href="http://forums.ddo.com/showthread.php?t=254304"><text:span text:style-name="T269_50">php</text:span></text:a></text:span><text:span text:style-name="T269_51"><text:a xlink:type="simple" xlink:href="http://forums.ddo.com/showthread.php?t=254304"><text:span text:style-name="T269_52">?</text:span></text:a></text:span><text:span text:style-name="T269_53"><text:a xlink:type="simple" xlink:href="http://forums.ddo.com/showthread.php?t=254304"><text:span text:style-name="T269_54">t</text:span></text:a></text:span><text:span text:style-name="T269_55"><text:a xlink:type="simple" xlink:href="http://forums.ddo.com/showthread.php?t=254304"><text:span text:style-name="T269_56">=254304</text:span></text:a></text:span></text:p>
        </text:list-item>
        <text:list-item>
          <text:p text:style-name="P270"><text:span text:style-name="T270_1"><text:a xlink:type="simple" xlink:href="http://www.mpog.com/gamelist.cfm/game/447/view/forums/thread/338004/page/1"><text:span text:style-name="T270_2">http</text:span></text:a></text:span><text:span text:style-name="T270_3"><text:a xlink:type="simple" xlink:href="http://www.mpog.com/gamelist.cfm/game/447/view/forums/thread/338004/page/1"><text:span text:style-name="T270_4">://</text:span></text:a></text:span><text:span text:style-name="T270_5"><text:a xlink:type="simple" xlink:href="http://www.mpog.com/gamelist.cfm/game/447/view/forums/thread/338004/page/1"><text:span text:style-name="T270_6">www</text:span></text:a></text:span><text:span text:style-name="T270_7"><text:a xlink:type="simple" xlink:href="http://www.mpog.com/gamelist.cfm/game/447/view/forums/thread/338004/page/1"><text:span text:style-name="T270_8">.</text:span></text:a></text:span><text:span text:style-name="T270_9"><text:a xlink:type="simple" xlink:href="http://www.mpog.com/gamelist.cfm/game/447/view/forums/thread/338004/page/1"><text:span text:style-name="T270_10">mpog</text:span></text:a></text:span><text:span text:style-name="T270_11"><text:a xlink:type="simple" xlink:href="http://www.mpog.com/gamelist.cfm/game/447/view/forums/thread/338004/page/1"><text:span text:style-name="T270_12">.</text:span></text:a></text:span><text:span text:style-name="T270_13"><text:a xlink:type="simple" xlink:href="http://www.mpog.com/gamelist.cfm/game/447/view/forums/thread/338004/page/1"><text:span text:style-name="T270_14">com</text:span></text:a></text:span><text:span text:style-name="T270_15"><text:a xlink:type="simple" xlink:href="http://www.mpog.com/gamelist.cfm/game/447/view/forums/thread/338004/page/1"><text:span text:style-name="T270_16">/</text:span></text:a></text:span><text:span text:style-name="T270_17"><text:a xlink:type="simple" xlink:href="http://www.mpog.com/gamelist.cfm/game/447/view/forums/thread/338004/page/1"><text:span text:style-name="T270_18">gamelist</text:span></text:a></text:span><text:span text:style-name="T270_19"><text:a xlink:type="simple" xlink:href="http://www.mpog.com/gamelist.cfm/game/447/view/forums/thread/338004/page/1"><text:span text:style-name="T270_20">.</text:span></text:a></text:span><text:span text:style-name="T270_21"><text:a xlink:type="simple" xlink:href="http://www.mpog.com/gamelist.cfm/game/447/view/forums/thread/338004/page/1"><text:span text:style-name="T270_22">cfm</text:span></text:a></text:span><text:span text:style-name="T270_23"><text:a xlink:type="simple" xlink:href="http://www.mpog.com/gamelist.cfm/game/447/view/forums/thread/338004/page/1"><text:span text:style-name="T270_24">/</text:span></text:a></text:span><text:span text:style-name="T270_25"><text:a xlink:type="simple" xlink:href="http://www.mpog.com/gamelist.cfm/game/447/view/forums/thread/338004/page/1"><text:span text:style-name="T270_26">game</text:span></text:a></text:span><text:span text:style-name="T270_27"><text:a xlink:type="simple" xlink:href="http://www.mpog.com/gamelist.cfm/game/447/view/forums/thread/338004/page/1"><text:span text:style-name="T270_28">/447/</text:span></text:a></text:span><text:span text:style-name="T270_29"><text:a xlink:type="simple" xlink:href="http://www.mpog.com/gamelist.cfm/game/447/view/forums/thread/338004/page/1"><text:span text:style-name="T270_30">view</text:span></text:a></text:span><text:span text:style-name="T270_31"><text:a xlink:type="simple" xlink:href="http://www.mpog.com/gamelist.cfm/game/447/view/forums/thread/338004/page/1"><text:span text:style-name="T270_32">/</text:span></text:a></text:span><text:span text:style-name="T270_33"><text:a xlink:type="simple" xlink:href="http://www.mpog.com/gamelist.cfm/game/447/view/forums/thread/338004/page/1"><text:span text:style-name="T270_34">forums</text:span></text:a></text:span><text:span text:style-name="T270_35"><text:a xlink:type="simple" xlink:href="http://www.mpog.com/gamelist.cfm/game/447/view/forums/thread/338004/page/1"><text:span text:style-name="T270_36">/</text:span></text:a></text:span><text:span text:style-name="T270_37"><text:a xlink:type="simple" xlink:href="http://www.mpog.com/gamelist.cfm/game/447/view/forums/thread/338004/page/1"><text:span text:style-name="T270_38">thread</text:span></text:a></text:span><text:span text:style-name="T270_39"><text:a xlink:type="simple" xlink:href="http://www.mpog.com/gamelist.cfm/game/447/view/forums/thread/338004/page/1"><text:span text:style-name="T270_40">/338004/</text:span></text:a></text:span><text:span text:style-name="T270_41"><text:a xlink:type="simple" xlink:href="http://www.mpog.com/gamelist.cfm/game/447/view/forums/thread/338004/page/1"><text:span text:style-name="T270_42">page</text:span></text:a></text:span><text:span text:style-name="T270_43"><text:a xlink:type="simple" xlink:href="http://www.mpog.com/gamelist.cfm/game/447/view/forums/thread/338004/page/1"><text:span text:style-name="T270_44">/1</text:span></text:a></text:span></text:p>
        </text:list-item>
        <text:list-item>
          <text:p text:style-name="P271"><text:span text:style-name="T271_1"><text:a xlink:type="simple" xlink:href="http://www.theinquirer.net/inquirer/feature/1727926/mmo-games-user-generated-content"><text:span text:style-name="T271_2">http</text:span></text:a></text:span><text:span text:style-name="T271_3"><text:a xlink:type="simple" xlink:href="http://www.theinquirer.net/inquirer/feature/1727926/mmo-games-user-generated-content"><text:span text:style-name="T271_4">://</text:span></text:a></text:span><text:span text:style-name="T271_5"><text:a xlink:type="simple" xlink:href="http://www.theinquirer.net/inquirer/feature/1727926/mmo-games-user-generated-content"><text:span text:style-name="T271_6">www</text:span></text:a></text:span><text:span text:style-name="T271_7"><text:a xlink:type="simple" xlink:href="http://www.theinquirer.net/inquirer/feature/1727926/mmo-games-user-generated-content"><text:span text:style-name="T271_8">.</text:span></text:a></text:span><text:span text:style-name="T271_9"><text:a xlink:type="simple" xlink:href="http://www.theinquirer.net/inquirer/feature/1727926/mmo-games-user-generated-content"><text:span text:style-name="T271_10">theinquirer</text:span></text:a></text:span><text:span text:style-name="T271_11"><text:a xlink:type="simple" xlink:href="http://www.theinquirer.net/inquirer/feature/1727926/mmo-games-user-generated-content"><text:span text:style-name="T271_12">.</text:span></text:a></text:span><text:span text:style-name="T271_13"><text:a xlink:type="simple" xlink:href="http://www.theinquirer.net/inquirer/feature/1727926/mmo-games-user-generated-content"><text:span text:style-name="T271_14">net</text:span></text:a></text:span><text:span text:style-name="T271_15"><text:a xlink:type="simple" xlink:href="http://www.theinquirer.net/inquirer/feature/1727926/mmo-games-user-generated-content"><text:span text:style-name="T271_16">/</text:span></text:a></text:span><text:span text:style-name="T271_17"><text:a xlink:type="simple" xlink:href="http://www.theinquirer.net/inquirer/feature/1727926/mmo-games-user-generated-content"><text:span text:style-name="T271_18">inquirer</text:span></text:a></text:span><text:span text:style-name="T271_19"><text:a xlink:type="simple" xlink:href="http://www.theinquirer.net/inquirer/feature/1727926/mmo-games-user-generated-content"><text:span text:style-name="T271_20">/</text:span></text:a></text:span><text:span text:style-name="T271_21"><text:a xlink:type="simple" xlink:href="http://www.theinquirer.net/inquirer/feature/1727926/mmo-games-user-generated-content"><text:span text:style-name="T271_22">feature</text:span></text:a></text:span><text:span text:style-name="T271_23"><text:a xlink:type="simple" xlink:href="http://www.theinquirer.net/inquirer/feature/1727926/mmo-games-user-generated-content"><text:span text:style-name="T271_24">/1727926/</text:span></text:a></text:span><text:span text:style-name="T271_25"><text:a xlink:type="simple" xlink:href="http://www.theinquirer.net/inquirer/feature/1727926/mmo-games-user-generated-content"><text:span text:style-name="T271_26">mmo</text:span></text:a></text:span><text:span text:style-name="T271_27"><text:a xlink:type="simple" xlink:href="http://www.theinquirer.net/inquirer/feature/1727926/mmo-games-user-generated-content"><text:span text:style-name="T271_28">-</text:span></text:a></text:span><text:span text:style-name="T271_29"><text:a xlink:type="simple" xlink:href="http://www.theinquirer.net/inquirer/feature/1727926/mmo-games-user-generated-content"><text:span text:style-name="T271_30">games</text:span></text:a></text:span><text:span text:style-name="T271_31"><text:a xlink:type="simple" xlink:href="http://www.theinquirer.net/inquirer/feature/1727926/mmo-games-user-generated-content"><text:span text:style-name="T271_32">-</text:span></text:a></text:span><text:span text:style-name="T271_33"><text:a xlink:type="simple" xlink:href="http://www.theinquirer.net/inquirer/feature/1727926/mmo-games-user-generated-content"><text:span text:style-name="T271_34">user</text:span></text:a></text:span><text:span text:style-name="T271_35"><text:a xlink:type="simple" xlink:href="http://www.theinquirer.net/inquirer/feature/1727926/mmo-games-user-generated-content"><text:span text:style-name="T271_36">-</text:span></text:a></text:span><text:span text:style-name="T271_37"><text:a xlink:type="simple" xlink:href="http://www.theinquirer.net/inquirer/feature/1727926/mmo-games-user-generated-content"><text:span text:style-name="T271_38">generated</text:span></text:a></text:span><text:span text:style-name="T271_39"><text:a xlink:type="simple" xlink:href="http://www.theinquirer.net/inquirer/feature/1727926/mmo-games-user-generated-content"><text:span text:style-name="T271_40">-</text:span></text:a></text:span><text:span text:style-name="T271_41"><text:a xlink:type="simple" xlink:href="http://www.theinquirer.net/inquirer/feature/1727926/mmo-games-user-generated-content"><text:span text:style-name="T271_42">content</text:span></text:a></text:span></text:p>
        </text:list-item>
        <text:list-item>
          <text:p text:style-name="P272"><text:span text:style-name="T272_1"><text:a xlink:type="simple" xlink:href="http://www.mmorpg.com/discussion2.cfm/post/4910932/thread/347526#4910932"><text:span text:style-name="T272_2">http</text:span></text:a></text:span><text:span text:style-name="T272_3"><text:a xlink:type="simple" xlink:href="http://www.mmorpg.com/discussion2.cfm/post/4910932/thread/347526#4910932"><text:span text:style-name="T272_4">://</text:span></text:a></text:span><text:span text:style-name="T272_5"><text:a xlink:type="simple" xlink:href="http://www.mmorpg.com/discussion2.cfm/post/4910932/thread/347526#4910932"><text:span text:style-name="T272_6">www</text:span></text:a></text:span><text:span text:style-name="T272_7"><text:a xlink:type="simple" xlink:href="http://www.mmorpg.com/discussion2.cfm/post/4910932/thread/347526#4910932"><text:span text:style-name="T272_8">.</text:span></text:a></text:span><text:span text:style-name="T272_9"><text:a xlink:type="simple" xlink:href="http://www.mmorpg.com/discussion2.cfm/post/4910932/thread/347526#4910932"><text:span text:style-name="T272_10">mmorpg</text:span></text:a></text:span><text:span text:style-name="T272_11"><text:a xlink:type="simple" xlink:href="http://www.mmorpg.com/discussion2.cfm/post/4910932/thread/347526#4910932"><text:span text:style-name="T272_12">.</text:span></text:a></text:span><text:span text:style-name="T272_13"><text:a xlink:type="simple" xlink:href="http://www.mmorpg.com/discussion2.cfm/post/4910932/thread/347526#4910932"><text:span text:style-name="T272_14">com</text:span></text:a></text:span><text:span text:style-name="T272_15"><text:a xlink:type="simple" xlink:href="http://www.mmorpg.com/discussion2.cfm/post/4910932/thread/347526#4910932"><text:span text:style-name="T272_16">/</text:span></text:a></text:span><text:span text:style-name="T272_17"><text:a xlink:type="simple" xlink:href="http://www.mmorpg.com/discussion2.cfm/post/4910932/thread/347526#4910932"><text:span text:style-name="T272_18">discussion</text:span></text:a></text:span><text:span text:style-name="T272_19"><text:a xlink:type="simple" xlink:href="http://www.mmorpg.com/discussion2.cfm/post/4910932/thread/347526#4910932"><text:span text:style-name="T272_20">2.</text:span></text:a></text:span><text:span text:style-name="T272_21"><text:a xlink:type="simple" xlink:href="http://www.mmorpg.com/discussion2.cfm/post/4910932/thread/347526#4910932"><text:span text:style-name="T272_22">cfm</text:span></text:a></text:span><text:span text:style-name="T272_23"><text:a xlink:type="simple" xlink:href="http://www.mmorpg.com/discussion2.cfm/post/4910932/thread/347526#4910932"><text:span text:style-name="T272_24">/</text:span></text:a></text:span><text:span text:style-name="T272_25"><text:a xlink:type="simple" xlink:href="http://www.mmorpg.com/discussion2.cfm/post/4910932/thread/347526#4910932"><text:span text:style-name="T272_26">post</text:span></text:a></text:span><text:span text:style-name="T272_27"><text:a xlink:type="simple" xlink:href="http://www.mmorpg.com/discussion2.cfm/post/4910932/thread/347526#4910932"><text:span text:style-name="T272_28">/4910932/</text:span></text:a></text:span><text:span text:style-name="T272_29"><text:a xlink:type="simple" xlink:href="http://www.mmorpg.com/discussion2.cfm/post/4910932/thread/347526#4910932"><text:span text:style-name="T272_30">thread</text:span></text:a></text:span><text:span text:style-name="T272_31"><text:a xlink:type="simple" xlink:href="http://www.mmorpg.com/discussion2.cfm/post/4910932/thread/347526#4910932"><text:span text:style-name="T272_32">/347526#4910932</text:span></text:a></text:span></text:p>
        </text:list-item>
        <text:list-item>
          <text:p text:style-name="P273"><text:span text:style-name="T273_1"><text:a xlink:type="simple" xlink:href="http://www.mmorpg.com/blogs/staffblog/042012/23032_Community-Spotlight-User-Generated-Content-Yea-or-Nay"><text:span text:style-name="T273_2">http</text:span></text:a></text:span><text:span text:style-name="T273_3"><text:a xlink:type="simple" xlink:href="http://www.mmorpg.com/blogs/staffblog/042012/23032_Community-Spotlight-User-Generated-Content-Yea-or-Nay"><text:span text:style-name="T273_4">://</text:span></text:a></text:span><text:span text:style-name="T273_5"><text:a xlink:type="simple" xlink:href="http://www.mmorpg.com/blogs/staffblog/042012/23032_Community-Spotlight-User-Generated-Content-Yea-or-Nay"><text:span text:style-name="T273_6">www</text:span></text:a></text:span><text:span text:style-name="T273_7"><text:a xlink:type="simple" xlink:href="http://www.mmorpg.com/blogs/staffblog/042012/23032_Community-Spotlight-User-Generated-Content-Yea-or-Nay"><text:span text:style-name="T273_8">.</text:span></text:a></text:span><text:span text:style-name="T273_9"><text:a xlink:type="simple" xlink:href="http://www.mmorpg.com/blogs/staffblog/042012/23032_Community-Spotlight-User-Generated-Content-Yea-or-Nay"><text:span text:style-name="T273_10">mmorpg</text:span></text:a></text:span><text:span text:style-name="T273_11"><text:a xlink:type="simple" xlink:href="http://www.mmorpg.com/blogs/staffblog/042012/23032_Community-Spotlight-User-Generated-Content-Yea-or-Nay"><text:span text:style-name="T273_12">.</text:span></text:a></text:span><text:span text:style-name="T273_13"><text:a xlink:type="simple" xlink:href="http://www.mmorpg.com/blogs/staffblog/042012/23032_Community-Spotlight-User-Generated-Content-Yea-or-Nay"><text:span text:style-name="T273_14">com</text:span></text:a></text:span><text:span text:style-name="T273_15"><text:a xlink:type="simple" xlink:href="http://www.mmorpg.com/blogs/staffblog/042012/23032_Community-Spotlight-User-Generated-Content-Yea-or-Nay"><text:span text:style-name="T273_16">/</text:span></text:a></text:span><text:span text:style-name="T273_17"><text:a xlink:type="simple" xlink:href="http://www.mmorpg.com/blogs/staffblog/042012/23032_Community-Spotlight-User-Generated-Content-Yea-or-Nay"><text:span text:style-name="T273_18">blogs</text:span></text:a></text:span><text:span text:style-name="T273_19"><text:a xlink:type="simple" xlink:href="http://www.mmorpg.com/blogs/staffblog/042012/23032_Community-Spotlight-User-Generated-Content-Yea-or-Nay"><text:span text:style-name="T273_20">/</text:span></text:a></text:span><text:span text:style-name="T273_21"><text:a xlink:type="simple" xlink:href="http://www.mmorpg.com/blogs/staffblog/042012/23032_Community-Spotlight-User-Generated-Content-Yea-or-Nay"><text:span text:style-name="T273_22">staffblog</text:span></text:a></text:span><text:span text:style-name="T273_23"><text:a xlink:type="simple" xlink:href="http://www.mmorpg.com/blogs/staffblog/042012/23032_Community-Spotlight-User-Generated-Content-Yea-or-Nay"><text:span text:style-name="T273_24">/042012/23032_</text:span></text:a></text:span><text:span text:style-name="T273_25"><text:a xlink:type="simple" xlink:href="http://www.mmorpg.com/blogs/staffblog/042012/23032_Community-Spotlight-User-Generated-Content-Yea-or-Nay"><text:span text:style-name="T273_26">Community</text:span></text:a></text:span><text:span text:style-name="T273_27"><text:a xlink:type="simple" xlink:href="http://www.mmorpg.com/blogs/staffblog/042012/23032_Community-Spotlight-User-Generated-Content-Yea-or-Nay"><text:span text:style-name="T273_28">-</text:span></text:a></text:span><text:span text:style-name="T273_29"><text:a xlink:type="simple" xlink:href="http://www.mmorpg.com/blogs/staffblog/042012/23032_Community-Spotlight-User-Generated-Content-Yea-or-Nay"><text:span text:style-name="T273_30">Spotlight</text:span></text:a></text:span><text:span text:style-name="T273_31"><text:a xlink:type="simple" xlink:href="http://www.mmorpg.com/blogs/staffblog/042012/23032_Community-Spotlight-User-Generated-Content-Yea-or-Nay"><text:span text:style-name="T273_32">-</text:span></text:a></text:span><text:span text:style-name="T273_33"><text:a xlink:type="simple" xlink:href="http://www.mmorpg.com/blogs/staffblog/042012/23032_Community-Spotlight-User-Generated-Content-Yea-or-Nay"><text:span text:style-name="T273_34">User</text:span></text:a></text:span><text:span text:style-name="T273_35"><text:a xlink:type="simple" xlink:href="http://www.mmorpg.com/blogs/staffblog/042012/23032_Community-Spotlight-User-Generated-Content-Yea-or-Nay"><text:span text:style-name="T273_36">-</text:span></text:a></text:span><text:span text:style-name="T273_37"><text:a xlink:type="simple" xlink:href="http://www.mmorpg.com/blogs/staffblog/042012/23032_Community-Spotlight-User-Generated-Content-Yea-or-Nay"><text:span text:style-name="T273_38">Generated</text:span></text:a></text:span><text:span text:style-name="T273_39"><text:a xlink:type="simple" xlink:href="http://www.mmorpg.com/blogs/staffblog/042012/23032_Community-Spotlight-User-Generated-Content-Yea-or-Nay"><text:span text:style-name="T273_40">-</text:span></text:a></text:span><text:span text:style-name="T273_41"><text:a xlink:type="simple" xlink:href="http://www.mmorpg.com/blogs/staffblog/042012/23032_Community-Spotlight-User-Generated-Content-Yea-or-Nay"><text:span text:style-name="T273_42">Content</text:span></text:a></text:span><text:span text:style-name="T273_43"><text:a xlink:type="simple" xlink:href="http://www.mmorpg.com/blogs/staffblog/042012/23032_Community-Spotlight-User-Generated-Content-Yea-or-Nay"><text:span text:style-name="T273_44">-</text:span></text:a></text:span><text:span text:style-name="T273_45"><text:a xlink:type="simple" xlink:href="http://www.mmorpg.com/blogs/staffblog/042012/23032_Community-Spotlight-User-Generated-Content-Yea-or-Nay"><text:span text:style-name="T273_46">Yea</text:span></text:a></text:span><text:span text:style-name="T273_47"><text:a xlink:type="simple" xlink:href="http://www.mmorpg.com/blogs/staffblog/042012/23032_Community-Spotlight-User-Generated-Content-Yea-or-Nay"><text:span text:style-name="T273_48">-</text:span></text:a></text:span><text:span text:style-name="T273_49"><text:a xlink:type="simple" xlink:href="http://www.mmorpg.com/blogs/staffblog/042012/23032_Community-Spotlight-User-Generated-Content-Yea-or-Nay"><text:span text:style-name="T273_50">or</text:span></text:a></text:span><text:span text:style-name="T273_51"><text:a xlink:type="simple" xlink:href="http://www.mmorpg.com/blogs/staffblog/042012/23032_Community-Spotlight-User-Generated-Content-Yea-or-Nay"><text:span text:style-name="T273_52">-</text:span></text:a></text:span><text:span text:style-name="T273_53"><text:a xlink:type="simple" xlink:href="http://www.mmorpg.com/blogs/staffblog/042012/23032_Community-Spotlight-User-Generated-Content-Yea-or-Nay"><text:span text:style-name="T273_54">Nay</text:span></text:a></text:span></text:p>
        </text:list-item>
        <text:list-item>
          <text:p text:style-name="P274"><text:span text:style-name="T274_1"><text:a xlink:type="simple" xlink:href="http://www.google.com/url?q=http%3A%2F%2Fwww.gamasutra.com%2Fphp-bin%2Fnews_index.php%3Fstory%3D22916&amp;sa=D&amp;sntz=1&amp;usg=AFQjCNEWELlAPigw7qy2etkbNcPHtAwrXA"><text:span text:style-name="T274_2">GDC</text:span></text:a></text:span><text:span text:style-name="T274_3"><text:a xlink:type="simple" xlink:href="http://www.google.com/url?q=http%3A%2F%2Fwww.gamasutra.com%2Fphp-bin%2Fnews_index.php%3Fstory%3D22916&amp;sa=D&amp;sntz=1&amp;usg=AFQjCNEWELlAPigw7qy2etkbNcPHtAwrXA"><text:span text:style-name="T274_4">:<text:s/></text:span></text:a></text:span><text:span text:style-name="T274_5"><text:a xlink:type="simple" xlink:href="http://www.google.com/url?q=http%3A%2F%2Fwww.gamasutra.com%2Fphp-bin%2Fnews_index.php%3Fstory%3D22916&amp;sa=D&amp;sntz=1&amp;usg=AFQjCNEWELlAPigw7qy2etkbNcPHtAwrXA"><text:span text:style-name="T274_6">Chris</text:span></text:a></text:span><text:span text:style-name="T274_7"><text:a xlink:type="simple" xlink:href="http://www.google.com/url?q=http%3A%2F%2Fwww.gamasutra.com%2Fphp-bin%2Fnews_index.php%3Fstory%3D22916&amp;sa=D&amp;sntz=1&amp;usg=AFQjCNEWELlAPigw7qy2etkbNcPHtAwrXA"><text:span text:style-name="T274_8"><text:s/></text:span></text:a></text:span><text:span text:style-name="T274_9"><text:a xlink:type="simple" xlink:href="http://www.google.com/url?q=http%3A%2F%2Fwww.gamasutra.com%2Fphp-bin%2Fnews_index.php%3Fstory%3D22916&amp;sa=D&amp;sntz=1&amp;usg=AFQjCNEWELlAPigw7qy2etkbNcPHtAwrXA"><text:span text:style-name="T274_10">Hecker</text:span></text:a></text:span><text:span text:style-name="T274_11"><text:a xlink:type="simple" xlink:href="http://www.google.com/url?q=http%3A%2F%2Fwww.gamasutra.com%2Fphp-bin%2Fnews_index.php%3Fstory%3D22916&amp;sa=D&amp;sntz=1&amp;usg=AFQjCNEWELlAPigw7qy2etkbNcPHtAwrXA"><text:span text:style-name="T274_12"><text:s/></text:span></text:a></text:span><text:span text:style-name="T274_13"><text:a xlink:type="simple" xlink:href="http://www.google.com/url?q=http%3A%2F%2Fwww.gamasutra.com%2Fphp-bin%2Fnews_index.php%3Fstory%3D22916&amp;sa=D&amp;sntz=1&amp;usg=AFQjCNEWELlAPigw7qy2etkbNcPHtAwrXA"><text:span text:style-name="T274_14">Discusses</text:span></text:a></text:span><text:span text:style-name="T274_15"><text:a xlink:type="simple" xlink:href="http://www.google.com/url?q=http%3A%2F%2Fwww.gamasutra.com%2Fphp-bin%2Fnews_index.php%3Fstory%3D22916&amp;sa=D&amp;sntz=1&amp;usg=AFQjCNEWELlAPigw7qy2etkbNcPHtAwrXA"><text:span text:style-name="T274_16"><text:s/></text:span></text:a></text:span><text:span text:style-name="T274_17"><text:a xlink:type="simple" xlink:href="http://www.google.com/url?q=http%3A%2F%2Fwww.gamasutra.com%2Fphp-bin%2Fnews_index.php%3Fstory%3D22916&amp;sa=D&amp;sntz=1&amp;usg=AFQjCNEWELlAPigw7qy2etkbNcPHtAwrXA"><text:span text:style-name="T274_18">User</text:span></text:a></text:span><text:span text:style-name="T274_19"><text:a xlink:type="simple" xlink:href="http://www.google.com/url?q=http%3A%2F%2Fwww.gamasutra.com%2Fphp-bin%2Fnews_index.php%3Fstory%3D22916&amp;sa=D&amp;sntz=1&amp;usg=AFQjCNEWELlAPigw7qy2etkbNcPHtAwrXA"><text:span text:style-name="T274_20">-</text:span></text:a></text:span><text:span text:style-name="T274_21"><text:a xlink:type="simple" xlink:href="http://www.google.com/url?q=http%3A%2F%2Fwww.gamasutra.com%2Fphp-bin%2Fnews_index.php%3Fstory%3D22916&amp;sa=D&amp;sntz=1&amp;usg=AFQjCNEWELlAPigw7qy2etkbNcPHtAwrXA"><text:span text:style-name="T274_22">Generated</text:span></text:a></text:span><text:span text:style-name="T274_23"><text:a xlink:type="simple" xlink:href="http://www.google.com/url?q=http%3A%2F%2Fwww.gamasutra.com%2Fphp-bin%2Fnews_index.php%3Fstory%3D22916&amp;sa=D&amp;sntz=1&amp;usg=AFQjCNEWELlAPigw7qy2etkbNcPHtAwrXA"><text:span text:style-name="T274_24"><text:s/></text:span></text:a></text:span><text:span text:style-name="T274_25"><text:a xlink:type="simple" xlink:href="http://www.google.com/url?q=http%3A%2F%2Fwww.gamasutra.com%2Fphp-bin%2Fnews_index.php%3Fstory%3D22916&amp;sa=D&amp;sntz=1&amp;usg=AFQjCNEWELlAPigw7qy2etkbNcPHtAwrXA"><text:span text:style-name="T274_26">Content</text:span></text:a></text:span><text:span text:style-name="T274_27"><text:a xlink:type="simple" xlink:href="http://www.google.com/url?q=http%3A%2F%2Fwww.gamasutra.com%2Fphp-bin%2Fnews_index.php%3Fstory%3D22916&amp;sa=D&amp;sntz=1&amp;usg=AFQjCNEWELlAPigw7qy2etkbNcPHtAwrXA"><text:span text:style-name="T274_28">,<text:s/></text:span></text:a></text:span><text:span text:style-name="T274_29"><text:a xlink:type="simple" xlink:href="http://www.google.com/url?q=http%3A%2F%2Fwww.gamasutra.com%2Fphp-bin%2Fnews_index.php%3Fstory%3D22916&amp;sa=D&amp;sntz=1&amp;usg=AFQjCNEWELlAPigw7qy2etkbNcPHtAwrXA"><text:span text:style-name="T274_30">Etcetera</text:span></text:a></text:span></text:p>
        </text:list-item>
      </text:list>
      <text:p text:style-name="P275"/>
      <text:p text:style-name="P276"/>
      <text:h text:style-name="P277" text:outline-level="10"><text:bookmark-start text:name="h.94h8wlinslb5"/><text:bookmark-end text:name="h.94h8wlinslb5"/><text:span text:style-name="T277_1">Game</text:span><text:span text:style-name="T277_2"><text:s/></text:span><text:span text:style-name="T277_3">Events</text:span><text:span text:style-name="T277_4"><text:s/></text:span><text:span text:style-name="T277_5">((</text:span><text:span text:style-name="T277_6">NEEDS</text:span><text:span text:style-name="T277_7"><text:s/></text:span><text:span text:style-name="T277_8">SOURCE</text:span><text:span text:style-name="T277_9">))</text:span></text:h>
      <text:p text:style-name="P278"><text:span text:style-name="T278_1">Game</text:span><text:span text:style-name="T278_2"><text:s/></text:span><text:span text:style-name="T278_3">events</text:span><text:span text:style-name="T278_4"><text:s/></text:span><text:span text:style-name="T278_5">add</text:span><text:span text:style-name="T278_6"><text:s/></text:span><text:span text:style-name="T278_7">significant</text:span><text:span text:style-name="T278_8"><text:s/></text:span><text:span text:style-name="T278_9">attractiveness</text:span><text:span text:style-name="T278_10"><text:s/></text:span><text:span text:style-name="T278_11">to</text:span><text:span text:style-name="T278_12"><text:s/></text:span><text:span text:style-name="T278_13">a</text:span><text:span text:style-name="T278_14"><text:s/></text:span><text:span text:style-name="T278_15">game</text:span><text:span text:style-name="T278_16"><text:s/></text:span><text:span text:style-name="T278_17">world</text:span><text:span text:style-name="T278_18">.<text:s/></text:span><text:span text:style-name="T278_19">Generally</text:span><text:span text:style-name="T278_20">,<text:s/></text:span><text:span text:style-name="T278_21">these</text:span><text:span text:style-name="T278_22"><text:s/></text:span><text:span text:style-name="T278_23">events</text:span><text:span text:style-name="T278_24"><text:s/></text:span><text:span text:style-name="T278_25">can</text:span><text:span text:style-name="T278_26"><text:s/></text:span><text:span text:style-name="T278_27">be</text:span><text:span text:style-name="T278_28"><text:s/></text:span><text:span text:style-name="T278_29">divided</text:span><text:span text:style-name="T278_30"><text:s/></text:span><text:span text:style-name="T278_31">into</text:span><text:span text:style-name="T278_32"><text:s/></text:span><text:span text:style-name="T278_33">two</text:span><text:span text:style-name="T278_34"><text:s/></text:span><text:span text:style-name="T278_35">categories</text:span><text:span text:style-name="T278_36">:</text:span></text:p>
      <text:p text:style-name="P279"/>
      <text:list text:style-name="LS14" xml:id="list180">
        <text:list-item>
          <text:p text:style-name="P280"><text:span text:style-name="T280_1">Server</text:span><text:span text:style-name="T280_2"><text:s/></text:span><text:span text:style-name="T280_3">events</text:span></text:p>
          <text:list>
            <text:list-item>
              <text:p text:style-name="P281"><text:span text:style-name="T281_1">These</text:span><text:span text:style-name="T281_2"><text:s/></text:span><text:span text:style-name="T281_3">are</text:span><text:span text:style-name="T281_4"><text:s/></text:span><text:span text:style-name="T281_5">events</text:span><text:span text:style-name="T281_6"><text:s/></text:span><text:span text:style-name="T281_7">set</text:span><text:span text:style-name="T281_8">,<text:s/></text:span><text:span text:style-name="T281_9">planned</text:span><text:span text:style-name="T281_10">,<text:s/></text:span><text:span text:style-name="T281_11">and</text:span><text:span text:style-name="T281_12"><text:s/></text:span><text:span text:style-name="T281_13">orchestrated</text:span><text:span text:style-name="T281_14"><text:s/></text:span><text:span text:style-name="T281_15">by</text:span><text:span text:style-name="T281_16"><text:s/></text:span><text:span text:style-name="T281_17">the</text:span><text:span text:style-name="T281_18"><text:s/></text:span><text:span text:style-name="T281_19">game</text:span><text:span text:style-name="T281_20"><text:s/></text:span><text:span text:style-name="T281_21">team</text:span></text:p>
            </text:list-item>
            <text:list-item>
              <text:p text:style-name="P282"><text:span text:style-name="T282_1">Players</text:span><text:span text:style-name="T282_2"><text:s/></text:span><text:span text:style-name="T282_3">can</text:span><text:span text:style-name="T282_4"><text:s/></text:span><text:span text:style-name="T282_5">visit</text:span><text:span text:style-name="T282_6"><text:s/></text:span><text:span text:style-name="T282_7">special</text:span><text:span text:style-name="T282_8"><text:s/></text:span><text:span text:style-name="T282_9">areas</text:span><text:span text:style-name="T282_10">,<text:s/></text:span><text:span text:style-name="T282_11">obtain</text:span><text:span text:style-name="T282_12"><text:s/></text:span><text:span text:style-name="T282_13">special</text:span><text:span text:style-name="T282_14"><text:s/></text:span><text:span text:style-name="T282_15">items</text:span><text:span text:style-name="T282_16"><text:s/></text:span><text:span text:style-name="T282_17">for</text:span><text:span text:style-name="T282_18"><text:s/></text:span><text:span text:style-name="T282_19">keeps</text:span><text:span text:style-name="T282_20">,<text:s/></text:span><text:span text:style-name="T282_21">partake</text:span><text:span text:style-name="T282_22"><text:s/></text:span><text:span text:style-name="T282_23">in</text:span><text:span text:style-name="T282_24"><text:s/></text:span><text:span text:style-name="T282_25">special</text:span><text:span text:style-name="T282_26"><text:s/></text:span><text:span text:style-name="T282_27">quests</text:span><text:span text:style-name="T282_28">,<text:s/></text:span><text:span text:style-name="T282_29">and</text:span><text:span text:style-name="T282_30"><text:s/></text:span><text:span text:style-name="T282_31">perhaps</text:span><text:span text:style-name="T282_32"><text:s/></text:span><text:span text:style-name="T282_33">play</text:span><text:span text:style-name="T282_34"><text:s/></text:span><text:span text:style-name="T282_35">special</text:span><text:span text:style-name="T282_36"><text:s/></text:span><text:span text:style-name="T282_37">minigames</text:span></text:p>
            </text:list-item>
            <text:list-item>
              <text:p text:style-name="P283"><text:span text:style-name="T283_1">Popularly</text:span><text:span text:style-name="T283_2">,<text:s/></text:span><text:span text:style-name="T283_3">MMOs</text:span><text:span text:style-name="T283_4"><text:s/></text:span><text:span text:style-name="T283_5">have</text:span><text:span text:style-name="T283_6"><text:s/></text:span><text:span text:style-name="T283_7">in</text:span><text:span text:style-name="T283_8">-</text:span><text:span text:style-name="T283_9">game</text:span><text:span text:style-name="T283_10"><text:s/></text:span><text:span text:style-name="T283_11">events</text:span><text:span text:style-name="T283_12"><text:s/></text:span><text:span text:style-name="T283_13">that</text:span><text:span text:style-name="T283_14"><text:s/></text:span><text:span text:style-name="T283_15">correspond</text:span><text:span text:style-name="T283_16"><text:s/></text:span><text:span text:style-name="T283_17">to</text:span><text:span text:style-name="T283_18"><text:s/></text:span><text:span text:style-name="T283_19">real</text:span><text:span text:style-name="T283_20">-</text:span><text:span text:style-name="T283_21">world</text:span><text:span text:style-name="T283_22"><text:s/></text:span><text:span text:style-name="T283_23">holidays</text:span></text:p>
            </text:list-item>
            <text:list-item>
              <text:p text:style-name="P284"><text:span text:style-name="T284_1">These</text:span><text:span text:style-name="T284_2"><text:s/></text:span><text:span text:style-name="T284_3">events</text:span><text:span text:style-name="T284_4"><text:s/></text:span><text:span text:style-name="T284_5">are</text:span><text:span text:style-name="T284_6"><text:s/></text:span><text:span text:style-name="T284_7">commonly</text:span><text:span text:style-name="T284_8"><text:s/></text:span><text:span text:style-name="T284_9">very</text:span><text:span text:style-name="T284_10"><text:s/></text:span><text:span text:style-name="T284_11">popular</text:span><text:span text:style-name="T284_12"><text:s/></text:span><text:span text:style-name="T284_13">with</text:span><text:span text:style-name="T284_14"><text:s/></text:span><text:span text:style-name="T284_15">the</text:span><text:span text:style-name="T284_16"><text:s/></text:span><text:span text:style-name="T284_17">player</text:span><text:span text:style-name="T284_18"><text:s/></text:span><text:span text:style-name="T284_19">base</text:span><text:span text:style-name="T284_20">,<text:s/></text:span><text:span text:style-name="T284_21">because</text:span><text:span text:style-name="T284_22"><text:s/></text:span><text:span text:style-name="T284_23">they</text:span><text:span text:style-name="T284_24"><text:s/></text:span><text:span text:style-name="T284_25">connect</text:span><text:span text:style-name="T284_26"><text:s/></text:span><text:span text:style-name="T284_27">the</text:span><text:span text:style-name="T284_28"><text:s/></text:span><text:span text:style-name="T284_29">real</text:span><text:span text:style-name="T284_30"><text:s/></text:span><text:span text:style-name="T284_31">world</text:span><text:span text:style-name="T284_32"><text:s/></text:span><text:span text:style-name="T284_33">with</text:span><text:span text:style-name="T284_34"><text:s/></text:span><text:span text:style-name="T284_35">the</text:span><text:span text:style-name="T284_36"><text:s/></text:span><text:span text:style-name="T284_37">game</text:span><text:span text:style-name="T284_38"><text:s/></text:span><text:span text:style-name="T284_39">world</text:span><text:span text:style-name="T284_40">.<text:s/></text:span><text:span text:style-name="T284_41">Excited</text:span><text:span text:style-name="T284_42"><text:s/></text:span><text:span text:style-name="T284_43">players</text:span><text:span text:style-name="T284_44"><text:s/></text:span><text:span text:style-name="T284_45">will</text:span><text:span text:style-name="T284_46"><text:s/></text:span><text:span text:style-name="T284_47">be</text:span><text:span text:style-name="T284_48"><text:s/></text:span><text:span text:style-name="T284_49">able</text:span><text:span text:style-name="T284_50"><text:s/></text:span><text:span text:style-name="T284_51">to</text:span><text:span text:style-name="T284_52"><text:s/></text:span><text:span text:style-name="T284_53">look</text:span><text:span text:style-name="T284_54"><text:s/></text:span><text:span text:style-name="T284_55">at</text:span><text:span text:style-name="T284_56"><text:s/></text:span><text:span text:style-name="T284_57">their</text:span><text:span text:style-name="T284_58"><text:s/></text:span><text:span text:style-name="T284_59">calendars</text:span><text:span text:style-name="T284_60"><text:s/></text:span><text:span text:style-name="T284_61">and</text:span><text:span text:style-name="T284_62"><text:s/></text:span><text:span text:style-name="T284_63">say</text:span><text:span text:style-name="T284_64">,<text:s/>“</text:span><text:span text:style-name="T284_65">oh</text:span><text:span text:style-name="T284_66"><text:s/></text:span><text:span text:style-name="T284_67">look</text:span><text:span text:style-name="T284_68">,<text:s/></text:span><text:span text:style-name="T284_69">the</text:span><text:span text:style-name="T284_70"><text:s/></text:span><text:span text:style-name="T284_71">Winter</text:span><text:span text:style-name="T284_72"><text:s/></text:span><text:span text:style-name="T284_73">Festival</text:span><text:span text:style-name="T284_74"><text:s/></text:span><text:span text:style-name="T284_75">begins</text:span><text:span text:style-name="T284_76"><text:s/></text:span><text:span text:style-name="T284_77">on</text:span><text:span text:style-name="T284_78"><text:s/></text:span><text:span text:style-name="T284_79">my</text:span><text:span text:style-name="T284_80"><text:s/></text:span><text:span text:style-name="T284_81">server</text:span><text:span text:style-name="T284_82"><text:s/></text:span><text:span text:style-name="T284_83">in</text:span><text:span text:style-name="T284_84"><text:s/>2<text:s/></text:span><text:span text:style-name="T284_85">days</text:span><text:span text:style-name="T284_86">!<text:s/></text:span><text:span text:style-name="T284_87">I</text:span><text:span text:style-name="T284_88">’</text:span><text:span text:style-name="T284_89">m</text:span><text:span text:style-name="T284_90"><text:s/></text:span><text:span text:style-name="T284_91">getting</text:span><text:span text:style-name="T284_92"><text:s/></text:span><text:span text:style-name="T284_93">up</text:span><text:span text:style-name="T284_94"><text:s/></text:span><text:span text:style-name="T284_95">early</text:span><text:span text:style-name="T284_96"><text:s/></text:span><text:span text:style-name="T284_97">to</text:span><text:span text:style-name="T284_98"><text:s/></text:span><text:span text:style-name="T284_99">start</text:span><text:span text:style-name="T284_100"><text:s/></text:span><text:span text:style-name="T284_101">the</text:span><text:span text:style-name="T284_102"><text:s/></text:span><text:span text:style-name="T284_103">quests</text:span><text:span text:style-name="T284_104"><text:s/></text:span><text:span text:style-name="T284_105">and</text:span><text:span text:style-name="T284_106"><text:s/></text:span><text:span text:style-name="T284_107">get</text:span><text:span text:style-name="T284_108"><text:s/></text:span><text:span text:style-name="T284_109">cool</text:span><text:span text:style-name="T284_110"><text:s/></text:span><text:span text:style-name="T284_111">items</text:span><text:span text:style-name="T284_112"><text:s/></text:span><text:span text:style-name="T284_113">before</text:span><text:span text:style-name="T284_114"><text:s/></text:span><text:span text:style-name="T284_115">everyone</text:span><text:span text:style-name="T284_116"><text:s/></text:span><text:span text:style-name="T284_117">else</text:span><text:span text:style-name="T284_118">...”</text:span></text:p>
            </text:list-item>
          </text:list>
        </text:list-item>
        <text:list-item>
          <text:p text:style-name="P285"><text:span text:style-name="T285_1">Player</text:span><text:span text:style-name="T285_2"><text:s/></text:span><text:span text:style-name="T285_3">driven</text:span><text:span text:style-name="T285_4"><text:s/></text:span><text:span text:style-name="T285_5">events</text:span></text:p>
          <text:list>
            <text:list-item>
              <text:p text:style-name="P286"><text:span text:style-name="T286_1">These</text:span><text:span text:style-name="T286_2"><text:s/></text:span><text:span text:style-name="T286_3">events</text:span><text:span text:style-name="T286_4"><text:s/></text:span><text:span text:style-name="T286_5">are</text:span><text:span text:style-name="T286_6"><text:s/></text:span><text:span text:style-name="T286_7">unplanned</text:span><text:span text:style-name="T286_8"><text:s/></text:span><text:span text:style-name="T286_9">and</text:span><text:span text:style-name="T286_10"><text:s/></text:span><text:span text:style-name="T286_11">uncontrolled</text:span><text:span text:style-name="T286_12"><text:s/></text:span><text:span text:style-name="T286_13">by</text:span><text:span text:style-name="T286_14"><text:s/></text:span><text:span text:style-name="T286_15">the</text:span><text:span text:style-name="T286_16"><text:s/></text:span><text:span text:style-name="T286_17">game</text:span><text:span text:style-name="T286_18"><text:s/></text:span><text:span text:style-name="T286_19">team</text:span></text:p>
            </text:list-item>
            <text:list-item>
              <text:p text:style-name="P287"><text:span text:style-name="T287_1">The</text:span><text:span text:style-name="T287_2"><text:s/></text:span><text:span text:style-name="T287_3">game</text:span><text:span text:style-name="T287_4"><text:s/></text:span><text:span text:style-name="T287_5">world</text:span><text:span text:style-name="T287_6"><text:s/></text:span><text:span text:style-name="T287_7">can</text:span><text:span text:style-name="T287_8"><text:s/></text:span><text:span text:style-name="T287_9">be</text:span><text:span text:style-name="T287_10"><text:s/></text:span><text:span text:style-name="T287_11">strongly</text:span><text:span text:style-name="T287_12"><text:s/></text:span><text:span text:style-name="T287_13">affected</text:span><text:span text:style-name="T287_14"><text:s/></text:span><text:span text:style-name="T287_15">by</text:span><text:span text:style-name="T287_16"><text:s/></text:span><text:span text:style-name="T287_17">large</text:span><text:span text:style-name="T287_18"><text:s/></text:span><text:span text:style-name="T287_19">teams</text:span><text:span text:style-name="T287_20"><text:s/></text:span><text:span text:style-name="T287_21">of</text:span><text:span text:style-name="T287_22"><text:s/></text:span><text:span text:style-name="T287_23">players</text:span><text:span text:style-name="T287_24"><text:s/></text:span><text:span text:style-name="T287_25">coordinating</text:span><text:span text:style-name="T287_26"><text:s/></text:span><text:span text:style-name="T287_27">actions</text:span></text:p>
            </text:list-item>
            <text:list-item>
              <text:p text:style-name="P288"><text:span text:style-name="T288_1">Also</text:span><text:span text:style-name="T288_2"><text:s/></text:span><text:span text:style-name="T288_3">includes</text:span><text:span text:style-name="T288_4"><text:s/></text:span><text:span text:style-name="T288_5">in</text:span><text:span text:style-name="T288_6">-</text:span><text:span text:style-name="T288_7">game</text:span><text:span text:style-name="T288_8"><text:s/></text:span><text:span text:style-name="T288_9">phenomenons</text:span><text:span text:style-name="T288_10"><text:s/></text:span><text:span text:style-name="T288_11">caused</text:span><text:span text:style-name="T288_12"><text:s/></text:span><text:span text:style-name="T288_13">by</text:span><text:span text:style-name="T288_14"><text:s/></text:span><text:span text:style-name="T288_15">monumental</text:span><text:span text:style-name="T288_16"><text:s/></text:span><text:span text:style-name="T288_17">real</text:span><text:span text:style-name="T288_18">-</text:span><text:span text:style-name="T288_19">world</text:span><text:span text:style-name="T288_20"><text:s/></text:span><text:span text:style-name="T288_21">events</text:span></text:p>
            </text:list-item>
            <text:list-item>
              <text:p text:style-name="P289"><text:span text:style-name="T289_1">Sometimes</text:span><text:span text:style-name="T289_2"><text:s/></text:span><text:span text:style-name="T289_3">possible</text:span><text:span text:style-name="T289_4"><text:s/></text:span><text:span text:style-name="T289_5">due</text:span><text:span text:style-name="T289_6"><text:s/></text:span><text:span text:style-name="T289_7">to</text:span><text:span text:style-name="T289_8"><text:s/></text:span><text:span text:style-name="T289_9">exploitation</text:span><text:span text:style-name="T289_10"><text:s/></text:span><text:span text:style-name="T289_11">of</text:span><text:span text:style-name="T289_12"><text:s/></text:span><text:span text:style-name="T289_13">bugs</text:span><text:span text:style-name="T289_14"><text:s/></text:span><text:span text:style-name="T289_15">or</text:span><text:span text:style-name="T289_16"><text:s/></text:span><text:span text:style-name="T289_17">holes</text:span><text:span text:style-name="T289_18"><text:s/></text:span><text:span text:style-name="T289_19">in</text:span><text:span text:style-name="T289_20"><text:s/></text:span><text:span text:style-name="T289_21">game</text:span><text:span text:style-name="T289_22"><text:s/></text:span><text:span text:style-name="T289_23">logic</text:span></text:p>
            </text:list-item>
            <text:list-item>
              <text:p text:style-name="P290"><text:span text:style-name="T290_1">These</text:span><text:span text:style-name="T290_2"><text:s/></text:span><text:span text:style-name="T290_3">events</text:span><text:span text:style-name="T290_4"><text:s/></text:span><text:span text:style-name="T290_5">add</text:span><text:span text:style-name="T290_6"><text:s/></text:span><text:span text:style-name="T290_7">a</text:span><text:span text:style-name="T290_8"><text:s/></text:span><text:span text:style-name="T290_9">level</text:span><text:span text:style-name="T290_10"><text:s/></text:span><text:span text:style-name="T290_11">of</text:span><text:span text:style-name="T290_12"><text:s/></text:span><text:span text:style-name="T290_13">depth</text:span><text:span text:style-name="T290_14"><text:s/></text:span><text:span text:style-name="T290_15">and</text:span><text:span text:style-name="T290_16"><text:s/></text:span><text:span text:style-name="T290_17">immersiveness</text:span><text:span text:style-name="T290_18"><text:s/></text:span><text:span text:style-name="T290_19">that</text:span><text:span text:style-name="T290_20"><text:s/></text:span><text:span text:style-name="T290_21">cannot</text:span><text:span text:style-name="T290_22"><text:s/></text:span><text:span text:style-name="T290_23">be</text:span><text:span text:style-name="T290_24"><text:s/></text:span><text:span text:style-name="T290_25">achieved</text:span><text:span text:style-name="T290_26"><text:s/></text:span><text:span text:style-name="T290_27">in</text:span><text:span text:style-name="T290_28"><text:s/></text:span><text:span text:style-name="T290_29">any</text:span><text:span text:style-name="T290_30"><text:s/></text:span><text:span text:style-name="T290_31">other</text:span><text:span text:style-name="T290_32"><text:s/></text:span><text:span text:style-name="T290_33">way</text:span></text:p>
            </text:list-item>
            <text:list-item>
              <text:p text:style-name="P291"><text:span text:style-name="T291_1">Examples</text:span><text:span text:style-name="T291_2">:</text:span></text:p>
              <text:list>
                <text:list-item>
                  <text:p text:style-name="P292"><text:span text:style-name="T292_1">The</text:span><text:span text:style-name="T292_2"><text:s/></text:span><text:span text:style-name="T292_3">recent</text:span><text:span text:style-name="T292_4"><text:s/></text:span><text:span text:style-name="T292_5"><text:a xlink:type="simple" xlink:href="http://gamepolitics.com/2012/05/02/ccp-analyzes-aftermath-eve-player-event-burn-jita"><text:span text:style-name="T292_6">Burn</text:span></text:a></text:span><text:span text:style-name="T292_7"><text:a xlink:type="simple" xlink:href="http://gamepolitics.com/2012/05/02/ccp-analyzes-aftermath-eve-player-event-burn-jita"><text:span text:style-name="T292_8"><text:s/></text:span></text:a></text:span><text:span text:style-name="T292_9"><text:a xlink:type="simple" xlink:href="http://gamepolitics.com/2012/05/02/ccp-analyzes-aftermath-eve-player-event-burn-jita"><text:span text:style-name="T292_10">Jita</text:span></text:a></text:span><text:span text:style-name="T292_11"><text:a xlink:type="simple" xlink:href="http://gamepolitics.com/2012/05/02/ccp-analyzes-aftermath-eve-player-event-burn-jita"><text:span text:style-name="T292_12"><text:s/></text:span></text:a></text:span><text:span text:style-name="T292_13"><text:a xlink:type="simple" xlink:href="http://gamepolitics.com/2012/05/02/ccp-analyzes-aftermath-eve-player-event-burn-jita"><text:span text:style-name="T292_14">Campaign</text:span></text:a></text:span><text:span text:style-name="T292_15"><text:s/>--<text:s/></text:span><text:span text:style-name="T292_16">a</text:span><text:span text:style-name="T292_17"><text:s/></text:span><text:span text:style-name="T292_18">player</text:span><text:span text:style-name="T292_19"><text:s/></text:span><text:span text:style-name="T292_20">event</text:span><text:span text:style-name="T292_21"><text:s/></text:span><text:span text:style-name="T292_22">in</text:span><text:span text:style-name="T292_23"><text:s/></text:span><text:span text:style-name="T292_24">EVE</text:span></text:p>
                </text:list-item>
                <text:list-item>
                  <text:p text:style-name="P293"><text:span text:style-name="T293_1">The</text:span><text:span text:style-name="T293_2"><text:s/></text:span><text:span text:style-name="T293_3">original</text:span><text:span text:style-name="T293_4"><text:s/></text:span><text:span text:style-name="T293_5">killing</text:span><text:span text:style-name="T293_6"><text:s/></text:span><text:span text:style-name="T293_7">of</text:span><text:span text:style-name="T293_8"><text:s/></text:span><text:span text:style-name="T293_9">Lord</text:span><text:span text:style-name="T293_10"><text:s/></text:span><text:span text:style-name="T293_11">British</text:span><text:span text:style-name="T293_12"><text:s/></text:span><text:span text:style-name="T293_13">in</text:span><text:span text:style-name="T293_14"><text:s/></text:span><text:span text:style-name="T293_15">the</text:span><text:span text:style-name="T293_16"><text:s/></text:span><text:span text:style-name="T293_17">Ultima</text:span><text:span text:style-name="T293_18"><text:s/></text:span><text:span text:style-name="T293_19">beta</text:span><text:span text:style-name="T293_20"><text:s/>--<text:s/></text:span><text:span text:style-name="T293_21"><text:a xlink:type="simple" xlink:href="http://en.wikipedia.org/wiki/Ultima_Online#Issues_faced"><text:span text:style-name="T293_22">http</text:span></text:a></text:span><text:span text:style-name="T293_23"><text:a xlink:type="simple" xlink:href="http://en.wikipedia.org/wiki/Ultima_Online#Issues_faced"><text:span text:style-name="T293_24">://</text:span></text:a></text:span><text:span text:style-name="T293_25"><text:a xlink:type="simple" xlink:href="http://en.wikipedia.org/wiki/Ultima_Online#Issues_faced"><text:span text:style-name="T293_26">en</text:span></text:a></text:span><text:span text:style-name="T293_27"><text:a xlink:type="simple" xlink:href="http://en.wikipedia.org/wiki/Ultima_Online#Issues_faced"><text:span text:style-name="T293_28">.</text:span></text:a></text:span><text:span text:style-name="T293_29"><text:a xlink:type="simple" xlink:href="http://en.wikipedia.org/wiki/Ultima_Online#Issues_faced"><text:span text:style-name="T293_30">wikipedia</text:span></text:a></text:span><text:span text:style-name="T293_31"><text:a xlink:type="simple" xlink:href="http://en.wikipedia.org/wiki/Ultima_Online#Issues_faced"><text:span text:style-name="T293_32">.</text:span></text:a></text:span><text:span text:style-name="T293_33"><text:a xlink:type="simple" xlink:href="http://en.wikipedia.org/wiki/Ultima_Online#Issues_faced"><text:span text:style-name="T293_34">org</text:span></text:a></text:span><text:span text:style-name="T293_35"><text:a xlink:type="simple" xlink:href="http://en.wikipedia.org/wiki/Ultima_Online#Issues_faced"><text:span text:style-name="T293_36">/</text:span></text:a></text:span><text:span text:style-name="T293_37"><text:a xlink:type="simple" xlink:href="http://en.wikipedia.org/wiki/Ultima_Online#Issues_faced"><text:span text:style-name="T293_38">wiki</text:span></text:a></text:span><text:span text:style-name="T293_39"><text:a xlink:type="simple" xlink:href="http://en.wikipedia.org/wiki/Ultima_Online#Issues_faced"><text:span text:style-name="T293_40">/</text:span></text:a></text:span><text:span text:style-name="T293_41"><text:a xlink:type="simple" xlink:href="http://en.wikipedia.org/wiki/Ultima_Online#Issues_faced"><text:span text:style-name="T293_42">Ultima</text:span></text:a></text:span><text:span text:style-name="T293_43"><text:a xlink:type="simple" xlink:href="http://en.wikipedia.org/wiki/Ultima_Online#Issues_faced"><text:span text:style-name="T293_44">_</text:span></text:a></text:span><text:span text:style-name="T293_45"><text:a xlink:type="simple" xlink:href="http://en.wikipedia.org/wiki/Ultima_Online#Issues_faced"><text:span text:style-name="T293_46">Online</text:span></text:a></text:span><text:span text:style-name="T293_47"><text:a xlink:type="simple" xlink:href="http://en.wikipedia.org/wiki/Ultima_Online#Issues_faced"><text:span text:style-name="T293_48">#</text:span></text:a></text:span><text:span text:style-name="T293_49"><text:a xlink:type="simple" xlink:href="http://en.wikipedia.org/wiki/Ultima_Online#Issues_faced"><text:span text:style-name="T293_50">Issues</text:span></text:a></text:span><text:span text:style-name="T293_51"><text:a xlink:type="simple" xlink:href="http://en.wikipedia.org/wiki/Ultima_Online#Issues_faced"><text:span text:style-name="T293_52">_</text:span></text:a></text:span><text:span text:style-name="T293_53"><text:a xlink:type="simple" xlink:href="http://en.wikipedia.org/wiki/Ultima_Online#Issues_faced"><text:span text:style-name="T293_54">faced</text:span></text:a></text:span></text:p>
                </text:list-item>
                <text:list-item>
                  <text:p text:style-name="P294"><text:span text:style-name="T294_1">Top</text:span><text:span text:style-name="T294_2"><text:s/>5:<text:s/></text:span><text:span text:style-name="T294_3">Killing</text:span><text:span text:style-name="T294_4"><text:s/></text:span><text:span text:style-name="T294_5">of</text:span><text:span text:style-name="T294_6"><text:s/></text:span><text:span text:style-name="T294_7">Lord</text:span><text:span text:style-name="T294_8"><text:s/></text:span><text:span text:style-name="T294_9">British</text:span><text:span text:style-name="T294_10">,<text:s/></text:span><text:span text:style-name="T294_11">Leeroy</text:span><text:span text:style-name="T294_12"><text:s/></text:span><text:span text:style-name="T294_13">Jenkins</text:span><text:span text:style-name="T294_14">,<text:s/></text:span><text:span text:style-name="T294_15">EVE</text:span><text:span text:style-name="T294_16"><text:s/></text:span><text:span text:style-name="T294_17">Epic</text:span><text:span text:style-name="T294_18"><text:s/></text:span><text:span text:style-name="T294_19">Heist</text:span><text:span text:style-name="T294_20">,<text:s/></text:span><text:span text:style-name="T294_21">WoW</text:span><text:span text:style-name="T294_22"><text:s/></text:span><text:span text:style-name="T294_23">Plague</text:span><text:span text:style-name="T294_24"><text:s/></text:span><text:span text:style-name="T294_25">Outbreak</text:span><text:span text:style-name="T294_26">,<text:s/></text:span><text:span text:style-name="T294_27">EverQuest</text:span><text:span text:style-name="T294_28"><text:s/></text:span><text:span text:style-name="T294_29">death</text:span><text:span text:style-name="T294_30"><text:s/></text:span><text:span text:style-name="T294_31">of</text:span><text:span text:style-name="T294_32"><text:s/></text:span><text:span text:style-name="T294_33">the</text:span><text:span text:style-name="T294_34"><text:s/></text:span><text:span text:style-name="T294_35">Sleeper</text:span></text:p>
                  <text:list>
                    <text:list-item>
                      <text:p text:style-name="P295"><text:span text:style-name="T295_1"><text:a xlink:type="simple" xlink:href="http://lorehound.com/news/top-5-most-memorable-events-in-mmorpg-history/"><text:span text:style-name="T295_2">http</text:span></text:a></text:span><text:span text:style-name="T295_3"><text:a xlink:type="simple" xlink:href="http://lorehound.com/news/top-5-most-memorable-events-in-mmorpg-history/"><text:span text:style-name="T295_4">://</text:span></text:a></text:span><text:span text:style-name="T295_5"><text:a xlink:type="simple" xlink:href="http://lorehound.com/news/top-5-most-memorable-events-in-mmorpg-history/"><text:span text:style-name="T295_6">lorehound</text:span></text:a></text:span><text:span text:style-name="T295_7"><text:a xlink:type="simple" xlink:href="http://lorehound.com/news/top-5-most-memorable-events-in-mmorpg-history/"><text:span text:style-name="T295_8">.</text:span></text:a></text:span><text:span text:style-name="T295_9"><text:a xlink:type="simple" xlink:href="http://lorehound.com/news/top-5-most-memorable-events-in-mmorpg-history/"><text:span text:style-name="T295_10">com</text:span></text:a></text:span><text:span text:style-name="T295_11"><text:a xlink:type="simple" xlink:href="http://lorehound.com/news/top-5-most-memorable-events-in-mmorpg-history/"><text:span text:style-name="T295_12">/</text:span></text:a></text:span><text:span text:style-name="T295_13"><text:a xlink:type="simple" xlink:href="http://lorehound.com/news/top-5-most-memorable-events-in-mmorpg-history/"><text:span text:style-name="T295_14">news</text:span></text:a></text:span><text:span text:style-name="T295_15"><text:a xlink:type="simple" xlink:href="http://lorehound.com/news/top-5-most-memorable-events-in-mmorpg-history/"><text:span text:style-name="T295_16">/</text:span></text:a></text:span><text:span text:style-name="T295_17"><text:a xlink:type="simple" xlink:href="http://lorehound.com/news/top-5-most-memorable-events-in-mmorpg-history/"><text:span text:style-name="T295_18">top</text:span></text:a></text:span><text:span text:style-name="T295_19"><text:a xlink:type="simple" xlink:href="http://lorehound.com/news/top-5-most-memorable-events-in-mmorpg-history/"><text:span text:style-name="T295_20">-5-</text:span></text:a></text:span><text:span text:style-name="T295_21"><text:a xlink:type="simple" xlink:href="http://lorehound.com/news/top-5-most-memorable-events-in-mmorpg-history/"><text:span text:style-name="T295_22">most</text:span></text:a></text:span><text:span text:style-name="T295_23"><text:a xlink:type="simple" xlink:href="http://lorehound.com/news/top-5-most-memorable-events-in-mmorpg-history/"><text:span text:style-name="T295_24">-</text:span></text:a></text:span><text:span text:style-name="T295_25"><text:a xlink:type="simple" xlink:href="http://lorehound.com/news/top-5-most-memorable-events-in-mmorpg-history/"><text:span text:style-name="T295_26">memorable</text:span></text:a></text:span><text:span text:style-name="T295_27"><text:a xlink:type="simple" xlink:href="http://lorehound.com/news/top-5-most-memorable-events-in-mmorpg-history/"><text:span text:style-name="T295_28">-</text:span></text:a></text:span><text:span text:style-name="T295_29"><text:a xlink:type="simple" xlink:href="http://lorehound.com/news/top-5-most-memorable-events-in-mmorpg-history/"><text:span text:style-name="T295_30">events</text:span></text:a></text:span><text:span text:style-name="T295_31"><text:a xlink:type="simple" xlink:href="http://lorehound.com/news/top-5-most-memorable-events-in-mmorpg-history/"><text:span text:style-name="T295_32">-</text:span></text:a></text:span><text:span text:style-name="T295_33"><text:a xlink:type="simple" xlink:href="http://lorehound.com/news/top-5-most-memorable-events-in-mmorpg-history/"><text:span text:style-name="T295_34">in</text:span></text:a></text:span><text:span text:style-name="T295_35"><text:a xlink:type="simple" xlink:href="http://lorehound.com/news/top-5-most-memorable-events-in-mmorpg-history/"><text:span text:style-name="T295_36">-</text:span></text:a></text:span><text:span text:style-name="T295_37"><text:a xlink:type="simple" xlink:href="http://lorehound.com/news/top-5-most-memorable-events-in-mmorpg-history/"><text:span text:style-name="T295_38">mmorpg</text:span></text:a></text:span><text:span text:style-name="T295_39"><text:a xlink:type="simple" xlink:href="http://lorehound.com/news/top-5-most-memorable-events-in-mmorpg-history/"><text:span text:style-name="T295_40">-</text:span></text:a></text:span><text:span text:style-name="T295_41"><text:a xlink:type="simple" xlink:href="http://lorehound.com/news/top-5-most-memorable-events-in-mmorpg-history/"><text:span text:style-name="T295_42">history</text:span></text:a></text:span><text:span text:style-name="T295_43"><text:a xlink:type="simple" xlink:href="http://lorehound.com/news/top-5-most-memorable-events-in-mmorpg-history/"><text:span text:style-name="T295_44">/</text:span></text:a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7"/>
      <text:h text:style-name="P298" text:outline-level="10"><text:bookmark-start text:name="h.iy0ocl94fojy"/><text:bookmark-end text:name="h.iy0ocl94fojy"/><text:span text:style-name="T298_1">Balancing</text:span><text:span text:style-name="T298_2"><text:s/></text:span><text:span text:style-name="T298_3">((</text:span><text:span text:style-name="T298_4">NEEDS</text:span><text:span text:style-name="T298_5"><text:s/></text:span><text:span text:style-name="T298_6">SOURCE</text:span><text:span text:style-name="T298_7">))</text:span></text:h>
      <text:p text:style-name="P299"><text:span text:style-name="T299_1">Within</text:span><text:span text:style-name="T299_2"><text:s/></text:span><text:span text:style-name="T299_3">our</text:span><text:span text:style-name="T299_4"><text:s/></text:span><text:span text:style-name="T299_5">game</text:span><text:span text:style-name="T299_6">,<text:s/></text:span><text:span text:style-name="T299_7">balancing</text:span><text:span text:style-name="T299_8"><text:s/></text:span><text:span text:style-name="T299_9">is</text:span><text:span text:style-name="T299_10"><text:s/></text:span><text:span text:style-name="T299_11">going</text:span><text:span text:style-name="T299_12"><text:s/></text:span><text:span text:style-name="T299_13">to</text:span><text:span text:style-name="T299_14"><text:s/></text:span><text:span text:style-name="T299_15">be</text:span><text:span text:style-name="T299_16"><text:s/></text:span><text:span text:style-name="T299_17">a</text:span><text:span text:style-name="T299_18"><text:s/></text:span><text:span text:style-name="T299_19">crucial</text:span><text:span text:style-name="T299_20"><text:s/></text:span><text:span text:style-name="T299_21">point</text:span><text:span text:style-name="T299_22">.<text:s/></text:span><text:span text:style-name="T299_23">MMORPG</text:span><text:span text:style-name="T299_24">’</text:span><text:span text:style-name="T299_25">s</text:span><text:span text:style-name="T299_26"><text:s/></text:span><text:span text:style-name="T299_27">are</text:span><text:span text:style-name="T299_28"><text:s/></text:span><text:span text:style-name="T299_29">known</text:span><text:span text:style-name="T299_30"><text:s/></text:span><text:span text:style-name="T299_31">for</text:span><text:span text:style-name="T299_32"><text:s/></text:span><text:span text:style-name="T299_33">balancing</text:span><text:span text:style-name="T299_34"><text:s/></text:span><text:span text:style-name="T299_35">issues</text:span><text:span text:style-name="T299_36">,<text:s/></text:span><text:span text:style-name="T299_37">but</text:span><text:span text:style-name="T299_38"><text:s/></text:span><text:span text:style-name="T299_39">the</text:span><text:span text:style-name="T299_40"><text:s/></text:span><text:span text:style-name="T299_41">data</text:span><text:span text:style-name="T299_42"><text:s/></text:span><text:span text:style-name="T299_43">we</text:span><text:span text:style-name="T299_44"><text:s/></text:span><text:span text:style-name="T299_45">intend</text:span><text:span text:style-name="T299_46"><text:s/></text:span><text:span text:style-name="T299_47">to</text:span><text:span text:style-name="T299_48"><text:s/></text:span><text:span text:style-name="T299_49">add</text:span><text:span text:style-name="T299_50"><text:s/></text:span><text:span text:style-name="T299_51">to</text:span><text:span text:style-name="T299_52"><text:s/></text:span><text:span text:style-name="T299_53">the</text:span><text:span text:style-name="T299_54"><text:s/></text:span><text:span text:style-name="T299_55">game</text:span><text:span text:style-name="T299_56"><text:s/></text:span><text:span text:style-name="T299_57">can</text:span><text:span text:style-name="T299_58"><text:s/></text:span><text:span text:style-name="T299_59">easily</text:span><text:span text:style-name="T299_60"><text:s/></text:span><text:span text:style-name="T299_61">unbalance</text:span><text:span text:style-name="T299_62"><text:s/></text:span><text:span text:style-name="T299_63">it</text:span><text:span text:style-name="T299_64"><text:s/></text:span><text:span text:style-name="T299_65">as</text:span><text:span text:style-name="T299_66"><text:s/></text:span><text:span text:style-name="T299_67">well</text:span><text:span text:style-name="T299_68">.<text:s text:c="2"/></text:span><text:span text:style-name="T299_69">On</text:span><text:span text:style-name="T299_70"><text:s/></text:span><text:span text:style-name="T299_71">top</text:span><text:span text:style-name="T299_72"><text:s/></text:span><text:span text:style-name="T299_73">of</text:span><text:span text:style-name="T299_74"><text:s/></text:span><text:span text:style-name="T299_75">this</text:span><text:span text:style-name="T299_76">,<text:s/></text:span><text:span text:style-name="T299_77">we</text:span><text:span text:style-name="T299_78"><text:s/></text:span><text:span text:style-name="T299_79">must</text:span><text:span text:style-name="T299_80"><text:s/></text:span><text:span text:style-name="T299_81">plan</text:span><text:span text:style-name="T299_82"><text:s/></text:span><text:span text:style-name="T299_83">to</text:span><text:span text:style-name="T299_84"><text:s/></text:span><text:span text:style-name="T299_85">have</text:span><text:span text:style-name="T299_86"><text:s/></text:span><text:span text:style-name="T299_87">a</text:span><text:span text:style-name="T299_88"><text:s/></text:span><text:span text:style-name="T299_89">manner</text:span><text:span text:style-name="T299_90"><text:s/></text:span><text:span text:style-name="T299_91">for</text:span><text:span text:style-name="T299_92"><text:s/></text:span><text:span text:style-name="T299_93">creating</text:span><text:span text:style-name="T299_94"><text:s/></text:span><text:span text:style-name="T299_95">new</text:span><text:span text:style-name="T299_96"><text:s/></text:span><text:span text:style-name="T299_97">boosts</text:span><text:span text:style-name="T299_98">/</text:span><text:span text:style-name="T299_99">achievements</text:span><text:span text:style-name="T299_100"><text:s/></text:span><text:span text:style-name="T299_101">in</text:span><text:span text:style-name="T299_102"><text:s/></text:span><text:span text:style-name="T299_103">a</text:span><text:span text:style-name="T299_104"><text:s/></text:span><text:span text:style-name="T299_105">way</text:span><text:span text:style-name="T299_106"><text:s/></text:span><text:span text:style-name="T299_107">that</text:span><text:span text:style-name="T299_108"><text:s/></text:span><text:span text:style-name="T299_109">will</text:span><text:span text:style-name="T299_110"><text:s/></text:span><text:span text:style-name="T299_111">not</text:span><text:span text:style-name="T299_112"><text:s/></text:span><text:span text:style-name="T299_113">unbalance</text:span><text:span text:style-name="T299_114"><text:s/></text:span><text:span text:style-name="T299_115">a</text:span><text:span text:style-name="T299_116"><text:s/></text:span><text:span text:style-name="T299_117">game</text:span></text:p>
      <text:p text:style-name="P300"/>
      <text:p text:style-name="P301"><text:span text:style-name="T301_1">Type</text:span><text:span text:style-name="T301_2"><text:s/></text:span><text:span text:style-name="T301_3">of</text:span><text:span text:style-name="T301_4"><text:s/></text:span><text:span text:style-name="T301_5">balancing</text:span><text:span text:style-name="T301_6"><text:s/></text:span><text:span text:style-name="T301_7">used</text:span></text:p>
      <text:list text:style-name="LS15" xml:id="list196">
        <text:list-item>
          <text:p text:style-name="P302"><text:span text:style-name="T302_1">The</text:span><text:span text:style-name="T302_2"><text:s/></text:span><text:span text:style-name="T302_3">art</text:span><text:span text:style-name="T302_4"><text:s/></text:span><text:span text:style-name="T302_5">of</text:span><text:span text:style-name="T302_6"><text:s/></text:span><text:span text:style-name="T302_7">game</text:span><text:span text:style-name="T302_8"><text:s/></text:span><text:span text:style-name="T302_9">design</text:span><text:span text:style-name="T302_10"><text:s/></text:span><text:span text:style-name="T302_11">book</text:span><text:span text:style-name="T302_12">-<text:s/></text:span><text:span text:style-name="T302_13">pg</text:span><text:span text:style-name="T302_14">.<text:s/>173-<text:s/></text:span><text:span text:style-name="T302_15">first</text:span><text:span text:style-name="T302_16"><text:s/></text:span><text:span text:style-name="T302_17">three</text:span><text:span text:style-name="T302_18"><text:s/></text:span><text:span text:style-name="T302_19">types</text:span><text:span text:style-name="T302_20"><text:s/></text:span><text:span text:style-name="T302_21">of</text:span><text:span text:style-name="T302_22"><text:s/></text:span><text:span text:style-name="T302_23">balance</text:span></text:p>
        </text:list-item>
      </text:list>
      <text:list text:style-name="LS16" xml:id="list197">
        <text:list-item>
          <text:p text:style-name="P303"><text:span text:style-name="T303_1">Fairness</text:span><text:span text:style-name="T303_2">,<text:s/></text:span><text:span text:style-name="T303_3">create</text:span><text:span text:style-name="T303_4"><text:s/></text:span><text:span text:style-name="T303_5">a</text:span><text:span text:style-name="T303_6"><text:s/></text:span><text:span text:style-name="T303_7">theory</text:span><text:span text:style-name="T303_8"><text:s/></text:span><text:span text:style-name="T303_9">with</text:span><text:span text:style-name="T303_10"><text:s/></text:span><text:span text:style-name="T303_11">the</text:span><text:span text:style-name="T303_12"><text:s/></text:span><text:span text:style-name="T303_13">game</text:span><text:span text:style-name="T303_14">.<text:s text:c="2"/></text:span><text:span text:style-name="T303_15">Turn</text:span><text:span text:style-name="T303_16"><text:s/></text:span><text:span text:style-name="T303_17">the</text:span><text:span text:style-name="T303_18"><text:s/></text:span><text:span text:style-name="T303_19">components</text:span><text:span text:style-name="T303_20"><text:s/></text:span><text:span text:style-name="T303_21">in</text:span><text:span text:style-name="T303_22"><text:s/></text:span><text:span text:style-name="T303_23">the</text:span><text:span text:style-name="T303_24"><text:s/></text:span><text:span text:style-name="T303_25">game</text:span><text:span text:style-name="T303_26"><text:s/></text:span><text:span text:style-name="T303_27">into</text:span><text:span text:style-name="T303_28"><text:s/></text:span><text:span text:style-name="T303_29">values</text:span><text:span text:style-name="T303_30"><text:s/></text:span><text:span text:style-name="T303_31">and</text:span><text:span text:style-name="T303_32"><text:s/></text:span><text:span text:style-name="T303_33">weights</text:span><text:span text:style-name="T303_34"><text:s/></text:span><text:span text:style-name="T303_35">which</text:span><text:span text:style-name="T303_36"><text:s/></text:span><text:span text:style-name="T303_37">can</text:span><text:span text:style-name="T303_38"><text:s/></text:span><text:span text:style-name="T303_39">lead</text:span><text:span text:style-name="T303_40"><text:s/></text:span><text:span text:style-name="T303_41">to</text:span><text:span text:style-name="T303_42"><text:s/></text:span><text:span text:style-name="T303_43">a</text:span><text:span text:style-name="T303_44"><text:s/></text:span><text:span text:style-name="T303_45">more</text:span><text:span text:style-name="T303_46"><text:s/></text:span><text:span text:style-name="T303_47">balanced</text:span><text:span text:style-name="T303_48"><text:s/></text:span><text:span text:style-name="T303_49">game</text:span><text:span text:style-name="T303_50">.<text:s text:c="2"/></text:span><text:span text:style-name="T303_51">In</text:span><text:span text:style-name="T303_52"><text:s/></text:span><text:span text:style-name="T303_53">conjunction</text:span><text:span text:style-name="T303_54"><text:s/></text:span><text:span text:style-name="T303_55">with</text:span><text:span text:style-name="T303_56"><text:s/></text:span><text:span text:style-name="T303_57">playtesting</text:span><text:span text:style-name="T303_58">,<text:s/></text:span><text:span text:style-name="T303_59">use</text:span><text:span text:style-name="T303_60"><text:s/></text:span><text:span text:style-name="T303_61">this</text:span><text:span text:style-name="T303_62"><text:s/></text:span><text:span text:style-name="T303_63">to</text:span><text:span text:style-name="T303_64"><text:s/></text:span><text:span text:style-name="T303_65">balance</text:span><text:span text:style-name="T303_66"><text:s/></text:span><text:span text:style-name="T303_67">of</text:span><text:span text:style-name="T303_68"><text:s/></text:span><text:span text:style-name="T303_69">a</text:span><text:span text:style-name="T303_70"><text:s/></text:span><text:span text:style-name="T303_71">games</text:span><text:span text:style-name="T303_72"><text:s/></text:span><text:span text:style-name="T303_73">such</text:span><text:span text:style-name="T303_74"><text:s/></text:span><text:span text:style-name="T303_75">as</text:span><text:span text:style-name="T303_76"><text:s/></text:span><text:span text:style-name="T303_77">classes</text:span><text:span text:style-name="T303_78">,<text:s/></text:span><text:span text:style-name="T303_79">races</text:span><text:span text:style-name="T303_80">,<text:s/></text:span><text:span text:style-name="T303_81">and</text:span><text:span text:style-name="T303_82"><text:s/></text:span><text:span text:style-name="T303_83">abilities</text:span><text:span text:style-name="T303_84">.</text:span></text:p>
        </text:list-item>
        <text:list-item>
          <text:p text:style-name="P304"><text:span text:style-name="T304_1">Challenge</text:span><text:span text:style-name="T304_2"><text:s/></text:span><text:span text:style-name="T304_3">vs</text:span><text:span text:style-name="T304_4">.<text:s/></text:span><text:span text:style-name="T304_5">Success</text:span><text:span text:style-name="T304_6">,<text:s/></text:span><text:span text:style-name="T304_7">use</text:span><text:span text:style-name="T304_8"><text:s/></text:span><text:span text:style-name="T304_9">the</text:span><text:span text:style-name="T304_10"><text:s/></text:span><text:span text:style-name="T304_11">bridge</text:span><text:span text:style-name="T304_12"><text:s/></text:span><text:span text:style-name="T304_13">right</text:span><text:span text:style-name="T304_14"><text:s/></text:span><text:span text:style-name="T304_15">between</text:span><text:span text:style-name="T304_16"><text:s/></text:span><text:span text:style-name="T304_17">anxiety</text:span><text:span text:style-name="T304_18"><text:s/></text:span><text:span text:style-name="T304_19">and</text:span><text:span text:style-name="T304_20"><text:s/></text:span><text:span text:style-name="T304_21">boredom</text:span><text:span text:style-name="T304_22">,<text:s/></text:span><text:span text:style-name="T304_23">back</text:span><text:span text:style-name="T304_24"><text:s/></text:span><text:span text:style-name="T304_25">and</text:span><text:span text:style-name="T304_26"><text:s/></text:span><text:span text:style-name="T304_27">forth</text:span><text:span text:style-name="T304_28">,<text:s/></text:span><text:span text:style-name="T304_29">to</text:span><text:span text:style-name="T304_30"><text:s/></text:span><text:span text:style-name="T304_31">maintain</text:span><text:span text:style-name="T304_32"><text:s/></text:span><text:span text:style-name="T304_33">a</text:span><text:span text:style-name="T304_34"><text:s/></text:span><text:span text:style-name="T304_35">difficulty</text:span><text:span text:style-name="T304_36"><text:s/></text:span><text:span text:style-name="T304_37">and</text:span><text:span text:style-name="T304_38"><text:s/></text:span><text:span text:style-name="T304_39">challenge</text:span><text:span text:style-name="T304_40"><text:s/></text:span><text:span text:style-name="T304_41">within</text:span><text:span text:style-name="T304_42"><text:s/></text:span><text:span text:style-name="T304_43">a</text:span><text:span text:style-name="T304_44"><text:s/></text:span><text:span text:style-name="T304_45">game</text:span><text:span text:style-name="T304_46">.<text:s text:c="2"/></text:span></text:p>
        </text:list-item>
        <text:list-item>
          <text:p text:style-name="P305"><text:span text:style-name="T305_1">Meaningful</text:span><text:span text:style-name="T305_2"><text:s/></text:span><text:span text:style-name="T305_3">choices</text:span><text:span text:style-name="T305_4">,<text:s/></text:span><text:span text:style-name="T305_5">low</text:span><text:span text:style-name="T305_6"><text:s/></text:span><text:span text:style-name="T305_7">risk</text:span><text:span text:style-name="T305_8"><text:s/></text:span><text:span text:style-name="T305_9">low</text:span><text:span text:style-name="T305_10"><text:s/></text:span><text:span text:style-name="T305_11">reward</text:span><text:span text:style-name="T305_12"><text:s/>/<text:s/></text:span><text:span text:style-name="T305_13">high</text:span><text:span text:style-name="T305_14"><text:s/></text:span><text:span text:style-name="T305_15">risk</text:span><text:span text:style-name="T305_16"><text:s/></text:span><text:span text:style-name="T305_17">high</text:span><text:span text:style-name="T305_18"><text:s/></text:span><text:span text:style-name="T305_19">reward</text:span><text:span text:style-name="T305_20">.<text:s text:c="2"/></text:span><text:span text:style-name="T305_21">Use</text:span><text:span text:style-name="T305_22"><text:s/></text:span><text:span text:style-name="T305_23">choices</text:span><text:span text:style-name="T305_24"><text:s/></text:span><text:span text:style-name="T305_25">to</text:span><text:span text:style-name="T305_26"><text:s/></text:span><text:span text:style-name="T305_27">affect</text:span><text:span text:style-name="T305_28"><text:s/></text:span><text:span text:style-name="T305_29">the</text:span><text:span text:style-name="T305_30"><text:s/></text:span><text:span text:style-name="T305_31">flow</text:span><text:span text:style-name="T305_32"><text:s/></text:span><text:span text:style-name="T305_33">and</text:span><text:span text:style-name="T305_34"><text:s/></text:span><text:span text:style-name="T305_35">balance</text:span><text:span text:style-name="T305_36"><text:s/></text:span><text:span text:style-name="T305_37">of</text:span><text:span text:style-name="T305_38"><text:s/></text:span><text:span text:style-name="T305_39">the</text:span><text:span text:style-name="T305_40"><text:s/></text:span><text:span text:style-name="T305_41">game</text:span><text:span text:style-name="T305_42">.</text:span></text:p>
        </text:list-item>
      </text:list>
      <text:p text:style-name="P306"/>
      <text:p text:style-name="P307"/>
      <text:p text:style-name="P308"><text:span text:style-name="T308_1">RPG</text:span><text:span text:style-name="T308_2"><text:s/></text:span><text:span text:style-name="T308_3">balancing</text:span><text:span text:style-name="T308_4"><text:s/></text:span><text:span text:style-name="T308_5">and</text:span><text:span text:style-name="T308_6"><text:s/></text:span><text:span text:style-name="T308_7">information</text:span><text:span text:style-name="T308_8"><text:s/></text:span><text:span text:style-name="T308_9">to</text:span><text:span text:style-name="T308_10"><text:s/></text:span><text:span text:style-name="T308_11">remember</text:span></text:p>
      <text:list text:style-name="LS17" xml:id="list200">
        <text:list-item>
          <text:p text:style-name="P309"><text:span text:style-name="T309_1"><text:a xlink:type="simple" xlink:href="http://www.mastma.com/Articles/a_look_into_mmo_games.htm"><text:span text:style-name="T309_2">http</text:span></text:a></text:span><text:span text:style-name="T309_3"><text:a xlink:type="simple" xlink:href="http://www.mastma.com/Articles/a_look_into_mmo_games.htm"><text:span text:style-name="T309_4">://</text:span></text:a></text:span><text:span text:style-name="T309_5"><text:a xlink:type="simple" xlink:href="http://www.mastma.com/Articles/a_look_into_mmo_games.htm"><text:span text:style-name="T309_6">www</text:span></text:a></text:span><text:span text:style-name="T309_7"><text:a xlink:type="simple" xlink:href="http://www.mastma.com/Articles/a_look_into_mmo_games.htm"><text:span text:style-name="T309_8">.</text:span></text:a></text:span><text:span text:style-name="T309_9"><text:a xlink:type="simple" xlink:href="http://www.mastma.com/Articles/a_look_into_mmo_games.htm"><text:span text:style-name="T309_10">mastma</text:span></text:a></text:span><text:span text:style-name="T309_11"><text:a xlink:type="simple" xlink:href="http://www.mastma.com/Articles/a_look_into_mmo_games.htm"><text:span text:style-name="T309_12">.</text:span></text:a></text:span><text:span text:style-name="T309_13"><text:a xlink:type="simple" xlink:href="http://www.mastma.com/Articles/a_look_into_mmo_games.htm"><text:span text:style-name="T309_14">com</text:span></text:a></text:span><text:span text:style-name="T309_15"><text:a xlink:type="simple" xlink:href="http://www.mastma.com/Articles/a_look_into_mmo_games.htm"><text:span text:style-name="T309_16">/</text:span></text:a></text:span><text:span text:style-name="T309_17"><text:a xlink:type="simple" xlink:href="http://www.mastma.com/Articles/a_look_into_mmo_games.htm"><text:span text:style-name="T309_18">Articles</text:span></text:a></text:span><text:span text:style-name="T309_19"><text:a xlink:type="simple" xlink:href="http://www.mastma.com/Articles/a_look_into_mmo_games.htm"><text:span text:style-name="T309_20">/</text:span></text:a></text:span><text:span text:style-name="T309_21"><text:a xlink:type="simple" xlink:href="http://www.mastma.com/Articles/a_look_into_mmo_games.htm"><text:span text:style-name="T309_22">a</text:span></text:a></text:span><text:span text:style-name="T309_23"><text:a xlink:type="simple" xlink:href="http://www.mastma.com/Articles/a_look_into_mmo_games.htm"><text:span text:style-name="T309_24">_</text:span></text:a></text:span><text:span text:style-name="T309_25"><text:a xlink:type="simple" xlink:href="http://www.mastma.com/Articles/a_look_into_mmo_games.htm"><text:span text:style-name="T309_26">look</text:span></text:a></text:span><text:span text:style-name="T309_27"><text:a xlink:type="simple" xlink:href="http://www.mastma.com/Articles/a_look_into_mmo_games.htm"><text:span text:style-name="T309_28">_</text:span></text:a></text:span><text:span text:style-name="T309_29"><text:a xlink:type="simple" xlink:href="http://www.mastma.com/Articles/a_look_into_mmo_games.htm"><text:span text:style-name="T309_30">into</text:span></text:a></text:span><text:span text:style-name="T309_31"><text:a xlink:type="simple" xlink:href="http://www.mastma.com/Articles/a_look_into_mmo_games.htm"><text:span text:style-name="T309_32">_</text:span></text:a></text:span><text:span text:style-name="T309_33"><text:a xlink:type="simple" xlink:href="http://www.mastma.com/Articles/a_look_into_mmo_games.htm"><text:span text:style-name="T309_34">mmo</text:span></text:a></text:span><text:span text:style-name="T309_35"><text:a xlink:type="simple" xlink:href="http://www.mastma.com/Articles/a_look_into_mmo_games.htm"><text:span text:style-name="T309_36">_</text:span></text:a></text:span><text:span text:style-name="T309_37"><text:a xlink:type="simple" xlink:href="http://www.mastma.com/Articles/a_look_into_mmo_games.htm"><text:span text:style-name="T309_38">games</text:span></text:a></text:span><text:span text:style-name="T309_39"><text:a xlink:type="simple" xlink:href="http://www.mastma.com/Articles/a_look_into_mmo_games.htm"><text:span text:style-name="T309_40">.</text:span></text:a></text:span><text:span text:style-name="T309_41"><text:a xlink:type="simple" xlink:href="http://www.mastma.com/Articles/a_look_into_mmo_games.htm"><text:span text:style-name="T309_42">htm</text:span></text:a></text:span></text:p>
        </text:list-item>
        <text:list-item>
          <text:p text:style-name="P310"><text:span text:style-name="T310_1"><text:a xlink:type="simple" xlink:href="http://forums.create.msdn.com/forums/p/70129/429454.aspx"><text:span text:style-name="T310_2">http</text:span></text:a></text:span><text:span text:style-name="T310_3"><text:a xlink:type="simple" xlink:href="http://forums.create.msdn.com/forums/p/70129/429454.aspx"><text:span text:style-name="T310_4">://</text:span></text:a></text:span><text:span text:style-name="T310_5"><text:a xlink:type="simple" xlink:href="http://forums.create.msdn.com/forums/p/70129/429454.aspx"><text:span text:style-name="T310_6">forums</text:span></text:a></text:span><text:span text:style-name="T310_7"><text:a xlink:type="simple" xlink:href="http://forums.create.msdn.com/forums/p/70129/429454.aspx"><text:span text:style-name="T310_8">.</text:span></text:a></text:span><text:span text:style-name="T310_9"><text:a xlink:type="simple" xlink:href="http://forums.create.msdn.com/forums/p/70129/429454.aspx"><text:span text:style-name="T310_10">create</text:span></text:a></text:span><text:span text:style-name="T310_11"><text:a xlink:type="simple" xlink:href="http://forums.create.msdn.com/forums/p/70129/429454.aspx"><text:span text:style-name="T310_12">.</text:span></text:a></text:span><text:span text:style-name="T310_13"><text:a xlink:type="simple" xlink:href="http://forums.create.msdn.com/forums/p/70129/429454.aspx"><text:span text:style-name="T310_14">msdn</text:span></text:a></text:span><text:span text:style-name="T310_15"><text:a xlink:type="simple" xlink:href="http://forums.create.msdn.com/forums/p/70129/429454.aspx"><text:span text:style-name="T310_16">.</text:span></text:a></text:span><text:span text:style-name="T310_17"><text:a xlink:type="simple" xlink:href="http://forums.create.msdn.com/forums/p/70129/429454.aspx"><text:span text:style-name="T310_18">com</text:span></text:a></text:span><text:span text:style-name="T310_19"><text:a xlink:type="simple" xlink:href="http://forums.create.msdn.com/forums/p/70129/429454.aspx"><text:span text:style-name="T310_20">/</text:span></text:a></text:span><text:span text:style-name="T310_21"><text:a xlink:type="simple" xlink:href="http://forums.create.msdn.com/forums/p/70129/429454.aspx"><text:span text:style-name="T310_22">forums</text:span></text:a></text:span><text:span text:style-name="T310_23"><text:a xlink:type="simple" xlink:href="http://forums.create.msdn.com/forums/p/70129/429454.aspx"><text:span text:style-name="T310_24">/</text:span></text:a></text:span><text:span text:style-name="T310_25"><text:a xlink:type="simple" xlink:href="http://forums.create.msdn.com/forums/p/70129/429454.aspx"><text:span text:style-name="T310_26">p</text:span></text:a></text:span><text:span text:style-name="T310_27"><text:a xlink:type="simple" xlink:href="http://forums.create.msdn.com/forums/p/70129/429454.aspx"><text:span text:style-name="T310_28">/70129/429454.</text:span></text:a></text:span><text:span text:style-name="T310_29"><text:a xlink:type="simple" xlink:href="http://forums.create.msdn.com/forums/p/70129/429454.aspx"><text:span text:style-name="T310_30">aspx</text:span></text:a></text:span></text:p>
        </text:list-item>
        <text:list-item>
          <text:p text:style-name="P311"><text:span text:style-name="T311_1"><text:a xlink:type="simple" xlink:href="http://www.gdcvault.com/play/1015165/Your-Users-Just-Want-to"><text:span text:style-name="T311_2">http</text:span></text:a></text:span><text:span text:style-name="T311_3"><text:a xlink:type="simple" xlink:href="http://www.gdcvault.com/play/1015165/Your-Users-Just-Want-to"><text:span text:style-name="T311_4">://</text:span></text:a></text:span><text:span text:style-name="T311_5"><text:a xlink:type="simple" xlink:href="http://www.gdcvault.com/play/1015165/Your-Users-Just-Want-to"><text:span text:style-name="T311_6">www</text:span></text:a></text:span><text:span text:style-name="T311_7"><text:a xlink:type="simple" xlink:href="http://www.gdcvault.com/play/1015165/Your-Users-Just-Want-to"><text:span text:style-name="T311_8">.</text:span></text:a></text:span><text:span text:style-name="T311_9"><text:a xlink:type="simple" xlink:href="http://www.gdcvault.com/play/1015165/Your-Users-Just-Want-to"><text:span text:style-name="T311_10">gdcvault</text:span></text:a></text:span><text:span text:style-name="T311_11"><text:a xlink:type="simple" xlink:href="http://www.gdcvault.com/play/1015165/Your-Users-Just-Want-to"><text:span text:style-name="T311_12">.</text:span></text:a></text:span><text:span text:style-name="T311_13"><text:a xlink:type="simple" xlink:href="http://www.gdcvault.com/play/1015165/Your-Users-Just-Want-to"><text:span text:style-name="T311_14">com</text:span></text:a></text:span><text:span text:style-name="T311_15"><text:a xlink:type="simple" xlink:href="http://www.gdcvault.com/play/1015165/Your-Users-Just-Want-to"><text:span text:style-name="T311_16">/</text:span></text:a></text:span><text:span text:style-name="T311_17"><text:a xlink:type="simple" xlink:href="http://www.gdcvault.com/play/1015165/Your-Users-Just-Want-to"><text:span text:style-name="T311_18">play</text:span></text:a></text:span><text:span text:style-name="T311_19"><text:a xlink:type="simple" xlink:href="http://www.gdcvault.com/play/1015165/Your-Users-Just-Want-to"><text:span text:style-name="T311_20">/1015165/</text:span></text:a></text:span><text:span text:style-name="T311_21"><text:a xlink:type="simple" xlink:href="http://www.gdcvault.com/play/1015165/Your-Users-Just-Want-to"><text:span text:style-name="T311_22">Your</text:span></text:a></text:span><text:span text:style-name="T311_23"><text:a xlink:type="simple" xlink:href="http://www.gdcvault.com/play/1015165/Your-Users-Just-Want-to"><text:span text:style-name="T311_24">-</text:span></text:a></text:span><text:span text:style-name="T311_25"><text:a xlink:type="simple" xlink:href="http://www.gdcvault.com/play/1015165/Your-Users-Just-Want-to"><text:span text:style-name="T311_26">Users</text:span></text:a></text:span><text:span text:style-name="T311_27"><text:a xlink:type="simple" xlink:href="http://www.gdcvault.com/play/1015165/Your-Users-Just-Want-to"><text:span text:style-name="T311_28">-</text:span></text:a></text:span><text:span text:style-name="T311_29"><text:a xlink:type="simple" xlink:href="http://www.gdcvault.com/play/1015165/Your-Users-Just-Want-to"><text:span text:style-name="T311_30">Just</text:span></text:a></text:span><text:span text:style-name="T311_31"><text:a xlink:type="simple" xlink:href="http://www.gdcvault.com/play/1015165/Your-Users-Just-Want-to"><text:span text:style-name="T311_32">-</text:span></text:a></text:span><text:span text:style-name="T311_33"><text:a xlink:type="simple" xlink:href="http://www.gdcvault.com/play/1015165/Your-Users-Just-Want-to"><text:span text:style-name="T311_34">Want</text:span></text:a></text:span><text:span text:style-name="T311_35"><text:a xlink:type="simple" xlink:href="http://www.gdcvault.com/play/1015165/Your-Users-Just-Want-to"><text:span text:style-name="T311_36">-</text:span></text:a></text:span><text:span text:style-name="T311_37"><text:a xlink:type="simple" xlink:href="http://www.gdcvault.com/play/1015165/Your-Users-Just-Want-to"><text:span text:style-name="T311_38">to</text:span></text:a></text:span></text:p>
        </text:list-item>
        <text:list-item>
          <text:p text:style-name="P312"><text:span text:style-name="T312_1">When</text:span><text:span text:style-name="T312_2"><text:s/></text:span><text:span text:style-name="T312_3">adding</text:span><text:span text:style-name="T312_4"><text:s/></text:span><text:span text:style-name="T312_5">boosts</text:span><text:span text:style-name="T312_6"><text:s/></text:span><text:span text:style-name="T312_7">to</text:span><text:span text:style-name="T312_8"><text:s/></text:span><text:span text:style-name="T312_9">players</text:span><text:span text:style-name="T312_10"><text:s/></text:span><text:span text:style-name="T312_11">it</text:span><text:span text:style-name="T312_12"><text:s/></text:span><text:span text:style-name="T312_13">can</text:span><text:span text:style-name="T312_14"><text:s/></text:span><text:span text:style-name="T312_15">easily</text:span><text:span text:style-name="T312_16"><text:s/></text:span><text:span text:style-name="T312_17">make</text:span><text:span text:style-name="T312_18"><text:s/></text:span><text:span text:style-name="T312_19">them</text:span><text:span text:style-name="T312_20"><text:s/></text:span><text:span text:style-name="T312_21">overpower</text:span><text:span text:style-name="T312_22"><text:s/></text:span><text:span text:style-name="T312_23">the</text:span><text:span text:style-name="T312_24"><text:s/></text:span><text:span text:style-name="T312_25">other</text:span><text:span text:style-name="T312_26"><text:s/></text:span><text:span text:style-name="T312_27">players</text:span><text:span text:style-name="T312_28"><text:s/></text:span><text:span text:style-name="T312_29">and</text:span><text:span text:style-name="T312_30"><text:s/></text:span><text:span text:style-name="T312_31">AI</text:span><text:span text:style-name="T312_32"><text:s/></text:span><text:span text:style-name="T312_33">that</text:span><text:span text:style-name="T312_34"><text:s/></text:span><text:span text:style-name="T312_35">they</text:span><text:span text:style-name="T312_36"><text:s/></text:span><text:span text:style-name="T312_37">face</text:span><text:span text:style-name="T312_38">.</text:span></text:p>
        </text:list-item>
      </text:list>
      <text:list text:style-name="LS18" xml:id="list204">
        <text:list-item>
          <text:p text:style-name="P313"><text:span text:style-name="T313_1">Short</text:span><text:span text:style-name="T313_2">-</text:span><text:span text:style-name="T313_3">term</text:span><text:span text:style-name="T313_4"><text:s/></text:span><text:span text:style-name="T313_5">benefits</text:span><text:span text:style-name="T313_6"><text:s/>(</text:span><text:span text:style-name="T313_7">like</text:span><text:span text:style-name="T313_8"><text:s/></text:span><text:span text:style-name="T313_9">a</text:span><text:span text:style-name="T313_10"><text:s/></text:span><text:span text:style-name="T313_11">health</text:span><text:span text:style-name="T313_12"><text:s/></text:span><text:span text:style-name="T313_13">potion</text:span><text:span text:style-name="T313_14">)<text:s/></text:span><text:span text:style-name="T313_15">are</text:span><text:span text:style-name="T313_16"><text:s/></text:span><text:span text:style-name="T313_17">good</text:span><text:span text:style-name="T313_18"><text:s/></text:span><text:span text:style-name="T313_19">at</text:span><text:span text:style-name="T313_20"><text:s/></text:span><text:span text:style-name="T313_21">providing</text:span><text:span text:style-name="T313_22"><text:s/></text:span><text:span text:style-name="T313_23">benefits</text:span><text:span text:style-name="T313_24"><text:s/></text:span><text:span text:style-name="T313_25">to</text:span><text:span text:style-name="T313_26"><text:s/></text:span><text:span text:style-name="T313_27">a</text:span><text:span text:style-name="T313_28"><text:s/></text:span><text:span text:style-name="T313_29">player</text:span><text:span text:style-name="T313_30"><text:s/></text:span><text:span text:style-name="T313_31">without</text:span><text:span text:style-name="T313_32"><text:s/></text:span><text:span text:style-name="T313_33">unbalancing</text:span><text:span text:style-name="T313_34"><text:s/></text:span><text:span text:style-name="T313_35">the</text:span><text:span text:style-name="T313_36"><text:s/></text:span><text:span text:style-name="T313_37">game</text:span><text:span text:style-name="T313_38">.</text:span></text:p>
        </text:list-item>
        <text:list-item>
          <text:p text:style-name="P314"><text:span text:style-name="T314_1">Benefits</text:span><text:span text:style-name="T314_2"><text:s/></text:span><text:span text:style-name="T314_3">that</text:span><text:span text:style-name="T314_4"><text:s/></text:span><text:span text:style-name="T314_5">provide</text:span><text:span text:style-name="T314_6"><text:s/></text:span><text:span text:style-name="T314_7">time</text:span><text:span text:style-name="T314_8">-</text:span><text:span text:style-name="T314_9">saving</text:span><text:span text:style-name="T314_10"><text:s/></text:span><text:span text:style-name="T314_11">over</text:span><text:span text:style-name="T314_12"><text:s/></text:span><text:span text:style-name="T314_13">power</text:span><text:span text:style-name="T314_14"><text:s/></text:span><text:span text:style-name="T314_15">boosts</text:span><text:span text:style-name="T314_16"><text:s/></text:span><text:span text:style-name="T314_17">are</text:span><text:span text:style-name="T314_18"><text:s/></text:span><text:span text:style-name="T314_19">good</text:span><text:span text:style-name="T314_20"><text:s/></text:span><text:span text:style-name="T314_21">at</text:span><text:span text:style-name="T314_22"><text:s/></text:span><text:span text:style-name="T314_23">keeping</text:span><text:span text:style-name="T314_24"><text:s/></text:span><text:span text:style-name="T314_25">a</text:span><text:span text:style-name="T314_26"><text:s/></text:span><text:span text:style-name="T314_27">game</text:span><text:span text:style-name="T314_28"><text:s/></text:span><text:span text:style-name="T314_29">balanced</text:span><text:span text:style-name="T314_30">.</text:span></text:p>
        </text:list-item>
        <text:list-item>
          <text:p text:style-name="P315"><text:span text:style-name="T315_1">When</text:span><text:span text:style-name="T315_2"><text:s/></text:span><text:span text:style-name="T315_3">providing</text:span><text:span text:style-name="T315_4"><text:s/></text:span><text:span text:style-name="T315_5">stat</text:span><text:span text:style-name="T315_6"><text:s/></text:span><text:span text:style-name="T315_7">increases</text:span><text:span text:style-name="T315_8"><text:s/></text:span><text:span text:style-name="T315_9">only</text:span><text:span text:style-name="T315_10"><text:s/></text:span><text:span text:style-name="T315_11">increase</text:span><text:span text:style-name="T315_12"><text:s/></text:span><text:span text:style-name="T315_13">what</text:span><text:span text:style-name="T315_14"><text:s/></text:span><text:span text:style-name="T315_15">is</text:span><text:span text:style-name="T315_16"><text:s/></text:span><text:span text:style-name="T315_17">not</text:span><text:span text:style-name="T315_18"><text:s/></text:span><text:span text:style-name="T315_19">crucial</text:span><text:span text:style-name="T315_20"><text:s/></text:span><text:span text:style-name="T315_21">to</text:span><text:span text:style-name="T315_22"><text:s/></text:span><text:span text:style-name="T315_23">the</text:span><text:span text:style-name="T315_24"><text:s/></text:span><text:span text:style-name="T315_25">game</text:span><text:span text:style-name="T315_26"><text:s/></text:span><text:span text:style-name="T315_27">to</text:span><text:span text:style-name="T315_28"><text:s/></text:span><text:span text:style-name="T315_29">avoid</text:span><text:span text:style-name="T315_30"><text:s/></text:span><text:span text:style-name="T315_31">unbalancing</text:span><text:span text:style-name="T315_32"><text:s/></text:span><text:span text:style-name="T315_33">with</text:span><text:span text:style-name="T315_34"><text:s/></text:span><text:span text:style-name="T315_35">other</text:span><text:span text:style-name="T315_36"><text:s/></text:span><text:span text:style-name="T315_37">players</text:span><text:span text:style-name="T315_38">.</text:span></text:p>
        </text:list-item>
        <text:list-item>
          <text:p text:style-name="P316"><text:span text:style-name="T316_1">Stat</text:span><text:span text:style-name="T316_2"><text:s/></text:span><text:span text:style-name="T316_3">boosts</text:span><text:span text:style-name="T316_4"><text:s/></text:span><text:span text:style-name="T316_5">must</text:span><text:span text:style-name="T316_6"><text:s/></text:span><text:span text:style-name="T316_7">be</text:span><text:span text:style-name="T316_8"><text:s/></text:span><text:span text:style-name="T316_9">set</text:span><text:span text:style-name="T316_10"><text:s/></text:span><text:span text:style-name="T316_11">up</text:span><text:span text:style-name="T316_12"><text:s/></text:span><text:span text:style-name="T316_13">and</text:span><text:span text:style-name="T316_14"><text:s/></text:span><text:span text:style-name="T316_15">maintained</text:span><text:span text:style-name="T316_16"><text:s/></text:span><text:span text:style-name="T316_17">so</text:span><text:span text:style-name="T316_18"><text:s/></text:span><text:span text:style-name="T316_19">that</text:span><text:span text:style-name="T316_20"><text:s/></text:span><text:span text:style-name="T316_21">the</text:span><text:span text:style-name="T316_22"><text:s/></text:span><text:span text:style-name="T316_23">system</text:span><text:span text:style-name="T316_24"><text:s/></text:span><text:span text:style-name="T316_25">can</text:span><text:span text:style-name="T316_26"><text:s/></text:span><text:span text:style-name="T316_27">maintain</text:span><text:span text:style-name="T316_28"><text:s/></text:span><text:span text:style-name="T316_29">itself</text:span><text:span text:style-name="T316_30">.<text:s text:c="2"/></text:span></text:p>
        </text:list-item>
        <text:list-item>
          <text:p text:style-name="P317"><text:span text:style-name="T317_1">Incorporate</text:span><text:span text:style-name="T317_2"><text:s/></text:span><text:span text:style-name="T317_3">a</text:span><text:span text:style-name="T317_4"><text:s/></text:span><text:span text:style-name="T317_5">system</text:span><text:span text:style-name="T317_6"><text:s/></text:span><text:span text:style-name="T317_7">for</text:span><text:span text:style-name="T317_8"><text:s/></text:span><text:span text:style-name="T317_9">automatically</text:span><text:span text:style-name="T317_10"><text:s/></text:span><text:span text:style-name="T317_11">allowing</text:span><text:span text:style-name="T317_12"><text:s/></text:span><text:span text:style-name="T317_13">new</text:span><text:span text:style-name="T317_14"><text:s/></text:span><text:span text:style-name="T317_15">achievements</text:span><text:span text:style-name="T317_16">/</text:span><text:span text:style-name="T317_17">boosts</text:span><text:span text:style-name="T317_18"><text:s/></text:span><text:span text:style-name="T317_19">to</text:span><text:span text:style-name="T317_20"><text:s/></text:span><text:span text:style-name="T317_21">be</text:span><text:span text:style-name="T317_22"><text:s/></text:span><text:span text:style-name="T317_23">incorporated</text:span><text:span text:style-name="T317_24">.<text:tab/></text:span></text:p>
        </text:list-item>
      </text:list>
      <text:p text:style-name="P318"><text:span text:style-name="T318_1">RMT</text:span><text:span text:style-name="T318_2"><text:s/>(</text:span><text:span text:style-name="T318_3">Real</text:span><text:span text:style-name="T318_4"><text:s/></text:span><text:span text:style-name="T318_5">money</text:span><text:span text:style-name="T318_6"><text:s/></text:span><text:span text:style-name="T318_7">trading</text:span><text:span text:style-name="T318_8">)<text:s/></text:span><text:span text:style-name="T318_9">relating</text:span><text:span text:style-name="T318_10"><text:s/></text:span><text:span text:style-name="T318_11">to</text:span><text:span text:style-name="T318_12"><text:s/></text:span><text:span text:style-name="T318_13">stat</text:span><text:span text:style-name="T318_14"><text:s/></text:span><text:span text:style-name="T318_15">boosting</text:span></text:p>
      <text:list text:style-name="LS18" xml:id="list209">
        <text:list-item>
          <text:p text:style-name="P319"><text:span text:style-name="T319_1">Not</text:span><text:span text:style-name="T319_2"><text:s/></text:span><text:span text:style-name="T319_3">many</text:span><text:span text:style-name="T319_4"><text:s/></text:span><text:span text:style-name="T319_5">RPG</text:span><text:span text:style-name="T319_6"><text:s/></text:span><text:span text:style-name="T319_7">games</text:span><text:span text:style-name="T319_8"><text:s/></text:span><text:span text:style-name="T319_9">have</text:span><text:span text:style-name="T319_10"><text:s/></text:span><text:span text:style-name="T319_11">been</text:span><text:span text:style-name="T319_12"><text:s/></text:span><text:span text:style-name="T319_13">designed</text:span><text:span text:style-name="T319_14"><text:s/></text:span><text:span text:style-name="T319_15">where</text:span><text:span text:style-name="T319_16"><text:s/></text:span><text:span text:style-name="T319_17">there</text:span><text:span text:style-name="T319_18"><text:s/></text:span><text:span text:style-name="T319_19">are</text:span><text:span text:style-name="T319_20"><text:s/></text:span><text:span text:style-name="T319_21">stat</text:span><text:span text:style-name="T319_22"><text:s/></text:span><text:span text:style-name="T319_23">boosts</text:span><text:span text:style-name="T319_24">.<text:s text:c="2"/></text:span><text:span text:style-name="T319_25">Good</text:span><text:span text:style-name="T319_26"><text:s/></text:span><text:span text:style-name="T319_27">games</text:span><text:span text:style-name="T319_28"><text:s/></text:span><text:span text:style-name="T319_29">that</text:span><text:span text:style-name="T319_30"><text:s/></text:span><text:span text:style-name="T319_31">have</text:span><text:span text:style-name="T319_32"><text:s/></text:span><text:span text:style-name="T319_33">dealt</text:span><text:span text:style-name="T319_34"><text:s/></text:span><text:span text:style-name="T319_35">with</text:span><text:span text:style-name="T319_36"><text:s/></text:span><text:span text:style-name="T319_37">stat</text:span><text:span text:style-name="T319_38"><text:s/></text:span><text:span text:style-name="T319_39">boosting</text:span><text:span text:style-name="T319_40"><text:s/></text:span><text:span text:style-name="T319_41">are</text:span><text:span text:style-name="T319_42"><text:s/></text:span><text:span text:style-name="T319_43">MMO</text:span><text:span text:style-name="T319_44"><text:s/></text:span><text:span text:style-name="T319_45">games</text:span><text:span text:style-name="T319_46"><text:s/></text:span><text:span text:style-name="T319_47">where</text:span><text:span text:style-name="T319_48"><text:s/></text:span><text:span text:style-name="T319_49">players</text:span><text:span text:style-name="T319_50"><text:s/></text:span><text:span text:style-name="T319_51">can</text:span><text:span text:style-name="T319_52"><text:s/></text:span><text:span text:style-name="T319_53">gain</text:span><text:span text:style-name="T319_54"><text:s/></text:span><text:span text:style-name="T319_55">items</text:span><text:span text:style-name="T319_56">/</text:span><text:span text:style-name="T319_57">benefits</text:span><text:span text:style-name="T319_58"><text:s/></text:span><text:span text:style-name="T319_59">through</text:span><text:span text:style-name="T319_60"><text:s/></text:span><text:span text:style-name="T319_61">paying</text:span><text:span text:style-name="T319_62"><text:s/></text:span><text:span text:style-name="T319_63">real</text:span><text:span text:style-name="T319_64"><text:s/></text:span><text:span text:style-name="T319_65">money</text:span><text:span text:style-name="T319_66">.<text:s text:c="2"/></text:span><text:span text:style-name="T319_67">Following</text:span><text:span text:style-name="T319_68"><text:s/></text:span><text:span text:style-name="T319_69">their</text:span><text:span text:style-name="T319_70"><text:s/></text:span><text:span text:style-name="T319_71">methods</text:span><text:span text:style-name="T319_72"><text:s/></text:span><text:span text:style-name="T319_73">of</text:span><text:span text:style-name="T319_74"><text:s/></text:span><text:span text:style-name="T319_75">dealing</text:span><text:span text:style-name="T319_76"><text:s/></text:span><text:span text:style-name="T319_77">with</text:span><text:span text:style-name="T319_78"><text:s/></text:span><text:span text:style-name="T319_79">this</text:span><text:span text:style-name="T319_80"><text:s/></text:span><text:span text:style-name="T319_81">unbalancing</text:span><text:span text:style-name="T319_82"><text:s/></text:span><text:span text:style-name="T319_83">can</text:span><text:span text:style-name="T319_84"><text:s/></text:span><text:span text:style-name="T319_85">be</text:span><text:span text:style-name="T319_86"><text:s/></text:span><text:span text:style-name="T319_87">used</text:span><text:span text:style-name="T319_88"><text:s/></text:span><text:span text:style-name="T319_89">within</text:span><text:span text:style-name="T319_90"><text:s/></text:span><text:span text:style-name="T319_91">our</text:span><text:span text:style-name="T319_92"><text:s/></text:span><text:span text:style-name="T319_93">game</text:span><text:span text:style-name="T319_94">.</text:span></text:p>
        </text:list-item>
        <text:list-item>
          <text:p text:style-name="P320"><text:span text:style-name="T320_1"><text:a xlink:type="simple" xlink:href="http://www.gamasutra.com/blogs/OlivierLejade/20090326/997/GDC_09_Applied_RMT_Design.php"><text:span text:style-name="T320_2">GDC</text:span></text:a></text:span><text:span text:style-name="T320_3"><text:a xlink:type="simple" xlink:href="http://www.gamasutra.com/blogs/OlivierLejade/20090326/997/GDC_09_Applied_RMT_Design.php"><text:span text:style-name="T320_4"><text:s/>09:<text:s/></text:span></text:a></text:span><text:span text:style-name="T320_5"><text:a xlink:type="simple" xlink:href="http://www.gamasutra.com/blogs/OlivierLejade/20090326/997/GDC_09_Applied_RMT_Design.php"><text:span text:style-name="T320_6">Applied</text:span></text:a></text:span><text:span text:style-name="T320_7"><text:a xlink:type="simple" xlink:href="http://www.gamasutra.com/blogs/OlivierLejade/20090326/997/GDC_09_Applied_RMT_Design.php"><text:span text:style-name="T320_8"><text:s/></text:span></text:a></text:span><text:span text:style-name="T320_9"><text:a xlink:type="simple" xlink:href="http://www.gamasutra.com/blogs/OlivierLejade/20090326/997/GDC_09_Applied_RMT_Design.php"><text:span text:style-name="T320_10">RMT</text:span></text:a></text:span><text:span text:style-name="T320_11"><text:a xlink:type="simple" xlink:href="http://www.gamasutra.com/blogs/OlivierLejade/20090326/997/GDC_09_Applied_RMT_Design.php"><text:span text:style-name="T320_12"><text:s/></text:span></text:a></text:span><text:span text:style-name="T320_13"><text:a xlink:type="simple" xlink:href="http://www.gamasutra.com/blogs/OlivierLejade/20090326/997/GDC_09_Applied_RMT_Design.php"><text:span text:style-name="T320_14">Design</text:span></text:a></text:span><text:span text:style-name="T320_15"><text:s/>“</text:span><text:span text:style-name="T320_16">Some</text:span><text:span text:style-name="T320_17"><text:s/></text:span><text:span text:style-name="T320_18">of</text:span><text:span text:style-name="T320_19"><text:s/></text:span><text:span text:style-name="T320_20">the</text:span><text:span text:style-name="T320_21"><text:s/></text:span><text:span text:style-name="T320_22">motivations</text:span><text:span text:style-name="T320_23"><text:s/></text:span><text:span text:style-name="T320_24">behind</text:span><text:span text:style-name="T320_25"><text:s/></text:span><text:span text:style-name="T320_26">RMT</text:span><text:span text:style-name="T320_27">:<text:s/></text:span><text:span text:style-name="T320_28">it</text:span><text:span text:style-name="T320_29"><text:s/></text:span><text:span text:style-name="T320_30">enhance</text:span><text:span text:style-name="T320_31"><text:s/></text:span><text:span text:style-name="T320_32">status</text:span><text:span text:style-name="T320_33">,<text:s/></text:span><text:span text:style-name="T320_34">it</text:span><text:span text:style-name="T320_35"><text:s/></text:span><text:span text:style-name="T320_36">provides</text:span><text:span text:style-name="T320_37"><text:s/></text:span><text:span text:style-name="T320_38">in</text:span><text:span text:style-name="T320_39">-</text:span><text:span text:style-name="T320_40">game</text:span><text:span text:style-name="T320_41"><text:s/></text:span><text:span text:style-name="T320_42">advantage</text:span><text:span text:style-name="T320_43">,<text:s/></text:span><text:span text:style-name="T320_44">it</text:span><text:span text:style-name="T320_45"><text:s/></text:span><text:span text:style-name="T320_46">gives</text:span><text:span text:style-name="T320_47"><text:s/></text:span><text:span text:style-name="T320_48">deeper</text:span><text:span text:style-name="T320_49"><text:s/></text:span><text:span text:style-name="T320_50">controls</text:span><text:span text:style-name="T320_51">,<text:s/></text:span><text:span text:style-name="T320_52">it</text:span><text:span text:style-name="T320_53">’</text:span><text:span text:style-name="T320_54">s</text:span><text:span text:style-name="T320_55"><text:s/></text:span><text:span text:style-name="T320_56">social</text:span><text:span text:style-name="T320_57">,<text:s/></text:span><text:span text:style-name="T320_58">to</text:span><text:span text:style-name="T320_59"><text:s/></text:span><text:span text:style-name="T320_60">complete</text:span><text:span text:style-name="T320_61"><text:s/></text:span><text:span text:style-name="T320_62">collections</text:span><text:span text:style-name="T320_63">,<text:s/></text:span><text:span text:style-name="T320_64">to</text:span><text:span text:style-name="T320_65"><text:s/></text:span><text:span text:style-name="T320_66">obtain</text:span><text:span text:style-name="T320_67"><text:s/></text:span><text:span text:style-name="T320_68">in</text:span><text:span text:style-name="T320_69">-</text:span><text:span text:style-name="T320_70">games</text:span><text:span text:style-name="T320_71"><text:s/></text:span><text:span text:style-name="T320_72">resources</text:span><text:span text:style-name="T320_73"><text:s/>&amp;<text:s/></text:span><text:span text:style-name="T320_74">money</text:span><text:span text:style-name="T320_75">.”</text:span></text:p>
        </text:list-item>
        <text:list-item>
          <text:p text:style-name="P321"><text:span text:style-name="T321_1">Item</text:span><text:span text:style-name="T321_2"><text:s/></text:span><text:span text:style-name="T321_3">Design</text:span><text:span text:style-name="T321_4"><text:s/></text:span><text:span text:style-name="T321_5">options</text:span></text:p>
          <text:list>
            <text:list-item>
              <text:p text:style-name="P322"><text:span text:style-name="T322_1">Status</text:span><text:span text:style-name="T322_2"><text:s/>/<text:s/></text:span><text:span text:style-name="T322_3">Appearance</text:span><text:span text:style-name="T322_4"><text:s/>(</text:span><text:span text:style-name="T322_5">doesn</text:span><text:span text:style-name="T322_6">’</text:span><text:span text:style-name="T322_7">t</text:span><text:span text:style-name="T322_8"><text:s/></text:span><text:span text:style-name="T322_9">sell</text:span><text:span text:style-name="T322_10"><text:s/></text:span><text:span text:style-name="T322_11">as</text:span><text:span text:style-name="T322_12"><text:s/></text:span><text:span text:style-name="T322_13">well</text:span><text:span text:style-name="T322_14"><text:s/></text:span><text:span text:style-name="T322_15">as</text:span><text:span text:style-name="T322_16"><text:s/></text:span><text:span text:style-name="T322_17">it</text:span><text:span text:style-name="T322_18"><text:s/></text:span><text:span text:style-name="T322_19">used</text:span><text:span text:style-name="T322_20"><text:s/></text:span><text:span text:style-name="T322_21">to</text:span><text:span text:style-name="T322_22">.<text:s/></text:span><text:span text:style-name="T322_23">People</text:span><text:span text:style-name="T322_24"><text:s/></text:span><text:span text:style-name="T322_25">expect</text:span><text:span text:style-name="T322_26"><text:s/></text:span><text:span text:style-name="T322_27">it</text:span><text:span text:style-name="T322_28"><text:s/></text:span><text:span text:style-name="T322_29">as</text:span><text:span text:style-name="T322_30"><text:s/></text:span><text:span text:style-name="T322_31">default</text:span><text:span text:style-name="T322_32">.)</text:span></text:p>
            </text:list-item>
            <text:list-item>
              <text:p text:style-name="P323"><text:span text:style-name="T323_1">Gameplay</text:span><text:span text:style-name="T323_2"><text:s/></text:span><text:span text:style-name="T323_3">advantage</text:span><text:span text:style-name="T323_4"><text:s/>(</text:span><text:span text:style-name="T323_5">very</text:span><text:span text:style-name="T323_6"><text:s/></text:span><text:span text:style-name="T323_7">sensitive</text:span><text:span text:style-name="T323_8"><text:s/></text:span><text:span text:style-name="T323_9">ex</text:span><text:span text:style-name="T323_10">:<text:s/></text:span><text:span text:style-name="T323_11">switching</text:span><text:span text:style-name="T323_12"><text:s/></text:span><text:span text:style-name="T323_13">from</text:span><text:span text:style-name="T323_14"><text:s/></text:span><text:span text:style-name="T323_15">main</text:span><text:span text:style-name="T323_16"><text:s/></text:span><text:span text:style-name="T323_17">power</text:span><text:span text:style-name="T323_18"><text:s/></text:span><text:span text:style-name="T323_19">to</text:span><text:span text:style-name="T323_20"><text:s/></text:span><text:span text:style-name="T323_21">secondary</text:span><text:span text:style-name="T323_22"><text:s/></text:span><text:span text:style-name="T323_23">power</text:span><text:span text:style-name="T323_24"><text:s/></text:span><text:span text:style-name="T323_25">is</text:span><text:span text:style-name="T323_26"><text:s/></text:span><text:span text:style-name="T323_27">one</text:span><text:span text:style-name="T323_28"><text:s/></text:span><text:span text:style-name="T323_29">penny</text:span><text:span text:style-name="T323_30"><text:s/></text:span><text:span text:style-name="T323_31">in</text:span><text:span text:style-name="T323_32"><text:s/></text:span><text:span text:style-name="T323_33">Kart</text:span><text:span text:style-name="T323_34"><text:s/></text:span><text:span text:style-name="T323_35">Rider</text:span><text:span text:style-name="T323_36">)</text:span></text:p>
            </text:list-item>
            <text:list-item>
              <text:p text:style-name="P324"><text:span text:style-name="T324_1">Rarity</text:span><text:span text:style-name="T324_2"><text:s/>(</text:span><text:span text:style-name="T324_3">Make</text:span><text:span text:style-name="T324_4"><text:s/></text:span><text:span text:style-name="T324_5">limited</text:span><text:span text:style-name="T324_6"><text:s/></text:span><text:span text:style-name="T324_7">edition</text:span><text:span text:style-name="T324_8"><text:s/></text:span><text:span text:style-name="T324_9">items</text:span><text:span text:style-name="T324_10">)</text:span></text:p>
            </text:list-item>
            <text:list-item>
              <text:p text:style-name="P325"><text:span text:style-name="T325_1">Duration</text:span><text:span text:style-name="T325_2"><text:s/>(</text:span><text:span text:style-name="T325_3">consumable</text:span><text:span text:style-name="T325_4">,<text:s/></text:span><text:span text:style-name="T325_5">charges</text:span><text:span text:style-name="T325_6">,<text:s/>1<text:s/></text:span><text:span text:style-name="T325_7">Day</text:span><text:span text:style-name="T325_8">,<text:s/>7<text:s/></text:span><text:span text:style-name="T325_9">days</text:span><text:span text:style-name="T325_10">,<text:s/>1<text:s/></text:span><text:span text:style-name="T325_11">month</text:span><text:span text:style-name="T325_12">,<text:s/></text:span><text:span text:style-name="T325_13">permanent</text:span><text:span text:style-name="T325_14">,<text:s/></text:span><text:span text:style-name="T325_15">etc</text:span><text:span text:style-name="T325_16">…)</text:span></text:p>
            </text:list-item>
            <text:list-item>
              <text:p text:style-name="P326"><text:span text:style-name="T326_1">UI</text:span><text:span text:style-name="T326_2"><text:s/>(</text:span><text:span text:style-name="T326_3">you</text:span><text:span text:style-name="T326_4"><text:s/></text:span><text:span text:style-name="T326_5">could</text:span><text:span text:style-name="T326_6"><text:s/></text:span><text:span text:style-name="T326_7">have</text:span><text:span text:style-name="T326_8"><text:s/></text:span><text:span text:style-name="T326_9">custom</text:span><text:span text:style-name="T326_10"><text:s/></text:span><text:span text:style-name="T326_11">UIs</text:span><text:span text:style-name="T326_12">)”</text:span></text:p>
            </text:list-item>
          </text:list>
        </text:list-item>
        <text:list-item>
          <text:p text:style-name="P327"><text:span text:style-name="T327_1">Balancing</text:span><text:span text:style-name="T327_2">-<text:s/></text:span><text:span text:style-name="T327_3">Impossible</text:span><text:span text:style-name="T327_4"><text:s/></text:span><text:span text:style-name="T327_5">not</text:span><text:span text:style-name="T327_6"><text:s/></text:span><text:span text:style-name="T327_7">to</text:span><text:span text:style-name="T327_8"><text:s/></text:span><text:span text:style-name="T327_9">make</text:span><text:span text:style-name="T327_10"><text:s/></text:span><text:span text:style-name="T327_11">mistakes</text:span><text:span text:style-name="T327_12"><text:s/></text:span><text:span text:style-name="T327_13">but</text:span><text:span text:style-name="T327_14"><text:s/></text:span><text:span text:style-name="T327_15">there</text:span><text:span text:style-name="T327_16"><text:s/></text:span><text:span text:style-name="T327_17">are</text:span><text:span text:style-name="T327_18"><text:s/></text:span><text:span text:style-name="T327_19">some</text:span><text:span text:style-name="T327_20"><text:s/></text:span><text:span text:style-name="T327_21">techniques</text:span><text:span text:style-name="T327_22"><text:s/></text:span><text:span text:style-name="T327_23">to</text:span><text:span text:style-name="T327_24"><text:s/></text:span><text:span text:style-name="T327_25">minimize</text:span><text:span text:style-name="T327_26"><text:s/></text:span><text:span text:style-name="T327_27">screw</text:span><text:span text:style-name="T327_28"><text:s/></text:span><text:span text:style-name="T327_29">ups</text:span><text:span text:style-name="T327_30">:</text:span></text:p>
          <text:list>
            <text:list-item>
              <text:p text:style-name="P328"><text:span text:style-name="T328_1">Buyback</text:span><text:span text:style-name="T328_2"><text:s/></text:span><text:span text:style-name="T328_3">programs</text:span><text:span text:style-name="T328_4"><text:s/></text:span><text:span text:style-name="T328_5">for</text:span><text:span text:style-name="T328_6"><text:s/></text:span><text:span text:style-name="T328_7">collection</text:span><text:span text:style-name="T328_8"><text:s/>(</text:span><text:span text:style-name="T328_9">you</text:span><text:span text:style-name="T328_10"><text:s/></text:span><text:span text:style-name="T328_11">could</text:span><text:span text:style-name="T328_12"><text:s/></text:span><text:span text:style-name="T328_13">buy</text:span><text:span text:style-name="T328_14"><text:s/></text:span><text:span text:style-name="T328_15">back</text:span><text:span text:style-name="T328_16"><text:s/></text:span><text:span text:style-name="T328_17">the</text:span><text:span text:style-name="T328_18"><text:s/></text:span><text:span text:style-name="T328_19">problematic</text:span><text:span text:style-name="T328_20"><text:s/></text:span><text:span text:style-name="T328_21">items</text:span><text:span text:style-name="T328_22">)</text:span></text:p>
            </text:list-item>
            <text:list-item>
              <text:p text:style-name="P329"><text:span text:style-name="T329_1">Nerfing</text:span><text:span text:style-name="T329_2"><text:s/></text:span><text:span text:style-name="T329_3">which</text:span><text:span text:style-name="T329_4"><text:s/></text:span><text:span text:style-name="T329_5">is</text:span><text:span text:style-name="T329_6"><text:s/></text:span><text:span text:style-name="T329_7">the</text:span><text:span text:style-name="T329_8"><text:s/></text:span><text:span text:style-name="T329_9">worst</text:span><text:span text:style-name="T329_10"><text:s/></text:span><text:span text:style-name="T329_11">solution</text:span><text:span text:style-name="T329_12">.”</text:span></text:p>
            </text:list-item>
          </text:list>
        </text:list-item>
      </text:list>
      <text:p text:style-name="P330"/>
      <text:p text:style-name="P331"/>
      <text:p text:style-name="P332"><text:span text:style-name="T332_1"><text:a xlink:type="simple" xlink:href="http://www.gamasutra.com/view/feature/134655/bill_roper_making_mmos_work_again.php"><text:span text:style-name="T332_2">http</text:span></text:a></text:span><text:span text:style-name="T332_3"><text:a xlink:type="simple" xlink:href="http://www.gamasutra.com/view/feature/134655/bill_roper_making_mmos_work_again.php"><text:span text:style-name="T332_4">://</text:span></text:a></text:span><text:span text:style-name="T332_5"><text:a xlink:type="simple" xlink:href="http://www.gamasutra.com/view/feature/134655/bill_roper_making_mmos_work_again.php"><text:span text:style-name="T332_6">www</text:span></text:a></text:span><text:span text:style-name="T332_7"><text:a xlink:type="simple" xlink:href="http://www.gamasutra.com/view/feature/134655/bill_roper_making_mmos_work_again.php"><text:span text:style-name="T332_8">.</text:span></text:a></text:span><text:span text:style-name="T332_9"><text:a xlink:type="simple" xlink:href="http://www.gamasutra.com/view/feature/134655/bill_roper_making_mmos_work_again.php"><text:span text:style-name="T332_10">gamasutra</text:span></text:a></text:span><text:span text:style-name="T332_11"><text:a xlink:type="simple" xlink:href="http://www.gamasutra.com/view/feature/134655/bill_roper_making_mmos_work_again.php"><text:span text:style-name="T332_12">.</text:span></text:a></text:span><text:span text:style-name="T332_13"><text:a xlink:type="simple" xlink:href="http://www.gamasutra.com/view/feature/134655/bill_roper_making_mmos_work_again.php"><text:span text:style-name="T332_14">com</text:span></text:a></text:span><text:span text:style-name="T332_15"><text:a xlink:type="simple" xlink:href="http://www.gamasutra.com/view/feature/134655/bill_roper_making_mmos_work_again.php"><text:span text:style-name="T332_16">/</text:span></text:a></text:span><text:span text:style-name="T332_17"><text:a xlink:type="simple" xlink:href="http://www.gamasutra.com/view/feature/134655/bill_roper_making_mmos_work_again.php"><text:span text:style-name="T332_18">view</text:span></text:a></text:span><text:span text:style-name="T332_19"><text:a xlink:type="simple" xlink:href="http://www.gamasutra.com/view/feature/134655/bill_roper_making_mmos_work_again.php"><text:span text:style-name="T332_20">/</text:span></text:a></text:span><text:span text:style-name="T332_21"><text:a xlink:type="simple" xlink:href="http://www.gamasutra.com/view/feature/134655/bill_roper_making_mmos_work_again.php"><text:span text:style-name="T332_22">feature</text:span></text:a></text:span><text:span text:style-name="T332_23"><text:a xlink:type="simple" xlink:href="http://www.gamasutra.com/view/feature/134655/bill_roper_making_mmos_work_again.php"><text:span text:style-name="T332_24">/134655/</text:span></text:a></text:span><text:span text:style-name="T332_25"><text:a xlink:type="simple" xlink:href="http://www.gamasutra.com/view/feature/134655/bill_roper_making_mmos_work_again.php"><text:span text:style-name="T332_26">bill</text:span></text:a></text:span><text:span text:style-name="T332_27"><text:a xlink:type="simple" xlink:href="http://www.gamasutra.com/view/feature/134655/bill_roper_making_mmos_work_again.php"><text:span text:style-name="T332_28">_</text:span></text:a></text:span><text:span text:style-name="T332_29"><text:a xlink:type="simple" xlink:href="http://www.gamasutra.com/view/feature/134655/bill_roper_making_mmos_work_again.php"><text:span text:style-name="T332_30">roper</text:span></text:a></text:span><text:span text:style-name="T332_31"><text:a xlink:type="simple" xlink:href="http://www.gamasutra.com/view/feature/134655/bill_roper_making_mmos_work_again.php"><text:span text:style-name="T332_32">_</text:span></text:a></text:span><text:span text:style-name="T332_33"><text:a xlink:type="simple" xlink:href="http://www.gamasutra.com/view/feature/134655/bill_roper_making_mmos_work_again.php"><text:span text:style-name="T332_34">making</text:span></text:a></text:span><text:span text:style-name="T332_35"><text:a xlink:type="simple" xlink:href="http://www.gamasutra.com/view/feature/134655/bill_roper_making_mmos_work_again.php"><text:span text:style-name="T332_36">_</text:span></text:a></text:span><text:span text:style-name="T332_37"><text:a xlink:type="simple" xlink:href="http://www.gamasutra.com/view/feature/134655/bill_roper_making_mmos_work_again.php"><text:span text:style-name="T332_38">mmos</text:span></text:a></text:span><text:span text:style-name="T332_39"><text:a xlink:type="simple" xlink:href="http://www.gamasutra.com/view/feature/134655/bill_roper_making_mmos_work_again.php"><text:span text:style-name="T332_40">_</text:span></text:a></text:span><text:span text:style-name="T332_41"><text:a xlink:type="simple" xlink:href="http://www.gamasutra.com/view/feature/134655/bill_roper_making_mmos_work_again.php"><text:span text:style-name="T332_42">work</text:span></text:a></text:span><text:span text:style-name="T332_43"><text:a xlink:type="simple" xlink:href="http://www.gamasutra.com/view/feature/134655/bill_roper_making_mmos_work_again.php"><text:span text:style-name="T332_44">_</text:span></text:a></text:span><text:span text:style-name="T332_45"><text:a xlink:type="simple" xlink:href="http://www.gamasutra.com/view/feature/134655/bill_roper_making_mmos_work_again.php"><text:span text:style-name="T332_46">again</text:span></text:a></text:span><text:span text:style-name="T332_47"><text:a xlink:type="simple" xlink:href="http://www.gamasutra.com/view/feature/134655/bill_roper_making_mmos_work_again.php"><text:span text:style-name="T332_48">.</text:span></text:a></text:span><text:span text:style-name="T332_49"><text:a xlink:type="simple" xlink:href="http://www.gamasutra.com/view/feature/134655/bill_roper_making_mmos_work_again.php"><text:span text:style-name="T332_50">php</text:span></text:a></text:span></text:p>
      <text:p text:style-name="P333"><text:span text:style-name="T333_1"><text:a xlink:type="simple" xlink:href="http://www.gamasutra.com/view/feature/134576/virtual_economic_theory_how_mmos_.php"><text:span text:style-name="T333_2">http</text:span></text:a></text:span><text:span text:style-name="T333_3"><text:a xlink:type="simple" xlink:href="http://www.gamasutra.com/view/feature/134576/virtual_economic_theory_how_mmos_.php"><text:span text:style-name="T333_4">://</text:span></text:a></text:span><text:span text:style-name="T333_5"><text:a xlink:type="simple" xlink:href="http://www.gamasutra.com/view/feature/134576/virtual_economic_theory_how_mmos_.php"><text:span text:style-name="T333_6">www</text:span></text:a></text:span><text:span text:style-name="T333_7"><text:a xlink:type="simple" xlink:href="http://www.gamasutra.com/view/feature/134576/virtual_economic_theory_how_mmos_.php"><text:span text:style-name="T333_8">.</text:span></text:a></text:span><text:span text:style-name="T333_9"><text:a xlink:type="simple" xlink:href="http://www.gamasutra.com/view/feature/134576/virtual_economic_theory_how_mmos_.php"><text:span text:style-name="T333_10">gamasutra</text:span></text:a></text:span><text:span text:style-name="T333_11"><text:a xlink:type="simple" xlink:href="http://www.gamasutra.com/view/feature/134576/virtual_economic_theory_how_mmos_.php"><text:span text:style-name="T333_12">.</text:span></text:a></text:span><text:span text:style-name="T333_13"><text:a xlink:type="simple" xlink:href="http://www.gamasutra.com/view/feature/134576/virtual_economic_theory_how_mmos_.php"><text:span text:style-name="T333_14">com</text:span></text:a></text:span><text:span text:style-name="T333_15"><text:a xlink:type="simple" xlink:href="http://www.gamasutra.com/view/feature/134576/virtual_economic_theory_how_mmos_.php"><text:span text:style-name="T333_16">/</text:span></text:a></text:span><text:span text:style-name="T333_17"><text:a xlink:type="simple" xlink:href="http://www.gamasutra.com/view/feature/134576/virtual_economic_theory_how_mmos_.php"><text:span text:style-name="T333_18">view</text:span></text:a></text:span><text:span text:style-name="T333_19"><text:a xlink:type="simple" xlink:href="http://www.gamasutra.com/view/feature/134576/virtual_economic_theory_how_mmos_.php"><text:span text:style-name="T333_20">/</text:span></text:a></text:span><text:span text:style-name="T333_21"><text:a xlink:type="simple" xlink:href="http://www.gamasutra.com/view/feature/134576/virtual_economic_theory_how_mmos_.php"><text:span text:style-name="T333_22">feature</text:span></text:a></text:span><text:span text:style-name="T333_23"><text:a xlink:type="simple" xlink:href="http://www.gamasutra.com/view/feature/134576/virtual_economic_theory_how_mmos_.php"><text:span text:style-name="T333_24">/134576/</text:span></text:a></text:span><text:span text:style-name="T333_25"><text:a xlink:type="simple" xlink:href="http://www.gamasutra.com/view/feature/134576/virtual_economic_theory_how_mmos_.php"><text:span text:style-name="T333_26">virtual</text:span></text:a></text:span><text:span text:style-name="T333_27"><text:a xlink:type="simple" xlink:href="http://www.gamasutra.com/view/feature/134576/virtual_economic_theory_how_mmos_.php"><text:span text:style-name="T333_28">_</text:span></text:a></text:span><text:span text:style-name="T333_29"><text:a xlink:type="simple" xlink:href="http://www.gamasutra.com/view/feature/134576/virtual_economic_theory_how_mmos_.php"><text:span text:style-name="T333_30">economic</text:span></text:a></text:span><text:span text:style-name="T333_31"><text:a xlink:type="simple" xlink:href="http://www.gamasutra.com/view/feature/134576/virtual_economic_theory_how_mmos_.php"><text:span text:style-name="T333_32">_</text:span></text:a></text:span><text:span text:style-name="T333_33"><text:a xlink:type="simple" xlink:href="http://www.gamasutra.com/view/feature/134576/virtual_economic_theory_how_mmos_.php"><text:span text:style-name="T333_34">theory</text:span></text:a></text:span><text:span text:style-name="T333_35"><text:a xlink:type="simple" xlink:href="http://www.gamasutra.com/view/feature/134576/virtual_economic_theory_how_mmos_.php"><text:span text:style-name="T333_36">_</text:span></text:a></text:span><text:span text:style-name="T333_37"><text:a xlink:type="simple" xlink:href="http://www.gamasutra.com/view/feature/134576/virtual_economic_theory_how_mmos_.php"><text:span text:style-name="T333_38">how</text:span></text:a></text:span><text:span text:style-name="T333_39"><text:a xlink:type="simple" xlink:href="http://www.gamasutra.com/view/feature/134576/virtual_economic_theory_how_mmos_.php"><text:span text:style-name="T333_40">_</text:span></text:a></text:span><text:span text:style-name="T333_41"><text:a xlink:type="simple" xlink:href="http://www.gamasutra.com/view/feature/134576/virtual_economic_theory_how_mmos_.php"><text:span text:style-name="T333_42">mmos</text:span></text:a></text:span><text:span text:style-name="T333_43"><text:a xlink:type="simple" xlink:href="http://www.gamasutra.com/view/feature/134576/virtual_economic_theory_how_mmos_.php"><text:span text:style-name="T333_44">_.</text:span></text:a></text:span><text:span text:style-name="T333_45"><text:a xlink:type="simple" xlink:href="http://www.gamasutra.com/view/feature/134576/virtual_economic_theory_how_mmos_.php"><text:span text:style-name="T333_46">php</text:span></text:a></text:span></text:p>
      <text:p text:style-name="P334"><text:span text:style-name="T334_1"><text:a xlink:type="simple" xlink:href="http://www.gamasutra.com/view/feature/134548/the_state_of_social_in_social_games.php"><text:span text:style-name="T334_2">http</text:span></text:a></text:span><text:span text:style-name="T334_3"><text:a xlink:type="simple" xlink:href="http://www.gamasutra.com/view/feature/134548/the_state_of_social_in_social_games.php"><text:span text:style-name="T334_4">://</text:span></text:a></text:span><text:span text:style-name="T334_5"><text:a xlink:type="simple" xlink:href="http://www.gamasutra.com/view/feature/134548/the_state_of_social_in_social_games.php"><text:span text:style-name="T334_6">www</text:span></text:a></text:span><text:span text:style-name="T334_7"><text:a xlink:type="simple" xlink:href="http://www.gamasutra.com/view/feature/134548/the_state_of_social_in_social_games.php"><text:span text:style-name="T334_8">.</text:span></text:a></text:span><text:span text:style-name="T334_9"><text:a xlink:type="simple" xlink:href="http://www.gamasutra.com/view/feature/134548/the_state_of_social_in_social_games.php"><text:span text:style-name="T334_10">gamasutra</text:span></text:a></text:span><text:span text:style-name="T334_11"><text:a xlink:type="simple" xlink:href="http://www.gamasutra.com/view/feature/134548/the_state_of_social_in_social_games.php"><text:span text:style-name="T334_12">.</text:span></text:a></text:span><text:span text:style-name="T334_13"><text:a xlink:type="simple" xlink:href="http://www.gamasutra.com/view/feature/134548/the_state_of_social_in_social_games.php"><text:span text:style-name="T334_14">com</text:span></text:a></text:span><text:span text:style-name="T334_15"><text:a xlink:type="simple" xlink:href="http://www.gamasutra.com/view/feature/134548/the_state_of_social_in_social_games.php"><text:span text:style-name="T334_16">/</text:span></text:a></text:span><text:span text:style-name="T334_17"><text:a xlink:type="simple" xlink:href="http://www.gamasutra.com/view/feature/134548/the_state_of_social_in_social_games.php"><text:span text:style-name="T334_18">view</text:span></text:a></text:span><text:span text:style-name="T334_19"><text:a xlink:type="simple" xlink:href="http://www.gamasutra.com/view/feature/134548/the_state_of_social_in_social_games.php"><text:span text:style-name="T334_20">/</text:span></text:a></text:span><text:span text:style-name="T334_21"><text:a xlink:type="simple" xlink:href="http://www.gamasutra.com/view/feature/134548/the_state_of_social_in_social_games.php"><text:span text:style-name="T334_22">feature</text:span></text:a></text:span><text:span text:style-name="T334_23"><text:a xlink:type="simple" xlink:href="http://www.gamasutra.com/view/feature/134548/the_state_of_social_in_social_games.php"><text:span text:style-name="T334_24">/134548/</text:span></text:a></text:span><text:span text:style-name="T334_25"><text:a xlink:type="simple" xlink:href="http://www.gamasutra.com/view/feature/134548/the_state_of_social_in_social_games.php"><text:span text:style-name="T334_26">the</text:span></text:a></text:span><text:span text:style-name="T334_27"><text:a xlink:type="simple" xlink:href="http://www.gamasutra.com/view/feature/134548/the_state_of_social_in_social_games.php"><text:span text:style-name="T334_28">_</text:span></text:a></text:span><text:span text:style-name="T334_29"><text:a xlink:type="simple" xlink:href="http://www.gamasutra.com/view/feature/134548/the_state_of_social_in_social_games.php"><text:span text:style-name="T334_30">state</text:span></text:a></text:span><text:span text:style-name="T334_31"><text:a xlink:type="simple" xlink:href="http://www.gamasutra.com/view/feature/134548/the_state_of_social_in_social_games.php"><text:span text:style-name="T334_32">_</text:span></text:a></text:span><text:span text:style-name="T334_33"><text:a xlink:type="simple" xlink:href="http://www.gamasutra.com/view/feature/134548/the_state_of_social_in_social_games.php"><text:span text:style-name="T334_34">of</text:span></text:a></text:span><text:span text:style-name="T334_35"><text:a xlink:type="simple" xlink:href="http://www.gamasutra.com/view/feature/134548/the_state_of_social_in_social_games.php"><text:span text:style-name="T334_36">_</text:span></text:a></text:span><text:span text:style-name="T334_37"><text:a xlink:type="simple" xlink:href="http://www.gamasutra.com/view/feature/134548/the_state_of_social_in_social_games.php"><text:span text:style-name="T334_38">social</text:span></text:a></text:span><text:span text:style-name="T334_39"><text:a xlink:type="simple" xlink:href="http://www.gamasutra.com/view/feature/134548/the_state_of_social_in_social_games.php"><text:span text:style-name="T334_40">_</text:span></text:a></text:span><text:span text:style-name="T334_41"><text:a xlink:type="simple" xlink:href="http://www.gamasutra.com/view/feature/134548/the_state_of_social_in_social_games.php"><text:span text:style-name="T334_42">in</text:span></text:a></text:span><text:span text:style-name="T334_43"><text:a xlink:type="simple" xlink:href="http://www.gamasutra.com/view/feature/134548/the_state_of_social_in_social_games.php"><text:span text:style-name="T334_44">_</text:span></text:a></text:span><text:span text:style-name="T334_45"><text:a xlink:type="simple" xlink:href="http://www.gamasutra.com/view/feature/134548/the_state_of_social_in_social_games.php"><text:span text:style-name="T334_46">social</text:span></text:a></text:span><text:span text:style-name="T334_47"><text:a xlink:type="simple" xlink:href="http://www.gamasutra.com/view/feature/134548/the_state_of_social_in_social_games.php"><text:span text:style-name="T334_48">_</text:span></text:a></text:span><text:span text:style-name="T334_49"><text:a xlink:type="simple" xlink:href="http://www.gamasutra.com/view/feature/134548/the_state_of_social_in_social_games.php"><text:span text:style-name="T334_50">games</text:span></text:a></text:span><text:span text:style-name="T334_51"><text:a xlink:type="simple" xlink:href="http://www.gamasutra.com/view/feature/134548/the_state_of_social_in_social_games.php"><text:span text:style-name="T334_52">.</text:span></text:a></text:span><text:span text:style-name="T334_53"><text:a xlink:type="simple" xlink:href="http://www.gamasutra.com/view/feature/134548/the_state_of_social_in_social_games.php"><text:span text:style-name="T334_54">php</text:span></text:a></text:span></text:p>
      <text:p text:style-name="P335"><text:span text:style-name="T335_1"><text:a xlink:type="simple" xlink:href="http://www.gamasutra.com/view/feature/134920/the_design_of_freetoplay_games_.php"><text:span text:style-name="T335_2">http</text:span></text:a></text:span><text:span text:style-name="T335_3"><text:a xlink:type="simple" xlink:href="http://www.gamasutra.com/view/feature/134920/the_design_of_freetoplay_games_.php"><text:span text:style-name="T335_4">://</text:span></text:a></text:span><text:span text:style-name="T335_5"><text:a xlink:type="simple" xlink:href="http://www.gamasutra.com/view/feature/134920/the_design_of_freetoplay_games_.php"><text:span text:style-name="T335_6">www</text:span></text:a></text:span><text:span text:style-name="T335_7"><text:a xlink:type="simple" xlink:href="http://www.gamasutra.com/view/feature/134920/the_design_of_freetoplay_games_.php"><text:span text:style-name="T335_8">.</text:span></text:a></text:span><text:span text:style-name="T335_9"><text:a xlink:type="simple" xlink:href="http://www.gamasutra.com/view/feature/134920/the_design_of_freetoplay_games_.php"><text:span text:style-name="T335_10">gamasutra</text:span></text:a></text:span><text:span text:style-name="T335_11"><text:a xlink:type="simple" xlink:href="http://www.gamasutra.com/view/feature/134920/the_design_of_freetoplay_games_.php"><text:span text:style-name="T335_12">.</text:span></text:a></text:span><text:span text:style-name="T335_13"><text:a xlink:type="simple" xlink:href="http://www.gamasutra.com/view/feature/134920/the_design_of_freetoplay_games_.php"><text:span text:style-name="T335_14">com</text:span></text:a></text:span><text:span text:style-name="T335_15"><text:a xlink:type="simple" xlink:href="http://www.gamasutra.com/view/feature/134920/the_design_of_freetoplay_games_.php"><text:span text:style-name="T335_16">/</text:span></text:a></text:span><text:span text:style-name="T335_17"><text:a xlink:type="simple" xlink:href="http://www.gamasutra.com/view/feature/134920/the_design_of_freetoplay_games_.php"><text:span text:style-name="T335_18">view</text:span></text:a></text:span><text:span text:style-name="T335_19"><text:a xlink:type="simple" xlink:href="http://www.gamasutra.com/view/feature/134920/the_design_of_freetoplay_games_.php"><text:span text:style-name="T335_20">/</text:span></text:a></text:span><text:span text:style-name="T335_21"><text:a xlink:type="simple" xlink:href="http://www.gamasutra.com/view/feature/134920/the_design_of_freetoplay_games_.php"><text:span text:style-name="T335_22">feature</text:span></text:a></text:span><text:span text:style-name="T335_23"><text:a xlink:type="simple" xlink:href="http://www.gamasutra.com/view/feature/134920/the_design_of_freetoplay_games_.php"><text:span text:style-name="T335_24">/134920/</text:span></text:a></text:span><text:span text:style-name="T335_25"><text:a xlink:type="simple" xlink:href="http://www.gamasutra.com/view/feature/134920/the_design_of_freetoplay_games_.php"><text:span text:style-name="T335_26">the</text:span></text:a></text:span><text:span text:style-name="T335_27"><text:a xlink:type="simple" xlink:href="http://www.gamasutra.com/view/feature/134920/the_design_of_freetoplay_games_.php"><text:span text:style-name="T335_28">_</text:span></text:a></text:span><text:span text:style-name="T335_29"><text:a xlink:type="simple" xlink:href="http://www.gamasutra.com/view/feature/134920/the_design_of_freetoplay_games_.php"><text:span text:style-name="T335_30">design</text:span></text:a></text:span><text:span text:style-name="T335_31"><text:a xlink:type="simple" xlink:href="http://www.gamasutra.com/view/feature/134920/the_design_of_freetoplay_games_.php"><text:span text:style-name="T335_32">_</text:span></text:a></text:span><text:span text:style-name="T335_33"><text:a xlink:type="simple" xlink:href="http://www.gamasutra.com/view/feature/134920/the_design_of_freetoplay_games_.php"><text:span text:style-name="T335_34">of</text:span></text:a></text:span><text:span text:style-name="T335_35"><text:a xlink:type="simple" xlink:href="http://www.gamasutra.com/view/feature/134920/the_design_of_freetoplay_games_.php"><text:span text:style-name="T335_36">_</text:span></text:a></text:span><text:span text:style-name="T335_37"><text:a xlink:type="simple" xlink:href="http://www.gamasutra.com/view/feature/134920/the_design_of_freetoplay_games_.php"><text:span text:style-name="T335_38">freetoplay</text:span></text:a></text:span><text:span text:style-name="T335_39"><text:a xlink:type="simple" xlink:href="http://www.gamasutra.com/view/feature/134920/the_design_of_freetoplay_games_.php"><text:span text:style-name="T335_40">_</text:span></text:a></text:span><text:span text:style-name="T335_41"><text:a xlink:type="simple" xlink:href="http://www.gamasutra.com/view/feature/134920/the_design_of_freetoplay_games_.php"><text:span text:style-name="T335_42">games</text:span></text:a></text:span><text:span text:style-name="T335_43"><text:a xlink:type="simple" xlink:href="http://www.gamasutra.com/view/feature/134920/the_design_of_freetoplay_games_.php"><text:span text:style-name="T335_44">_.</text:span></text:a></text:span><text:span text:style-name="T335_45"><text:a xlink:type="simple" xlink:href="http://www.gamasutra.com/view/feature/134920/the_design_of_freetoplay_games_.php"><text:span text:style-name="T335_46">php</text:span></text:a></text:span></text:p>
      <text:p text:style-name="P336"><text:span text:style-name="T336_1"><text:a xlink:type="simple" xlink:href="http://www.gamasutra.com/view/feature/134825/the_fwords_of_mmos_freetoplay.php"><text:span text:style-name="T336_2">http</text:span></text:a></text:span><text:span text:style-name="T336_3"><text:a xlink:type="simple" xlink:href="http://www.gamasutra.com/view/feature/134825/the_fwords_of_mmos_freetoplay.php"><text:span text:style-name="T336_4">://</text:span></text:a></text:span><text:span text:style-name="T336_5"><text:a xlink:type="simple" xlink:href="http://www.gamasutra.com/view/feature/134825/the_fwords_of_mmos_freetoplay.php"><text:span text:style-name="T336_6">www</text:span></text:a></text:span><text:span text:style-name="T336_7"><text:a xlink:type="simple" xlink:href="http://www.gamasutra.com/view/feature/134825/the_fwords_of_mmos_freetoplay.php"><text:span text:style-name="T336_8">.</text:span></text:a></text:span><text:span text:style-name="T336_9"><text:a xlink:type="simple" xlink:href="http://www.gamasutra.com/view/feature/134825/the_fwords_of_mmos_freetoplay.php"><text:span text:style-name="T336_10">gamasutra</text:span></text:a></text:span><text:span text:style-name="T336_11"><text:a xlink:type="simple" xlink:href="http://www.gamasutra.com/view/feature/134825/the_fwords_of_mmos_freetoplay.php"><text:span text:style-name="T336_12">.</text:span></text:a></text:span><text:span text:style-name="T336_13"><text:a xlink:type="simple" xlink:href="http://www.gamasutra.com/view/feature/134825/the_fwords_of_mmos_freetoplay.php"><text:span text:style-name="T336_14">com</text:span></text:a></text:span><text:span text:style-name="T336_15"><text:a xlink:type="simple" xlink:href="http://www.gamasutra.com/view/feature/134825/the_fwords_of_mmos_freetoplay.php"><text:span text:style-name="T336_16">/</text:span></text:a></text:span><text:span text:style-name="T336_17"><text:a xlink:type="simple" xlink:href="http://www.gamasutra.com/view/feature/134825/the_fwords_of_mmos_freetoplay.php"><text:span text:style-name="T336_18">view</text:span></text:a></text:span><text:span text:style-name="T336_19"><text:a xlink:type="simple" xlink:href="http://www.gamasutra.com/view/feature/134825/the_fwords_of_mmos_freetoplay.php"><text:span text:style-name="T336_20">/</text:span></text:a></text:span><text:span text:style-name="T336_21"><text:a xlink:type="simple" xlink:href="http://www.gamasutra.com/view/feature/134825/the_fwords_of_mmos_freetoplay.php"><text:span text:style-name="T336_22">feature</text:span></text:a></text:span><text:span text:style-name="T336_23"><text:a xlink:type="simple" xlink:href="http://www.gamasutra.com/view/feature/134825/the_fwords_of_mmos_freetoplay.php"><text:span text:style-name="T336_24">/134825/</text:span></text:a></text:span><text:span text:style-name="T336_25"><text:a xlink:type="simple" xlink:href="http://www.gamasutra.com/view/feature/134825/the_fwords_of_mmos_freetoplay.php"><text:span text:style-name="T336_26">the</text:span></text:a></text:span><text:span text:style-name="T336_27"><text:a xlink:type="simple" xlink:href="http://www.gamasutra.com/view/feature/134825/the_fwords_of_mmos_freetoplay.php"><text:span text:style-name="T336_28">_</text:span></text:a></text:span><text:span text:style-name="T336_29"><text:a xlink:type="simple" xlink:href="http://www.gamasutra.com/view/feature/134825/the_fwords_of_mmos_freetoplay.php"><text:span text:style-name="T336_30">fwords</text:span></text:a></text:span><text:span text:style-name="T336_31"><text:a xlink:type="simple" xlink:href="http://www.gamasutra.com/view/feature/134825/the_fwords_of_mmos_freetoplay.php"><text:span text:style-name="T336_32">_</text:span></text:a></text:span><text:span text:style-name="T336_33"><text:a xlink:type="simple" xlink:href="http://www.gamasutra.com/view/feature/134825/the_fwords_of_mmos_freetoplay.php"><text:span text:style-name="T336_34">of</text:span></text:a></text:span><text:span text:style-name="T336_35"><text:a xlink:type="simple" xlink:href="http://www.gamasutra.com/view/feature/134825/the_fwords_of_mmos_freetoplay.php"><text:span text:style-name="T336_36">_</text:span></text:a></text:span><text:span text:style-name="T336_37"><text:a xlink:type="simple" xlink:href="http://www.gamasutra.com/view/feature/134825/the_fwords_of_mmos_freetoplay.php"><text:span text:style-name="T336_38">mmos</text:span></text:a></text:span><text:span text:style-name="T336_39"><text:a xlink:type="simple" xlink:href="http://www.gamasutra.com/view/feature/134825/the_fwords_of_mmos_freetoplay.php"><text:span text:style-name="T336_40">_</text:span></text:a></text:span><text:span text:style-name="T336_41"><text:a xlink:type="simple" xlink:href="http://www.gamasutra.com/view/feature/134825/the_fwords_of_mmos_freetoplay.php"><text:span text:style-name="T336_42">freetoplay</text:span></text:a></text:span><text:span text:style-name="T336_43"><text:a xlink:type="simple" xlink:href="http://www.gamasutra.com/view/feature/134825/the_fwords_of_mmos_freetoplay.php"><text:span text:style-name="T336_44">.</text:span></text:a></text:span><text:span text:style-name="T336_45"><text:a xlink:type="simple" xlink:href="http://www.gamasutra.com/view/feature/134825/the_fwords_of_mmos_freetoplay.php"><text:span text:style-name="T336_46">php</text:span></text:a></text:span></text:p>
      <text:p text:style-name="P337"><text:span text:style-name="T337_1"><text:a xlink:type="simple" xlink:href="http://www.gamasutra.com/view/feature/134805/the_fwords_of_mmos_faucets.php"><text:span text:style-name="T337_2">http</text:span></text:a></text:span><text:span text:style-name="T337_3"><text:a xlink:type="simple" xlink:href="http://www.gamasutra.com/view/feature/134805/the_fwords_of_mmos_faucets.php"><text:span text:style-name="T337_4">://</text:span></text:a></text:span><text:span text:style-name="T337_5"><text:a xlink:type="simple" xlink:href="http://www.gamasutra.com/view/feature/134805/the_fwords_of_mmos_faucets.php"><text:span text:style-name="T337_6">www</text:span></text:a></text:span><text:span text:style-name="T337_7"><text:a xlink:type="simple" xlink:href="http://www.gamasutra.com/view/feature/134805/the_fwords_of_mmos_faucets.php"><text:span text:style-name="T337_8">.</text:span></text:a></text:span><text:span text:style-name="T337_9"><text:a xlink:type="simple" xlink:href="http://www.gamasutra.com/view/feature/134805/the_fwords_of_mmos_faucets.php"><text:span text:style-name="T337_10">gamasutra</text:span></text:a></text:span><text:span text:style-name="T337_11"><text:a xlink:type="simple" xlink:href="http://www.gamasutra.com/view/feature/134805/the_fwords_of_mmos_faucets.php"><text:span text:style-name="T337_12">.</text:span></text:a></text:span><text:span text:style-name="T337_13"><text:a xlink:type="simple" xlink:href="http://www.gamasutra.com/view/feature/134805/the_fwords_of_mmos_faucets.php"><text:span text:style-name="T337_14">com</text:span></text:a></text:span><text:span text:style-name="T337_15"><text:a xlink:type="simple" xlink:href="http://www.gamasutra.com/view/feature/134805/the_fwords_of_mmos_faucets.php"><text:span text:style-name="T337_16">/</text:span></text:a></text:span><text:span text:style-name="T337_17"><text:a xlink:type="simple" xlink:href="http://www.gamasutra.com/view/feature/134805/the_fwords_of_mmos_faucets.php"><text:span text:style-name="T337_18">view</text:span></text:a></text:span><text:span text:style-name="T337_19"><text:a xlink:type="simple" xlink:href="http://www.gamasutra.com/view/feature/134805/the_fwords_of_mmos_faucets.php"><text:span text:style-name="T337_20">/</text:span></text:a></text:span><text:span text:style-name="T337_21"><text:a xlink:type="simple" xlink:href="http://www.gamasutra.com/view/feature/134805/the_fwords_of_mmos_faucets.php"><text:span text:style-name="T337_22">feature</text:span></text:a></text:span><text:span text:style-name="T337_23"><text:a xlink:type="simple" xlink:href="http://www.gamasutra.com/view/feature/134805/the_fwords_of_mmos_faucets.php"><text:span text:style-name="T337_24">/134805/</text:span></text:a></text:span><text:span text:style-name="T337_25"><text:a xlink:type="simple" xlink:href="http://www.gamasutra.com/view/feature/134805/the_fwords_of_mmos_faucets.php"><text:span text:style-name="T337_26">the</text:span></text:a></text:span><text:span text:style-name="T337_27"><text:a xlink:type="simple" xlink:href="http://www.gamasutra.com/view/feature/134805/the_fwords_of_mmos_faucets.php"><text:span text:style-name="T337_28">_</text:span></text:a></text:span><text:span text:style-name="T337_29"><text:a xlink:type="simple" xlink:href="http://www.gamasutra.com/view/feature/134805/the_fwords_of_mmos_faucets.php"><text:span text:style-name="T337_30">fwords</text:span></text:a></text:span><text:span text:style-name="T337_31"><text:a xlink:type="simple" xlink:href="http://www.gamasutra.com/view/feature/134805/the_fwords_of_mmos_faucets.php"><text:span text:style-name="T337_32">_</text:span></text:a></text:span><text:span text:style-name="T337_33"><text:a xlink:type="simple" xlink:href="http://www.gamasutra.com/view/feature/134805/the_fwords_of_mmos_faucets.php"><text:span text:style-name="T337_34">of</text:span></text:a></text:span><text:span text:style-name="T337_35"><text:a xlink:type="simple" xlink:href="http://www.gamasutra.com/view/feature/134805/the_fwords_of_mmos_faucets.php"><text:span text:style-name="T337_36">_</text:span></text:a></text:span><text:span text:style-name="T337_37"><text:a xlink:type="simple" xlink:href="http://www.gamasutra.com/view/feature/134805/the_fwords_of_mmos_faucets.php"><text:span text:style-name="T337_38">mmos</text:span></text:a></text:span><text:span text:style-name="T337_39"><text:a xlink:type="simple" xlink:href="http://www.gamasutra.com/view/feature/134805/the_fwords_of_mmos_faucets.php"><text:span text:style-name="T337_40">_</text:span></text:a></text:span><text:span text:style-name="T337_41"><text:a xlink:type="simple" xlink:href="http://www.gamasutra.com/view/feature/134805/the_fwords_of_mmos_faucets.php"><text:span text:style-name="T337_42">faucets</text:span></text:a></text:span><text:span text:style-name="T337_43"><text:a xlink:type="simple" xlink:href="http://www.gamasutra.com/view/feature/134805/the_fwords_of_mmos_faucets.php"><text:span text:style-name="T337_44">.</text:span></text:a></text:span><text:span text:style-name="T337_45"><text:a xlink:type="simple" xlink:href="http://www.gamasutra.com/view/feature/134805/the_fwords_of_mmos_faucets.php"><text:span text:style-name="T337_46">php</text:span></text:a></text:span></text:p>
      <text:p text:style-name="P338"><text:span text:style-name="T338_1"><text:a xlink:type="simple" xlink:href="http://www.gamasutra.com/view/feature/134789/the_fwords_of_mmorpgs_fairness.php"><text:span text:style-name="T338_2">http</text:span></text:a></text:span><text:span text:style-name="T338_3"><text:a xlink:type="simple" xlink:href="http://www.gamasutra.com/view/feature/134789/the_fwords_of_mmorpgs_fairness.php"><text:span text:style-name="T338_4">://</text:span></text:a></text:span><text:span text:style-name="T338_5"><text:a xlink:type="simple" xlink:href="http://www.gamasutra.com/view/feature/134789/the_fwords_of_mmorpgs_fairness.php"><text:span text:style-name="T338_6">www</text:span></text:a></text:span><text:span text:style-name="T338_7"><text:a xlink:type="simple" xlink:href="http://www.gamasutra.com/view/feature/134789/the_fwords_of_mmorpgs_fairness.php"><text:span text:style-name="T338_8">.</text:span></text:a></text:span><text:span text:style-name="T338_9"><text:a xlink:type="simple" xlink:href="http://www.gamasutra.com/view/feature/134789/the_fwords_of_mmorpgs_fairness.php"><text:span text:style-name="T338_10">gamasutra</text:span></text:a></text:span><text:span text:style-name="T338_11"><text:a xlink:type="simple" xlink:href="http://www.gamasutra.com/view/feature/134789/the_fwords_of_mmorpgs_fairness.php"><text:span text:style-name="T338_12">.</text:span></text:a></text:span><text:span text:style-name="T338_13"><text:a xlink:type="simple" xlink:href="http://www.gamasutra.com/view/feature/134789/the_fwords_of_mmorpgs_fairness.php"><text:span text:style-name="T338_14">com</text:span></text:a></text:span><text:span text:style-name="T338_15"><text:a xlink:type="simple" xlink:href="http://www.gamasutra.com/view/feature/134789/the_fwords_of_mmorpgs_fairness.php"><text:span text:style-name="T338_16">/</text:span></text:a></text:span><text:span text:style-name="T338_17"><text:a xlink:type="simple" xlink:href="http://www.gamasutra.com/view/feature/134789/the_fwords_of_mmorpgs_fairness.php"><text:span text:style-name="T338_18">view</text:span></text:a></text:span><text:span text:style-name="T338_19"><text:a xlink:type="simple" xlink:href="http://www.gamasutra.com/view/feature/134789/the_fwords_of_mmorpgs_fairness.php"><text:span text:style-name="T338_20">/</text:span></text:a></text:span><text:span text:style-name="T338_21"><text:a xlink:type="simple" xlink:href="http://www.gamasutra.com/view/feature/134789/the_fwords_of_mmorpgs_fairness.php"><text:span text:style-name="T338_22">feature</text:span></text:a></text:span><text:span text:style-name="T338_23"><text:a xlink:type="simple" xlink:href="http://www.gamasutra.com/view/feature/134789/the_fwords_of_mmorpgs_fairness.php"><text:span text:style-name="T338_24">/134789/</text:span></text:a></text:span><text:span text:style-name="T338_25"><text:a xlink:type="simple" xlink:href="http://www.gamasutra.com/view/feature/134789/the_fwords_of_mmorpgs_fairness.php"><text:span text:style-name="T338_26">the</text:span></text:a></text:span><text:span text:style-name="T338_27"><text:a xlink:type="simple" xlink:href="http://www.gamasutra.com/view/feature/134789/the_fwords_of_mmorpgs_fairness.php"><text:span text:style-name="T338_28">_</text:span></text:a></text:span><text:span text:style-name="T338_29"><text:a xlink:type="simple" xlink:href="http://www.gamasutra.com/view/feature/134789/the_fwords_of_mmorpgs_fairness.php"><text:span text:style-name="T338_30">fwords</text:span></text:a></text:span><text:span text:style-name="T338_31"><text:a xlink:type="simple" xlink:href="http://www.gamasutra.com/view/feature/134789/the_fwords_of_mmorpgs_fairness.php"><text:span text:style-name="T338_32">_</text:span></text:a></text:span><text:span text:style-name="T338_33"><text:a xlink:type="simple" xlink:href="http://www.gamasutra.com/view/feature/134789/the_fwords_of_mmorpgs_fairness.php"><text:span text:style-name="T338_34">of</text:span></text:a></text:span><text:span text:style-name="T338_35"><text:a xlink:type="simple" xlink:href="http://www.gamasutra.com/view/feature/134789/the_fwords_of_mmorpgs_fairness.php"><text:span text:style-name="T338_36">_</text:span></text:a></text:span><text:span text:style-name="T338_37"><text:a xlink:type="simple" xlink:href="http://www.gamasutra.com/view/feature/134789/the_fwords_of_mmorpgs_fairness.php"><text:span text:style-name="T338_38">mmorpgs</text:span></text:a></text:span><text:span text:style-name="T338_39"><text:a xlink:type="simple" xlink:href="http://www.gamasutra.com/view/feature/134789/the_fwords_of_mmorpgs_fairness.php"><text:span text:style-name="T338_40">_</text:span></text:a></text:span><text:span text:style-name="T338_41"><text:a xlink:type="simple" xlink:href="http://www.gamasutra.com/view/feature/134789/the_fwords_of_mmorpgs_fairness.php"><text:span text:style-name="T338_42">fairness</text:span></text:a></text:span><text:span text:style-name="T338_43"><text:a xlink:type="simple" xlink:href="http://www.gamasutra.com/view/feature/134789/the_fwords_of_mmorpgs_fairness.php"><text:span text:style-name="T338_44">.</text:span></text:a></text:span><text:span text:style-name="T338_45"><text:a xlink:type="simple" xlink:href="http://www.gamasutra.com/view/feature/134789/the_fwords_of_mmorpgs_fairness.php"><text:span text:style-name="T338_46">php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right" fo:break-before="auto" fo:text-indent="0cm" fo:line-height="115%" fo:margin-top="0cm" fo:margin-left="0cm" fo:margin-right="0cm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text-align="right" fo:break-before="auto" fo:text-indent="0cm" fo:line-height="115%" fo:margin-top="0cm" fo:margin-left="0cm" fo:margin-right="0cm" style:writing-mode="lr-tb"/>
    </style:style>
    <style:style style:name="T3_1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/>
        <text:p text:style-name="P2"/>
        <text:p text:style-name="P3"><text:span text:style-name="T3_1"><text:page-number text:select-page="current"/></text:span></text:p>
        <text:p text:style-name="P4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